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ato Medium" svg:font-family="'Lato Medium'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177cm"/>
    </style:style>
    <style:style style:name="co10" style:family="table-column">
      <style:table-column-properties fo:break-before="auto" style:column-width="2.544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6.528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5.398cm"/>
    </style:style>
    <style:style style:name="co60" style:family="table-column">
      <style:table-column-properties fo:break-before="auto" style:column-width="2.746cm"/>
    </style:style>
    <style:style style:name="co67" style:family="table-column">
      <style:table-column-properties fo:break-before="auto" style:column-width="4.154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1.042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178cm"/>
    </style:style>
    <style:style style:name="co21" style:family="table-column">
      <style:table-column-properties fo:break-before="auto" style:column-width="1.423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1.233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3.166cm"/>
    </style:style>
    <style:style style:name="co26" style:family="table-column">
      <style:table-column-properties fo:break-before="auto" style:column-width="1.997cm"/>
    </style:style>
    <style:style style:name="co27" style:family="table-column">
      <style:table-column-properties fo:break-before="auto" style:column-width="2.35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2.704cm"/>
    </style:style>
    <style:style style:name="co30" style:family="table-column">
      <style:table-column-properties fo:break-before="auto" style:column-width="2.813cm"/>
    </style:style>
    <style:style style:name="co31" style:family="table-column">
      <style:table-column-properties fo:break-before="auto" style:column-width="2.676cm"/>
    </style:style>
    <style:style style:name="co32" style:family="table-column">
      <style:table-column-properties fo:break-before="auto" style:column-width="4.475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6.463cm"/>
    </style:style>
    <style:style style:name="co35" style:family="table-column">
      <style:table-column-properties fo:break-before="auto" style:column-width="9.484cm"/>
    </style:style>
    <style:style style:name="co36" style:family="table-column">
      <style:table-column-properties fo:break-before="auto" style:column-width="1.588cm"/>
    </style:style>
    <style:style style:name="co37" style:family="table-column">
      <style:table-column-properties fo:break-before="auto" style:column-width="1.506cm"/>
    </style:style>
    <style:style style:name="co38" style:family="table-column">
      <style:table-column-properties fo:break-before="auto" style:column-width="16.783cm"/>
    </style:style>
    <style:style style:name="co39" style:family="table-column">
      <style:table-column-properties fo:break-before="auto" style:column-width="2.023cm"/>
    </style:style>
    <style:style style:name="co40" style:family="table-column">
      <style:table-column-properties fo:break-before="auto" style:column-width="5.699cm"/>
    </style:style>
    <style:style style:name="co41" style:family="table-column">
      <style:table-column-properties fo:break-before="auto" style:column-width="2.623cm"/>
    </style:style>
    <style:style style:name="co42" style:family="table-column">
      <style:table-column-properties fo:break-before="auto" style:column-width="2.949cm"/>
    </style:style>
    <style:style style:name="co43" style:family="table-column">
      <style:table-column-properties fo:break-before="auto" style:column-width="2.404cm"/>
    </style:style>
    <style:style style:name="co44" style:family="table-column">
      <style:table-column-properties fo:break-before="auto" style:column-width="5.944cm"/>
    </style:style>
    <style:style style:name="co45" style:family="table-column">
      <style:table-column-properties fo:break-before="auto" style:column-width="9.73cm"/>
    </style:style>
    <style:style style:name="co46" style:family="table-column">
      <style:table-column-properties fo:break-before="auto" style:column-width="1.316cm"/>
    </style:style>
    <style:style style:name="co47" style:family="table-column">
      <style:table-column-properties fo:break-before="auto" style:column-width="8.423cm"/>
    </style:style>
    <style:style style:name="co48" style:family="table-column">
      <style:table-column-properties fo:break-before="auto" style:column-width="5.867cm"/>
    </style:style>
    <style:style style:name="co49" style:family="table-column">
      <style:table-column-properties fo:break-before="auto" style:column-width="1.071cm"/>
    </style:style>
    <style:style style:name="co50" style:family="table-column">
      <style:table-column-properties fo:break-before="auto" style:column-width="10.737cm"/>
    </style:style>
    <style:style style:name="co51" style:family="table-column">
      <style:table-column-properties fo:break-before="auto" style:column-width="2.514cm"/>
    </style:style>
    <style:style style:name="co52" style:family="table-column">
      <style:table-column-properties fo:break-before="auto" style:column-width="1.697cm"/>
    </style:style>
    <style:style style:name="co53" style:family="table-column">
      <style:table-column-properties fo:break-before="auto" style:column-width="1.397cm"/>
    </style:style>
    <style:style style:name="co54" style:family="table-column">
      <style:table-column-properties fo:break-before="auto" style:column-width="4.369cm"/>
    </style:style>
    <style:style style:name="co55" style:family="table-column">
      <style:table-column-properties fo:break-before="auto" style:column-width="3.113cm"/>
    </style:style>
    <style:style style:name="co56" style:family="table-column">
      <style:table-column-properties fo:break-before="auto" style:column-width="1.942cm"/>
    </style:style>
    <style:style style:name="co57" style:family="table-column">
      <style:table-column-properties fo:break-before="auto" style:column-width="2.489cm"/>
    </style:style>
    <style:style style:name="co58" style:family="table-column">
      <style:table-column-properties fo:break-before="auto" style:column-width="2.649cm"/>
    </style:style>
    <style:style style:name="co59" style:family="table-column">
      <style:table-column-properties fo:break-before="auto" style:column-width="8.959cm"/>
    </style:style>
    <style:style style:name="co61" style:family="table-column">
      <style:table-column-properties fo:break-before="auto" style:column-width="1.369cm"/>
    </style:style>
    <style:style style:name="co62" style:family="table-column">
      <style:table-column-properties fo:break-before="auto" style:column-width="1.48cm"/>
    </style:style>
    <style:style style:name="co63" style:family="table-column">
      <style:table-column-properties fo:break-before="auto" style:column-width="3.447cm"/>
    </style:style>
    <style:style style:name="co64" style:family="table-column">
      <style:table-column-properties fo:break-before="auto" style:column-width="6.56cm"/>
    </style:style>
    <style:style style:name="co65" style:family="table-column">
      <style:table-column-properties fo:break-before="auto" style:column-width="5.198cm"/>
    </style:style>
    <style:style style:name="co66" style:family="table-column">
      <style:table-column-properties fo:break-before="auto" style:column-width="2cm"/>
    </style:style>
    <style:style style:name="co68" style:family="table-column">
      <style:table-column-properties fo:break-before="auto" style:column-width="5.763cm"/>
    </style:style>
    <style:style style:name="co69" style:family="table-column">
      <style:table-column-properties fo:break-before="auto" style:column-width="0.758cm"/>
    </style:style>
    <style:style style:name="ro1" style:family="table-row">
      <style:table-row-properties style:row-height="1.3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101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0" style:family="table-row">
      <style:table-row-properties style:row-height="0.907cm" fo:break-before="auto" style:use-optimal-row-height="false"/>
    </style:style>
    <style:style style:name="ro14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52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1.171cm" fo:break-before="auto" style:use-optimal-row-height="false"/>
    </style:style>
    <style:style style:name="ro12" style:family="table-row">
      <style:table-row-properties style:row-height="0.51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0.861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 table:tab-color="#333333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00"/>
    </style:style>
    <style:style style:name="ta6" style:family="table" style:master-page-name="Default">
      <style:table-properties table:display="true" style:writing-mode="lr-tb" table:tab-color="#e8f2a1"/>
    </style:style>
    <style:style style:name="ta8" style:family="table" style:master-page-name="Default">
      <style:table-properties table:display="true" style:writing-mode="lr-tb" table:tab-color="#dedce6"/>
    </style:style>
    <style:style style:name="ta7" style:family="table" style:master-page-name="Default">
      <style:table-properties table:display="true" style:writing-mode="lr-tb" table:tab-color="#ffd7d7"/>
    </style:style>
    <style:style style:name="ta9" style:family="table" style:master-page-name="Default">
      <style:table-properties table:display="true" style:writing-mode="lr-tb" table:tab-color="#dee6ef"/>
    </style:style>
    <style:style style:name="ta10" style:family="table" style:master-page-name="Default">
      <style:table-properties table:display="true" style:writing-mode="lr-tb" table:tab-color="#f6f9d4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3P0" style:volatile="true">
      <number:currency-symbol number:language="en" number:country="NZ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NZ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 style:data-style-name="N84">
      <style:table-cell-properties fo:background-color="#ffffff" style:cell-protect="none" style:print-content="tru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Heading_20_1">
      <style:table-cell-properties fo:background-color="#eeeeee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84">
      <style:table-cell-properties fo:background-color="#eeeeee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ffffff" style:cell-protect="none" style:print-content="true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fo:padding="0.071cm"/>
    </style:style>
    <style:style style:name="ce27" style:family="table-cell" style:parent-style-name="Default">
      <style:table-cell-properties fo:padding="0.071cm"/>
    </style:style>
    <style:style style:name="ce223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 style:data-style-name="N40">
      <style:table-cell-properties fo:background-color="#eeeeee" style:cell-protect="protected" style:print-content="true"/>
    </style:style>
    <style:style style:name="ce230" style:family="table-cell" style:parent-style-name="Accent_20_3" style:data-style-name="N40">
      <style:table-cell-properties fo:background-color="#eeeeee" style:cell-protect="protected" style:print-content="true"/>
      <style:text-properties style:font-weight-asian="bold" style:font-weight-complex="bold"/>
    </style:style>
    <style:style style:name="ce237" style:family="table-cell" style:parent-style-name="Default" style:data-style-name="N40">
      <style:table-cell-properties fo:background-color="#ffffff" style:cell-protect="none" style:print-content="true"/>
    </style:style>
    <style:style style:name="ce251" style:family="table-cell" style:parent-style-name="Default" style:data-style-name="N40">
      <style:table-cell-properties fo:background-color="#eeeeee" style:cell-protect="protected" style:print-content="true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eeeeee" style:cell-protect="protected" style:print-content="true"/>
      <style:map style:condition="is-true-formula([.$G5]*2&lt;&gt;[.$B$3])" style:apply-style-name="Error" style:base-cell-address="Planning.G5"/>
    </style:style>
    <style:style style:name="ce253" style:family="table-cell" style:parent-style-name="Default" style:data-style-name="N99">
      <style:table-cell-properties fo:background-color="#eeeeee" style:cell-protect="protected" style:print-content="true"/>
    </style:style>
    <style:style style:name="ce28" style:family="table-cell" style:parent-style-name="Heading_20_1">
      <style:table-cell-properties fo:background-color="#eeeeee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eeeeee" style:cell-protect="protected" style:print-content="true"/>
    </style:style>
    <style:style style:name="ce16" style:family="table-cell" style:parent-style-name="Default">
      <style:table-cell-properties style:cell-protect="none" style:print-content="true" fo:background-color="transparent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Heading_20_1">
      <style:table-cell-properties fo:background-color="#eeeeee" style:cell-protect="protected" style:print-content="true" style:text-align-source="fix" style:repeat-content="false" style:vertical-align="top"/>
      <style:paragraph-properties fo:text-align="start" fo:margin-left="0cm"/>
    </style:style>
    <style:style style:name="ce298" style:family="table-cell" style:parent-style-name="Default" style:data-style-name="N104">
      <style:table-cell-properties fo:background-color="#eeeeee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9" style:family="table-cell" style:parent-style-name="Computed">
      <style:table-cell-properties fo:background-color="#eeeeee" style:cell-protect="protected" style:print-content="true"/>
    </style:style>
    <style:style style:name="ce300" style:family="table-cell" style:parent-style-name="Default" style:data-style-name="N103">
      <style:table-cell-properties style:cell-protect="none" style:print-content="true" fo:background-color="transparent"/>
    </style:style>
    <style:style style:name="ce301" style:family="table-cell" style:parent-style-name="Default" style:data-style-name="N103">
      <style:table-cell-properties fo:background-color="#eeeeee" style:cell-protect="protected" style:print-content="true"/>
    </style:style>
    <style:style style:name="ce302" style:family="table-cell" style:parent-style-name="Default" style:data-style-name="N103">
      <style:table-cell-properties fo:background-color="#ffffff" style:cell-protect="none" style:print-content="true"/>
    </style:style>
    <style:style style:name="ce303" style:family="table-cell" style:parent-style-name="Default" style:data-style-name="N103">
      <style:table-cell-properties fo:background-color="#eeeeee" style:cell-protect="protected" style:print-content="true"/>
      <style:text-properties fo:font-weight="bold" style:font-weight-asian="bold" style:font-weight-complex="bold"/>
    </style:style>
    <style:style style:name="ce304" style:family="table-cell" style:parent-style-name="Default" style:data-style-name="N172">
      <style:table-cell-properties fo:background-color="#eeeeee" style:cell-protect="protected" style:print-content="true"/>
    </style:style>
    <style:style style:name="ce30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11" style:family="table-cell" style:parent-style-name="Default">
      <style:table-cell-properties fo:border-bottom="none" fo:background-color="#eeeeee" style:cell-protect="protected" style:print-content="true" fo:border-left="0.06pt solid #000000" fo:border-right="none" fo:border-top="none"/>
    </style:style>
    <style:style style:name="ce36" style:family="table-cell" style:parent-style-name="Default">
      <style:table-cell-properties fo:background-color="#eeeeee" style:cell-protect="protected" style:print-content="true"/>
      <style:text-properties fo:font-weight="bold" style:font-weight-asian="bold" style:font-weight-complex="bold"/>
    </style:style>
    <style:style style:name="ce80" style:family="table-cell" style:parent-style-name="Computed">
      <style:table-cell-properties style:cell-protect="protected" style:print-content="true"/>
    </style:style>
    <style:style style:name="ce81" style:family="table-cell" style:parent-style-name="Default">
      <style:table-cell-properties fo:background-color="#eeeeee"/>
    </style:style>
    <style:style style:name="ce83" style:family="table-cell" style:parent-style-name="Heading_20_1">
      <style:table-cell-properties fo:background-color="#eeeeee"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84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84">
      <style:table-cell-properties fo:background-color="#eeeeee"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ackground-color="#ffffff" style:cell-protect="none" style:print-content="true"/>
    </style:style>
    <style:style style:name="ce89" style:family="table-cell" style:parent-style-name="Default" style:data-style-name="N84">
      <style:table-cell-properties fo:background-color="#ffffff" style:cell-protect="none" style:print-content="true"/>
    </style:style>
    <style:style style:name="ce90" style:family="table-cell" style:parent-style-name="Default">
      <style:table-cell-properties fo:padding="0.071cm"/>
    </style:style>
    <style:style style:name="ce49" style:family="table-cell" style:parent-style-name="Heading_20_1">
      <style:table-cell-properties fo:background-color="#eeeeee"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eeeeee" style:cell-protect="protected" style:print-content="true" style:vertical-align="middle"/>
    </style:style>
    <style:style style:name="ce71" style:family="table-cell" style:parent-style-name="Default" style:data-style-name="N0">
      <style:table-cell-properties fo:background-color="#eeeeee" style:cell-protect="protected" style:print-content="true"/>
    </style:style>
    <style:style style:name="ce106" style:family="table-cell" style:parent-style-name="Default">
      <style:table-cell-properties fo:background-color="#eeeeee" style:cell-protect="protected" style:print-content="true"/>
    </style:style>
    <style:style style:name="ce107" style:family="table-cell" style:parent-style-name="Default">
      <style:table-cell-properties fo:background-color="#eeeeee" style:cell-protect="protected" style:print-content="true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eeeee" style:cell-protect="protected" style:print-content="true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99">
      <style:table-cell-properties fo:background-color="#eeeeee" style:cell-protect="protected" style:print-content="true" style:text-align-source="fix" style:repeat-content="false"/>
      <style:paragraph-properties fo:text-align="end" fo:margin-left="0cm"/>
    </style:style>
    <style:style style:name="ce113" style:family="table-cell" style:parent-style-name="Default">
      <style:table-cell-properties fo:background-color="#eeeeee" style:cell-protect="protected" style:print-content="true" fo:padding="0.071cm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cell-protect="none" style:print-content="true" fo:background-color="transparent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eeeee" style:cell-protect="protected" style:print-content="tru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</style:style>
    <style:style style:name="ce21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eeeeee" style:cell-protect="protected" style:print-content="tru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8" style:family="table-cell" style:parent-style-name="Computed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62" style:family="table-cell" style:parent-style-name="Computed">
      <style:table-cell-properties fo:background-color="#eeeeee" style:cell-protect="protected" style:print-content="true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start" fo:margin-left="0cm"/>
    </style:style>
    <style:style style:name="ce130" style:family="table-cell" style:parent-style-name="Computed">
      <style:table-cell-properties style:cell-protect="protected" style:print-content="true"/>
    </style:style>
    <style:style style:name="ce131" style:family="table-cell" style:parent-style-name="Default">
      <style:table-cell-properties fo:background-color="#eeeeee" style:cell-protect="protected" style:print-content="true" style:text-align-source="fix" style:repeat-content="false" fo:padding="0.07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84">
      <style:table-cell-properties fo:background-color="#eeeeee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84">
      <style:table-cell-properties fo:background-color="#eeeeee" style:cell-protect="protected" style:print-content="true" style:text-align-source="fix" style:repeat-content="false" fo:padding="0.07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Computed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93" style:family="table-cell" style:parent-style-name="Computed" style:data-style-name="N84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94" style:family="table-cell" style:parent-style-name="Default" style:data-style-name="N84">
      <style:table-cell-properties fo:background-color="#eeeeee" style:cell-protect="protected" style:print-content="true" style:text-align-source="fix" style:repeat-content="false"/>
      <style:paragraph-properties fo:text-align="end" fo:margin-left="0cm"/>
    </style:style>
    <style:style style:name="ce137" style:family="table-cell" style:parent-style-name="Default" style:data-style-name="N84">
      <style:table-cell-properties fo:background-color="#eeeeee" style:cell-protect="protected" style:print-content="true" style:text-align-source="fix" style:repeat-content="false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Computed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84">
      <style:table-cell-properties fo:background-color="#eeeeee" style:cell-protect="protected" style:print-content="true" style:text-align-source="fix" style:repeat-content="false"/>
      <style:paragraph-properties fo:text-align="center" fo:margin-left="0cm"/>
    </style:style>
    <style:style style:name="ce102" style:family="table-cell" style:parent-style-name="Computed">
      <style:table-cell-properties style:cell-protect="protected" style:print-content="true" fo:padding="0.071cm"/>
    </style:style>
    <style:style style:name="ce104" style:family="table-cell" style:parent-style-name="Default">
      <style:table-cell-properties fo:background-color="#eeeeee" style:cell-protect="protected" style:print-content="true"/>
      <style:text-properties style:font-weight-asian="bold" style:font-weight-complex="bold"/>
    </style:style>
    <style:style style:name="ce126" style:family="table-cell" style:parent-style-name="Computed">
      <style:table-cell-properties fo:background-color="#eeeeee"/>
    </style:style>
    <style:style style:name="ce143" style:family="table-cell" style:parent-style-name="Computed">
      <style:text-properties style:text-underline-style="none" fo:font-weight="bold" style:font-weight-asian="bold" style:font-weight-complex="bold"/>
    </style:style>
    <style:style style:name="ce144" style:family="table-cell" style:parent-style-name="Default" style:data-style-name="N99">
      <style:table-cell-properties fo:background-color="#eeeeee" style:cell-protect="protected" style:print-content="tru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Computed" style:data-style-name="N99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99">
      <style:table-cell-properties fo:background-color="#eeeeee" style:cell-protect="protected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ackground-color="#eeeeee" style:cell-protect="protected" style:print-content="tru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cell-protect="protected" style:print-content="tru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style:cell-protect="protected" style:print-content="true" fo:padding="0.071cm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cell-protect="protected" style:print-content="true" style:vertical-align="middle"/>
    </style:style>
    <style:style style:name="ce109" style:family="table-cell" style:parent-style-name="Default">
      <style:table-cell-properties fo:background-color="#eeeeee" style:cell-protect="protected" style:print-content="true" style:vertical-align="middle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eeeeee" style:vertical-align="middle"/>
    </style:style>
    <style:style style:name="ce162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eeeeee" fo:padding="0.071cm" style:vertical-align="middle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eeeeee" style:cell-protect="none" style:print-content="tru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50">
      <style:table-cell-properties style:cell-protect="none" style:print-content="true" style:text-align-source="fix" style:repeat-content="false" fo:background-color="transparent"/>
      <style:paragraph-properties fo:text-align="center" fo:margin-left="0cm"/>
    </style:style>
    <style:style style:name="ce153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128" style:family="table-cell" style:parent-style-name="Computed">
      <style:table-cell-properties fo:background-color="#eeeeee"/>
    </style:style>
    <style:style style:name="ce186" style:family="table-cell" style:parent-style-name="Default">
      <style:table-cell-properties fo:background-color="#eeeeee" style:text-align-source="fix" style:repeat-content="false" fo:padding="0.07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84">
      <style:table-cell-properties fo:background-color="#eeeeee" style:text-align-source="fix" style:repeat-content="false" fo:padding="0.07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Computed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Computed" style:data-style-name="N84">
      <style:table-cell-properties style:text-align-source="fix" style:repeat-content="false"/>
      <style:paragraph-properties fo:text-align="end" fo:margin-left="0cm"/>
    </style:style>
    <style:style style:name="ce155" style:family="table-cell" style:parent-style-name="Computed" style:data-style-name="N84">
      <style:table-cell-properties fo:background-color="#eeeeee" style:text-align-source="fix" style:repeat-content="false"/>
      <style:paragraph-properties fo:text-align="end" fo:margin-left="0cm"/>
    </style:style>
    <style:style style:name="ce156" style:family="table-cell" style:parent-style-name="Default" style:data-style-name="N84">
      <style:table-cell-properties fo:background-color="#eeeeee" style:text-align-source="fix" style:repeat-content="false"/>
      <style:paragraph-properties fo:text-align="end" fo:margin-left="0cm"/>
    </style:style>
    <style:style style:name="ce195" style:family="table-cell" style:parent-style-name="Default" style:data-style-name="N84">
      <style:table-cell-properties fo:background-color="#eeeeee" style:text-align-source="fix" style:repeat-content="false" fo:padding="0.07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Computed">
      <style:table-cell-properties style:text-align-source="fix" style:repeat-content="false"/>
      <style:paragraph-properties fo:text-align="center" fo:margin-left="0cm"/>
    </style:style>
    <style:style style:name="ce168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</style:style>
    <style:style style:name="ce172" style:family="table-cell" style:parent-style-name="Computed">
      <style:table-cell-properties fo:padding="0.071cm"/>
    </style:style>
    <style:style style:name="ce173" style:family="table-cell" style:parent-style-name="Computed">
      <style:table-cell-properties fo:background-color="#eeeeee" fo:padding="0.071cm"/>
    </style:style>
    <style:style style:name="ce200" style:family="table-cell" style:parent-style-name="Default" style:data-style-name="N99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Computed" style:data-style-name="N99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99">
      <style:table-cell-properties fo:background-color="#eeeeee"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eeeeee" fo:padding="0.071cm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eeeeee" style:vertical-align="middle"/>
    </style:style>
    <style:style style:name="ce114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146" style:family="table-cell" style:parent-style-name="Heading_20_1">
      <style:table-cell-properties fo:background-color="#eeeeee" style:cell-protect="protected" style:print-content="true"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eeeeee" style:cell-protect="protected" style:print-content="true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eeeeee" style:cell-protect="protected" style:print-content="true"/>
      <style:text-properties style:text-underline-style="none" fo:font-weight="normal" style:font-weight-asian="normal" style:font-weight-complex="normal"/>
    </style:style>
    <style:style style:name="ce149" style:family="table-cell" style:parent-style-name="Default">
      <style:table-cell-properties fo:background-color="#eeeeee" style:text-align-source="value-type" style:repeat-content="false"/>
      <style:paragraph-properties fo:margin-left="0cm"/>
    </style:style>
    <style:style style:name="ce9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style:cell-protect="none" style:print-content="true" fo:background-color="transparent"/>
    </style:style>
    <style:style style:name="ce157" style:family="table-cell" style:parent-style-name="Default">
      <style:table-cell-properties style:cell-protect="none" style:print-content="true" fo:padding="0.071cm"/>
    </style:style>
    <style:style style:name="ce17" style:family="table-cell" style:parent-style-name="Default">
      <style:table-cell-properties style:cell-protect="none" style:print-content="true" fo:background-color="transparent" fo:padding="0.071cm"/>
    </style:style>
    <style:style style:name="ce120" style:family="table-cell" style:parent-style-name="Default">
      <style:table-cell-properties style:cell-protect="none" style:print-content="true"/>
    </style:style>
    <style:style style:name="ce22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  <style:map style:condition="is-true-formula([.D$3])" style:apply-style-name="Computed" style:base-cell-address="Restrictions.D4"/>
    </style:style>
    <style:style style:name="ce16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map style:condition="is-true-formula([.D$3])" style:apply-style-name="Computed" style:base-cell-address="Restrictions.D4"/>
    </style:style>
    <style:style style:name="ce165" style:family="table-cell" style:parent-style-name="Default">
      <style:table-cell-properties style:cell-protect="none" style:print-content="true" fo:background-color="transparent"/>
      <style:map style:condition="is-true-formula([.D$3])" style:apply-style-name="Computed" style:base-cell-address="Restrictions.D4"/>
    </style:style>
    <style:style style:name="ce30" style:family="table-cell" style:parent-style-name="Default" style:data-style-name="N99">
      <style:table-cell-properties fo:background-color="#eeeeee"/>
    </style:style>
    <style:style style:name="ce243" style:family="table-cell" style:parent-style-name="Computed">
      <style:text-properties style:text-underline-style="none" fo:font-weight="normal" style:font-weight-asian="normal" style:font-weight-complex="normal"/>
    </style:style>
    <style:style style:name="ce105" style:family="table-cell" style:parent-style-name="Computed" style:data-style-name="N0"/>
    <style:style style:name="ce163" style:family="table-cell" style:parent-style-name="Computed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56" style:family="table-cell" style:parent-style-name="Computed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57" style:family="table-cell" style:parent-style-name="Computed">
      <style:table-cell-properties style:text-align-source="fix" style:repeat-content="fals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171" style:family="table-cell" style:parent-style-name="Computed">
      <style:table-cell-properties style:text-align-source="fix" style:repeat-content="false"/>
      <style:paragraph-properties fo:text-align="start" fo:margin-left="0cm"/>
    </style:style>
    <style:style style:name="ce174" style:family="table-cell" style:parent-style-name="Computed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5" style:family="table-cell" style:parent-style-name="Computed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6" style:family="table-cell" style:parent-style-name="Computed" style:data-style-name="N2"/>
    <style:style style:name="ce178" style:family="table-cell" style:parent-style-name="Computed" style:data-style-name="N10"/>
    <style:style style:name="ce180" style:family="table-cell" style:parent-style-name="Computed" style:data-style-name="N1"/>
    <style:style style:name="ce265" style:family="table-cell" style:parent-style-name="Computed" style:data-style-name="N84">
      <style:table-cell-properties style:text-align-source="fix" style:repeat-content="fals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206" style:family="table-cell" style:parent-style-name="Computed" style:data-style-name="N99"/>
    <style:style style:name="ce267" style:family="table-cell" style:parent-style-name="Compute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Computed">
      <style:text-properties style:text-underline-style="none"/>
    </style:style>
    <style:style style:name="ce77" style:family="table-cell" style:parent-style-name="Computed">
      <style:text-properties style:text-underline-style="none" fo:font-weight="bold" style:font-weight-asian="bold" style:font-weight-complex="bold"/>
    </style:style>
    <style:style style:name="ce184" style:family="table-cell" style:parent-style-name="Default">
      <style:text-properties style:text-underline-style="none"/>
    </style:style>
    <style:style style:name="ce263" style:family="table-cell" style:parent-style-name="Default">
      <style:text-properties style:text-underline-style="none" fo:font-weight="bold" style:font-weight-asian="bold" style:font-weight-complex="bold"/>
    </style:style>
    <style:style style:name="ce272" style:family="table-cell" style:parent-style-name="Heading_20_1">
      <style:table-cell-properties fo:background-color="#eeeeee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4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40">
      <style:table-cell-properties fo:background-color="#eeeeee" style:cell-protect="protected" style:print-content="true"/>
    </style:style>
    <style:style style:name="ce276" style:family="table-cell" style:parent-style-name="Accent_20_3" style:data-style-name="N40">
      <style:table-cell-properties fo:background-color="#eeeeee" style:cell-protect="protected" style:print-content="true"/>
      <style:text-properties style:font-weight-asian="bold" style:font-weight-complex="bold"/>
    </style:style>
    <style:style style:name="ce278" style:family="table-cell" style:parent-style-name="Default" style:data-style-name="N40">
      <style:table-cell-properties fo:background-color="#ffffff" style:cell-protect="none" style:print-content="true"/>
    </style:style>
    <style:style style:name="ce279" style:family="table-cell" style:parent-style-name="Default" style:data-style-name="N40">
      <style:table-cell-properties fo:background-color="#eeeeee" style:cell-protect="protected" style:print-content="true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eeeeee" style:cell-protect="protected" style:print-content="true"/>
      <style:map style:condition="is-true-formula([.$G5]*2&lt;&gt;[.$B$3])" style:apply-style-name="Error" style:base-cell-address="Planning.G5"/>
    </style:style>
    <style:style style:name="ce281" style:family="table-cell" style:parent-style-name="Default" style:data-style-name="N99">
      <style:table-cell-properties fo:background-color="#eeeeee" style:cell-protect="protected" style:print-content="true"/>
    </style:style>
    <style:style style:name="ce222" style:family="table-cell" style:parent-style-name="Heading_20_1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2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ffffff"/>
    </style:style>
    <style:style style:name="ce285" style:family="table-cell" style:parent-style-name="Default">
      <style:table-cell-properties fo:background-color="#ffffff" style:cell-protect="protected" style:print-content="true"/>
    </style:style>
    <style:style style:name="ce231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2" style:family="table-cell" style:parent-style-name="Heading_20_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#ffffff" style:cell-protect="protected" style:print-content="true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ffffff"/>
    </style:style>
    <style:style style:name="ce239" style:family="table-cell" style:parent-style-name="Default" style:data-style-name="N170">
      <style:table-cell-properties fo:background-color="#ffffff"/>
    </style:style>
    <style:style style:name="ce240" style:family="table-cell" style:parent-style-name="Default" style:data-style-name="N1">
      <style:table-cell-properties fo:background-color="#ffffff"/>
    </style:style>
    <style:style style:name="ce241" style:family="table-cell" style:parent-style-name="Default" style:data-style-name="N40">
      <style:table-cell-properties fo:background-color="#ffffff" style:cell-protect="protected" style:print-content="true"/>
    </style:style>
    <style:style style:name="ce242" style:family="table-cell" style:parent-style-name="Default" style:data-style-name="N40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244" style:family="table-cell" style:parent-style-name="Heading_20_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cm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248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start" fo:margin-left="0cm"/>
    </style:style>
    <style:style style:name="ce249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99">
      <style:table-cell-properties fo:background-color="#ffffff" style:cell-protect="protected" style:print-content="true"/>
    </style:style>
    <style:style style:name="ce318" style:family="table-cell" style:parent-style-name="Heading_20_1">
      <style:table-cell-properties fo:background-color="#eeeeee" style:cell-protect="protected" style:print-content="true" style:text-align-source="fix" style:repeat-content="false" style:vertical-align="top"/>
      <style:paragraph-properties fo:text-align="start" fo:margin-left="0cm"/>
    </style:style>
    <style:style style:name="ce319" style:family="table-cell" style:parent-style-name="Default" style:data-style-name="N104">
      <style:table-cell-properties fo:background-color="#eeeeee"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0" style:family="table-cell" style:parent-style-name="Computed">
      <style:table-cell-properties fo:background-color="#eeeeee" style:cell-protect="protected" style:print-content="true"/>
    </style:style>
    <style:style style:name="ce321" style:family="table-cell" style:parent-style-name="Default" style:data-style-name="N103">
      <style:table-cell-properties style:cell-protect="none" style:print-content="true" fo:background-color="transparent"/>
    </style:style>
    <style:style style:name="ce322" style:family="table-cell" style:parent-style-name="Default" style:data-style-name="N103">
      <style:table-cell-properties fo:background-color="#eeeeee" style:cell-protect="protected" style:print-content="true"/>
    </style:style>
    <style:style style:name="ce323" style:family="table-cell" style:parent-style-name="Default" style:data-style-name="N103">
      <style:table-cell-properties fo:background-color="#ffffff" style:cell-protect="none" style:print-content="true"/>
    </style:style>
    <style:style style:name="ce324" style:family="table-cell" style:parent-style-name="Default" style:data-style-name="N103">
      <style:table-cell-properties fo:background-color="#eeeeee" style:cell-protect="protected" style:print-content="true"/>
      <style:text-properties fo:font-weight="bold" style:font-weight-asian="bold" style:font-weight-complex="bold"/>
    </style:style>
    <style:style style:name="ce325" style:family="table-cell" style:parent-style-name="Default" style:data-style-name="N172">
      <style:table-cell-properties fo:background-color="#eeeeee" style:cell-protect="protected" style:print-content="true"/>
    </style:style>
    <style:style style:name="ce3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2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bold" style:font-weight-asian="bold" style:font-weight-complex="bold"/>
    </style:style>
    <style:style style:name="ce33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32" style:family="table-cell" style:parent-style-name="Default">
      <style:table-cell-properties fo:border-bottom="none" fo:background-color="#eeeeee" style:cell-protect="protected" style:print-content="true" fo:border-left="0.06pt solid #000000" fo:border-right="none" fo:border-top="none"/>
    </style:style>
  </office:automatic-styles>
  <office:body>
    <office:spreadsheet>
      <table:table table:name="Inf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1"/>
        <table:table-column table:style-name="co2" table:default-cell-style-name="ce84"/>
        <table:table-column table:style-name="co3" table:default-cell-style-name="ce81"/>
        <table:table-column table:style-name="co4" table:default-cell-style-name="ce81"/>
        <table:table-column table:style-name="co5" table:number-columns-repeated="1020" table:default-cell-style-name="ce81"/>
        <table:table-row table:style-name="ro1">
          <table:table-cell/>
          <table:table-cell table:style-name="ce83" office:value-type="string" calcext:value-type="string">
            <text:p>SquashNZ Draw Mak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© 2021 Martin Krafft &lt;<text:a xlink:href="mailto:tctools@pobox.madduck.net" xlink:type="simple">tctools@pobox.madduck.net</text:a>&gt;, The Thorndon Club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urnament name:</text:p>
          </table:table-cell>
          <table:table-cell table:style-name="ce88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tes:</text:p>
          </table:table-cell>
          <table:table-cell table:style-name="ce89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5" office:value-type="string" calcext:value-type="string" table:number-columns-spanned="3" table:number-rows-spanned="1">
            <text:p>Version history: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85"/>
          <table:table-cell table:number-columns-repeated="1022"/>
        </table:table-row>
        <table:table-row table:style-name="ro2">
          <table:table-cell/>
          <table:table-cell table:style-name="ce86" office:value-type="date" office:date-value="2021-09-27" calcext:value-type="date">
            <text:p>2021-09-27</text:p>
          </table:table-cell>
          <table:table-cell office:value-type="string" calcext:value-type="string">
            <text:p>Prize money tab added</text:p>
          </table:table-cell>
          <table:table-cell table:number-columns-repeated="1021"/>
        </table:table-row>
        <table:table-row table:style-name="ro2">
          <table:table-cell/>
          <table:table-cell table:style-name="ce86" office:value-type="date" office:date-value="2021-09-25" calcext:value-type="date">
            <text:p>2021-09-25</text:p>
          </table:table-cell>
          <table:table-cell office:value-type="string" calcext:value-type="string">
            <text:p>Introduce Saturday am restrictions</text:p>
          </table:table-cell>
          <table:table-cell table:number-columns-repeated="1021"/>
        </table:table-row>
        <table:table-row table:style-name="ro2">
          <table:table-cell/>
          <table:table-cell table:style-name="ce87" office:value-type="date" office:date-value="2021-08-18" calcext:value-type="date">
            <text:p>2021-08-18</text:p>
          </table:table-cell>
          <table:table-cell office:value-type="string" calcext:value-type="string">
            <text:p>Statistics tab</text:p>
          </table:table-cell>
          <table:table-cell table:number-columns-repeated="1021"/>
        </table:table-row>
        <table:table-row table:style-name="ro2">
          <table:table-cell/>
          <table:table-cell table:style-name="ce87" office:value-type="date" office:date-value="2021-08-17" calcext:value-type="date">
            <text:p>2021-08-17</text:p>
          </table:table-cell>
          <table:table-cell office:value-type="string" calcext:value-type="string">
            <text:p>Player restrictions; Compute 1st and 2nd playing days; Planning tab</text:p>
          </table:table-cell>
          <table:table-cell table:number-columns-repeated="1021"/>
        </table:table-row>
        <table:table-row table:style-name="ro2">
          <table:table-cell/>
          <table:table-cell table:style-name="ce87" office:value-type="date" office:date-value="2021-08-13" calcext:value-type="date">
            <text:p>2021-08-13</text:p>
          </table:table-cell>
          <table:table-cell office:value-type="string" calcext:value-type="string">
            <text:p>Separate tabs for registrations &amp; waiting list to facilitate importing</text:p>
          </table:table-cell>
          <table:table-cell table:number-columns-repeated="1021"/>
        </table:table-row>
        <table:table-row table:style-name="ro2">
          <table:table-cell/>
          <table:table-cell table:style-name="ce87" office:value-type="date" office:date-value="2021-04-11" calcext:value-type="date">
            <text:p>2021-04-11</text:p>
          </table:table-cell>
          <table:table-cell office:value-type="string" calcext:value-type="string">
            <text:p>Initial relea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5"/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ation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5" table:number-columns-repeated="1024" table:default-cell-style-name="ce8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rations" table:style-name="ta3">
        <office:forms form:automatic-focus="false" form:apply-design-mode="false"/>
        <table:table-column table:style-name="co6" table:default-cell-style-name="ce90"/>
        <table:table-column table:style-name="co7" table:default-cell-style-name="Default"/>
        <table:table-column table:style-name="co8" table:default-cell-style-name="ce90"/>
        <table:table-column table:style-name="co7" table:default-cell-style-name="Default"/>
        <table:table-column table:style-name="co9" table:default-cell-style-name="ce90"/>
        <table:table-column table:style-name="co10" table:default-cell-style-name="Default"/>
        <table:table-column table:style-name="co11" table:default-cell-style-name="ce90"/>
        <table:table-column table:style-name="co11" table:default-cell-style-name="Default"/>
        <table:table-column table:style-name="co12" table:default-cell-style-name="ce90"/>
        <table:table-column table:style-name="co7" table:number-columns-repeated="55" table:default-cell-style-name="Default"/>
        <table:table-row table:style-name="ro3">
          <table:table-cell/>
          <table:table-cell table:style-name="ce90"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table:style-name="ce90" office:value-type="string" calcext:value-type="string">
            <text:p>Squash Code</text:p>
          </table:table-cell>
          <table:table-cell office:value-type="string" calcext:value-type="string">
            <text:p>Points</text:p>
          </table:table-cell>
          <table:table-cell table:style-name="ce90" office:value-type="string" calcext:value-type="string">
            <text:p>DOB</text:p>
          </table:table-cell>
          <table:table-cell office:value-type="string" calcext:value-type="string">
            <text:p>Phone</text:p>
          </table:table-cell>
          <table:table-cell table:style-name="ce90"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table:style-name="ce90" office:value-type="string" calcext:value-type="string">
            <text:p>Comments</text:p>
          </table:table-cell>
          <table:table-cell table:number-columns-repeated="54"/>
        </table:table-row>
        <table:table-row table:style-name="ro3" table:number-rows-repeated="96"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54"/>
        </table:table-row>
        <table:table-row table:style-name="ro3" table:number-rows-repeated="104847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Waiting list" table:style-name="ta3">
        <office:forms form:automatic-focus="false" form:apply-design-mode="false"/>
        <table:table-column table:style-name="co6" table:default-cell-style-name="ce90"/>
        <table:table-column table:style-name="co7" table:default-cell-style-name="Default"/>
        <table:table-column table:style-name="co8" table:default-cell-style-name="ce90"/>
        <table:table-column table:style-name="co7" table:default-cell-style-name="Default"/>
        <table:table-column table:style-name="co9" table:default-cell-style-name="ce90"/>
        <table:table-column table:style-name="co7" table:default-cell-style-name="Default"/>
        <table:table-column table:style-name="co13" table:default-cell-style-name="ce90"/>
        <table:table-column table:style-name="co7" table:default-cell-style-name="Default"/>
        <table:table-column table:style-name="co14" table:default-cell-style-name="ce90"/>
        <table:table-column table:style-name="co7" table:number-columns-repeated="55" table:default-cell-style-name="Default"/>
        <table:table-row table:style-name="ro3">
          <table:table-cell/>
          <table:table-cell table:style-name="ce90"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table:style-name="ce90" office:value-type="string" calcext:value-type="string">
            <text:p>Squash Code</text:p>
          </table:table-cell>
          <table:table-cell office:value-type="string" calcext:value-type="string">
            <text:p>Points</text:p>
          </table:table-cell>
          <table:table-cell table:style-name="ce90" office:value-type="string" calcext:value-type="string">
            <text:p>DOB</text:p>
          </table:table-cell>
          <table:table-cell office:value-type="string" calcext:value-type="string">
            <text:p>Phone</text:p>
          </table:table-cell>
          <table:table-cell table:style-name="ce90"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table:style-name="ce90" office:value-type="string" calcext:value-type="string">
            <text:p>Comments</text:p>
          </table:table-cell>
          <table:table-cell table:number-columns-repeated="54"/>
        </table:table-row>
        <table:table-row table:style-name="ro3" table:number-rows-repeated="27"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54"/>
        </table:table-row>
        <table:table-row table:style-name="ro3" table:number-rows-repeated="104854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en" table:style-name="ta7" table:protected="true" table:print-ranges="Men.I2:Men.N93">
        <loext:table-protection loext:select-protected-cells="true" loext:select-unprotected-cells="true"/>
        <office:forms form:automatic-focus="false" form:apply-design-mode="false"/>
        <table:table-column-group table:display="false">
          <table:table-column table:style-name="co17" table:visibility="collapse" table:number-columns-repeated="2" table:default-cell-style-name="ce106"/>
          <table:table-column table:style-name="co18" table:visibility="collapse" table:number-columns-repeated="2" table:default-cell-style-name="ce106"/>
          <table:table-column table:style-name="co19" table:visibility="collapse" table:default-cell-style-name="ce106"/>
          <table:table-column table:style-name="co20" table:visibility="collapse" table:default-cell-style-name="ce106"/>
          <table:table-column table:style-name="co21" table:visibility="collapse" table:default-cell-style-name="ce106"/>
          <table:table-column table:style-name="co22" table:visibility="collapse" table:default-cell-style-name="ce106"/>
        </table:table-column-group>
        <table:table-column table:style-name="co23" table:default-cell-style-name="ce24"/>
        <table:table-column table:style-name="co24" table:default-cell-style-name="ce66"/>
        <table:table-column-group table:display="false">
          <table:table-column table:style-name="co24" table:visibility="collapse" table:default-cell-style-name="ce106"/>
        </table:table-column-group>
        <table:table-column table:style-name="co25" table:default-cell-style-name="ce106"/>
        <table:table-column table:style-name="co26" table:default-cell-style-name="ce106"/>
        <table:table-column-group>
          <table:table-column table:style-name="co27" table:default-cell-style-name="ce94"/>
          <table:table-column table:style-name="co28" table:default-cell-style-name="ce98"/>
          <table:table-column table:style-name="co29" table:default-cell-style-name="ce106"/>
          <table:table-column-group table:display="false">
            <table:table-column table:style-name="co30" table:visibility="collapse" table:default-cell-style-name="ce106"/>
            <table:table-column table:style-name="co31" table:visibility="collapse" table:default-cell-style-name="ce106"/>
            <table:table-column table:style-name="co32" table:visibility="collapse" table:number-columns-repeated="2" table:default-cell-style-name="ce106"/>
          </table:table-column-group>
          <table:table-column table:style-name="co33" table:default-cell-style-name="ce106"/>
          <table:table-column table:style-name="co34" table:default-cell-style-name="ce106"/>
        </table:table-column-group>
        <table:table-column-group table:display="false">
          <table:table-column table:style-name="co35" table:visibility="collapse" table:default-cell-style-name="Computed"/>
        </table:table-column-group>
        <table:table-column table:style-name="co36" table:default-cell-style-name="ce46"/>
        <table:table-column table:style-name="co37" table:default-cell-style-name="ce46"/>
        <table:table-column table:style-name="co21" table:number-columns-repeated="2" table:default-cell-style-name="ce46"/>
        <table:table-column table:style-name="co38" table:default-cell-style-name="ce106"/>
        <table:table-column-group table:display="false">
          <table:table-column table:style-name="co38" table:visibility="collapse" table:default-cell-style-name="ce106"/>
        </table:table-column-group>
        <table:table-column table:style-name="co5" table:number-columns-repeated="993" table:default-cell-style-name="ce106"/>
        <table:table-row table:style-name="ro4">
          <table:table-cell table:style-name="ce49" table:formula="of:=TOURNAMENT_NAME&amp;&quot; — Draw maker — &quot;&amp;IF([.$A$2]=&quot;Male&quot;;&quot;Men&quot;;&quot;Women&quot;)" office:value-type="string" office:string-value=" — Draw maker — Men" calcext:value-type="string" table:number-columns-spanned="28" table:number-rows-spanned="1">
            <text:p><text:s/>— Draw maker — Men</text:p>
          </table:table-cell>
          <table:covered-table-cell table:number-columns-repeated="7" table:style-name="ce107"/>
          <table:covered-table-cell table:style-name="ce42"/>
          <table:covered-table-cell table:style-name="ce52"/>
          <table:covered-table-cell table:number-columns-repeated="3" table:style-name="ce107"/>
          <table:covered-table-cell table:style-name="ce82"/>
          <table:covered-table-cell table:number-columns-repeated="6" table:style-name="ce107"/>
          <table:covered-table-cell table:style-name="ce104"/>
          <table:covered-table-cell table:style-name="ce107"/>
          <table:covered-table-cell table:style-name="ce126"/>
          <table:covered-table-cell table:number-columns-repeated="5" table:style-name="ce107"/>
          <table:table-cell table:style-name="ce39" table:number-columns-repeated="968"/>
          <table:table-cell/>
          <table:table-cell table:style-name="Default" table:number-columns-repeated="25"/>
        </table:table-row>
        <table:table-row table:style-name="ro8">
          <table:table-cell table:style-name="ce96" office:value-type="string" calcext:value-type="string">
            <text:p>Male</text:p>
          </table:table-cell>
          <table:table-cell table:style-name="ce96" table:formula="of:=[.A2]" office:value-type="string" office:string-value="Male" calcext:value-type="string">
            <text:p>Male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108" office:value-type="string" calcext:value-type="string">
            <text:p>R</text:p>
          </table:table-cell>
          <table:table-cell table:style-name="ce108" office:value-type="string" calcext:value-type="string">
            <text:p>W</text:p>
          </table:table-cell>
          <table:table-cell table:style-name="ce108" office:value-type="string" calcext:value-type="string">
            <text:p>WL</text:p>
          </table:table-cell>
          <table:table-cell table:style-name="ce113" office:value-type="string" calcext:value-type="string">
            <text:p>Source</text:p>
          </table:table-cell>
          <table:table-cell table:style-name="ce117" table:formula="of:=COUNTIF([.I3:.I96];&quot;&gt;-1&quot;)" office:value-type="float" office:value="0" calcext:value-type="float">
            <text:p>0</text:p>
          </table:table-cell>
          <table:table-cell table:style-name="ce123" office:value-type="string" calcext:value-type="string">
            <text:p>Name</text:p>
          </table:table-cell>
          <table:table-cell table:style-name="ce113" office:value-type="string" calcext:value-type="string">
            <text:p>Name</text:p>
          </table:table-cell>
          <table:table-cell table:style-name="ce113" table:formula="of:=[$Registrations.D1]" office:value-type="string" office:string-value="Squash Code" calcext:value-type="string">
            <text:p>Squash Code</text:p>
          </table:table-cell>
          <table:table-cell table:style-name="ce131" table:formula="of:=[$Registrations.E1]" office:value-type="string" office:string-value="Points" calcext:value-type="string">
            <text:p>Points</text:p>
          </table:table-cell>
          <table:table-cell table:style-name="ce133" table:formula="of:=[$Registrations.F1]" office:value-type="string" office:string-value="DOB" calcext:value-type="string">
            <text:p>DOB</text:p>
          </table:table-cell>
          <table:table-cell table:style-name="ce137" office:value-type="string" calcext:value-type="string">
            <text:p>Age</text:p>
          </table:table-cell>
          <table:table-cell table:style-name="ce113" office:value-type="string" calcext:value-type="string">
            <text:p>First name</text:p>
          </table:table-cell>
          <table:table-cell table:style-name="ce113" table:formula="of:=[$Registrations.G1]" office:value-type="string" office:string-value="Phone" calcext:value-type="string">
            <text:p>Phone</text:p>
          </table:table-cell>
          <table:table-cell table:style-name="ce113" office:value-type="string" calcext:value-type="string">
            <text:p>Ph.normal</text:p>
          </table:table-cell>
          <table:table-cell table:style-name="ce113" table:formula="of:=[$Registrations.H1]" office:value-type="string" office:string-value="Mobile" calcext:value-type="string">
            <text:p>Mobile</text:p>
          </table:table-cell>
          <table:table-cell table:style-name="ce113" office:value-type="string" calcext:value-type="string">
            <text:p>Mob.normal</text:p>
          </table:table-cell>
          <table:table-cell table:style-name="ce113" office:value-type="string" calcext:value-type="string">
            <text:p>Number</text:p>
          </table:table-cell>
          <table:table-cell table:style-name="ce113" table:formula="of:=[$Registrations.I1]" office:value-type="string" office:string-value="Email" calcext:value-type="string">
            <text:p>Email</text:p>
          </table:table-cell>
          <table:table-cell table:style-name="ce143" office:value-type="string" calcext:value-type="string">
            <text:p>Email to</text:p>
          </table:table-cell>
          <table:table-cell table:style-name="ce144" office:value-type="string" calcext:value-type="string">
            <text:p>Wed</text:p>
          </table:table-cell>
          <table:table-cell table:style-name="ce144" office:value-type="string" calcext:value-type="string">
            <text:p>Thu</text:p>
          </table:table-cell>
          <table:table-cell table:style-name="ce144" office:value-type="string" calcext:value-type="string">
            <text:p>Fri</text:p>
          </table:table-cell>
          <table:table-cell table:style-name="ce144" office:value-type="string" calcext:value-type="string">
            <text:p>Sat</text:p>
          </table:table-cell>
          <table:table-cell table:style-name="ce148" office:value-type="string" calcext:value-type="string">
            <text:p>Comments</text:p>
          </table:table-cell>
          <table:table-cell table:style-name="ce31" table:formula="of:=[$Registrations.J1]" office:value-type="string" office:string-value="Comments" calcext:value-type="string">
            <text:p>Comments</text:p>
          </table:table-cell>
          <table:table-cell table:style-name="ce21" table:number-columns-repeated="3"/>
          <table:table-cell table:style-name="ce109" table:number-columns-repeated="990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]=DRAW_MAKER_ROW_STYLER;&quot;&quot;;[.AC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]=DRAW_MAKER_ROW_STYLER;&quot;&quot;;[.AC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]=DRAW_MAKER_ROW_STYLER;&quot;&quot;;[.AC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]=DRAW_MAKER_ROW_STYLER;&quot;&quot;;[.AC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]=DRAW_MAKER_ROW_STYLER;&quot;&quot;;[.AC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]=DRAW_MAKER_ROW_STYLER;&quot;&quot;;[.AC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]=DRAW_MAKER_ROW_STYLER;&quot;&quot;;[.AC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]=DRAW_MAKER_ROW_STYLER;&quot;&quot;;[.AC1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]=DRAW_MAKER_ROW_STYLER;&quot;&quot;;[.AC1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]=DRAW_MAKER_ROW_STYLER;&quot;&quot;;[.AC1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]=DRAW_MAKER_ROW_STYLER;&quot;&quot;;[.AC1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]=DRAW_MAKER_ROW_STYLER;&quot;&quot;;[.AC1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]=DRAW_MAKER_ROW_STYLER;&quot;&quot;;[.AC1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]=DRAW_MAKER_ROW_STYLER;&quot;&quot;;[.AC1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7]=DRAW_MAKER_ROW_STYLER;&quot;&quot;;[.AC1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8]=DRAW_MAKER_ROW_STYLER;&quot;&quot;;[.AC1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9]=DRAW_MAKER_ROW_STYLER;&quot;&quot;;[.AC1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0]=DRAW_MAKER_ROW_STYLER;&quot;&quot;;[.AC2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1]=DRAW_MAKER_ROW_STYLER;&quot;&quot;;[.AC2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2]=DRAW_MAKER_ROW_STYLER;&quot;&quot;;[.AC2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3]=DRAW_MAKER_ROW_STYLER;&quot;&quot;;[.AC2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4]=DRAW_MAKER_ROW_STYLER;&quot;&quot;;[.AC2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5]=DRAW_MAKER_ROW_STYLER;&quot;&quot;;[.AC2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6]=DRAW_MAKER_ROW_STYLER;&quot;&quot;;[.AC2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7]=DRAW_MAKER_ROW_STYLER;&quot;&quot;;[.AC2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8]=DRAW_MAKER_ROW_STYLER;&quot;&quot;;[.AC2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29]=DRAW_MAKER_ROW_STYLER;&quot;&quot;;[.AC2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0]=DRAW_MAKER_ROW_STYLER;&quot;&quot;;[.AC3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1]=DRAW_MAKER_ROW_STYLER;&quot;&quot;;[.AC3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2]=DRAW_MAKER_ROW_STYLER;&quot;&quot;;[.AC3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3]=DRAW_MAKER_ROW_STYLER;&quot;&quot;;[.AC3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4]=DRAW_MAKER_ROW_STYLER;&quot;&quot;;[.AC3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5]=DRAW_MAKER_ROW_STYLER;&quot;&quot;;[.AC3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6]=DRAW_MAKER_ROW_STYLER;&quot;&quot;;[.AC3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7]=DRAW_MAKER_ROW_STYLER;&quot;&quot;;[.AC3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8]=DRAW_MAKER_ROW_STYLER;&quot;&quot;;[.AC3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39]=DRAW_MAKER_ROW_STYLER;&quot;&quot;;[.AC3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0]=DRAW_MAKER_ROW_STYLER;&quot;&quot;;[.AC4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1]=DRAW_MAKER_ROW_STYLER;&quot;&quot;;[.AC4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2]=DRAW_MAKER_ROW_STYLER;&quot;&quot;;[.AC4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3]=DRAW_MAKER_ROW_STYLER;&quot;&quot;;[.AC4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4]=DRAW_MAKER_ROW_STYLER;&quot;&quot;;[.AC4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5]=DRAW_MAKER_ROW_STYLER;&quot;&quot;;[.AC4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6]=DRAW_MAKER_ROW_STYLER;&quot;&quot;;[.AC4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7]=DRAW_MAKER_ROW_STYLER;&quot;&quot;;[.AC4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8]=DRAW_MAKER_ROW_STYLER;&quot;&quot;;[.AC4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49]=DRAW_MAKER_ROW_STYLER;&quot;&quot;;[.AC4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0]=DRAW_MAKER_ROW_STYLER;&quot;&quot;;[.AC5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1]=DRAW_MAKER_ROW_STYLER;&quot;&quot;;[.AC5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2]=DRAW_MAKER_ROW_STYLER;&quot;&quot;;[.AC5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3]=DRAW_MAKER_ROW_STYLER;&quot;&quot;;[.AC5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4]=DRAW_MAKER_ROW_STYLER;&quot;&quot;;[.AC5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5]=DRAW_MAKER_ROW_STYLER;&quot;&quot;;[.AC5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211"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6]=DRAW_MAKER_ROW_STYLER;&quot;&quot;;[.AC5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7]=DRAW_MAKER_ROW_STYLER;&quot;&quot;;[.AC5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8]=DRAW_MAKER_ROW_STYLER;&quot;&quot;;[.AC5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59]=DRAW_MAKER_ROW_STYLER;&quot;&quot;;[.AC5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0]=DRAW_MAKER_ROW_STYLER;&quot;&quot;;[.AC6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1]=DRAW_MAKER_ROW_STYLER;&quot;&quot;;[.AC6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2]=DRAW_MAKER_ROW_STYLER;&quot;&quot;;[.AC6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3]=DRAW_MAKER_ROW_STYLER;&quot;&quot;;[.AC6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4]=DRAW_MAKER_ROW_STYLER;&quot;&quot;;[.AC6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5]=DRAW_MAKER_ROW_STYLER;&quot;&quot;;[.AC6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6]=DRAW_MAKER_ROW_STYLER;&quot;&quot;;[.AC6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7]=DRAW_MAKER_ROW_STYLER;&quot;&quot;;[.AC6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8]=DRAW_MAKER_ROW_STYLER;&quot;&quot;;[.AC6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69]=DRAW_MAKER_ROW_STYLER;&quot;&quot;;[.AC6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0]=DRAW_MAKER_ROW_STYLER;&quot;&quot;;[.AC7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1]=DRAW_MAKER_ROW_STYLER;&quot;&quot;;[.AC7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2]=DRAW_MAKER_ROW_STYLER;&quot;&quot;;[.AC7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3]=DRAW_MAKER_ROW_STYLER;&quot;&quot;;[.AC7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4]=DRAW_MAKER_ROW_STYLER;&quot;&quot;;[.AC7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5]=DRAW_MAKER_ROW_STYLER;&quot;&quot;;[.AC7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6]=DRAW_MAKER_ROW_STYLER;&quot;&quot;;[.AC7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7]=DRAW_MAKER_ROW_STYLER;&quot;&quot;;[.AC7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8]=DRAW_MAKER_ROW_STYLER;&quot;&quot;;[.AC7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79]=DRAW_MAKER_ROW_STYLER;&quot;&quot;;[.AC7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0]=DRAW_MAKER_ROW_STYLER;&quot;&quot;;[.AC8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1]=DRAW_MAKER_ROW_STYLER;&quot;&quot;;[.AC8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style-name="ce71"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2]=DRAW_MAKER_ROW_STYLER;&quot;&quot;;[.AC8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style-name="ce71"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style-name="ce71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3]=DRAW_MAKER_ROW_STYLER;&quot;&quot;;[.AC8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4]=DRAW_MAKER_ROW_STYLER;&quot;&quot;;[.AC8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5]=DRAW_MAKER_ROW_STYLER;&quot;&quot;;[.AC8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6]=DRAW_MAKER_ROW_STYLER;&quot;&quot;;[.AC8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7]=DRAW_MAKER_ROW_STYLER;&quot;&quot;;[.AC8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8]=DRAW_MAKER_ROW_STYLER;&quot;&quot;;[.AC8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89]=DRAW_MAKER_ROW_STYLER;&quot;&quot;;[.AC8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0]=DRAW_MAKER_ROW_STYLER;&quot;&quot;;[.AC9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1]=DRAW_MAKER_ROW_STYLER;&quot;&quot;;[.AC9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2]=DRAW_MAKER_ROW_STYLER;&quot;&quot;;[.AC9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3]=DRAW_MAKER_ROW_STYLER;&quot;&quot;;[.AC9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style-name="ce71" table:formula="of:=NEXT_REG_GENDER_OFFSET">
            <text:p/>
          </table:table-cell>
          <table:table-cell table:formula="of:=NEXT_WL_GENDER_OFFSET">
            <text:p/>
          </table:table-cell>
          <table:table-cell table:style-name="ce71" table:formula="of:=NEXT_REG_ROW">
            <text:p/>
          </table:table-cell>
          <table:table-cell table:formula="of:=NEXT_WL_ROW">
            <text:p/>
          </table:table-cell>
          <table:table-cell table:style-name="ce71"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1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4]=DRAW_MAKER_ROW_STYLER;&quot;&quot;;[.AC9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5]=DRAW_MAKER_ROW_STYLER;&quot;&quot;;[.AC9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6]=DRAW_MAKER_ROW_STYLER;&quot;&quot;;[.AC9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7]=DRAW_MAKER_ROW_STYLER;&quot;&quot;;[.AC9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8]=DRAW_MAKER_ROW_STYLER;&quot;&quot;;[.AC9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99]=DRAW_MAKER_ROW_STYLER;&quot;&quot;;[.AC9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0]=DRAW_MAKER_ROW_STYLER;&quot;&quot;;[.AC10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1]=DRAW_MAKER_ROW_STYLER;&quot;&quot;;[.AC10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2]=DRAW_MAKER_ROW_STYLER;&quot;&quot;;[.AC10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3]=DRAW_MAKER_ROW_STYLER;&quot;&quot;;[.AC10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4]=DRAW_MAKER_ROW_STYLER;&quot;&quot;;[.AC10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5]=DRAW_MAKER_ROW_STYLER;&quot;&quot;;[.AC10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6]=DRAW_MAKER_ROW_STYLER;&quot;&quot;;[.AC10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7]=DRAW_MAKER_ROW_STYLER;&quot;&quot;;[.AC10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8]=DRAW_MAKER_ROW_STYLER;&quot;&quot;;[.AC10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09]=DRAW_MAKER_ROW_STYLER;&quot;&quot;;[.AC10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0]=DRAW_MAKER_ROW_STYLER;&quot;&quot;;[.AC11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1]=DRAW_MAKER_ROW_STYLER;&quot;&quot;;[.AC11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2]=DRAW_MAKER_ROW_STYLER;&quot;&quot;;[.AC11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3]=DRAW_MAKER_ROW_STYLER;&quot;&quot;;[.AC11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4]=DRAW_MAKER_ROW_STYLER;&quot;&quot;;[.AC11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5]=DRAW_MAKER_ROW_STYLER;&quot;&quot;;[.AC11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6]=DRAW_MAKER_ROW_STYLER;&quot;&quot;;[.AC11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7]=DRAW_MAKER_ROW_STYLER;&quot;&quot;;[.AC11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8]=DRAW_MAKER_ROW_STYLER;&quot;&quot;;[.AC11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19]=DRAW_MAKER_ROW_STYLER;&quot;&quot;;[.AC11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0]=DRAW_MAKER_ROW_STYLER;&quot;&quot;;[.AC12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1]=DRAW_MAKER_ROW_STYLER;&quot;&quot;;[.AC12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2]=DRAW_MAKER_ROW_STYLER;&quot;&quot;;[.AC12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3]=DRAW_MAKER_ROW_STYLER;&quot;&quot;;[.AC12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4]=DRAW_MAKER_ROW_STYLER;&quot;&quot;;[.AC12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5]=DRAW_MAKER_ROW_STYLER;&quot;&quot;;[.AC12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6]=DRAW_MAKER_ROW_STYLER;&quot;&quot;;[.AC12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7]=DRAW_MAKER_ROW_STYLER;&quot;&quot;;[.AC12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8]=DRAW_MAKER_ROW_STYLER;&quot;&quot;;[.AC12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29]=DRAW_MAKER_ROW_STYLER;&quot;&quot;;[.AC12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0]=DRAW_MAKER_ROW_STYLER;&quot;&quot;;[.AC13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1]=DRAW_MAKER_ROW_STYLER;&quot;&quot;;[.AC13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2]=DRAW_MAKER_ROW_STYLER;&quot;&quot;;[.AC13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3]=DRAW_MAKER_ROW_STYLER;&quot;&quot;;[.AC13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4]=DRAW_MAKER_ROW_STYLER;&quot;&quot;;[.AC13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5]=DRAW_MAKER_ROW_STYLER;&quot;&quot;;[.AC13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6]=DRAW_MAKER_ROW_STYLER;&quot;&quot;;[.AC13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7]=DRAW_MAKER_ROW_STYLER;&quot;&quot;;[.AC13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8]=DRAW_MAKER_ROW_STYLER;&quot;&quot;;[.AC13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39]=DRAW_MAKER_ROW_STYLER;&quot;&quot;;[.AC13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0]=DRAW_MAKER_ROW_STYLER;&quot;&quot;;[.AC14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1]=DRAW_MAKER_ROW_STYLER;&quot;&quot;;[.AC14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2]=DRAW_MAKER_ROW_STYLER;&quot;&quot;;[.AC14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3]=DRAW_MAKER_ROW_STYLER;&quot;&quot;;[.AC14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4]=DRAW_MAKER_ROW_STYLER;&quot;&quot;;[.AC14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5]=DRAW_MAKER_ROW_STYLER;&quot;&quot;;[.AC14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6]=DRAW_MAKER_ROW_STYLER;&quot;&quot;;[.AC14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7]=DRAW_MAKER_ROW_STYLER;&quot;&quot;;[.AC14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8]=DRAW_MAKER_ROW_STYLER;&quot;&quot;;[.AC14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49]=DRAW_MAKER_ROW_STYLER;&quot;&quot;;[.AC14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0]=DRAW_MAKER_ROW_STYLER;&quot;&quot;;[.AC15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1]=DRAW_MAKER_ROW_STYLER;&quot;&quot;;[.AC15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2]=DRAW_MAKER_ROW_STYLER;&quot;&quot;;[.AC15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3]=DRAW_MAKER_ROW_STYLER;&quot;&quot;;[.AC15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4]=DRAW_MAKER_ROW_STYLER;&quot;&quot;;[.AC15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5]=DRAW_MAKER_ROW_STYLER;&quot;&quot;;[.AC15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6]=DRAW_MAKER_ROW_STYLER;&quot;&quot;;[.AC15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7]=DRAW_MAKER_ROW_STYLER;&quot;&quot;;[.AC15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8]=DRAW_MAKER_ROW_STYLER;&quot;&quot;;[.AC15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59]=DRAW_MAKER_ROW_STYLER;&quot;&quot;;[.AC15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0]=DRAW_MAKER_ROW_STYLER;&quot;&quot;;[.AC16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1]=DRAW_MAKER_ROW_STYLER;&quot;&quot;;[.AC161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2]=DRAW_MAKER_ROW_STYLER;&quot;&quot;;[.AC162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3]=DRAW_MAKER_ROW_STYLER;&quot;&quot;;[.AC163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 table:formula="of:=EMAIL_WITH_NAME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4]=DRAW_MAKER_ROW_STYLER;&quot;&quot;;[.AC164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/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5]=DRAW_MAKER_ROW_STYLER;&quot;&quot;;[.AC165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/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6]=DRAW_MAKER_ROW_STYLER;&quot;&quot;;[.AC166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/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7]=DRAW_MAKER_ROW_STYLER;&quot;&quot;;[.AC167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/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8]=DRAW_MAKER_ROW_STYLER;&quot;&quot;;[.AC168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/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69]=DRAW_MAKER_ROW_STYLER;&quot;&quot;;[.AC169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>
          <table:table-cell table:formula="of:=NEXT_REG_GENDER_OFFSET">
            <text:p/>
          </table:table-cell>
          <table:table-cell table:formula="of:=NEXT_WL_GENDER_OFFSET">
            <text:p/>
          </table:table-cell>
          <table:table-cell table:formula="of:=NEXT_REG_ROW">
            <text:p/>
          </table:table-cell>
          <table:table-cell table:formula="of:=NEXT_WL_ROW">
            <text:p/>
          </table:table-cell>
          <table:table-cell table:formula="of:=NEXT_REG_POINTS">
            <text:p/>
          </table:table-cell>
          <table:table-cell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62" table:formula="of:=NAME_CLEANED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130" table:formula="of:=PLAYER_DATA_REG">
            <text:p/>
          </table:table-cell>
          <table:table-cell table:style-name="ce93" table:formula="of:=PLAYER_DATA_REG">
            <text:p/>
          </table:table-cell>
          <table:table-cell table:style-name="ce97" table:formula="of:=PLAYER_AGE">
            <text:p/>
          </table:table-cell>
          <table:table-cell table:style-name="ce130" table:formula="of:=FIRST_NAME">
            <text:p/>
          </table:table-cell>
          <table:table-cell table:style-name="ce130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02" table:formula="of:=PLAYER_DATA_REG">
            <text:p/>
          </table:table-cell>
          <table:table-cell table:style-name="ce102" table:formula="of:=PHONE_NORMALISED">
            <text:p/>
          </table:table-cell>
          <table:table-cell table:style-name="ce130" table:formula="of:=BEST_PHONE">
            <text:p/>
          </table:table-cell>
          <table:table-cell table:style-name="ce130" table:formula="of:=PLAYER_DATA_REG">
            <text:p/>
          </table:table-cell>
          <table:table-cell/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115" table:formula="of:=PLAYER_AVAILABILITY">
            <text:p/>
          </table:table-cell>
          <table:table-cell table:style-name="ce97" table:formula="of:=PLAYER_AVAILABILITY">
            <text:p/>
          </table:table-cell>
          <table:table-cell table:style-name="ce130" table:formula="of:=IF([.AC170]=DRAW_MAKER_ROW_STYLER;&quot;&quot;;[.AC170])">
            <text:p/>
          </table:table-cell>
          <table:table-cell table:style-name="ce130" table:formula="of:=PLAYER_DATA_REG">
            <text:p/>
          </table:table-cell>
          <table:table-cell table:number-columns-repeated="993"/>
        </table:table-row>
        <table:table-row table:style-name="ro8" table:number-rows-repeated="1048405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Women" table:style-name="ta7" table:protected="true" table:print-ranges="Women.I2:Women.N93">
        <loext:table-protection loext:select-protected-cells="true" loext:select-unprotected-cells="true"/>
        <office:forms form:automatic-focus="false" form:apply-design-mode="false"/>
        <table:table-column-group table:display="false">
          <table:table-column table:style-name="co39" table:visibility="collapse" table:number-columns-repeated="2" table:default-cell-style-name="ce81"/>
          <table:table-column table:style-name="co18" table:visibility="collapse" table:number-columns-repeated="2" table:default-cell-style-name="ce81"/>
          <table:table-column table:style-name="co19" table:visibility="collapse" table:default-cell-style-name="ce81"/>
          <table:table-column table:style-name="co20" table:visibility="collapse" table:default-cell-style-name="ce81"/>
          <table:table-column table:style-name="co21" table:visibility="collapse" table:default-cell-style-name="ce81"/>
          <table:table-column table:style-name="co22" table:visibility="collapse" table:default-cell-style-name="ce81"/>
        </table:table-column-group>
        <table:table-column table:style-name="co23" table:default-cell-style-name="ce24"/>
        <table:table-column table:style-name="co40" table:default-cell-style-name="ce66"/>
        <table:table-column-group table:display="false">
          <table:table-column table:style-name="co40" table:visibility="collapse" table:default-cell-style-name="ce81"/>
        </table:table-column-group>
        <table:table-column table:style-name="co25" table:default-cell-style-name="ce81"/>
        <table:table-column table:style-name="co26" table:default-cell-style-name="ce81"/>
        <table:table-column-group>
          <table:table-column table:style-name="co27" table:default-cell-style-name="ce156"/>
          <table:table-column table:style-name="co28" table:default-cell-style-name="ce168"/>
          <table:table-column table:style-name="co29" table:default-cell-style-name="ce81"/>
          <table:table-column-group table:display="false">
            <table:table-column table:style-name="co41" table:visibility="collapse" table:default-cell-style-name="ce81"/>
            <table:table-column table:style-name="co31" table:visibility="collapse" table:number-columns-repeated="2" table:default-cell-style-name="ce81"/>
            <table:table-column table:style-name="co42" table:visibility="collapse" table:default-cell-style-name="ce81"/>
          </table:table-column-group>
          <table:table-column table:style-name="co43" table:default-cell-style-name="ce81"/>
          <table:table-column table:style-name="co44" table:default-cell-style-name="ce81"/>
        </table:table-column-group>
        <table:table-column-group table:display="false">
          <table:table-column table:style-name="co45" table:visibility="collapse" table:default-cell-style-name="Computed"/>
        </table:table-column-group>
        <table:table-column table:style-name="co36" table:default-cell-style-name="ce194"/>
        <table:table-column table:style-name="co37" table:default-cell-style-name="ce194"/>
        <table:table-column table:style-name="co46" table:number-columns-repeated="2" table:default-cell-style-name="ce194"/>
        <table:table-column table:style-name="co47" table:default-cell-style-name="ce81"/>
        <table:table-column-group table:display="false">
          <table:table-column table:style-name="co47" table:visibility="collapse" table:default-cell-style-name="ce81"/>
        </table:table-column-group>
        <table:table-column table:style-name="co5" table:number-columns-repeated="994" table:default-cell-style-name="ce81"/>
        <table:table-row table:style-name="ro4">
          <table:table-cell table:style-name="ce49" table:formula="of:=TOURNAMENT_NAME&amp;&quot; — Draw maker — &quot;&amp;IF([.$A$2]=&quot;Male&quot;;&quot;Men&quot;;&quot;Women&quot;)" office:value-type="string" office:string-value=" — Draw maker — Women" calcext:value-type="string" table:number-columns-spanned="28" table:number-rows-spanned="1">
            <text:p><text:s/>— Draw maker — Women</text:p>
          </table:table-cell>
          <table:covered-table-cell table:number-columns-repeated="7" table:style-name="ce107"/>
          <table:covered-table-cell table:style-name="ce42"/>
          <table:covered-table-cell table:style-name="ce153"/>
          <table:covered-table-cell table:number-columns-repeated="3" table:style-name="ce107"/>
          <table:covered-table-cell table:style-name="ce82"/>
          <table:covered-table-cell table:number-columns-repeated="8" table:style-name="ce107"/>
          <table:covered-table-cell table:style-name="ce126"/>
          <table:covered-table-cell table:number-columns-repeated="5" table:style-name="ce107"/>
          <table:table-cell table:style-name="ce107" table:number-columns-repeated="968"/>
          <table:table-cell table:style-name="ce106"/>
          <table:table-cell table:style-name="Default" table:number-columns-repeated="26"/>
        </table:table-row>
        <table:table-row table:style-name="ro8">
          <table:table-cell table:style-name="ce161" office:value-type="string" calcext:value-type="string">
            <text:p>Female</text:p>
          </table:table-cell>
          <table:table-cell table:style-name="ce161" table:formula="of:=[.A2]" office:value-type="string" office:string-value="Female" calcext:value-type="string">
            <text:p>Female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2" office:value-type="string" calcext:value-type="string">
            <text:p>R</text:p>
          </table:table-cell>
          <table:table-cell table:style-name="ce162" office:value-type="string" calcext:value-type="string">
            <text:p>W</text:p>
          </table:table-cell>
          <table:table-cell table:style-name="ce162" office:value-type="string" calcext:value-type="string">
            <text:p>WL</text:p>
          </table:table-cell>
          <table:table-cell table:style-name="ce169" office:value-type="string" calcext:value-type="string">
            <text:p>Source</text:p>
          </table:table-cell>
          <table:table-cell table:style-name="ce170" table:formula="of:=COUNTIF([.I3:.I112];&quot;&gt;-1&quot;)" office:value-type="float" office:value="0" calcext:value-type="float">
            <text:p>0</text:p>
          </table:table-cell>
          <table:table-cell table:style-name="ce123" office:value-type="string" calcext:value-type="string">
            <text:p>Name</text:p>
          </table:table-cell>
          <table:table-cell table:style-name="ce169" office:value-type="string" calcext:value-type="string">
            <text:p>Name</text:p>
          </table:table-cell>
          <table:table-cell table:style-name="ce169" table:formula="of:=[$Registrations.D1]" office:value-type="string" office:string-value="Squash Code" calcext:value-type="string">
            <text:p>Squash Code</text:p>
          </table:table-cell>
          <table:table-cell table:style-name="ce186" table:formula="of:=[$Registrations.E1]" office:value-type="string" office:string-value="Points" calcext:value-type="string">
            <text:p>Points</text:p>
          </table:table-cell>
          <table:table-cell table:style-name="ce187" table:formula="of:=[$Registrations.F1]" office:value-type="string" office:string-value="DOB" calcext:value-type="string">
            <text:p>DOB</text:p>
          </table:table-cell>
          <table:table-cell table:style-name="ce195" office:value-type="string" calcext:value-type="string">
            <text:p>Age</text:p>
          </table:table-cell>
          <table:table-cell table:style-name="ce169" office:value-type="string" calcext:value-type="string">
            <text:p>First name</text:p>
          </table:table-cell>
          <table:table-cell table:style-name="ce169" table:formula="of:=[$Registrations.G1]" office:value-type="string" office:string-value="Phone" calcext:value-type="string">
            <text:p>Phone</text:p>
          </table:table-cell>
          <table:table-cell table:style-name="ce169" office:value-type="string" calcext:value-type="string">
            <text:p>Ph.normal</text:p>
          </table:table-cell>
          <table:table-cell table:style-name="ce169" table:formula="of:=[$Registrations.H1]" office:value-type="string" office:string-value="Mobile" calcext:value-type="string">
            <text:p>Mobile</text:p>
          </table:table-cell>
          <table:table-cell table:style-name="ce169" office:value-type="string" calcext:value-type="string">
            <text:p>Mob.normal</text:p>
          </table:table-cell>
          <table:table-cell table:style-name="ce169" office:value-type="string" calcext:value-type="string">
            <text:p>Number</text:p>
          </table:table-cell>
          <table:table-cell table:style-name="ce169" table:formula="of:=[$Registrations.I1]" office:value-type="string" office:string-value="Email" calcext:value-type="string">
            <text:p>Email</text:p>
          </table:table-cell>
          <table:table-cell table:style-name="ce143" office:value-type="string" calcext:value-type="string">
            <text:p>Email to</text:p>
          </table:table-cell>
          <table:table-cell table:style-name="ce200" office:value-type="string" calcext:value-type="string">
            <text:p>Wed</text:p>
          </table:table-cell>
          <table:table-cell table:style-name="ce200" office:value-type="string" calcext:value-type="string">
            <text:p>Thu</text:p>
          </table:table-cell>
          <table:table-cell table:style-name="ce200" office:value-type="string" calcext:value-type="string">
            <text:p>Fri</text:p>
          </table:table-cell>
          <table:table-cell table:style-name="ce200" office:value-type="string" calcext:value-type="string">
            <text:p>Sat</text:p>
          </table:table-cell>
          <table:table-cell table:style-name="ce203" office:value-type="string" calcext:value-type="string">
            <text:p>Comments</text:p>
          </table:table-cell>
          <table:table-cell table:style-name="ce101" table:formula="of:=[$Registrations.J1]" office:value-type="string" office:string-value="Comments" calcext:value-type="string">
            <text:p>Comments</text:p>
          </table:table-cell>
          <table:table-cell table:style-name="ce100" table:number-columns-repeated="3"/>
          <table:table-cell table:style-name="ce114" table:number-columns-repeated="991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]=DRAW_MAKER_ROW_STYLER;&quot;&quot;;[.AC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]=DRAW_MAKER_ROW_STYLER;&quot;&quot;;[.AC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5]=DRAW_MAKER_ROW_STYLER;&quot;&quot;;[.AC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6]=DRAW_MAKER_ROW_STYLER;&quot;&quot;;[.AC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7]=DRAW_MAKER_ROW_STYLER;&quot;&quot;;[.AC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8]=DRAW_MAKER_ROW_STYLER;&quot;&quot;;[.AC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9]=DRAW_MAKER_ROW_STYLER;&quot;&quot;;[.AC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0]=DRAW_MAKER_ROW_STYLER;&quot;&quot;;[.AC1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1]=DRAW_MAKER_ROW_STYLER;&quot;&quot;;[.AC1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2]=DRAW_MAKER_ROW_STYLER;&quot;&quot;;[.AC1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3]=DRAW_MAKER_ROW_STYLER;&quot;&quot;;[.AC1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4]=DRAW_MAKER_ROW_STYLER;&quot;&quot;;[.AC1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5]=DRAW_MAKER_ROW_STYLER;&quot;&quot;;[.AC1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6]=DRAW_MAKER_ROW_STYLER;&quot;&quot;;[.AC1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7]=DRAW_MAKER_ROW_STYLER;&quot;&quot;;[.AC1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8]=DRAW_MAKER_ROW_STYLER;&quot;&quot;;[.AC1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19]=DRAW_MAKER_ROW_STYLER;&quot;&quot;;[.AC1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0]=DRAW_MAKER_ROW_STYLER;&quot;&quot;;[.AC2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1]=DRAW_MAKER_ROW_STYLER;&quot;&quot;;[.AC2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2]=DRAW_MAKER_ROW_STYLER;&quot;&quot;;[.AC2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3]=DRAW_MAKER_ROW_STYLER;&quot;&quot;;[.AC2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4]=DRAW_MAKER_ROW_STYLER;&quot;&quot;;[.AC2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5]=DRAW_MAKER_ROW_STYLER;&quot;&quot;;[.AC2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6]=DRAW_MAKER_ROW_STYLER;&quot;&quot;;[.AC2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7]=DRAW_MAKER_ROW_STYLER;&quot;&quot;;[.AC2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8]=DRAW_MAKER_ROW_STYLER;&quot;&quot;;[.AC2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29]=DRAW_MAKER_ROW_STYLER;&quot;&quot;;[.AC2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0]=DRAW_MAKER_ROW_STYLER;&quot;&quot;;[.AC3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1]=DRAW_MAKER_ROW_STYLER;&quot;&quot;;[.AC3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2]=DRAW_MAKER_ROW_STYLER;&quot;&quot;;[.AC3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3]=DRAW_MAKER_ROW_STYLER;&quot;&quot;;[.AC3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4]=DRAW_MAKER_ROW_STYLER;&quot;&quot;;[.AC3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5]=DRAW_MAKER_ROW_STYLER;&quot;&quot;;[.AC3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6]=DRAW_MAKER_ROW_STYLER;&quot;&quot;;[.AC3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7]=DRAW_MAKER_ROW_STYLER;&quot;&quot;;[.AC3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8]=DRAW_MAKER_ROW_STYLER;&quot;&quot;;[.AC3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39]=DRAW_MAKER_ROW_STYLER;&quot;&quot;;[.AC3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0]=DRAW_MAKER_ROW_STYLER;&quot;&quot;;[.AC4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1]=DRAW_MAKER_ROW_STYLER;&quot;&quot;;[.AC4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2]=DRAW_MAKER_ROW_STYLER;&quot;&quot;;[.AC4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3]=DRAW_MAKER_ROW_STYLER;&quot;&quot;;[.AC4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4]=DRAW_MAKER_ROW_STYLER;&quot;&quot;;[.AC4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5]=DRAW_MAKER_ROW_STYLER;&quot;&quot;;[.AC4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1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e166" table:formula="of:=PLAYER_AVAILABILITY">
            <text:p/>
          </table:table-cell>
          <table:table-cell table:style-name="Computed" table:formula="of:=IF([.AC46]=DRAW_MAKER_ROW_STYLER;&quot;&quot;;[.AC4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47]=DRAW_MAKER_ROW_STYLER;&quot;&quot;;[.AC4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48]=DRAW_MAKER_ROW_STYLER;&quot;&quot;;[.AC4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49]=DRAW_MAKER_ROW_STYLER;&quot;&quot;;[.AC4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0]=DRAW_MAKER_ROW_STYLER;&quot;&quot;;[.AC5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1]=DRAW_MAKER_ROW_STYLER;&quot;&quot;;[.AC5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2]=DRAW_MAKER_ROW_STYLER;&quot;&quot;;[.AC5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3]=DRAW_MAKER_ROW_STYLER;&quot;&quot;;[.AC5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4]=DRAW_MAKER_ROW_STYLER;&quot;&quot;;[.AC5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5]=DRAW_MAKER_ROW_STYLER;&quot;&quot;;[.AC5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6]=DRAW_MAKER_ROW_STYLER;&quot;&quot;;[.AC5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7]=DRAW_MAKER_ROW_STYLER;&quot;&quot;;[.AC5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8]=DRAW_MAKER_ROW_STYLER;&quot;&quot;;[.AC5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59]=DRAW_MAKER_ROW_STYLER;&quot;&quot;;[.AC5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0]=DRAW_MAKER_ROW_STYLER;&quot;&quot;;[.AC6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1]=DRAW_MAKER_ROW_STYLER;&quot;&quot;;[.AC6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2]=DRAW_MAKER_ROW_STYLER;&quot;&quot;;[.AC6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3]=DRAW_MAKER_ROW_STYLER;&quot;&quot;;[.AC6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4]=DRAW_MAKER_ROW_STYLER;&quot;&quot;;[.AC6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5]=DRAW_MAKER_ROW_STYLER;&quot;&quot;;[.AC6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6]=DRAW_MAKER_ROW_STYLER;&quot;&quot;;[.AC6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7]=DRAW_MAKER_ROW_STYLER;&quot;&quot;;[.AC6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8]=DRAW_MAKER_ROW_STYLER;&quot;&quot;;[.AC6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69]=DRAW_MAKER_ROW_STYLER;&quot;&quot;;[.AC6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0]=DRAW_MAKER_ROW_STYLER;&quot;&quot;;[.AC7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1]=DRAW_MAKER_ROW_STYLER;&quot;&quot;;[.AC7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2]=DRAW_MAKER_ROW_STYLER;&quot;&quot;;[.AC7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3]=DRAW_MAKER_ROW_STYLER;&quot;&quot;;[.AC7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4]=DRAW_MAKER_ROW_STYLER;&quot;&quot;;[.AC7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5]=DRAW_MAKER_ROW_STYLER;&quot;&quot;;[.AC7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6]=DRAW_MAKER_ROW_STYLER;&quot;&quot;;[.AC7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7]=DRAW_MAKER_ROW_STYLER;&quot;&quot;;[.AC7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8]=DRAW_MAKER_ROW_STYLER;&quot;&quot;;[.AC7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79]=DRAW_MAKER_ROW_STYLER;&quot;&quot;;[.AC7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0]=DRAW_MAKER_ROW_STYLER;&quot;&quot;;[.AC8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1]=DRAW_MAKER_ROW_STYLER;&quot;&quot;;[.AC8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2]=DRAW_MAKER_ROW_STYLER;&quot;&quot;;[.AC8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3]=DRAW_MAKER_ROW_STYLER;&quot;&quot;;[.AC8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4]=DRAW_MAKER_ROW_STYLER;&quot;&quot;;[.AC8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5]=DRAW_MAKER_ROW_STYLER;&quot;&quot;;[.AC8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6]=DRAW_MAKER_ROW_STYLER;&quot;&quot;;[.AC8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7]=DRAW_MAKER_ROW_STYLER;&quot;&quot;;[.AC8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8]=DRAW_MAKER_ROW_STYLER;&quot;&quot;;[.AC8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 table:style-name="ce73"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89]=DRAW_MAKER_ROW_STYLER;&quot;&quot;;[.AC8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0]=DRAW_MAKER_ROW_STYLER;&quot;&quot;;[.AC9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1]=DRAW_MAKER_ROW_STYLER;&quot;&quot;;[.AC9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e128" table:formula="of:=PLAYER_DATA_REG">
            <text:p/>
          </table:table-cell>
          <table:table-cell table:style-name="ce128" table:formula="of:=PLAYER_DATA_REG">
            <text:p/>
          </table:table-cell>
          <table:table-cell table:style-name="ce128" table:formula="of:=PLAYER_DATA_REG">
            <text:p/>
          </table:table-cell>
          <table:table-cell table:style-name="ce155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e128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3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e128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2]=DRAW_MAKER_ROW_STYLER;&quot;&quot;;[.AC9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3]=DRAW_MAKER_ROW_STYLER;&quot;&quot;;[.AC9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4]=DRAW_MAKER_ROW_STYLER;&quot;&quot;;[.AC9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5]=DRAW_MAKER_ROW_STYLER;&quot;&quot;;[.AC9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6]=DRAW_MAKER_ROW_STYLER;&quot;&quot;;[.AC9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7]=DRAW_MAKER_ROW_STYLER;&quot;&quot;;[.AC9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8]=DRAW_MAKER_ROW_STYLER;&quot;&quot;;[.AC9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99]=DRAW_MAKER_ROW_STYLER;&quot;&quot;;[.AC9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0]=DRAW_MAKER_ROW_STYLER;&quot;&quot;;[.AC10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1]=DRAW_MAKER_ROW_STYLER;&quot;&quot;;[.AC10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2]=DRAW_MAKER_ROW_STYLER;&quot;&quot;;[.AC10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3]=DRAW_MAKER_ROW_STYLER;&quot;&quot;;[.AC10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4]=DRAW_MAKER_ROW_STYLER;&quot;&quot;;[.AC10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5]=DRAW_MAKER_ROW_STYLER;&quot;&quot;;[.AC10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6]=DRAW_MAKER_ROW_STYLER;&quot;&quot;;[.AC10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7]=DRAW_MAKER_ROW_STYLER;&quot;&quot;;[.AC10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8]=DRAW_MAKER_ROW_STYLER;&quot;&quot;;[.AC10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09]=DRAW_MAKER_ROW_STYLER;&quot;&quot;;[.AC10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0]=DRAW_MAKER_ROW_STYLER;&quot;&quot;;[.AC11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1]=DRAW_MAKER_ROW_STYLER;&quot;&quot;;[.AC11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2]=DRAW_MAKER_ROW_STYLER;&quot;&quot;;[.AC11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3]=DRAW_MAKER_ROW_STYLER;&quot;&quot;;[.AC11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4]=DRAW_MAKER_ROW_STYLER;&quot;&quot;;[.AC11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5]=DRAW_MAKER_ROW_STYLER;&quot;&quot;;[.AC11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6]=DRAW_MAKER_ROW_STYLER;&quot;&quot;;[.AC11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7]=DRAW_MAKER_ROW_STYLER;&quot;&quot;;[.AC11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8]=DRAW_MAKER_ROW_STYLER;&quot;&quot;;[.AC11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19]=DRAW_MAKER_ROW_STYLER;&quot;&quot;;[.AC11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0]=DRAW_MAKER_ROW_STYLER;&quot;&quot;;[.AC12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1]=DRAW_MAKER_ROW_STYLER;&quot;&quot;;[.AC12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2]=DRAW_MAKER_ROW_STYLER;&quot;&quot;;[.AC12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3]=DRAW_MAKER_ROW_STYLER;&quot;&quot;;[.AC12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4]=DRAW_MAKER_ROW_STYLER;&quot;&quot;;[.AC12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5]=DRAW_MAKER_ROW_STYLER;&quot;&quot;;[.AC12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6]=DRAW_MAKER_ROW_STYLER;&quot;&quot;;[.AC12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7]=DRAW_MAKER_ROW_STYLER;&quot;&quot;;[.AC12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8]=DRAW_MAKER_ROW_STYLER;&quot;&quot;;[.AC12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29]=DRAW_MAKER_ROW_STYLER;&quot;&quot;;[.AC12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0]=DRAW_MAKER_ROW_STYLER;&quot;&quot;;[.AC13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1]=DRAW_MAKER_ROW_STYLER;&quot;&quot;;[.AC13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2]=DRAW_MAKER_ROW_STYLER;&quot;&quot;;[.AC13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3]=DRAW_MAKER_ROW_STYLER;&quot;&quot;;[.AC13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4]=DRAW_MAKER_ROW_STYLER;&quot;&quot;;[.AC13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5]=DRAW_MAKER_ROW_STYLER;&quot;&quot;;[.AC13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6]=DRAW_MAKER_ROW_STYLER;&quot;&quot;;[.AC13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7]=DRAW_MAKER_ROW_STYLER;&quot;&quot;;[.AC13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8]=DRAW_MAKER_ROW_STYLER;&quot;&quot;;[.AC13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39]=DRAW_MAKER_ROW_STYLER;&quot;&quot;;[.AC13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0]=DRAW_MAKER_ROW_STYLER;&quot;&quot;;[.AC14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1]=DRAW_MAKER_ROW_STYLER;&quot;&quot;;[.AC14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2]=DRAW_MAKER_ROW_STYLER;&quot;&quot;;[.AC14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3]=DRAW_MAKER_ROW_STYLER;&quot;&quot;;[.AC14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4]=DRAW_MAKER_ROW_STYLER;&quot;&quot;;[.AC14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5]=DRAW_MAKER_ROW_STYLER;&quot;&quot;;[.AC14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6]=DRAW_MAKER_ROW_STYLER;&quot;&quot;;[.AC14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7]=DRAW_MAKER_ROW_STYLER;&quot;&quot;;[.AC14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8]=DRAW_MAKER_ROW_STYLER;&quot;&quot;;[.AC14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49]=DRAW_MAKER_ROW_STYLER;&quot;&quot;;[.AC14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0]=DRAW_MAKER_ROW_STYLER;&quot;&quot;;[.AC15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1]=DRAW_MAKER_ROW_STYLER;&quot;&quot;;[.AC15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2]=DRAW_MAKER_ROW_STYLER;&quot;&quot;;[.AC15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3]=DRAW_MAKER_ROW_STYLER;&quot;&quot;;[.AC15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4]=DRAW_MAKER_ROW_STYLER;&quot;&quot;;[.AC15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5]=DRAW_MAKER_ROW_STYLER;&quot;&quot;;[.AC15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6]=DRAW_MAKER_ROW_STYLER;&quot;&quot;;[.AC15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7]=DRAW_MAKER_ROW_STYLER;&quot;&quot;;[.AC15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8]=DRAW_MAKER_ROW_STYLER;&quot;&quot;;[.AC15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59]=DRAW_MAKER_ROW_STYLER;&quot;&quot;;[.AC15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0]=DRAW_MAKER_ROW_STYLER;&quot;&quot;;[.AC16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1]=DRAW_MAKER_ROW_STYLER;&quot;&quot;;[.AC161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2]=DRAW_MAKER_ROW_STYLER;&quot;&quot;;[.AC162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3]=DRAW_MAKER_ROW_STYLER;&quot;&quot;;[.AC163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 table:formula="of:=EMAIL_WITH_NAME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4]=DRAW_MAKER_ROW_STYLER;&quot;&quot;;[.AC164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/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5]=DRAW_MAKER_ROW_STYLER;&quot;&quot;;[.AC165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/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6]=DRAW_MAKER_ROW_STYLER;&quot;&quot;;[.AC166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/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7]=DRAW_MAKER_ROW_STYLER;&quot;&quot;;[.AC167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/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8]=DRAW_MAKER_ROW_STYLER;&quot;&quot;;[.AC168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/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69]=DRAW_MAKER_ROW_STYLER;&quot;&quot;;[.AC169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>
          <table:table-cell table:style-name="ce106" table:formula="of:=NEXT_REG_GENDER_OFFSET">
            <text:p/>
          </table:table-cell>
          <table:table-cell table:style-name="ce106" table:formula="of:=NEXT_WL_GENDER_OFFSET">
            <text:p/>
          </table:table-cell>
          <table:table-cell table:style-name="ce106" table:formula="of:=NEXT_REG_ROW">
            <text:p/>
          </table:table-cell>
          <table:table-cell table:style-name="ce106" table:formula="of:=NEXT_WL_ROW">
            <text:p/>
          </table:table-cell>
          <table:table-cell table:style-name="ce106" table:formula="of:=NEXT_REG_POINTS">
            <text:p/>
          </table:table-cell>
          <table:table-cell table:style-name="ce106" table:formula="of:=NEXT_WL_POINTS">
            <text:p/>
          </table:table-cell>
          <table:table-cell table:style-name="ce69" table:formula="of:=ON_WAITLIST">
            <text:p/>
          </table:table-cell>
          <table:table-cell table:style-name="ce71" table:formula="of:=PLAYER_DATA_SOURCE_ROW">
            <text:p/>
          </table:table-cell>
          <table:table-cell/>
          <table:table-cell table:style-name="ce158" table:formula="of:=NAME_CLEANED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omputed" table:formula="of:=PLAYER_DATA_REG">
            <text:p/>
          </table:table-cell>
          <table:table-cell table:style-name="ce154" table:formula="of:=PLAYER_DATA_REG">
            <text:p/>
          </table:table-cell>
          <table:table-cell table:style-name="ce166" table:formula="of:=PLAYER_AGE">
            <text:p/>
          </table:table-cell>
          <table:table-cell table:style-name="Computed" table:formula="of:=FIRST_NAME">
            <text:p/>
          </table:table-cell>
          <table:table-cell table:style-name="Computed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e172" table:formula="of:=PLAYER_DATA_REG">
            <text:p/>
          </table:table-cell>
          <table:table-cell table:style-name="ce172" table:formula="of:=PHONE_NORMALISED">
            <text:p/>
          </table:table-cell>
          <table:table-cell table:style-name="Computed" table:formula="of:=BEST_PHONE">
            <text:p/>
          </table:table-cell>
          <table:table-cell table:style-name="Computed" table:formula="of:=PLAYER_DATA_REG">
            <text:p/>
          </table:table-cell>
          <table:table-cell/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e193" table:formula="of:=PLAYER_AVAILABILITY">
            <text:p/>
          </table:table-cell>
          <table:table-cell table:style-name="Computed" table:formula="of:=IF([.AC170]=DRAW_MAKER_ROW_STYLER;&quot;&quot;;[.AC170])">
            <text:p/>
          </table:table-cell>
          <table:table-cell table:style-name="Computed" table:formula="of:=PLAYER_DATA_REG">
            <text:p/>
          </table:table-cell>
          <table:table-cell table:number-columns-repeated="994"/>
        </table:table-row>
        <table:table-row table:style-name="ro8" table:number-rows-repeated="1048405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Restrictions" table:style-name="ta7" table:protected="true">
        <loext:table-protection loext:select-protected-cells="true" loext:select-unprotected-cells="true"/>
        <office:forms form:automatic-focus="false" form:apply-design-mode="false"/>
        <table:table-column table:style-name="co48" table:default-cell-style-name="ce106"/>
        <table:table-column table:style-name="co5" table:default-cell-style-name="ce20"/>
        <table:table-column table:style-name="co5" table:default-cell-style-name="ce106"/>
        <table:table-column table:style-name="co49" table:number-columns-repeated="4" table:default-cell-style-name="ce20"/>
        <table:table-column table:style-name="co50" table:default-cell-style-name="ce106"/>
        <table:table-column table:style-name="co5" table:number-columns-repeated="15" table:default-cell-style-name="ce81"/>
        <table:table-column table:style-name="co5" table:number-columns-repeated="3" table:default-cell-style-name="ce30"/>
        <table:table-column table:style-name="co5" table:number-columns-repeated="998" table:default-cell-style-name="ce81"/>
        <table:table-row table:style-name="ro11">
          <table:table-cell table:style-name="ce146" table:formula="of:=TOURNAMENT_NAME&amp;&quot; — Player restrictions&quot;" office:value-type="string" office:string-value=" — Player restrictions" calcext:value-type="string" table:number-columns-spanned="8" table:number-rows-spanned="1">
            <text:p><text:s/>— Player restrictions</text:p>
          </table:table-cell>
          <table:covered-table-cell table:number-columns-repeated="7" table:style-name="ce149"/>
          <table:table-cell table:number-columns-repeated="15"/>
          <table:table-cell table:style-name="ce81" table:number-columns-repeated="3"/>
          <table:table-cell table:number-columns-repeated="969"/>
          <table:table-cell table:style-name="Default" table:number-columns-repeated="29"/>
        </table:table-row>
        <table:table-row table:style-name="ro12">
          <table:table-cell table:style-name="ce6" office:value-type="string" calcext:value-type="string">
            <text:p>Name</text:p>
          </table:table-cell>
          <table:table-cell table:style-name="ce9" office:value-type="string" calcext:value-type="string">
            <text:p>Duplicate?</text:p>
          </table:table-cell>
          <table:table-cell table:style-name="ce6" office:value-type="string" calcext:value-type="string">
            <text:p>Player code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Thu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Sat</text:p>
          </table:table-cell>
          <table:table-cell table:style-name="ce6" office:value-type="string" calcext:value-type="string">
            <text:p>Comment</text:p>
          </table:table-cell>
          <table:table-cell table:number-columns-repeated="1016"/>
        </table:table-row>
        <table:table-row table:style-name="ro12">
          <table:table-cell table:style-name="ce7" office:value-type="string" calcext:value-type="string">
            <text:p>Everyone</text:p>
          </table:table-cell>
          <table:table-cell table:style-name="ce9"/>
          <table:table-cell table:style-name="ce7" office:value-type="string" calcext:value-type="string">
            <text:p>Default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7" office:value-type="string" calcext:value-type="string">
            <text:p>Default restrictions, e.g. to disable Wednesday altogether</text:p>
          </table:table-cell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211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57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57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57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3"/>
          <table:table-cell table:style-name="ce164"/>
          <table:table-cell table:style-name="ce16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20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157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>
          <table:table-cell table:formula="of:=RESTRICTION_PLAYER_NAME">
            <text:p/>
          </table:table-cell>
          <table:table-cell table:style-name="ce97" table:formula="of:=DUPLICATE_RESTRICTION">
            <text:p/>
          </table:table-cell>
          <table:table-cell table:style-name="ce215"/>
          <table:table-cell table:style-name="ce25" table:number-columns-repeated="4"/>
          <table:table-cell table:style-name="ce215"/>
          <table:table-cell table:number-columns-repeated="1016"/>
        </table:table-row>
        <table:table-row table:style-name="ro12" table:number-rows-repeated="104840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Restrictions.D36:Restrictions.G170 Restrictions.H36:Restrictions.H42 Restrictions.D5:Restrictions.H35 Restrictions.D4:Restrictions.F16">
            <calcext:condition calcext:apply-style-name="Computed" calcext:value="formula-is([.D$3])" calcext:base-cell-address="Restrictions.D4"/>
          </calcext:conditional-format>
        </calcext:conditional-formats>
      </table:table>
      <table:table table:name="Men's Draws" table:style-name="ta9" table:protected="true" table:print-ranges="'Men''s Draws'.C1:'Men''s Draws'.O84">
        <loext:table-protection loext:select-protected-cells="true" loext:select-unprotected-cells="true"/>
        <office:forms form:automatic-focus="false" form:apply-design-mode="false"/>
        <table:table-column-group table:display="false">
          <table:table-column table:style-name="co18" table:visibility="collapse" table:default-cell-style-name="Computed"/>
          <table:table-column table:style-name="co51" table:visibility="collapse" table:default-cell-style-name="Computed"/>
        </table:table-column-group>
        <table:table-column table:style-name="co52" table:default-cell-style-name="ce166"/>
        <table:table-column-group table:display="false">
          <table:table-column table:style-name="co36" table:visibility="collapse" table:default-cell-style-name="ce166"/>
        </table:table-column-group>
        <table:table-column table:style-name="co52" table:default-cell-style-name="ce171"/>
        <table:table-column-group table:display="false">
          <table:table-column table:style-name="co53" table:visibility="collapse" table:default-cell-style-name="ce166"/>
        </table:table-column-group>
        <table:table-column table:style-name="co54" table:default-cell-style-name="Computed"/>
        <table:table-column table:style-name="co55" table:default-cell-style-name="Computed"/>
        <table:table-column table:style-name="co56" table:default-cell-style-name="Computed"/>
        <table:table-column-group>
          <table:table-column table:style-name="co57" table:default-cell-style-name="ce154"/>
          <table:table-column table:style-name="co37" table:default-cell-style-name="ce166"/>
          <table:table-column table:style-name="co58" table:default-cell-style-name="Computed"/>
          <table:table-column table:style-name="co34" table:default-cell-style-name="Computed"/>
          <table:table-column-group table:display="false">
            <table:table-column table:style-name="co35" table:visibility="collapse" table:default-cell-style-name="Computed"/>
          </table:table-column-group>
          <table:table-column table:style-name="co43" table:default-cell-style-name="Computed"/>
        </table:table-column-group>
        <table:table-column-group table:display="false">
          <table:table-column table:style-name="co36" table:visibility="collapse" table:default-cell-style-name="ce166"/>
          <table:table-column table:style-name="co37" table:visibility="collapse" table:default-cell-style-name="ce166"/>
          <table:table-column table:style-name="co46" table:visibility="collapse" table:default-cell-style-name="ce166"/>
          <table:table-column table:style-name="co36" table:visibility="collapse" table:default-cell-style-name="ce166"/>
        </table:table-column-group>
        <table:table-column-group table:display="false">
          <table:table-column table:style-name="co36" table:visibility="collapse" table:default-cell-style-name="ce166"/>
          <table:table-column table:style-name="co37" table:visibility="collapse" table:default-cell-style-name="ce166"/>
          <table:table-column table:style-name="co46" table:visibility="collapse" table:number-columns-repeated="2" table:default-cell-style-name="ce166"/>
        </table:table-column-group>
        <table:table-column table:style-name="co37" table:default-cell-style-name="ce166"/>
        <table:table-column-group table:display="false">
          <table:table-column table:style-name="co37" table:visibility="collapse" table:default-cell-style-name="ce166"/>
          <table:table-column table:style-name="co46" table:visibility="collapse" table:default-cell-style-name="ce166"/>
          <table:table-column table:style-name="co53" table:visibility="collapse" table:default-cell-style-name="ce166"/>
        </table:table-column-group>
        <table:table-column table:style-name="co37" table:default-cell-style-name="ce166"/>
        <table:table-column table:style-name="co59" table:default-cell-style-name="Computed"/>
        <table:table-column-group>
          <table:table-column table:style-name="co36" table:default-cell-style-name="ce166"/>
          <table:table-column table:style-name="co37" table:default-cell-style-name="ce166"/>
          <table:table-column table:style-name="co61" table:default-cell-style-name="ce166"/>
          <table:table-column table:style-name="co53" table:default-cell-style-name="ce166"/>
        </table:table-column-group>
        <table:table-column table:style-name="co5" table:number-columns-repeated="31" table:default-cell-style-name="Computed"/>
        <table:table-column table:style-name="co5" table:number-columns-repeated="960" table:default-cell-style-name="Default"/>
        <table:table-row table:style-name="ro15">
          <table:table-cell table:style-name="ce49" table:formula="of:=TOURNAMENT_NAME&amp;&quot; — &quot; &amp; [.$B$8] &amp; &quot;'s Draws&quot;" office:value-type="string" office:string-value=" — Men's Draws" calcext:value-type="string" table:number-columns-spanned="33" table:number-rows-spanned="1">
            <text:p><text:s/>— Men's Draws</text:p>
          </table:table-cell>
          <table:covered-table-cell table:number-columns-repeated="8" table:style-name="ce126"/>
          <table:covered-table-cell table:style-name="ce155"/>
          <table:covered-table-cell table:number-columns-repeated="23" table:style-name="ce126"/>
          <table:table-cell table:style-name="ce126" table:number-columns-repeated="31"/>
          <table:table-cell table:style-name="ce81" table:number-columns-repeated="935"/>
          <table:table-cell table:number-columns-repeated="25"/>
        </table:table-row>
        <table:table-row table:style-name="ro2">
          <table:table-cell table:formula="of:=COUNTIF([.$D$9:.$D$170];[.B2])/[.B2]" office:value-type="float" office:value="0" calcext:value-type="float">
            <text:p>0</text:p>
          </table:table-cell>
          <table:table-cell table:style-name="ce163" office:value-type="float" office:value="8" calcext:value-type="float">
            <text:p>8</text:p>
          </table:table-cell>
          <table:table-cell table:style-name="Computed" table:number-columns-repeated="2"/>
          <table:table-cell table:style-name="Computed" table:formula="of:=COUNTIF([.B9:.B170];&quot;&gt;-1&quot;)" office:value-type="float" office:value="0" calcext:value-type="float">
            <text:p>0</text:p>
          </table:table-cell>
          <table:table-cell/>
          <table:table-cell table:style-name="ce174" office:value-type="string" calcext:value-type="string">
            <text:p>Players</text:p>
          </table:table-cell>
          <table:table-cell table:style-name="ce175"/>
          <table:table-cell table:style-name="ce176"/>
          <table:table-cell table:number-columns-repeated="1015"/>
        </table:table-row>
        <table:table-row table:style-name="ro2">
          <table:table-cell table:formula="of:=COUNTIF([.$D$9:.$D$170];[.B3])/[.B3]" office:value-type="float" office:value="0" calcext:value-type="float">
            <text:p>0</text:p>
          </table:table-cell>
          <table:table-cell table:style-name="ce163" office:value-type="float" office:value="6" calcext:value-type="float">
            <text:p>6</text:p>
          </table:table-cell>
          <table:table-cell table:style-name="Computed" table:number-columns-repeated="2"/>
          <table:table-cell table:style-name="Computed" table:formula="of:=SUM([.A2:.A6])" office:value-type="float" office:value="0" calcext:value-type="float">
            <text:p>0</text:p>
          </table:table-cell>
          <table:table-cell/>
          <table:table-cell table:style-name="ce174" office:value-type="string" calcext:value-type="string">
            <text:p>Draws</text:p>
          </table:table-cell>
          <table:table-cell table:style-name="ce175"/>
          <table:table-cell table:number-columns-repeated="2"/>
          <table:table-cell table:style-name="Computed"/>
          <table:table-cell/>
          <table:table-cell table:style-name="ce105"/>
          <table:table-cell table:number-columns-repeated="1011"/>
        </table:table-row>
        <table:table-row table:style-name="ro2">
          <table:table-cell table:formula="of:=COUNTIF([.$D$9:.$D$170];[.B4])/[.B4]" office:value-type="float" office:value="0" calcext:value-type="float">
            <text:p>0</text:p>
          </table:table-cell>
          <table:table-cell table:style-name="ce163" office:value-type="float" office:value="4" calcext:value-type="float">
            <text:p>4</text:p>
          </table:table-cell>
          <table:table-cell table:style-name="Computed" table:number-columns-repeated="3"/>
          <table:table-cell/>
          <table:table-cell table:style-name="ce171" table:formula="of:=COM.MICROSOFT.CONCAT(IF([.A2]&gt;0;TEXT([.A2];&quot;0&quot;)&amp;&quot;×&quot;&amp;TEXT([.B2];&quot;0&quot;)&amp;&quot;   &quot;;&quot;&quot;);IF([.A3]&gt;0;TEXT([.A3];&quot;0&quot;)&amp;&quot;×&quot;&amp;TEXT([.B3];&quot;0&quot;)&amp;&quot;   &quot;;&quot;&quot;);IF([.A4]&gt;0;TEXT([.A4];&quot;0&quot;)&amp;&quot;×&quot;&amp;TEXT([.B4];&quot;0&quot;)&amp;&quot;   &quot;;&quot;&quot;);IF([.A5]&gt;0;TEXT([.A5];&quot;0&quot;)&amp;&quot;×INCOMPLETE&quot;;&quot;&quot;))">
            <text:p/>
          </table:table-cell>
          <table:table-cell table:style-name="ce175"/>
          <table:table-cell table:number-columns-repeated="2"/>
          <table:table-cell table:style-name="Computed"/>
          <table:table-cell/>
          <table:table-cell table:style-name="ce206"/>
          <table:table-cell table:number-columns-repeated="1011"/>
        </table:table-row>
        <table:table-row table:style-name="ro2">
          <table:table-cell table:formula="of:=COUNTIF([.$D$9:.$D$135];&quot;&gt;0&quot;)-SUMPRODUCT([.A2:.A6];[.B2:.B6])" office:value-type="float" office:value="0" calcext:value-type="float">
            <text:p>0</text:p>
          </table:table-cell>
          <table:table-cell table:style-name="ce163" office:value-type="string" calcext:value-type="string">
            <text:p>Incomplete</text:p>
          </table:table-cell>
          <table:table-cell table:style-name="Computed" table:number-columns-repeated="2"/>
          <table:table-cell table:style-name="Computed" table:formula="of:=[.E2]/2" office:value-type="float" office:value="0" calcext:value-type="float">
            <text:p>0</text:p>
          </table:table-cell>
          <table:table-cell/>
          <table:table-cell table:style-name="ce174" office:value-type="string" calcext:value-type="string">
            <text:p>Games per round</text:p>
          </table:table-cell>
          <table:table-cell table:style-name="ce175"/>
          <table:table-cell table:style-name="ce178"/>
          <table:table-cell table:number-columns-repeated="6"/>
          <table:table-cell table:style-name="ce267" office:value-type="string" calcext:value-type="string" table:number-columns-spanned="3" table:number-rows-spanned="1">
            <text:p>Player availability</text:p>
          </table:table-cell>
          <table:covered-table-cell table:number-columns-repeated="2"/>
          <table:table-cell/>
          <table:table-cell table:style-name="ce267" office:value-type="string" calcext:value-type="string" table:number-columns-spanned="4" table:number-rows-spanned="1">
            <text:p>&amp; rd1 opponent</text:p>
          </table:table-cell>
          <table:covered-table-cell table:number-columns-repeated="3"/>
          <table:table-cell/>
          <table:table-cell table:style-name="ce267" office:value-type="string" calcext:value-type="string" table:number-columns-spanned="3" table:number-rows-spanned="1">
            <text:p>&amp; rd2 opponents</text:p>
          </table:table-cell>
          <table:covered-table-cell table:number-columns-repeated="2"/>
          <table:table-cell table:number-columns-repeated="2"/>
          <table:table-cell table:style-name="ce267" office:value-type="string" calcext:value-type="string" table:number-columns-spanned="4" table:number-rows-spanned="1">
            <text:p>Games per day</text:p>
          </table:table-cell>
          <table:covered-table-cell table:number-columns-repeated="3"/>
          <table:table-cell table:number-columns-repeated="991"/>
        </table:table-row>
        <table:table-row-group table:display="false">
          <table:table-row table:style-name="ro2" table:visibility="collapse">
            <table:table-cell table:number-columns-repeated="2"/>
            <table:table-cell table:style-name="Computed" table:number-columns-repeated="4"/>
            <table:table-cell/>
            <table:table-cell table:style-name="ce175"/>
            <table:table-cell table:style-name="ce180"/>
            <table:table-cell table:number-columns-repeated="10"/>
            <table:table-cell table:formula="of:=RD1_GAMES_PER_DAY" office:value-type="float" office:value="0" calcext:value-type="float">
              <text:p>0</text:p>
            </table:table-cell>
            <table:table-cell table:formula="of:=RD1_GAMES_PER_DAY" office:value-type="float" office:value="0" calcext:value-type="float">
              <text:p>0</text:p>
            </table:table-cell>
            <table:table-cell table:formula="of:=RD1_GAMES_PER_DAY" office:value-type="float" office:value="0" calcext:value-type="float">
              <text:p>0</text:p>
            </table:table-cell>
            <table:table-cell table:formula="of:=RD1_GAMES_PER_DAY" office:value-type="float" office:value="0" calcext:value-type="float">
              <text:p>0</text:p>
            </table:table-cell>
            <table:table-cell table:number-columns-repeated="1001"/>
          </table:table-row>
          <table:table-row table:style-name="ro2" table:visibility="collapse">
            <table:table-cell table:number-columns-repeated="2"/>
            <table:table-cell table:style-name="Computed" table:number-columns-repeated="3"/>
            <table:table-cell/>
            <table:table-cell table:style-name="ce174"/>
            <table:table-cell table:style-name="ce175"/>
            <table:table-cell table:style-name="ce180"/>
            <table:table-cell table:number-columns-repeated="15"/>
            <table:table-cell table:formula="of:=RD2_GAMES_PER_DAY" office:value-type="float" office:value="0" calcext:value-type="float">
              <text:p>0</text:p>
            </table:table-cell>
            <table:table-cell table:formula="of:=RD2_GAMES_PER_DAY" office:value-type="float" office:value="0" calcext:value-type="float">
              <text:p>0</text:p>
            </table:table-cell>
            <table:table-cell table:formula="of:=RD2_GAMES_PER_DAY" office:value-type="float" office:value="0" calcext:value-type="float">
              <text:p>0</text:p>
            </table:table-cell>
            <table:table-cell table:number-columns-repeated="997"/>
          </table:table-row>
        </table:table-row-group>
        <table:table-row table:style-name="ro10">
          <table:table-cell table:style-name="ce243" office:value-type="float" office:value="0" calcext:value-type="float">
            <text:p>0</text:p>
          </table:table-cell>
          <table:table-cell table:style-name="ce143" office:value-type="string" calcext:value-type="string">
            <text:p>Men</text:p>
          </table:table-cell>
          <table:table-cell table:style-name="ce256" office:value-type="string" calcext:value-type="string">
            <text:p>Draw</text:p>
          </table:table-cell>
          <table:table-cell table:style-name="ce257" office:value-type="string" calcext:value-type="string">
            <text:p>Size</text:p>
          </table:table-cell>
          <table:table-cell table:style-name="ce256" office:value-type="string" calcext:value-type="string">
            <text:p>Seed</text:p>
          </table:table-cell>
          <table:table-cell table:style-name="ce256" office:value-type="string" calcext:value-type="string">
            <text:p>WL</text:p>
          </table:table-cell>
          <table:table-cell table:style-name="ce143" office:value-type="string" calcext:value-type="string">
            <text:p>Name</text:p>
          </table:table-cell>
          <table:table-cell table:style-name="ce143" office:value-type="string" calcext:value-type="string">
            <text:p>Squash Code</text:p>
          </table:table-cell>
          <table:table-cell table:style-name="ce143" office:value-type="string" calcext:value-type="string">
            <text:p>Points</text:p>
          </table:table-cell>
          <table:table-cell table:style-name="ce265" office:value-type="string" calcext:value-type="string">
            <text:p>DOB</text:p>
          </table:table-cell>
          <table:table-cell table:style-name="ce256" office:value-type="string" calcext:value-type="string">
            <text:p>Age</text:p>
          </table:table-cell>
          <table:table-cell table:style-name="ce143" office:value-type="string" calcext:value-type="string">
            <text:p>First name</text:p>
          </table:table-cell>
          <table:table-cell table:style-name="ce143" office:value-type="string" calcext:value-type="string">
            <text:p>Email</text:p>
          </table:table-cell>
          <table:table-cell table:style-name="ce143" office:value-type="string" calcext:value-type="string">
            <text:p>Email to</text:p>
          </table:table-cell>
          <table:table-cell table:style-name="ce143" office:value-type="string" calcext:value-type="string">
            <text:p>Number</text:p>
          </table:table-cell>
          <table:table-cell table:style-name="ce256" office:value-type="string" calcext:value-type="string">
            <text:p>Wed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256" office:value-type="string" calcext:value-type="string">
            <text:p>Wed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256" office:value-type="string" calcext:value-type="string">
            <text:p>Rd1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256" office:value-type="string" calcext:value-type="string">
            <text:p>Rd2</text:p>
          </table:table-cell>
          <table:table-cell table:style-name="ce143" office:value-type="string" calcext:value-type="string">
            <text:p>Comments</text:p>
          </table:table-cell>
          <table:table-cell table:style-name="ce256" office:value-type="string" calcext:value-type="string">
            <text:p>Wed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182" table:number-columns-repeated="4"/>
          <table:table-cell table:style-name="ce77" table:number-columns-repeated="952"/>
          <table:table-cell table:style-name="ce184" table:number-columns-repeated="35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9:.$AA9];0);MATCH(1;OFFSET([.$Y9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0:.$AA10];0);MATCH(1;OFFSET([.$Y10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1:.$AA11];0);MATCH(1;OFFSET([.$Y11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2:.$AA12];0);MATCH(1;OFFSET([.$Y12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3:.$AA13];0);MATCH(1;OFFSET([.$Y13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4:.$AA14];0);MATCH(1;OFFSET([.$Y14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5:.$AA15];0);MATCH(1;OFFSET([.$Y15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6:.$AA16];0);MATCH(1;OFFSET([.$Y16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men's Draws" table:style-name="ta9" table:protected="true" table:print-ranges="'Women''s Draws'.C1:'Women''s Draws'.O84">
        <loext:table-protection loext:select-protected-cells="true" loext:select-unprotected-cells="true"/>
        <office:forms form:automatic-focus="false" form:apply-design-mode="false"/>
        <table:table-column-group table:display="false">
          <table:table-column table:style-name="co62" table:visibility="collapse" table:default-cell-style-name="Computed"/>
          <table:table-column table:style-name="co51" table:visibility="collapse" table:default-cell-style-name="Computed"/>
        </table:table-column-group>
        <table:table-column table:style-name="co52" table:default-cell-style-name="ce166"/>
        <table:table-column-group table:display="false">
          <table:table-column table:style-name="co36" table:visibility="collapse" table:default-cell-style-name="ce166"/>
        </table:table-column-group>
        <table:table-column table:style-name="co52" table:default-cell-style-name="ce171"/>
        <table:table-column-group table:display="false">
          <table:table-column table:style-name="co53" table:visibility="collapse" table:default-cell-style-name="ce166"/>
        </table:table-column-group>
        <table:table-column table:style-name="co54" table:default-cell-style-name="Computed"/>
        <table:table-column table:style-name="co55" table:default-cell-style-name="Computed"/>
        <table:table-column table:style-name="co56" table:default-cell-style-name="Computed"/>
        <table:table-column-group>
          <table:table-column table:style-name="co57" table:default-cell-style-name="ce154"/>
          <table:table-column table:style-name="co37" table:default-cell-style-name="ce166"/>
          <table:table-column table:style-name="co58" table:default-cell-style-name="Computed"/>
          <table:table-column table:style-name="co34" table:default-cell-style-name="Computed"/>
          <table:table-column-group table:display="false">
            <table:table-column table:style-name="co35" table:visibility="collapse" table:default-cell-style-name="Computed"/>
          </table:table-column-group>
          <table:table-column table:style-name="co43" table:default-cell-style-name="Computed"/>
        </table:table-column-group>
        <table:table-column-group table:display="false">
          <table:table-column table:style-name="co36" table:visibility="collapse" table:default-cell-style-name="ce166"/>
          <table:table-column table:style-name="co37" table:visibility="collapse" table:default-cell-style-name="ce166"/>
          <table:table-column table:style-name="co46" table:visibility="collapse" table:default-cell-style-name="ce166"/>
          <table:table-column table:style-name="co36" table:visibility="collapse" table:default-cell-style-name="ce166"/>
        </table:table-column-group>
        <table:table-column-group table:display="false">
          <table:table-column table:style-name="co36" table:visibility="collapse" table:default-cell-style-name="ce166"/>
          <table:table-column table:style-name="co37" table:visibility="collapse" table:default-cell-style-name="ce166"/>
          <table:table-column table:style-name="co46" table:visibility="collapse" table:number-columns-repeated="2" table:default-cell-style-name="ce166"/>
        </table:table-column-group>
        <table:table-column table:style-name="co37" table:default-cell-style-name="ce166"/>
        <table:table-column-group table:display="false">
          <table:table-column table:style-name="co37" table:visibility="collapse" table:default-cell-style-name="ce166"/>
          <table:table-column table:style-name="co46" table:visibility="collapse" table:default-cell-style-name="ce166"/>
          <table:table-column table:style-name="co53" table:visibility="collapse" table:default-cell-style-name="ce166"/>
        </table:table-column-group>
        <table:table-column table:style-name="co37" table:default-cell-style-name="ce166"/>
        <table:table-column table:style-name="co59" table:default-cell-style-name="Computed"/>
        <table:table-column-group>
          <table:table-column table:style-name="co36" table:default-cell-style-name="ce166"/>
          <table:table-column table:style-name="co37" table:default-cell-style-name="ce166"/>
          <table:table-column table:style-name="co61" table:default-cell-style-name="ce166"/>
          <table:table-column table:style-name="co53" table:default-cell-style-name="ce166"/>
        </table:table-column-group>
        <table:table-column table:style-name="co5" table:number-columns-repeated="31" table:default-cell-style-name="Computed"/>
        <table:table-column table:style-name="co5" table:number-columns-repeated="960" table:default-cell-style-name="Default"/>
        <table:table-row table:style-name="ro15">
          <table:table-cell table:style-name="ce49" table:formula="of:=TOURNAMENT_NAME&amp;&quot; — &quot; &amp; [.$B$8] &amp; &quot;'s Draws&quot;" office:value-type="string" office:string-value=" — Women's Draws" calcext:value-type="string" table:number-columns-spanned="33" table:number-rows-spanned="1">
            <text:p><text:s/>— Women's Draws</text:p>
          </table:table-cell>
          <table:covered-table-cell table:number-columns-repeated="8" table:style-name="ce126"/>
          <table:covered-table-cell table:style-name="ce155"/>
          <table:covered-table-cell table:number-columns-repeated="23" table:style-name="ce126"/>
          <table:table-cell table:style-name="ce126" table:number-columns-repeated="31"/>
          <table:table-cell table:style-name="ce81" table:number-columns-repeated="935"/>
          <table:table-cell table:number-columns-repeated="25"/>
        </table:table-row>
        <table:table-row table:style-name="ro2">
          <table:table-cell table:formula="of:=COUNTIF([.$D$9:.$D$170];[.B2])/[.B2]" office:value-type="float" office:value="0" calcext:value-type="float">
            <text:p>0</text:p>
          </table:table-cell>
          <table:table-cell table:style-name="ce163" office:value-type="float" office:value="8" calcext:value-type="float">
            <text:p>8</text:p>
          </table:table-cell>
          <table:table-cell table:style-name="Computed" table:number-columns-repeated="2"/>
          <table:table-cell table:style-name="Computed" table:formula="of:=COUNTIF([.B9:.B170];&quot;&gt;-1&quot;)" office:value-type="float" office:value="0" calcext:value-type="float">
            <text:p>0</text:p>
          </table:table-cell>
          <table:table-cell/>
          <table:table-cell table:style-name="ce174" office:value-type="string" calcext:value-type="string">
            <text:p>Players</text:p>
          </table:table-cell>
          <table:table-cell table:style-name="ce175"/>
          <table:table-cell table:style-name="ce176"/>
          <table:table-cell table:number-columns-repeated="1015"/>
        </table:table-row>
        <table:table-row table:style-name="ro2">
          <table:table-cell table:formula="of:=COUNTIF([.$D$9:.$D$170];[.B3])/[.B3]" office:value-type="float" office:value="0" calcext:value-type="float">
            <text:p>0</text:p>
          </table:table-cell>
          <table:table-cell table:style-name="ce163" office:value-type="float" office:value="6" calcext:value-type="float">
            <text:p>6</text:p>
          </table:table-cell>
          <table:table-cell table:style-name="Computed" table:number-columns-repeated="2"/>
          <table:table-cell table:style-name="Computed" table:formula="of:=SUM([.A2:.A6])" office:value-type="float" office:value="0" calcext:value-type="float">
            <text:p>0</text:p>
          </table:table-cell>
          <table:table-cell/>
          <table:table-cell table:style-name="ce174" office:value-type="string" calcext:value-type="string">
            <text:p>Draws</text:p>
          </table:table-cell>
          <table:table-cell table:style-name="ce175"/>
          <table:table-cell table:number-columns-repeated="2"/>
          <table:table-cell table:style-name="Computed"/>
          <table:table-cell/>
          <table:table-cell table:style-name="ce105"/>
          <table:table-cell table:number-columns-repeated="1011"/>
        </table:table-row>
        <table:table-row table:style-name="ro2">
          <table:table-cell table:formula="of:=COUNTIF([.$D$9:.$D$170];[.B4])/[.B4]" office:value-type="float" office:value="0" calcext:value-type="float">
            <text:p>0</text:p>
          </table:table-cell>
          <table:table-cell table:style-name="ce163" office:value-type="float" office:value="4" calcext:value-type="float">
            <text:p>4</text:p>
          </table:table-cell>
          <table:table-cell table:style-name="Computed" table:number-columns-repeated="3"/>
          <table:table-cell/>
          <table:table-cell table:style-name="ce171" table:formula="of:=COM.MICROSOFT.CONCAT(IF([.A2]&gt;0;TEXT([.A2];&quot;0&quot;)&amp;&quot;×&quot;&amp;TEXT([.B2];&quot;0&quot;)&amp;&quot;   &quot;;&quot;&quot;);IF([.A3]&gt;0;TEXT([.A3];&quot;0&quot;)&amp;&quot;×&quot;&amp;TEXT([.B3];&quot;0&quot;)&amp;&quot;   &quot;;&quot;&quot;);IF([.A4]&gt;0;TEXT([.A4];&quot;0&quot;)&amp;&quot;×&quot;&amp;TEXT([.B4];&quot;0&quot;)&amp;&quot;   &quot;;&quot;&quot;);IF([.A5]&gt;0;TEXT([.A5];&quot;0&quot;)&amp;&quot;×INCOMPLETE&quot;;&quot;&quot;))">
            <text:p/>
          </table:table-cell>
          <table:table-cell table:style-name="ce175"/>
          <table:table-cell table:number-columns-repeated="2"/>
          <table:table-cell table:style-name="Computed"/>
          <table:table-cell/>
          <table:table-cell table:style-name="ce206"/>
          <table:table-cell table:number-columns-repeated="1011"/>
        </table:table-row>
        <table:table-row table:style-name="ro2">
          <table:table-cell table:formula="of:=COUNTIF([.$D$9:.$D$135];&quot;&gt;0&quot;)-SUMPRODUCT([.A2:.A6];[.B2:.B6])" office:value-type="float" office:value="0" calcext:value-type="float">
            <text:p>0</text:p>
          </table:table-cell>
          <table:table-cell table:style-name="ce163" office:value-type="string" calcext:value-type="string">
            <text:p>Incomplete</text:p>
          </table:table-cell>
          <table:table-cell table:style-name="Computed" table:number-columns-repeated="2"/>
          <table:table-cell table:style-name="Computed" table:formula="of:=[.E2]/2" office:value-type="float" office:value="0" calcext:value-type="float">
            <text:p>0</text:p>
          </table:table-cell>
          <table:table-cell/>
          <table:table-cell table:style-name="ce174" office:value-type="string" calcext:value-type="string">
            <text:p>Games per round</text:p>
          </table:table-cell>
          <table:table-cell table:style-name="ce175"/>
          <table:table-cell table:style-name="ce178"/>
          <table:table-cell table:number-columns-repeated="6"/>
          <table:table-cell table:style-name="ce267" office:value-type="string" calcext:value-type="string" table:number-columns-spanned="3" table:number-rows-spanned="1">
            <text:p>Player availability</text:p>
          </table:table-cell>
          <table:covered-table-cell table:number-columns-repeated="2"/>
          <table:table-cell/>
          <table:table-cell table:style-name="ce267" office:value-type="string" calcext:value-type="string" table:number-columns-spanned="4" table:number-rows-spanned="1">
            <text:p>&amp; rd1 opponent</text:p>
          </table:table-cell>
          <table:covered-table-cell table:number-columns-repeated="3"/>
          <table:table-cell/>
          <table:table-cell table:style-name="ce267" office:value-type="string" calcext:value-type="string" table:number-columns-spanned="3" table:number-rows-spanned="1">
            <text:p>&amp; rd2 opponents</text:p>
          </table:table-cell>
          <table:covered-table-cell table:number-columns-repeated="2"/>
          <table:table-cell table:number-columns-repeated="2"/>
          <table:table-cell table:style-name="ce267" office:value-type="string" calcext:value-type="string" table:number-columns-spanned="4" table:number-rows-spanned="1">
            <text:p>Games per day</text:p>
          </table:table-cell>
          <table:covered-table-cell table:number-columns-repeated="3"/>
          <table:table-cell table:number-columns-repeated="991"/>
        </table:table-row>
        <table:table-row-group table:display="false">
          <table:table-row table:style-name="ro2" table:visibility="collapse">
            <table:table-cell table:number-columns-repeated="2"/>
            <table:table-cell table:style-name="Computed" table:number-columns-repeated="4"/>
            <table:table-cell/>
            <table:table-cell table:style-name="ce175"/>
            <table:table-cell table:style-name="ce180"/>
            <table:table-cell table:number-columns-repeated="10"/>
            <table:table-cell table:formula="of:=RD1_GAMES_PER_DAY" office:value-type="float" office:value="0" calcext:value-type="float">
              <text:p>0</text:p>
            </table:table-cell>
            <table:table-cell table:formula="of:=RD1_GAMES_PER_DAY" office:value-type="float" office:value="0" calcext:value-type="float">
              <text:p>0</text:p>
            </table:table-cell>
            <table:table-cell table:formula="of:=RD1_GAMES_PER_DAY" office:value-type="float" office:value="0" calcext:value-type="float">
              <text:p>0</text:p>
            </table:table-cell>
            <table:table-cell table:formula="of:=RD1_GAMES_PER_DAY" office:value-type="float" office:value="0" calcext:value-type="float">
              <text:p>0</text:p>
            </table:table-cell>
            <table:table-cell table:number-columns-repeated="1001"/>
          </table:table-row>
          <table:table-row table:style-name="ro2" table:visibility="collapse">
            <table:table-cell table:number-columns-repeated="2"/>
            <table:table-cell table:style-name="Computed" table:number-columns-repeated="3"/>
            <table:table-cell/>
            <table:table-cell table:style-name="ce174"/>
            <table:table-cell table:style-name="ce175"/>
            <table:table-cell table:style-name="ce180"/>
            <table:table-cell table:number-columns-repeated="15"/>
            <table:table-cell table:formula="of:=RD2_GAMES_PER_DAY" office:value-type="float" office:value="0" calcext:value-type="float">
              <text:p>0</text:p>
            </table:table-cell>
            <table:table-cell table:formula="of:=RD2_GAMES_PER_DAY" office:value-type="float" office:value="0" calcext:value-type="float">
              <text:p>0</text:p>
            </table:table-cell>
            <table:table-cell table:formula="of:=RD2_GAMES_PER_DAY" office:value-type="float" office:value="0" calcext:value-type="float">
              <text:p>0</text:p>
            </table:table-cell>
            <table:table-cell table:number-columns-repeated="997"/>
          </table:table-row>
        </table:table-row-group>
        <table:table-row table:style-name="ro10">
          <table:table-cell table:style-name="ce243" office:value-type="float" office:value="0" calcext:value-type="float">
            <text:p>0</text:p>
          </table:table-cell>
          <table:table-cell table:style-name="ce143" office:value-type="string" calcext:value-type="string">
            <text:p>Women</text:p>
          </table:table-cell>
          <table:table-cell table:style-name="ce256" office:value-type="string" calcext:value-type="string">
            <text:p>Draw</text:p>
          </table:table-cell>
          <table:table-cell table:style-name="ce257" office:value-type="string" calcext:value-type="string">
            <text:p>Size</text:p>
          </table:table-cell>
          <table:table-cell table:style-name="ce256" office:value-type="string" calcext:value-type="string">
            <text:p>Seed</text:p>
          </table:table-cell>
          <table:table-cell table:style-name="ce256" office:value-type="string" calcext:value-type="string">
            <text:p>WL</text:p>
          </table:table-cell>
          <table:table-cell table:style-name="ce143" office:value-type="string" calcext:value-type="string">
            <text:p>Name</text:p>
          </table:table-cell>
          <table:table-cell table:style-name="ce143" office:value-type="string" calcext:value-type="string">
            <text:p>Squash Code</text:p>
          </table:table-cell>
          <table:table-cell table:style-name="ce143" office:value-type="string" calcext:value-type="string">
            <text:p>Points</text:p>
          </table:table-cell>
          <table:table-cell table:style-name="ce265" office:value-type="string" calcext:value-type="string">
            <text:p>DOB</text:p>
          </table:table-cell>
          <table:table-cell table:style-name="ce256" office:value-type="string" calcext:value-type="string">
            <text:p>Age</text:p>
          </table:table-cell>
          <table:table-cell table:style-name="ce143" office:value-type="string" calcext:value-type="string">
            <text:p>First name</text:p>
          </table:table-cell>
          <table:table-cell table:style-name="ce143" office:value-type="string" calcext:value-type="string">
            <text:p>Email</text:p>
          </table:table-cell>
          <table:table-cell table:style-name="ce143" office:value-type="string" calcext:value-type="string">
            <text:p>Email to</text:p>
          </table:table-cell>
          <table:table-cell table:style-name="ce143" office:value-type="string" calcext:value-type="string">
            <text:p>Number</text:p>
          </table:table-cell>
          <table:table-cell table:style-name="ce256" office:value-type="string" calcext:value-type="string">
            <text:p>Wed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256" office:value-type="string" calcext:value-type="string">
            <text:p>Wed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256" office:value-type="string" calcext:value-type="string">
            <text:p>Rd1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256" office:value-type="string" calcext:value-type="string">
            <text:p>Rd2</text:p>
          </table:table-cell>
          <table:table-cell table:style-name="ce143" office:value-type="string" calcext:value-type="string">
            <text:p>Comments</text:p>
          </table:table-cell>
          <table:table-cell table:style-name="ce256" office:value-type="string" calcext:value-type="string">
            <text:p>Wed</text:p>
          </table:table-cell>
          <table:table-cell table:style-name="ce256" office:value-type="string" calcext:value-type="string">
            <text:p>Thu</text:p>
          </table:table-cell>
          <table:table-cell table:style-name="ce256" office:value-type="string" calcext:value-type="string">
            <text:p>Fri</text:p>
          </table:table-cell>
          <table:table-cell table:style-name="ce256" office:value-type="string" calcext:value-type="string">
            <text:p>Sat</text:p>
          </table:table-cell>
          <table:table-cell table:style-name="ce182" table:number-columns-repeated="4"/>
          <table:table-cell table:style-name="ce143" table:number-columns-repeated="27"/>
          <table:table-cell table:style-name="ce263" table:number-columns-repeated="925"/>
          <table:table-cell table:style-name="ce184" table:number-columns-repeated="35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9:.$AA9];0);MATCH(1;OFFSET([.$Y9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0:.$AA10];0);MATCH(1;OFFSET([.$Y10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1:.$AA11];0);MATCH(1;OFFSET([.$Y11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2:.$AA12];0);MATCH(1;OFFSET([.$Y12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3:.$AA13];0);MATCH(1;OFFSET([.$Y13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4:.$AA14];0);MATCH(1;OFFSET([.$Y14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5:.$AA15];0);MATCH(1;OFFSET([.$Y15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IF(ISNUMBER(RD2_OPPONENT_OFFSET)+DRAWS_ROW_STYLER;IF(RD2_OPPONENT_OFFSET=0;&quot;Sat&quot;;OFFSET([.$Y$8];0;MAX(MATCH(1;[.$Y16:.$AA16];0);MATCH(1;OFFSET([.$Y16];RD2_OPPONENT_OFFSET;0;1;3);0))-1;1;1));&quot;&quot;)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style-name="ce151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style-name="ce105"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style-name="ce193"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>
          <table:table-cell table:style-name="ce105" table:formula="of:=NEXT_ROW_DRAW">
            <text:p/>
          </table:table-cell>
          <table:table-cell table:formula="of:=DRAWS_FILTER">
            <text:p/>
          </table:table-cell>
          <table:table-cell table:formula="of:=DRAW_NAME">
            <text:p/>
          </table:table-cell>
          <table:table-cell table:style-name="Computed" table:formula="of:=DRAW_SIZE">
            <text:p/>
          </table:table-cell>
          <table:table-cell table:style-name="ce166" table:formula="of:=DRAW_SEED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PLAYER_DATA_DRAW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PLAYABLE">
            <text:p/>
          </table:table-cell>
          <table:table-cell table:formula="of:=RD1_DAY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PLAYABLE">
            <text:p/>
          </table:table-cell>
          <table:table-cell table:formula="of:=RD2_DAY">
            <text:p/>
          </table:table-cell>
          <table:table-cell table:formula="of:=PLAYER_DATA_DRAW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formula="of:=GAMES_PER_DAY">
            <text:p/>
          </table:table-cell>
          <table:table-cell table:number-columns-repeated="991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ning" table:style-name="ta6" table:protected="true">
        <loext:table-protection loext:select-protected-cells="true" loext:select-unprotected-cells="true"/>
        <office:forms form:automatic-focus="false" form:apply-design-mode="false"/>
        <table:table-column table:style-name="co60" table:default-cell-style-name="ce106"/>
        <table:table-column table:style-name="co5" table:number-columns-repeated="5" table:default-cell-style-name="ce106"/>
        <table:table-column-group table:display="false">
          <table:table-column table:style-name="co5" table:visibility="collapse" table:default-cell-style-name="ce106"/>
        </table:table-column-group>
        <table:table-column table:style-name="co5" table:number-columns-repeated="15" table:default-cell-style-name="ce106"/>
        <table:table-column table:style-name="co5" table:number-columns-repeated="3" table:default-cell-style-name="ce281"/>
        <table:table-column table:style-name="co5" table:number-columns-repeated="999" table:default-cell-style-name="ce106"/>
        <table:table-row table:style-name="ro4">
          <table:table-cell table:style-name="ce272" table:formula="of:=TOURNAMENT_NAME&amp;&quot; — Tournament planner&quot;" office:value-type="string" office:string-value=" — Tournament planner" calcext:value-type="string" table:number-columns-spanned="7" table:number-rows-spanned="1">
            <text:p><text:s/>— Tournament planner</text:p>
          </table:table-cell>
          <table:covered-table-cell table:number-columns-repeated="6"/>
          <table:table-cell table:number-columns-repeated="15"/>
          <table:table-cell table:style-name="ce106" table:number-columns-repeated="3"/>
          <table:table-cell table:number-columns-repeated="970"/>
          <table:table-cell table:style-name="Default" table:number-columns-repeated="29"/>
        </table:table-row>
        <table:table-row table:style-name="ro2">
          <table:table-cell table:style-name="ce273" office:value-type="string" calcext:value-type="string">
            <text:p>Courts</text:p>
          </table:table-cell>
          <table:table-cell table:style-name="ce88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73" office:value-type="string" calcext:value-type="string">
            <text:p>Players</text:p>
          </table:table-cell>
          <table:table-cell table:formula="of:=[$'Men''s Draws'.E2]+[$'Women''s Draws'.E2]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273"/>
          <table:table-cell table:style-name="ce274" office:value-type="string" calcext:value-type="string">
            <text:p>Wed</text:p>
          </table:table-cell>
          <table:table-cell table:style-name="ce274" office:value-type="string" calcext:value-type="string">
            <text:p>Thu</text:p>
          </table:table-cell>
          <table:table-cell table:style-name="ce274" office:value-type="string" calcext:value-type="string">
            <text:p>Fri</text:p>
          </table:table-cell>
          <table:table-cell table:style-name="ce274" office:value-type="string" calcext:value-type="string">
            <text:p>Sat</text:p>
          </table:table-cell>
          <table:table-cell table:style-name="ce274" office:value-type="string" calcext:value-type="string">
            <text:p>Sat pm</text:p>
          </table:table-cell>
          <table:table-cell table:style-name="ce274" office:value-type="string" calcext:value-type="string">
            <text:p>Checks</text:p>
          </table:table-cell>
          <table:table-cell table:number-columns-repeated="1017"/>
        </table:table-row>
        <table:table-row table:style-name="ro2">
          <table:table-cell table:style-name="ce273" office:value-type="string" calcext:value-type="string">
            <text:p>Round 1</text:p>
          </table:table-cell>
          <table:table-cell table:formula="of:=SUM([.B6:.B7])" office:value-type="float" office:value="0" calcext:value-type="float">
            <text:p>0</text:p>
          </table:table-cell>
          <table:table-cell table:formula="of:=SUM([.C6:.C7])" office:value-type="float" office:value="0" calcext:value-type="float">
            <text:p>0</text:p>
          </table:table-cell>
          <table:table-cell table:formula="of:=SUM([.D6:.D7])" office:value-type="float" office:value="0" calcext:value-type="float">
            <text:p>0</text:p>
          </table:table-cell>
          <table:table-cell table:formula="of:=SUM([.E6:.E7])" office:value-type="float" office:value="0" calcext:value-type="float">
            <text:p>0</text:p>
          </table:table-cell>
          <table:table-cell/>
          <table:table-cell table:style-name="ce280" table:formula="of:=SUM([.B5:.F5])" office:value-type="float" office:value="0" calcext:value-type="float">
            <text:p>0</text:p>
          </table:table-cell>
          <table:table-cell table:number-columns-repeated="1017"/>
        </table:table-row>
        <table:table-row-group table:display="false">
          <table:table-row table:style-name="ro2" table:visibility="collapse">
            <table:table-cell table:style-name="ce273" office:value-type="string" calcext:value-type="string">
              <text:p>Men</text:p>
            </table:table-cell>
            <table:table-cell table:formula="of:=SUMIF(INDIRECT(&quot;$'&quot;&amp;[.$A6]&amp;&quot;''s Draws'.$8:$8&quot;);[.B$4];INDIRECT(&quot;$'&quot;&amp;[.$A6]&amp;&quot;''s Draws'.$6:$6&quot;))" office:value-type="float" office:value="0" calcext:value-type="float">
              <text:p>0</text:p>
            </table:table-cell>
            <table:table-cell table:formula="of:=SUMIF(INDIRECT(&quot;$'&quot;&amp;[.$A6]&amp;&quot;''s Draws'.$8:$8&quot;);[.C$4];INDIRECT(&quot;$'&quot;&amp;[.$A6]&amp;&quot;''s Draws'.$6:$6&quot;))" office:value-type="float" office:value="0" calcext:value-type="float">
              <text:p>0</text:p>
            </table:table-cell>
            <table:table-cell table:formula="of:=SUMIF(INDIRECT(&quot;$'&quot;&amp;[.$A6]&amp;&quot;''s Draws'.$8:$8&quot;);[.D$4];INDIRECT(&quot;$'&quot;&amp;[.$A6]&amp;&quot;''s Draws'.$6:$6&quot;))" office:value-type="float" office:value="0" calcext:value-type="float">
              <text:p>0</text:p>
            </table:table-cell>
            <table:table-cell table:formula="of:=SUMIF(INDIRECT(&quot;$'&quot;&amp;[.$A6]&amp;&quot;''s Draws'.$8:$8&quot;);[.E$4];INDIRECT(&quot;$'&quot;&amp;[.$A6]&amp;&quot;''s Draws'.$6:$6&quot;))" office:value-type="float" office:value="0" calcext:value-type="float">
              <text:p>0</text:p>
            </table:table-cell>
            <table:table-cell/>
            <table:table-cell table:formula="of:=SUM([.B6:.F6])" office:value-type="float" office:value="0" calcext:value-type="float">
              <text:p>0</text:p>
            </table:table-cell>
            <table:table-cell table:number-columns-repeated="1017"/>
          </table:table-row>
          <table:table-row table:style-name="ro2" table:visibility="collapse">
            <table:table-cell table:style-name="ce273" office:value-type="string" calcext:value-type="string">
              <text:p>Women</text:p>
            </table:table-cell>
            <table:table-cell table:formula="of:=SUMIF(INDIRECT(&quot;$'&quot;&amp;[.$A7]&amp;&quot;''s Draws'.$8:$8&quot;);[.B$4];INDIRECT(&quot;$'&quot;&amp;[.$A7]&amp;&quot;''s Draws'.$6:$6&quot;))" office:value-type="float" office:value="0" calcext:value-type="float">
              <text:p>0</text:p>
            </table:table-cell>
            <table:table-cell table:formula="of:=SUMIF(INDIRECT(&quot;$'&quot;&amp;[.$A7]&amp;&quot;''s Draws'.$8:$8&quot;);[.C$4];INDIRECT(&quot;$'&quot;&amp;[.$A7]&amp;&quot;''s Draws'.$6:$6&quot;))" office:value-type="float" office:value="0" calcext:value-type="float">
              <text:p>0</text:p>
            </table:table-cell>
            <table:table-cell table:formula="of:=SUMIF(INDIRECT(&quot;$'&quot;&amp;[.$A7]&amp;&quot;''s Draws'.$8:$8&quot;);[.D$4];INDIRECT(&quot;$'&quot;&amp;[.$A7]&amp;&quot;''s Draws'.$6:$6&quot;))" office:value-type="float" office:value="0" calcext:value-type="float">
              <text:p>0</text:p>
            </table:table-cell>
            <table:table-cell table:formula="of:=SUMIF(INDIRECT(&quot;$'&quot;&amp;[.$A7]&amp;&quot;''s Draws'.$8:$8&quot;);[.E$4];INDIRECT(&quot;$'&quot;&amp;[.$A7]&amp;&quot;''s Draws'.$6:$6&quot;))" office:value-type="float" office:value="0" calcext:value-type="float">
              <text:p>0</text:p>
            </table:table-cell>
            <table:table-cell/>
            <table:table-cell table:formula="of:=SUM([.B7:.F7])" office:value-type="float" office:value="0" calcext:value-type="float">
              <text:p>0</text:p>
            </table:table-cell>
            <table:table-cell table:number-columns-repeated="1017"/>
          </table:table-row>
        </table:table-row-group>
        <table:table-row table:style-name="ro2">
          <table:table-cell table:style-name="ce273" office:value-type="string" calcext:value-type="string">
            <text:p>Round 2</text:p>
          </table:table-cell>
          <table:table-cell table:formula="of:=SUM([.B9:.B10])" office:value-type="float" office:value="0" calcext:value-type="float">
            <text:p>0</text:p>
          </table:table-cell>
          <table:table-cell table:formula="of:=SUM([.C9:.C10])" office:value-type="float" office:value="0" calcext:value-type="float">
            <text:p>0</text:p>
          </table:table-cell>
          <table:table-cell table:formula="of:=SUM([.D9:.D10])" office:value-type="float" office:value="0" calcext:value-type="float">
            <text:p>0</text:p>
          </table:table-cell>
          <table:table-cell table:formula="of:=SUM([.E9:.E10])" office:value-type="float" office:value="0" calcext:value-type="float">
            <text:p>0</text:p>
          </table:table-cell>
          <table:table-cell/>
          <table:table-cell table:style-name="ce280" table:formula="of:=SUM([.B8:.F8])" office:value-type="float" office:value="0" calcext:value-type="float">
            <text:p>0</text:p>
          </table:table-cell>
          <table:table-cell table:number-columns-repeated="1017"/>
        </table:table-row>
        <table:table-row-group table:display="false">
          <table:table-row table:style-name="ro2" table:visibility="collapse">
            <table:table-cell table:style-name="ce273" office:value-type="string" calcext:value-type="string">
              <text:p>Men</text:p>
            </table:table-cell>
            <table:table-cell table:formula="of:=SUMIF(INDIRECT(&quot;$'&quot;&amp;[.$A9]&amp;&quot;''s Draws'.$8:$8&quot;);[.B$4];INDIRECT(&quot;$'&quot;&amp;[.$A9]&amp;&quot;''s Draws'.$7:$7&quot;))" office:value-type="float" office:value="0" calcext:value-type="float">
              <text:p>0</text:p>
            </table:table-cell>
            <table:table-cell table:formula="of:=SUMIF(INDIRECT(&quot;$'&quot;&amp;[.$A9]&amp;&quot;''s Draws'.$8:$8&quot;);[.C$4];INDIRECT(&quot;$'&quot;&amp;[.$A9]&amp;&quot;''s Draws'.$7:$7&quot;))" office:value-type="float" office:value="0" calcext:value-type="float">
              <text:p>0</text:p>
            </table:table-cell>
            <table:table-cell table:formula="of:=SUMIF(INDIRECT(&quot;$'&quot;&amp;[.$A9]&amp;&quot;''s Draws'.$8:$8&quot;);[.D$4];INDIRECT(&quot;$'&quot;&amp;[.$A9]&amp;&quot;''s Draws'.$7:$7&quot;))" office:value-type="float" office:value="0" calcext:value-type="float">
              <text:p>0</text:p>
            </table:table-cell>
            <table:table-cell table:formula="of:=SUMIF(INDIRECT(&quot;$'&quot;&amp;[.$A9]&amp;&quot;''s Draws'.$8:$8&quot;);[.E$4];INDIRECT(&quot;$'&quot;&amp;[.$A9]&amp;&quot;''s Draws'.$7:$7&quot;))" office:value-type="float" office:value="0" calcext:value-type="float">
              <text:p>0</text:p>
            </table:table-cell>
            <table:table-cell/>
            <table:table-cell table:formula="of:=SUM([.B9:.F9])" office:value-type="float" office:value="0" calcext:value-type="float">
              <text:p>0</text:p>
            </table:table-cell>
            <table:table-cell table:number-columns-repeated="1017"/>
          </table:table-row>
          <table:table-row table:style-name="ro2" table:visibility="collapse">
            <table:table-cell table:style-name="ce273" office:value-type="string" calcext:value-type="string">
              <text:p>Women</text:p>
            </table:table-cell>
            <table:table-cell table:formula="of:=SUMIF(INDIRECT(&quot;$'&quot;&amp;[.$A10]&amp;&quot;''s Draws'.$8:$8&quot;);[.B$4];INDIRECT(&quot;$'&quot;&amp;[.$A10]&amp;&quot;''s Draws'.$7:$7&quot;))" office:value-type="float" office:value="0" calcext:value-type="float">
              <text:p>0</text:p>
            </table:table-cell>
            <table:table-cell table:formula="of:=SUMIF(INDIRECT(&quot;$'&quot;&amp;[.$A10]&amp;&quot;''s Draws'.$8:$8&quot;);[.C$4];INDIRECT(&quot;$'&quot;&amp;[.$A10]&amp;&quot;''s Draws'.$7:$7&quot;))" office:value-type="float" office:value="0" calcext:value-type="float">
              <text:p>0</text:p>
            </table:table-cell>
            <table:table-cell table:formula="of:=SUMIF(INDIRECT(&quot;$'&quot;&amp;[.$A10]&amp;&quot;''s Draws'.$8:$8&quot;);[.D$4];INDIRECT(&quot;$'&quot;&amp;[.$A10]&amp;&quot;''s Draws'.$7:$7&quot;))" office:value-type="float" office:value="0" calcext:value-type="float">
              <text:p>0</text:p>
            </table:table-cell>
            <table:table-cell table:formula="of:=SUMIF(INDIRECT(&quot;$'&quot;&amp;[.$A10]&amp;&quot;''s Draws'.$8:$8&quot;);[.E$4];INDIRECT(&quot;$'&quot;&amp;[.$A10]&amp;&quot;''s Draws'.$7:$7&quot;))" office:value-type="float" office:value="0" calcext:value-type="float">
              <text:p>0</text:p>
            </table:table-cell>
            <table:table-cell/>
            <table:table-cell table:formula="of:=SUM([.B10:.F10])" office:value-type="float" office:value="0" calcext:value-type="float">
              <text:p>0</text:p>
            </table:table-cell>
            <table:table-cell table:number-columns-repeated="1017"/>
          </table:table-row>
        </table:table-row-group>
        <table:table-row table:style-name="ro2">
          <table:table-cell table:style-name="ce273" office:value-type="string" calcext:value-type="string">
            <text:p>Round 3</text:p>
          </table:table-cell>
          <table:table-cell table:number-columns-repeated="4"/>
          <table:table-cell table:formula="of:=SUM([.B5:.E5])" office:value-type="float" office:value="0" calcext:value-type="float">
            <text:p>0</text:p>
          </table:table-cell>
          <table:table-cell table:style-name="ce280" table:formula="of:=SUM([.B11:.F1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73" office:value-type="string" calcext:value-type="string">
            <text:p>Total</text:p>
          </table:table-cell>
          <table:table-cell table:formula="of:=[.B5]+[.B8]" office:value-type="float" office:value="0" calcext:value-type="float">
            <text:p>0</text:p>
          </table:table-cell>
          <table:table-cell table:formula="of:=[.C5]+[.C8]" office:value-type="float" office:value="0" calcext:value-type="float">
            <text:p>0</text:p>
          </table:table-cell>
          <table:table-cell table:formula="of:=[.D5]+[.D8]" office:value-type="float" office:value="0" calcext:value-type="float">
            <text:p>0</text:p>
          </table:table-cell>
          <table:table-cell table:formula="of:=[.E5]+[.E8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number-columns-repeated="1018"/>
        </table:table-row>
        <table:table-row-group table:display="false">
          <table:table-row table:style-name="ro2" table:visibility="collapse">
            <table:table-cell table:style-name="ce273" office:value-type="string" calcext:value-type="string">
              <text:p>Slots needed</text:p>
            </table:table-cell>
            <table:table-cell table:formula="of:=CEILING([.B12]/[.$B2])" office:value-type="float" office:value="0" calcext:value-type="float">
              <text:p>0</text:p>
            </table:table-cell>
            <table:table-cell table:formula="of:=CEILING([.C12]/[.$B2])" office:value-type="float" office:value="0" calcext:value-type="float">
              <text:p>0</text:p>
            </table:table-cell>
            <table:table-cell table:formula="of:=CEILING([.D12]/[.$B2])" office:value-type="float" office:value="0" calcext:value-type="float">
              <text:p>0</text:p>
            </table:table-cell>
            <table:table-cell table:formula="of:=CEILING([.E12]/[.$B2])" office:value-type="float" office:value="0" calcext:value-type="float">
              <text:p>0</text:p>
            </table:table-cell>
            <table:table-cell table:formula="of:=CEILING([.F12]/[.$B2])" office:value-type="float" office:value="0" calcext:value-type="float">
              <text:p>0</text:p>
            </table:table-cell>
            <table:table-cell table:number-columns-repeated="1018"/>
          </table:table-row>
        </table:table-row-group>
        <table:table-row table:style-name="ro2">
          <table:table-cell table:style-name="ce273" office:value-type="string" calcext:value-type="string">
            <text:p>Slot length</text:p>
          </table:table-cell>
          <table:table-cell table:number-columns-repeated="3" table:style-name="ce88" office:value-type="float" office:value="30" calcext:value-type="float">
            <text:p>30</text:p>
          </table:table-cell>
          <table:table-cell table:number-columns-repeated="2" table:style-name="ce88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table:style-name="ce273" office:value-type="string" calcext:value-type="string">
            <text:p>Duration</text:p>
          </table:table-cell>
          <table:table-cell table:style-name="ce275" table:formula="of:=TIME(0;[.B13]*[.B14];0)" office:value-type="time" office:time-value="PT00H00M00S" calcext:value-type="time">
            <text:p>00:00</text:p>
          </table:table-cell>
          <table:table-cell table:style-name="ce275" table:formula="of:=TIME(0;[.C13]*[.C14];0)" office:value-type="time" office:time-value="PT00H00M00S" calcext:value-type="time">
            <text:p>00:00</text:p>
          </table:table-cell>
          <table:table-cell table:style-name="ce275" table:formula="of:=TIME(0;[.D13]*[.D14];0)" office:value-type="time" office:time-value="PT00H00M00S" calcext:value-type="time">
            <text:p>00:00</text:p>
          </table:table-cell>
          <table:table-cell table:style-name="ce275" table:formula="of:=TIME(0;[.E13]*[.E14];0)" office:value-type="time" office:time-value="PT00H00M00S" calcext:value-type="time">
            <text:p>00:00</text:p>
          </table:table-cell>
          <table:table-cell table:style-name="ce275" table:formula="of:=TIME(0;[.F13]*[.F14];0)" office:value-type="time" office:time-value="PT00H00M00S" calcext:value-type="time">
            <text:p>00:00</text:p>
          </table:table-cell>
          <table:table-cell table:number-columns-repeated="1018"/>
        </table:table-row>
        <table:table-row table:style-name="ro2">
          <table:table-cell table:style-name="ce273" office:value-type="string" calcext:value-type="string">
            <text:p>Start time</text:p>
          </table:table-cell>
          <table:table-cell table:style-name="ce276" table:formula="of:=[.B17]-[.B15]+ORG.OPENOFFICE.STYLE(IF(ORG.OPENOFFICE.CURRENT()&lt;TIME(0;18;0);&quot;Warning&quot;;&quot;Accent 3&quot;))" office:value-type="time" office:time-value="PT22H00M00S" calcext:value-type="time">
            <text:p>22:00</text:p>
          </table:table-cell>
          <table:table-cell table:style-name="ce276" table:formula="of:=[.C17]-[.C15]+ORG.OPENOFFICE.STYLE(IF(ORG.OPENOFFICE.CURRENT()&lt;TIME(0;18;0);&quot;Warning&quot;;&quot;Accent 3&quot;))" office:value-type="time" office:time-value="PT22H00M00S" calcext:value-type="time">
            <text:p>22:00</text:p>
          </table:table-cell>
          <table:table-cell table:style-name="ce276" table:formula="of:=[.D17]-[.D15]+ORG.OPENOFFICE.STYLE(IF(ORG.OPENOFFICE.CURRENT()&lt;TIME(0;18;0);&quot;Warning&quot;;&quot;Accent 3&quot;))" office:value-type="time" office:time-value="PT22H00M00S" calcext:value-type="time">
            <text:p>22:00</text:p>
          </table:table-cell>
          <table:table-cell table:style-name="ce276" table:formula="of:=[.E17]-[.E15]+ORG.OPENOFFICE.STYLE(IF(ORG.OPENOFFICE.CURRENT()&lt;TIME(0;8;0);&quot;Warning&quot;;&quot;Accent 3&quot;))" office:value-type="time" office:time-value="PT20H00M00S" calcext:value-type="time">
            <text:p>20:00</text:p>
          </table:table-cell>
          <table:table-cell table:style-name="ce276" table:formula="of:=[.F17]-[.F15]+ORG.OPENOFFICE.STYLE(IF(ORG.OPENOFFICE.CURRENT()&lt;TIME(0;8;0);&quot;Warning&quot;;&quot;Accent 3&quot;))" office:value-type="time" office:time-value="PT20H00M00S" calcext:value-type="time">
            <text:p>20:00</text:p>
          </table:table-cell>
          <table:table-cell table:number-columns-repeated="1018"/>
        </table:table-row>
        <table:table-row table:style-name="ro2">
          <table:table-cell table:style-name="ce273" office:value-type="string" calcext:value-type="string">
            <text:p>End time</text:p>
          </table:table-cell>
          <table:table-cell table:number-columns-repeated="3" table:style-name="ce278" office:value-type="time" office:time-value="PT22H00M00S" calcext:value-type="time">
            <text:p>22:00</text:p>
          </table:table-cell>
          <table:table-cell table:style-name="ce278" table:formula="of:=[.F17]-[.F15]" office:value-type="time" office:time-value="PT20H00M00S" calcext:value-type="time">
            <text:p>20:00</text:p>
          </table:table-cell>
          <table:table-cell table:style-name="ce278" office:value-type="time" office:time-value="PT20H00M00S" calcext:value-type="time">
            <text:p>20:00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273"/>
          <table:table-cell table:number-columns-repeated="1023"/>
        </table:table-row>
        <table:table-row table:style-name="ro2">
          <table:table-cell table:style-name="ce273"/>
          <table:table-cell table:style-name="ce275" table:number-columns-repeated="5"/>
          <table:table-cell table:number-columns-repeated="1018"/>
        </table:table-row>
        <table:table-row table:style-name="ro2">
          <table:table-cell table:style-name="ce273"/>
          <table:table-cell table:style-name="ce279" table:number-columns-repeated="5"/>
          <table:table-cell table:number-columns-repeated="1018"/>
        </table:table-row>
        <table:table-row table:style-name="ro2">
          <table:table-cell table:style-name="ce273"/>
          <table:table-cell table:style-name="ce275" table:number-columns-repeated="5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lanning.G5:Planning.G5 Planning.G8:Planning.G8 Planning.G11:Planning.G11">
            <calcext:condition calcext:apply-style-name="Error" calcext:value="formula-is([.$G5]*2&lt;&gt;[.$B$3])" calcext:base-cell-address="Planning.G5"/>
          </calcext:conditional-format>
        </calcext:conditional-formats>
      </table:table>
      <table:table table:name="Statistics" table:style-name="ta10" table:protected="true" table:print-ranges="Statistics.A1:Statistics.G24">
        <loext:table-protection loext:select-protected-cells="true" loext:select-unprotected-cells="true"/>
        <office:forms form:automatic-focus="false" form:apply-design-mode="false"/>
        <table:table-column table:style-name="co63" table:default-cell-style-name="ce285"/>
        <table:table-column-group table:display="false">
          <table:table-column table:style-name="co64" table:visibility="collapse" table:default-cell-style-name="ce235"/>
        </table:table-column-group>
        <table:table-column-group table:display="false">
          <table:table-column table:style-name="co65" table:visibility="collapse" table:default-cell-style-name="ce235"/>
        </table:table-column-group>
        <table:table-column table:style-name="co66" table:default-cell-style-name="ce285"/>
        <table:table-column-group table:display="false">
          <table:table-column table:style-name="co68" table:visibility="collapse" table:default-cell-style-name="ce285"/>
        </table:table-column-group>
        <table:table-column table:style-name="co66" table:number-columns-repeated="2" table:default-cell-style-name="ce285"/>
        <table:table-column-group>
          <table:table-column table:style-name="co69" table:default-cell-style-name="ce285"/>
          <table:table-column table:style-name="co64" table:default-cell-style-name="ce248"/>
        </table:table-column-group>
        <table:table-column table:style-name="co5" table:number-columns-repeated="17" table:default-cell-style-name="ce285"/>
        <table:table-column table:style-name="co5" table:number-columns-repeated="3" table:default-cell-style-name="ce250"/>
        <table:table-column table:style-name="co5" table:number-columns-repeated="995" table:default-cell-style-name="ce285"/>
        <table:table-row table:style-name="ro4">
          <table:table-cell table:style-name="ce222" table:formula="of:=TOURNAMENT_NAME&amp;&quot; Statistics&quot;" office:value-type="string" office:string-value=" Statistics" calcext:value-type="string" table:number-columns-spanned="7" table:number-rows-spanned="1">
            <text:p><text:s/>Statistics</text:p>
          </table:table-cell>
          <table:covered-table-cell table:number-columns-repeated="2" table:style-name="ce232"/>
          <table:covered-table-cell table:number-columns-repeated="4"/>
          <table:table-cell/>
          <table:table-cell table:style-name="ce244"/>
          <table:table-cell table:number-columns-repeated="17"/>
          <table:table-cell table:style-name="ce285" table:number-columns-repeated="3"/>
          <table:table-cell table:number-columns-repeated="970"/>
          <table:table-cell table:style-name="ce229" table:number-columns-repeated="25"/>
        </table:table-row>
        <table:table-row table:style-name="ro2">
          <table:table-cell table:style-name="ce228"/>
          <table:table-cell table:style-name="ce233" table:number-columns-repeated="2"/>
          <table:table-cell table:style-name="ce228" office:value-type="string" calcext:value-type="string">
            <text:p>Men</text:p>
          </table:table-cell>
          <table:table-cell table:style-name="ce228"/>
          <table:table-cell table:style-name="ce228" office:value-type="string" calcext:value-type="string">
            <text:p>Women</text:p>
          </table:table-cell>
          <table:table-cell table:style-name="ce228" office:value-type="string" calcext:value-type="string">
            <text:p>Total</text:p>
          </table:table-cell>
          <table:table-cell table:style-name="ce228"/>
          <table:table-cell table:style-name="ce245" office:value-type="string" calcext:value-type="string">
            <text:p>Configurables</text:p>
          </table:table-cell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8" office:value-type="string" calcext:value-type="string">
            <text:p>Players</text:p>
          </table:table-cell>
          <table:table-cell table:style-name="ce233" table:number-columns-repeated="2"/>
          <table:table-cell table:style-name="ce229" table:formula="of:=[$'Men''s Draws'.E2]" office:value-type="float" office:value="0" calcext:value-type="float">
            <text:p>0</text:p>
          </table:table-cell>
          <table:table-cell table:style-name="ce229"/>
          <table:table-cell table:style-name="ce229" table:formula="of:=INDIRECT(&quot;$'&quot;&amp;[.F$2]&amp;&quot;''s Draws'.E2&quot;)" office:value-type="float" office:value="0" calcext:value-type="float">
            <text:p>0</text:p>
          </table:table-cell>
          <table:table-cell table:style-name="ce229" table:formula="of:=SUM([.D3:.F3])" office:value-type="float" office:value="0" calcext:value-type="float">
            <text:p>0</text:p>
          </table:table-cell>
          <table:table-cell table:style-name="ce22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8"/>
          <table:table-cell table:style-name="ce233" table:number-columns-repeated="2"/>
          <table:table-cell table:style-name="ce238" table:formula="of:=[.D3]/[.$G3]" office:value-type="string" office:string-value="" calcext:value-type="error">
            <text:p>#DIV/0!</text:p>
          </table:table-cell>
          <table:table-cell table:style-name="ce238"/>
          <table:table-cell table:style-name="ce238" table:formula="of:=[.F3]/[.$G3]" office:value-type="string" office:string-value="" calcext:value-type="error">
            <text:p>#DIV/0!</text:p>
          </table:table-cell>
          <table:table-cell table:style-name="ce238" table:formula="of:=SUM([.D4:.F4])" office:value-type="string" office:string-value="" calcext:value-type="error">
            <text:p>#DIV/0!</text:p>
          </table:table-cell>
          <table:table-cell table:style-name="ce238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6">
          <table:table-cell table:style-name="ce228" office:value-type="string" calcext:value-type="string">
            <text:p>Average age</text:p>
          </table:table-cell>
          <table:table-cell table:style-name="ce233" office:value-type="string" calcext:value-type="string">
            <text:p>K</text:p>
          </table:table-cell>
          <table:table-cell table:style-name="ce233" table:formula="of:=IF(LEN([.$B5])&gt;0;&quot;$'&quot;&amp;[.D$2]&amp;&quot;''s Draws'.$&quot;&amp;[.$B5]&amp;&quot;$9:$&quot;&amp;[.$B5]&amp;&quot;$170&quot;;&quot;&quot;)" office:value-type="string" office:string-value="$'Men''s Draws'.$K$9:$K$170" calcext:value-type="string">
            <text:p>$'Men''s Draws'.$K$9:$K$170</text:p>
          </table:table-cell>
          <table:table-cell table:style-name="ce239" table:formula="of:=AVERAGE(INDIRECT([.C5]))" office:value-type="string" office:string-value="" calcext:value-type="error">
            <text:p>#DIV/0!</text:p>
          </table:table-cell>
          <table:table-cell table:style-name="ce233" table:formula="of:=IF(LEN([.$B5])&gt;0;&quot;$'&quot;&amp;[.F$2]&amp;&quot;''s Draws'.$&quot;&amp;[.$B5]&amp;&quot;$9:$&quot;&amp;[.$B5]&amp;&quot;$170&quot;;&quot;&quot;)" office:value-type="string" office:string-value="$'Women''s Draws'.$K$9:$K$170" calcext:value-type="string">
            <text:p>$'Women''s Draws'.$K$9:$K$170</text:p>
          </table:table-cell>
          <table:table-cell table:style-name="ce239" table:formula="of:=AVERAGE(INDIRECT([.E5]))" office:value-type="string" office:string-value="" calcext:value-type="error">
            <text:p>#DIV/0!</text:p>
          </table:table-cell>
          <table:table-cell table:style-name="ce239" table:formula="of:=AVERAGE(INDIRECT([.C5]);INDIRECT([.E5]))" office:value-type="string" office:string-value="" calcext:value-type="error">
            <text:p>#DIV/0!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 office:value-type="string" calcext:value-type="string">
            <text:p>Median</text:p>
          </table:table-cell>
          <table:table-cell table:style-name="ce233" office:value-type="string" calcext:value-type="string">
            <text:p>K</text:p>
          </table:table-cell>
          <table:table-cell table:style-name="ce233" table:formula="of:=IF(LEN([.$B6])&gt;0;&quot;$'&quot;&amp;[.D$2]&amp;&quot;''s Draws'.$&quot;&amp;[.$B6]&amp;&quot;$9:$&quot;&amp;[.$B6]&amp;&quot;$170&quot;;&quot;&quot;)" office:value-type="string" office:string-value="$'Men''s Draws'.$K$9:$K$170" calcext:value-type="string">
            <text:p>$'Men''s Draws'.$K$9:$K$170</text:p>
          </table:table-cell>
          <table:table-cell table:style-name="ce239" table:formula="of:=MEDIAN(INDIRECT([.C6]))" office:value-type="string" office:string-value="" calcext:value-type="error">
            <text:p>#VALUE!</text:p>
          </table:table-cell>
          <table:table-cell table:style-name="ce233" table:formula="of:=IF(LEN([.$B6])&gt;0;&quot;$'&quot;&amp;[.F$2]&amp;&quot;''s Draws'.$&quot;&amp;[.$B6]&amp;&quot;$9:$&quot;&amp;[.$B6]&amp;&quot;$170&quot;;&quot;&quot;)" office:value-type="string" office:string-value="$'Women''s Draws'.$K$9:$K$170" calcext:value-type="string">
            <text:p>$'Women''s Draws'.$K$9:$K$170</text:p>
          </table:table-cell>
          <table:table-cell table:style-name="ce239" table:formula="of:=MEDIAN(INDIRECT([.E6]))" office:value-type="string" office:string-value="" calcext:value-type="error">
            <text:p>#VALUE!</text:p>
          </table:table-cell>
          <table:table-cell table:style-name="ce239" table:formula="of:=MEDIAN(INDIRECT([.C6]);INDIRECT([.E6]))" office:value-type="string" office:string-value="" calcext:value-type="error">
            <text:p>#VALUE!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 office:value-type="string" calcext:value-type="string">
            <text:p>Std. deviation</text:p>
          </table:table-cell>
          <table:table-cell table:style-name="ce233" office:value-type="string" calcext:value-type="string">
            <text:p>K</text:p>
          </table:table-cell>
          <table:table-cell table:style-name="ce233" table:formula="of:=IF(LEN([.$B7])&gt;0;&quot;$'&quot;&amp;[.D$2]&amp;&quot;''s Draws'.$&quot;&amp;[.$B7]&amp;&quot;$9:$&quot;&amp;[.$B7]&amp;&quot;$170&quot;;&quot;&quot;)" office:value-type="string" office:string-value="$'Men''s Draws'.$K$9:$K$170" calcext:value-type="string">
            <text:p>$'Men''s Draws'.$K$9:$K$170</text:p>
          </table:table-cell>
          <table:table-cell table:style-name="ce239" table:formula="of:=STDEV(INDIRECT([.C7]))" office:value-type="string" office:string-value="" calcext:value-type="error">
            <text:p>#DIV/0!</text:p>
          </table:table-cell>
          <table:table-cell table:style-name="ce233" table:formula="of:=IF(LEN([.$B7])&gt;0;&quot;$'&quot;&amp;[.F$2]&amp;&quot;''s Draws'.$&quot;&amp;[.$B7]&amp;&quot;$9:$&quot;&amp;[.$B7]&amp;&quot;$170&quot;;&quot;&quot;)" office:value-type="string" office:string-value="$'Women''s Draws'.$K$9:$K$170" calcext:value-type="string">
            <text:p>$'Women''s Draws'.$K$9:$K$170</text:p>
          </table:table-cell>
          <table:table-cell table:style-name="ce239" table:formula="of:=STDEV(INDIRECT([.E7]))" office:value-type="string" office:string-value="" calcext:value-type="error">
            <text:p>#DIV/0!</text:p>
          </table:table-cell>
          <table:table-cell table:style-name="ce239" table:formula="of:=STDEV(INDIRECT([.C7]);INDIRECT([.E7]))" office:value-type="string" office:string-value="" calcext:value-type="error">
            <text:p>#DIV/0!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6">
          <table:table-cell table:style-name="ce228" office:value-type="string" calcext:value-type="string">
            <text:p>Juniors</text:p>
          </table:table-cell>
          <table:table-cell table:style-name="ce233" office:value-type="string" calcext:value-type="string">
            <text:p>K</text:p>
          </table:table-cell>
          <table:table-cell table:style-name="ce233" table:formula="of:=IF(LEN([.$B8])&gt;0;&quot;$'&quot;&amp;[.D$2]&amp;&quot;''s Draws'.$&quot;&amp;[.$B8]&amp;&quot;$9:$&quot;&amp;[.$B8]&amp;&quot;$170&quot;;&quot;&quot;)" office:value-type="string" office:string-value="$'Men''s Draws'.$K$9:$K$170" calcext:value-type="string">
            <text:p>$'Men''s Draws'.$K$9:$K$170</text:p>
          </table:table-cell>
          <table:table-cell table:style-name="ce240" table:formula="of:=COUNTIF(INDIRECT([.C8]);&quot;&lt;19&quot;)" office:value-type="float" office:value="0" calcext:value-type="float">
            <text:p>0</text:p>
          </table:table-cell>
          <table:table-cell table:style-name="ce233" table:formula="of:=IF(LEN([.$B8])&gt;0;&quot;$'&quot;&amp;[.F$2]&amp;&quot;''s Draws'.$&quot;&amp;[.$B8]&amp;&quot;$9:$&quot;&amp;[.$B8]&amp;&quot;$170&quot;;&quot;&quot;)" office:value-type="string" office:string-value="$'Women''s Draws'.$K$9:$K$170" calcext:value-type="string">
            <text:p>$'Women''s Draws'.$K$9:$K$170</text:p>
          </table:table-cell>
          <table:table-cell table:style-name="ce240" table:formula="of:=COUNTIF(INDIRECT([.E8]);&quot;&lt;19&quot;)" office:value-type="float" office:value="0" calcext:value-type="float">
            <text:p>0</text:p>
          </table:table-cell>
          <table:table-cell table:style-name="ce240" table:formula="of:=SUM([.D8:.F8])" office:value-type="float" office:value="0" calcext:value-type="float">
            <text:p>0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/>
          <table:table-cell table:style-name="ce233"/>
          <table:table-cell table:style-name="ce233" table:formula="of:=IF(LEN([.$B9])&gt;0;&quot;$'&quot;&amp;[.D$2]&amp;&quot;''s Draws'.$&quot;&amp;[.$B9]&amp;&quot;$9:$&quot;&amp;[.$B9]&amp;&quot;$170&quot;;&quot;&quot;)">
            <text:p/>
          </table:table-cell>
          <table:table-cell table:style-name="ce238" table:formula="of:=[.D8]/[.D$3]" office:value-type="string" office:string-value="" calcext:value-type="error">
            <text:p>#DIV/0!</text:p>
          </table:table-cell>
          <table:table-cell table:style-name="ce233" table:formula="of:=IF(LEN([.$B9])&gt;0;&quot;$'&quot;&amp;[.F$2]&amp;&quot;''s Draws'.$&quot;&amp;[.$B9]&amp;&quot;$9:$&quot;&amp;[.$B9]&amp;&quot;$170&quot;;&quot;&quot;)">
            <text:p/>
          </table:table-cell>
          <table:table-cell table:style-name="ce238" table:formula="of:=[.F8]/[.F$3]" office:value-type="string" office:string-value="" calcext:value-type="error">
            <text:p>#DIV/0!</text:p>
          </table:table-cell>
          <table:table-cell table:style-name="ce238" table:formula="of:=[.G8]/[.G$3]" office:value-type="string" office:string-value="" calcext:value-type="error">
            <text:p>#DIV/0!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 office:value-type="string" calcext:value-type="string">
            <text:p>Seniors</text:p>
          </table:table-cell>
          <table:table-cell table:style-name="ce233" office:value-type="string" calcext:value-type="string">
            <text:p>K</text:p>
          </table:table-cell>
          <table:table-cell table:style-name="ce233" table:formula="of:=IF(LEN([.$B10])&gt;0;&quot;$'&quot;&amp;[.D$2]&amp;&quot;''s Draws'.$&quot;&amp;[.$B10]&amp;&quot;$9:$&quot;&amp;[.$B10]&amp;&quot;$170&quot;;&quot;&quot;)" office:value-type="string" office:string-value="$'Men''s Draws'.$K$9:$K$170" calcext:value-type="string">
            <text:p>$'Men''s Draws'.$K$9:$K$170</text:p>
          </table:table-cell>
          <table:table-cell table:style-name="ce240" table:formula="of:=[.D3]-[.D8]-[.D12]" office:value-type="float" office:value="0" calcext:value-type="float">
            <text:p>0</text:p>
          </table:table-cell>
          <table:table-cell table:style-name="ce233" table:formula="of:=IF(LEN([.$B10])&gt;0;&quot;$'&quot;&amp;[.F$2]&amp;&quot;''s Draws'.$&quot;&amp;[.$B10]&amp;&quot;$9:$&quot;&amp;[.$B10]&amp;&quot;$170&quot;;&quot;&quot;)" office:value-type="string" office:string-value="$'Women''s Draws'.$K$9:$K$170" calcext:value-type="string">
            <text:p>$'Women''s Draws'.$K$9:$K$170</text:p>
          </table:table-cell>
          <table:table-cell table:style-name="ce240" table:formula="of:=[.F3]-[.F8]-[.F12]" office:value-type="float" office:value="0" calcext:value-type="float">
            <text:p>0</text:p>
          </table:table-cell>
          <table:table-cell table:style-name="ce240" table:formula="of:=SUM([.D10:.F10])" office:value-type="float" office:value="0" calcext:value-type="float">
            <text:p>0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/>
          <table:table-cell table:style-name="ce233"/>
          <table:table-cell table:style-name="ce233" table:formula="of:=IF(LEN([.$B11])&gt;0;&quot;$'&quot;&amp;[.D$2]&amp;&quot;''s Draws'.$&quot;&amp;[.$B11]&amp;&quot;$9:$&quot;&amp;[.$B11]&amp;&quot;$170&quot;;&quot;&quot;)">
            <text:p/>
          </table:table-cell>
          <table:table-cell table:style-name="ce238" table:formula="of:=[.D10]/[.D$3]" office:value-type="string" office:string-value="" calcext:value-type="error">
            <text:p>#DIV/0!</text:p>
          </table:table-cell>
          <table:table-cell table:style-name="ce233" table:formula="of:=IF(LEN([.$B11])&gt;0;&quot;$'&quot;&amp;[.F$2]&amp;&quot;''s Draws'.$&quot;&amp;[.$B11]&amp;&quot;$9:$&quot;&amp;[.$B11]&amp;&quot;$170&quot;;&quot;&quot;)">
            <text:p/>
          </table:table-cell>
          <table:table-cell table:style-name="ce238" table:formula="of:=[.F10]/[.F$3]" office:value-type="string" office:string-value="" calcext:value-type="error">
            <text:p>#DIV/0!</text:p>
          </table:table-cell>
          <table:table-cell table:style-name="ce238" table:formula="of:=[.G10]/[.G$3]" office:value-type="string" office:string-value="" calcext:value-type="error">
            <text:p>#DIV/0!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 office:value-type="string" calcext:value-type="string">
            <text:p>Masters</text:p>
          </table:table-cell>
          <table:table-cell table:style-name="ce233" office:value-type="string" calcext:value-type="string">
            <text:p>K</text:p>
          </table:table-cell>
          <table:table-cell table:style-name="ce233" table:formula="of:=IF(LEN([.$B12])&gt;0;&quot;$'&quot;&amp;[.D$2]&amp;&quot;''s Draws'.$&quot;&amp;[.$B12]&amp;&quot;$9:$&quot;&amp;[.$B12]&amp;&quot;$170&quot;;&quot;&quot;)" office:value-type="string" office:string-value="$'Men''s Draws'.$K$9:$K$170" calcext:value-type="string">
            <text:p>$'Men''s Draws'.$K$9:$K$170</text:p>
          </table:table-cell>
          <table:table-cell table:style-name="ce240" table:formula="of:=COUNTIF(INDIRECT([.C12]);&quot;&gt;=35&quot;)" office:value-type="float" office:value="0" calcext:value-type="float">
            <text:p>0</text:p>
          </table:table-cell>
          <table:table-cell table:style-name="ce233" table:formula="of:=IF(LEN([.$B12])&gt;0;&quot;$'&quot;&amp;[.F$2]&amp;&quot;''s Draws'.$&quot;&amp;[.$B12]&amp;&quot;$9:$&quot;&amp;[.$B12]&amp;&quot;$170&quot;;&quot;&quot;)" office:value-type="string" office:string-value="$'Women''s Draws'.$K$9:$K$170" calcext:value-type="string">
            <text:p>$'Women''s Draws'.$K$9:$K$170</text:p>
          </table:table-cell>
          <table:table-cell table:style-name="ce240" table:formula="of:=COUNTIF(INDIRECT([.E12]);&quot;&gt;=35&quot;)" office:value-type="float" office:value="0" calcext:value-type="float">
            <text:p>0</text:p>
          </table:table-cell>
          <table:table-cell table:style-name="ce240" table:formula="of:=SUM([.D12:.F12])" office:value-type="float" office:value="0" calcext:value-type="float">
            <text:p>0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/>
          <table:table-cell table:style-name="ce233"/>
          <table:table-cell table:style-name="ce233" table:formula="of:=IF(LEN([.$B13])&gt;0;&quot;$'&quot;&amp;[.D$2]&amp;&quot;''s Draws'.$&quot;&amp;[.$B13]&amp;&quot;$9:$&quot;&amp;[.$B13]&amp;&quot;$170&quot;;&quot;&quot;)">
            <text:p/>
          </table:table-cell>
          <table:table-cell table:style-name="ce238" table:formula="of:=[.D12]/[.D$3]" office:value-type="string" office:string-value="" calcext:value-type="error">
            <text:p>#DIV/0!</text:p>
          </table:table-cell>
          <table:table-cell table:style-name="ce233" table:formula="of:=IF(LEN([.$B13])&gt;0;&quot;$'&quot;&amp;[.F$2]&amp;&quot;''s Draws'.$&quot;&amp;[.$B13]&amp;&quot;$9:$&quot;&amp;[.$B13]&amp;&quot;$170&quot;;&quot;&quot;)">
            <text:p/>
          </table:table-cell>
          <table:table-cell table:style-name="ce238" table:formula="of:=[.F12]/[.F$3]" office:value-type="string" office:string-value="" calcext:value-type="error">
            <text:p>#DIV/0!</text:p>
          </table:table-cell>
          <table:table-cell table:style-name="ce238" table:formula="of:=[.G12]/[.G$3]" office:value-type="string" office:string-value="" calcext:value-type="error">
            <text:p>#DIV/0!</text:p>
          </table:table-cell>
          <table:table-cell table:style-name="ce23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6">
          <table:table-cell table:style-name="ce228" office:value-type="string" calcext:value-type="string">
            <text:p>Home players</text:p>
          </table:table-cell>
          <table:table-cell table:style-name="ce233" office:value-type="string" calcext:value-type="string">
            <text:p>H</text:p>
          </table:table-cell>
          <table:table-cell table:style-name="ce233" table:formula="of:=IF(LEN([.$B14])&gt;0;&quot;$'&quot;&amp;[.D$2]&amp;&quot;''s Draws'.$&quot;&amp;[.$B14]&amp;&quot;$9:$&quot;&amp;[.$B14]&amp;&quot;$170&quot;;&quot;&quot;)" office:value-type="string" office:string-value="$'Men''s Draws'.$H$9:$H$170" calcext:value-type="string">
            <text:p>$'Men''s Draws'.$H$9:$H$170</text:p>
          </table:table-cell>
          <table:table-cell table:style-name="ce229" table:formula="of:=COUNTIF(INDIRECT([.C14]);&quot;^&quot;&amp;[.$I14]&amp;&quot;.+&quot;)" office:value-type="float" office:value="0" calcext:value-type="float">
            <text:p>0</text:p>
          </table:table-cell>
          <table:table-cell table:style-name="ce233" table:formula="of:=IF(LEN([.$B14])&gt;0;&quot;$'&quot;&amp;[.F$2]&amp;&quot;''s Draws'.$&quot;&amp;[.$B14]&amp;&quot;$9:$&quot;&amp;[.$B14]&amp;&quot;$170&quot;;&quot;&quot;)" office:value-type="string" office:string-value="$'Women''s Draws'.$H$9:$H$170" calcext:value-type="string">
            <text:p>$'Women''s Draws'.$H$9:$H$170</text:p>
          </table:table-cell>
          <table:table-cell table:style-name="ce229" table:formula="of:=COUNTIF(INDIRECT([.E14]);&quot;^&quot;&amp;[.$I14]&amp;&quot;.+&quot;)" office:value-type="float" office:value="0" calcext:value-type="float">
            <text:p>0</text:p>
          </table:table-cell>
          <table:table-cell table:style-name="ce229" table:formula="of:=SUM([.D14:.F14])" office:value-type="float" office:value="0" calcext:value-type="float">
            <text:p>0</text:p>
          </table:table-cell>
          <table:table-cell table:style-name="ce229"/>
          <table:table-cell table:style-name="ce246" office:value-type="string" calcext:value-type="string">
            <text:p>WNTH</text:p>
          </table:table-cell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8" office:value-type="string" calcext:value-type="string">
            <text:p>Guests</text:p>
          </table:table-cell>
          <table:table-cell table:style-name="ce233"/>
          <table:table-cell table:style-name="ce233" table:formula="of:=IF(LEN([.$B15])&gt;0;&quot;$'&quot;&amp;[.D$2]&amp;&quot;''s Draws'.$&quot;&amp;[.$B15]&amp;&quot;$9:$&quot;&amp;[.$B15]&amp;&quot;$170&quot;;&quot;&quot;)">
            <text:p/>
          </table:table-cell>
          <table:table-cell table:style-name="ce238" table:formula="of:=([.D3]-[.D14])/[.D3]" office:value-type="string" office:string-value="" calcext:value-type="error">
            <text:p>#DIV/0!</text:p>
          </table:table-cell>
          <table:table-cell table:style-name="ce233" table:formula="of:=IF(LEN([.$B15])&gt;0;&quot;$'&quot;&amp;[.F$2]&amp;&quot;''s Draws'.$&quot;&amp;[.$B15]&amp;&quot;$9:$&quot;&amp;[.$B15]&amp;&quot;$170&quot;;&quot;&quot;)">
            <text:p/>
          </table:table-cell>
          <table:table-cell table:style-name="ce238" table:formula="of:=([.F3]-[.F14])/[.F3]" office:value-type="string" office:string-value="" calcext:value-type="error">
            <text:p>#DIV/0!</text:p>
          </table:table-cell>
          <table:table-cell table:style-name="ce238" table:formula="of:=([.G3]-[.G14])/[.G3]" office:value-type="string" office:string-value="" calcext:value-type="error">
            <text:p>#DIV/0!</text:p>
          </table:table-cell>
          <table:table-cell table:style-name="ce238"/>
          <table:table-cell table:style-name="ce246"/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8" office:value-type="string" calcext:value-type="string">
            <text:p>Local players</text:p>
          </table:table-cell>
          <table:table-cell table:style-name="ce233" office:value-type="string" calcext:value-type="string">
            <text:p>H</text:p>
          </table:table-cell>
          <table:table-cell table:style-name="ce233" table:formula="of:=IF(LEN([.$B16])&gt;0;&quot;$'&quot;&amp;[.D$2]&amp;&quot;''s Draws'.$&quot;&amp;[.$B16]&amp;&quot;$9:$&quot;&amp;[.$B16]&amp;&quot;$170&quot;;&quot;&quot;)" office:value-type="string" office:string-value="$'Men''s Draws'.$H$9:$H$170" calcext:value-type="string">
            <text:p>$'Men''s Draws'.$H$9:$H$170</text:p>
          </table:table-cell>
          <table:table-cell table:style-name="ce229" table:formula="of:=COUNTIF(INDIRECT([.C16]);&quot;^&quot;&amp;[.$I16]&amp;&quot;.+&quot;)" office:value-type="float" office:value="0" calcext:value-type="float">
            <text:p>0</text:p>
          </table:table-cell>
          <table:table-cell table:style-name="ce233" table:formula="of:=IF(LEN([.$B16])&gt;0;&quot;$'&quot;&amp;[.F$2]&amp;&quot;''s Draws'.$&quot;&amp;[.$B16]&amp;&quot;$9:$&quot;&amp;[.$B16]&amp;&quot;$170&quot;;&quot;&quot;)" office:value-type="string" office:string-value="$'Women''s Draws'.$H$9:$H$170" calcext:value-type="string">
            <text:p>$'Women''s Draws'.$H$9:$H$170</text:p>
          </table:table-cell>
          <table:table-cell table:style-name="ce229" table:formula="of:=COUNTIF(INDIRECT([.E16]);&quot;^&quot;&amp;[.$I16]&amp;&quot;.+&quot;)" office:value-type="float" office:value="0" calcext:value-type="float">
            <text:p>0</text:p>
          </table:table-cell>
          <table:table-cell table:style-name="ce229" table:formula="of:=SUM([.D16:.F16])" office:value-type="float" office:value="0" calcext:value-type="float">
            <text:p>0</text:p>
          </table:table-cell>
          <table:table-cell table:style-name="ce229"/>
          <table:table-cell table:style-name="ce246" office:value-type="string" calcext:value-type="string">
            <text:p>WN(TH|IB|CK|MA|TA|KH|WO|HC|UH)</text:p>
          </table:table-cell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8" office:value-type="string" calcext:value-type="string">
            <text:p>Travelling players</text:p>
          </table:table-cell>
          <table:table-cell table:style-name="ce233"/>
          <table:table-cell table:style-name="ce233" table:formula="of:=IF(LEN([.$B17])&gt;0;&quot;$'&quot;&amp;[.D$2]&amp;&quot;''s Draws'.$&quot;&amp;[.$B17]&amp;&quot;$9:$&quot;&amp;[.$B17]&amp;&quot;$170&quot;;&quot;&quot;)">
            <text:p/>
          </table:table-cell>
          <table:table-cell table:style-name="ce238" table:formula="of:=([.D3]-[.D16])/[.D3]" office:value-type="string" office:string-value="" calcext:value-type="error">
            <text:p>#DIV/0!</text:p>
          </table:table-cell>
          <table:table-cell table:style-name="ce233" table:formula="of:=IF(LEN([.$B17])&gt;0;&quot;$'&quot;&amp;[.F$2]&amp;&quot;''s Draws'.$&quot;&amp;[.$B17]&amp;&quot;$9:$&quot;&amp;[.$B17]&amp;&quot;$170&quot;;&quot;&quot;)">
            <text:p/>
          </table:table-cell>
          <table:table-cell table:style-name="ce238" table:formula="of:=([.F3]-[.F16])/[.F3]" office:value-type="string" office:string-value="" calcext:value-type="error">
            <text:p>#DIV/0!</text:p>
          </table:table-cell>
          <table:table-cell table:style-name="ce238" table:formula="of:=([.G3]-[.G16])/[.G3]" office:value-type="string" office:string-value="" calcext:value-type="error">
            <text:p>#DIV/0!</text:p>
          </table:table-cell>
          <table:table-cell table:style-name="ce238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6">
          <table:table-cell table:style-name="ce228" office:value-type="string" calcext:value-type="string">
            <text:p>Average points</text:p>
          </table:table-cell>
          <table:table-cell table:style-name="ce233" office:value-type="string" calcext:value-type="string">
            <text:p>I</text:p>
          </table:table-cell>
          <table:table-cell table:style-name="ce233" table:formula="of:=IF(LEN([.$B18])&gt;0;&quot;$'&quot;&amp;[.D$2]&amp;&quot;''s Draws'.$&quot;&amp;[.$B18]&amp;&quot;$9:$&quot;&amp;[.$B18]&amp;&quot;$170&quot;;&quot;&quot;)" office:value-type="string" office:string-value="$'Men''s Draws'.$I$9:$I$170" calcext:value-type="string">
            <text:p>$'Men''s Draws'.$I$9:$I$170</text:p>
          </table:table-cell>
          <table:table-cell table:style-name="ce240" table:formula="of:=AVERAGE(INDIRECT([.C18]))" office:value-type="string" office:string-value="" calcext:value-type="error">
            <text:p>#DIV/0!</text:p>
          </table:table-cell>
          <table:table-cell table:style-name="ce233" table:formula="of:=IF(LEN([.$B18])&gt;0;&quot;$'&quot;&amp;[.F$2]&amp;&quot;''s Draws'.$&quot;&amp;[.$B18]&amp;&quot;$9:$&quot;&amp;[.$B18]&amp;&quot;$170&quot;;&quot;&quot;)" office:value-type="string" office:string-value="$'Women''s Draws'.$I$9:$I$170" calcext:value-type="string">
            <text:p>$'Women''s Draws'.$I$9:$I$170</text:p>
          </table:table-cell>
          <table:table-cell table:style-name="ce240" table:formula="of:=AVERAGE(INDIRECT([.E18]))" office:value-type="string" office:string-value="" calcext:value-type="error">
            <text:p>#DIV/0!</text:p>
          </table:table-cell>
          <table:table-cell table:style-name="ce240" table:formula="of:=AVERAGE(INDIRECT([.C18]);INDIRECT([.E18]))" office:value-type="string" office:string-value="" calcext:value-type="error">
            <text:p>#DIV/0!</text:p>
          </table:table-cell>
          <table:table-cell table:style-name="ce240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7">
          <table:table-cell table:style-name="ce228" office:value-type="string" calcext:value-type="string">
            <text:p>Median</text:p>
          </table:table-cell>
          <table:table-cell table:style-name="ce233" office:value-type="string" calcext:value-type="string">
            <text:p>I</text:p>
          </table:table-cell>
          <table:table-cell table:style-name="ce233" table:formula="of:=IF(LEN([.$B19])&gt;0;&quot;$'&quot;&amp;[.D$2]&amp;&quot;''s Draws'.$&quot;&amp;[.$B19]&amp;&quot;$9:$&quot;&amp;[.$B19]&amp;&quot;$170&quot;;&quot;&quot;)" office:value-type="string" office:string-value="$'Men''s Draws'.$I$9:$I$170" calcext:value-type="string">
            <text:p>$'Men''s Draws'.$I$9:$I$170</text:p>
          </table:table-cell>
          <table:table-cell table:style-name="ce240" table:formula="of:=MEDIAN(INDIRECT([.C19]))" office:value-type="string" office:string-value="" calcext:value-type="error">
            <text:p>#VALUE!</text:p>
          </table:table-cell>
          <table:table-cell table:style-name="ce233" table:formula="of:=IF(LEN([.$B19])&gt;0;&quot;$'&quot;&amp;[.F$2]&amp;&quot;''s Draws'.$&quot;&amp;[.$B19]&amp;&quot;$9:$&quot;&amp;[.$B19]&amp;&quot;$170&quot;;&quot;&quot;)" office:value-type="string" office:string-value="$'Women''s Draws'.$I$9:$I$170" calcext:value-type="string">
            <text:p>$'Women''s Draws'.$I$9:$I$170</text:p>
          </table:table-cell>
          <table:table-cell table:style-name="ce240" table:formula="of:=MEDIAN(INDIRECT([.E19]))" office:value-type="string" office:string-value="" calcext:value-type="error">
            <text:p>#VALUE!</text:p>
          </table:table-cell>
          <table:table-cell table:style-name="ce240" table:formula="of:=MEDIAN(INDIRECT([.C19]);INDIRECT([.E19]))" office:value-type="string" office:string-value="" calcext:value-type="error">
            <text:p>#VALUE!</text:p>
          </table:table-cell>
          <table:table-cell table:style-name="ce240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8" office:value-type="string" calcext:value-type="string">
            <text:p>Std. deviation</text:p>
          </table:table-cell>
          <table:table-cell table:style-name="ce233" office:value-type="string" calcext:value-type="string">
            <text:p>I</text:p>
          </table:table-cell>
          <table:table-cell table:style-name="ce233" table:formula="of:=IF(LEN([.$B20])&gt;0;&quot;$'&quot;&amp;[.D$2]&amp;&quot;''s Draws'.$&quot;&amp;[.$B20]&amp;&quot;$9:$&quot;&amp;[.$B20]&amp;&quot;$170&quot;;&quot;&quot;)" office:value-type="string" office:string-value="$'Men''s Draws'.$I$9:$I$170" calcext:value-type="string">
            <text:p>$'Men''s Draws'.$I$9:$I$170</text:p>
          </table:table-cell>
          <table:table-cell table:style-name="ce240" table:formula="of:=STDEV(INDIRECT([.C20]))" office:value-type="string" office:string-value="" calcext:value-type="error">
            <text:p>#DIV/0!</text:p>
          </table:table-cell>
          <table:table-cell table:style-name="ce233" table:formula="of:=IF(LEN([.$B20])&gt;0;&quot;$'&quot;&amp;[.F$2]&amp;&quot;''s Draws'.$&quot;&amp;[.$B20]&amp;&quot;$9:$&quot;&amp;[.$B20]&amp;&quot;$170&quot;;&quot;&quot;)" office:value-type="string" office:string-value="$'Women''s Draws'.$I$9:$I$170" calcext:value-type="string">
            <text:p>$'Women''s Draws'.$I$9:$I$170</text:p>
          </table:table-cell>
          <table:table-cell table:style-name="ce240" table:formula="of:=STDEV(INDIRECT([.E20]))" office:value-type="string" office:string-value="" calcext:value-type="error">
            <text:p>#DIV/0!</text:p>
          </table:table-cell>
          <table:table-cell table:style-name="ce240" table:formula="of:=STDEV(INDIRECT([.C20]);INDIRECT([.E20]))" office:value-type="string" office:string-value="" calcext:value-type="error">
            <text:p>#DIV/0!</text:p>
          </table:table-cell>
          <table:table-cell table:style-name="ce240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16">
          <table:table-cell table:style-name="ce228" office:value-type="string" calcext:value-type="string">
            <text:p>Draws</text:p>
          </table:table-cell>
          <table:table-cell table:style-name="ce233" table:number-columns-repeated="2"/>
          <table:table-cell table:style-name="ce229" table:formula="of:=SUM([.D22:.D24])" office:value-type="float" office:value="0" calcext:value-type="float">
            <text:p>0</text:p>
          </table:table-cell>
          <table:table-cell table:style-name="ce229"/>
          <table:table-cell table:style-name="ce229" table:formula="of:=SUM([.F22:.F24])" office:value-type="float" office:value="0" calcext:value-type="float">
            <text:p>0</text:p>
          </table:table-cell>
          <table:table-cell table:style-name="ce229" table:formula="of:=SUM([.D21:.F21])" office:value-type="float" office:value="0" calcext:value-type="float">
            <text:p>0</text:p>
          </table:table-cell>
          <table:table-cell table:style-name="ce229"/>
          <table:table-cell table:style-name="ce245"/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9" table:formula="of:=[$'Men''s Draws'.B2]" office:value-type="float" office:value="8" calcext:value-type="float">
            <text:p>8</text:p>
          </table:table-cell>
          <table:table-cell table:style-name="ce233" office:value-type="string" calcext:value-type="string">
            <text:p>A</text:p>
          </table:table-cell>
          <table:table-cell table:style-name="ce233" table:formula="of:=IF(LEN([.$B22])&gt;0;&quot;$'&quot;&amp;[.D$2]&amp;&quot;''s Draws'.$&quot;&amp;[.$B22]&amp;ROW([.$C22])-ROW([.$C$21])+1;&quot;&quot;)" office:value-type="string" office:string-value="$'Men''s Draws'.$A2" calcext:value-type="string">
            <text:p>$'Men''s Draws'.$A2</text:p>
          </table:table-cell>
          <table:table-cell table:style-name="ce229" table:formula="of:=INDIRECT([.C22])" office:value-type="float" office:value="0" calcext:value-type="float">
            <text:p>0</text:p>
          </table:table-cell>
          <table:table-cell table:style-name="ce233" table:formula="of:=IF(LEN([.$B22])&gt;0;&quot;$'&quot;&amp;[.F$2]&amp;&quot;''s Draws'.$&quot;&amp;[.$B22]&amp;ROW([.$C22])-ROW([.$C$21])+1;&quot;&quot;)" office:value-type="string" office:string-value="$'Women''s Draws'.$A2" calcext:value-type="string">
            <text:p>$'Women''s Draws'.$A2</text:p>
          </table:table-cell>
          <table:table-cell table:style-name="ce229" table:formula="of:=INDIRECT([.E22])" office:value-type="float" office:value="0" calcext:value-type="float">
            <text:p>0</text:p>
          </table:table-cell>
          <table:table-cell table:style-name="ce229" table:formula="of:=SUM([.D22:.F22])" office:value-type="float" office:value="0" calcext:value-type="float">
            <text:p>0</text:p>
          </table:table-cell>
          <table:table-cell table:style-name="ce229"/>
          <table:table-cell table:style-name="ce247"/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9" table:formula="of:=[$'Men''s Draws'.B3]" office:value-type="float" office:value="6" calcext:value-type="float">
            <text:p>6</text:p>
          </table:table-cell>
          <table:table-cell table:style-name="ce233" office:value-type="string" calcext:value-type="string">
            <text:p>A</text:p>
          </table:table-cell>
          <table:table-cell table:style-name="ce233" table:formula="of:=IF(LEN([.$B23])&gt;0;&quot;$'&quot;&amp;[.D$2]&amp;&quot;''s Draws'.$&quot;&amp;[.$B23]&amp;ROW([.$C23])-ROW([.$C$21])+1;&quot;&quot;)" office:value-type="string" office:string-value="$'Men''s Draws'.$A3" calcext:value-type="string">
            <text:p>$'Men''s Draws'.$A3</text:p>
          </table:table-cell>
          <table:table-cell table:style-name="ce229" table:formula="of:=INDIRECT([.C23])" office:value-type="float" office:value="0" calcext:value-type="float">
            <text:p>0</text:p>
          </table:table-cell>
          <table:table-cell table:style-name="ce233" table:formula="of:=IF(LEN([.$B23])&gt;0;&quot;$'&quot;&amp;[.F$2]&amp;&quot;''s Draws'.$&quot;&amp;[.$B23]&amp;ROW([.$C23])-ROW([.$C$21])+1;&quot;&quot;)" office:value-type="string" office:string-value="$'Women''s Draws'.$A3" calcext:value-type="string">
            <text:p>$'Women''s Draws'.$A3</text:p>
          </table:table-cell>
          <table:table-cell table:style-name="ce229" table:formula="of:=INDIRECT([.E23])" office:value-type="float" office:value="0" calcext:value-type="float">
            <text:p>0</text:p>
          </table:table-cell>
          <table:table-cell table:style-name="ce229" table:formula="of:=SUM([.D23:.F23])" office:value-type="float" office:value="0" calcext:value-type="float">
            <text:p>0</text:p>
          </table:table-cell>
          <table:table-cell table:style-name="ce229"/>
          <table:table-cell table:style-name="ce247"/>
          <table:table-cell table:style-name="ce229" table:number-columns-repeated="5"/>
          <table:table-cell table:number-columns-repeated="1010"/>
        </table:table-row>
        <table:table-row table:style-name="ro2">
          <table:table-cell table:style-name="ce229" table:formula="of:=[$'Men''s Draws'.B4]" office:value-type="float" office:value="4" calcext:value-type="float">
            <text:p>4</text:p>
          </table:table-cell>
          <table:table-cell table:style-name="ce233" office:value-type="string" calcext:value-type="string">
            <text:p>A</text:p>
          </table:table-cell>
          <table:table-cell table:style-name="ce233" table:formula="of:=IF(LEN([.$B24])&gt;0;&quot;$'&quot;&amp;[.D$2]&amp;&quot;''s Draws'.$&quot;&amp;[.$B24]&amp;ROW([.$C24])-ROW([.$C$21])+1;&quot;&quot;)" office:value-type="string" office:string-value="$'Men''s Draws'.$A4" calcext:value-type="string">
            <text:p>$'Men''s Draws'.$A4</text:p>
          </table:table-cell>
          <table:table-cell table:style-name="ce229" table:formula="of:=INDIRECT([.C24])" office:value-type="float" office:value="0" calcext:value-type="float">
            <text:p>0</text:p>
          </table:table-cell>
          <table:table-cell table:style-name="ce233" table:formula="of:=IF(LEN([.$B24])&gt;0;&quot;$'&quot;&amp;[.F$2]&amp;&quot;''s Draws'.$&quot;&amp;[.$B24]&amp;ROW([.$C24])-ROW([.$C$21])+1;&quot;&quot;)" office:value-type="string" office:string-value="$'Women''s Draws'.$A4" calcext:value-type="string">
            <text:p>$'Women''s Draws'.$A4</text:p>
          </table:table-cell>
          <table:table-cell table:style-name="ce229" table:formula="of:=INDIRECT([.E24])" office:value-type="float" office:value="0" calcext:value-type="float">
            <text:p>0</text:p>
          </table:table-cell>
          <table:table-cell table:style-name="ce229" table:formula="of:=SUM([.D24:.F24])" office:value-type="float" office:value="0" calcext:value-type="float">
            <text:p>0</text:p>
          </table:table-cell>
          <table:table-cell table:style-name="ce229"/>
          <table:table-cell table:style-name="ce247"/>
          <table:table-cell table:style-name="ce229" table:number-columns-repeated="5"/>
          <table:table-cell table:number-columns-repeated="1010"/>
        </table:table-row>
        <table:table-row table:style-name="ro2" table:number-rows-repeated="3">
          <table:table-cell table:style-name="ce229"/>
          <table:table-cell table:style-name="ce234" table:number-columns-repeated="2"/>
          <table:table-cell table:style-name="ce229" table:number-columns-repeated="5"/>
          <table:table-cell table:style-name="ce247"/>
          <table:table-cell table:style-name="ce229" table:number-columns-repeated="5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231"/>
          <table:table-cell table:style-name="ce236" table:number-columns-repeated="2"/>
          <table:table-cell table:number-columns-repeated="5"/>
          <table:table-cell table:style-name="ce249"/>
          <table:table-cell table:number-columns-repeated="1015"/>
        </table:table-row>
        <table:table-row table:style-name="ro2">
          <table:table-cell table:style-name="ce231"/>
          <table:table-cell table:style-name="ce236" table:number-columns-repeated="2"/>
          <table:table-cell table:style-name="ce241" table:number-columns-repeated="5"/>
          <table:table-cell table:style-name="ce249"/>
          <table:table-cell table:style-name="ce241"/>
          <table:table-cell table:number-columns-repeated="1014"/>
        </table:table-row>
        <table:table-row table:style-name="ro2">
          <table:table-cell table:style-name="ce231"/>
          <table:table-cell table:style-name="ce236" table:number-columns-repeated="2"/>
          <table:table-cell table:style-name="ce242" table:number-columns-repeated="5"/>
          <table:table-cell table:style-name="ce249"/>
          <table:table-cell table:style-name="ce242"/>
          <table:table-cell table:number-columns-repeated="1014"/>
        </table:table-row>
        <table:table-row table:style-name="ro2">
          <table:table-cell table:style-name="ce231"/>
          <table:table-cell table:style-name="ce236" table:number-columns-repeated="2"/>
          <table:table-cell table:style-name="ce241" table:number-columns-repeated="5"/>
          <table:table-cell table:style-name="ce249"/>
          <table:table-cell table:style-name="ce241"/>
          <table:table-cell table:number-columns-repeated="101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ze money" table:style-name="ta8" table:protected="true">
        <loext:table-protection loext:select-protected-cells="true" loext:select-unprotected-cells="true"/>
        <office:forms form:automatic-focus="false" form:apply-design-mode="false"/>
        <table:table-column table:style-name="co67" table:default-cell-style-name="ce106"/>
        <table:table-column table:style-name="co5" table:number-columns-repeated="7" table:default-cell-style-name="ce106"/>
        <table:table-column-group table:display="false">
          <table:table-column table:style-name="co5" table:visibility="collapse" table:number-columns-repeated="8" table:default-cell-style-name="ce106"/>
          <table:table-column table:style-name="co5" table:visibility="collapse" table:default-cell-style-name="ce332"/>
          <table:table-column table:style-name="co5" table:visibility="collapse" table:number-columns-repeated="7" table:default-cell-style-name="ce106"/>
          <table:table-column table:style-name="co5" table:visibility="collapse" table:default-cell-style-name="ce332"/>
          <table:table-column table:style-name="co5" table:visibility="collapse" table:number-columns-repeated="3" table:default-cell-style-name="ce106"/>
        </table:table-column-group>
        <table:table-column table:style-name="co5" table:number-columns-repeated="996" table:default-cell-style-name="ce106"/>
        <table:table-row table:style-name="ro13">
          <table:table-cell table:style-name="ce318" table:formula="of:=TOURNAMENT_NAME&amp;&quot; — Prize money calculator&quot;" office:value-type="string" office:string-value=" — Prize money calculator" calcext:value-type="string">
            <text:p><text:s/>— Prize money calculator</text:p>
          </table:table-cell>
          <table:table-cell table:style-name="ce320" table:number-columns-repeated="7"/>
          <table:table-cell table:style-name="ce326" office:value-type="string" calcext:value-type="string" table:number-columns-spanned="8" table:number-rows-spanned="1">
            <text:p>Prizes</text:p>
          </table:table-cell>
          <table:covered-table-cell table:number-columns-repeated="7" table:style-name="ce81"/>
          <table:table-cell table:style-name="ce329" office:value-type="string" calcext:value-type="string" table:number-columns-spanned="8" table:number-rows-spanned="1">
            <text:p>Split up across notes</text:p>
          </table:table-cell>
          <table:covered-table-cell table:number-columns-repeated="7" table:style-name="ce81"/>
          <table:table-cell table:style-name="ce329" office:value-type="string" calcext:value-type="string" table:number-columns-spanned="4" table:number-rows-spanned="1">
            <text:p>Denominations</text:p>
          </table:table-cell>
          <table:covered-table-cell table:number-columns-repeated="3" table:style-name="ce81"/>
          <table:table-cell table:style-name="ce320" table:number-columns-repeated="8"/>
          <table:table-cell table:number-columns-repeated="988"/>
        </table:table-row>
        <table:table-row table:style-name="ro2">
          <table:table-cell table:style-name="ce273" office:value-type="string" calcext:value-type="string">
            <text:p>Entry fee:</text:p>
          </table:table-cell>
          <table:table-cell table:style-name="ce321"/>
          <table:table-cell table:style-name="ce325"/>
          <table:table-cell/>
          <table:table-cell table:style-name="ce325"/>
          <table:table-cell/>
          <table:table-cell table:style-name="ce325" table:number-columns-repeated="2"/>
          <table:table-cell table:style-name="ce81"/>
          <table:table-cell table:style-name="ce327" table:formula="of:=[.B7]" office:value-type="float" office:value="0" calcext:value-type="float">
            <text:p>0</text:p>
          </table:table-cell>
          <table:table-cell table:style-name="ce327" table:formula="of:=[.C7]" office:value-type="float" office:value="0" calcext:value-type="float">
            <text:p>0</text:p>
          </table:table-cell>
          <table:table-cell table:style-name="ce327" table:formula="of:=[.D7]" office:value-type="float" office:value="0" calcext:value-type="float">
            <text:p>0</text:p>
          </table:table-cell>
          <table:table-cell table:style-name="ce327" table:formula="of:=[.E7]" office:value-type="float" office:value="0" calcext:value-type="float">
            <text:p>0</text:p>
          </table:table-cell>
          <table:table-cell table:style-name="ce327" table:formula="of:=[.F7]" office:value-type="float" office:value="0" calcext:value-type="float">
            <text:p>0</text:p>
          </table:table-cell>
          <table:table-cell table:style-name="ce327" table:formula="of:=[.G7]" office:value-type="float" office:value="0" calcext:value-type="float">
            <text:p>0</text:p>
          </table:table-cell>
          <table:table-cell table:style-name="ce328" office:value-type="string" calcext:value-type="string">
            <text:p>Count</text:p>
          </table:table-cell>
          <table:table-cell table:style-name="ce330"/>
          <table:table-cell table:style-name="ce327" office:value-type="float" office:value="50" calcext:value-type="float">
            <text:p>50</text:p>
          </table:table-cell>
          <table:table-cell table:style-name="ce328" office:value-type="string" calcext:value-type="string">
            <text:p>left</text:p>
          </table:table-cell>
          <table:table-cell table:style-name="ce327" office:value-type="float" office:value="20" calcext:value-type="float">
            <text:p>20</text:p>
          </table:table-cell>
          <table:table-cell table:style-name="ce328" office:value-type="string" calcext:value-type="string">
            <text:p>left</text:p>
          </table:table-cell>
          <table:table-cell table:style-name="ce327" office:value-type="float" office:value="10" calcext:value-type="float">
            <text:p>10</text:p>
          </table:table-cell>
          <table:table-cell table:style-name="ce328" office:value-type="string" calcext:value-type="string">
            <text:p>left</text:p>
          </table:table-cell>
          <table:table-cell table:style-name="ce327" office:value-type="float" office:value="5" calcext:value-type="float">
            <text:p>5</text:p>
          </table:table-cell>
          <table:table-cell table:style-name="ce330" office:value-type="float" office:value="50" calcext:value-type="float">
            <text:p>50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Food:</text:p>
          </table:table-cell>
          <table:table-cell table:style-name="ce321"/>
          <table:table-cell table:style-name="ce325"/>
          <table:table-cell/>
          <table:table-cell table:style-name="ce325"/>
          <table:table-cell/>
          <table:table-cell table:style-name="ce325" table:number-columns-repeated="2"/>
          <table:table-cell table:style-name="ce81" office:value-type="float" office:value="30" calcext:value-type="float">
            <text:p>30</text:p>
          </table:table-cell>
          <table:table-cell table:style-name="ce81" table:formula="of:=COUNTIF([.B$10:.B$14];[.$I3])" office:value-type="float" office:value="0" calcext:value-type="float">
            <text:p>0</text:p>
          </table:table-cell>
          <table:table-cell table:style-name="ce81" table:formula="of:=COUNTIF([.C$10:.C$14];[.$I3])" office:value-type="float" office:value="0" calcext:value-type="float">
            <text:p>0</text:p>
          </table:table-cell>
          <table:table-cell table:style-name="ce81" table:formula="of:=COUNTIF([.D$10:.D$14];[.$I3])" office:value-type="float" office:value="0" calcext:value-type="float">
            <text:p>0</text:p>
          </table:table-cell>
          <table:table-cell table:style-name="ce81" table:formula="of:=COUNTIF([.E$10:.E$14];[.$I3])" office:value-type="float" office:value="0" calcext:value-type="float">
            <text:p>0</text:p>
          </table:table-cell>
          <table:table-cell table:style-name="ce81" table:formula="of:=COUNTIF([.F$10:.F$14];[.$I3])" office:value-type="float" office:value="0" calcext:value-type="float">
            <text:p>0</text:p>
          </table:table-cell>
          <table:table-cell table:style-name="ce81" table:formula="of:=COUNTIF([.G$10:.G$14];[.$I3])" office:value-type="float" office:value="0" calcext:value-type="float">
            <text:p>0</text:p>
          </table:table-cell>
          <table:table-cell table:style-name="ce81" table:formula="of:=SUMPRODUCT([.J3:.M3];[.J$2:.M$2])" office:value-type="float" office:value="0" calcext:value-type="float">
            <text:p>0</text:p>
          </table:table-cell>
          <table:table-cell table:style-name="ce331" table:formula="of:=[.I3]" office:value-type="float" office:value="30" calcext:value-type="float">
            <text:p>30</text:p>
          </table:table-cell>
          <table:table-cell table:style-name="ce81" table:formula="of:=ROUNDDOWN([.Q3]/[.R$2])" office:value-type="float" office:value="0" calcext:value-type="float">
            <text:p>0</text:p>
          </table:table-cell>
          <table:table-cell table:style-name="ce81" table:formula="of:=[.Q3]-[.R3]*[.R$2]" office:value-type="float" office:value="30" calcext:value-type="float">
            <text:p>30</text:p>
          </table:table-cell>
          <table:table-cell table:style-name="ce81" table:formula="of:=ROUNDDOWN([.S3]/[.T$2])" office:value-type="float" office:value="1" calcext:value-type="float">
            <text:p>1</text:p>
          </table:table-cell>
          <table:table-cell table:style-name="ce81" table:formula="of:=[.S3]-[.T3]*[.T$2]" office:value-type="float" office:value="10" calcext:value-type="float">
            <text:p>10</text:p>
          </table:table-cell>
          <table:table-cell table:style-name="ce81" table:formula="of:=ROUNDDOWN([.U3]/[.V$2])" office:value-type="float" office:value="1" calcext:value-type="float">
            <text:p>1</text:p>
          </table:table-cell>
          <table:table-cell table:style-name="ce81" table:formula="of:=[.U3]-[.V3]*[.V$2]" office:value-type="float" office:value="0" calcext:value-type="float">
            <text:p>0</text:p>
          </table:table-cell>
          <table:table-cell table:style-name="ce81" table:formula="of:=ROUNDDOWN([.W3]/[.X$2])" office:value-type="float" office:value="0" calcext:value-type="float">
            <text:p>0</text:p>
          </table:table-cell>
          <table:table-cell table:style-name="ce331" table:formula="of:=[.$P3]*[.R3]" office:value-type="float" office:value="0" calcext:value-type="float">
            <text:p>0</text:p>
          </table:table-cell>
          <table:table-cell table:style-name="ce81" table:formula="of:=[.$P3]*[.T3]" office:value-type="float" office:value="0" calcext:value-type="float">
            <text:p>0</text:p>
          </table:table-cell>
          <table:table-cell table:style-name="ce81" table:formula="of:=[.$P3]*[.V3]" office:value-type="float" office:value="0" calcext:value-type="float">
            <text:p>0</text:p>
          </table:table-cell>
          <table:table-cell table:style-name="ce81" table:formula="of:=[.$P3]*[.X3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Available:</text:p>
          </table:table-cell>
          <table:table-cell table:style-name="ce322" table:formula="of:=[.B2]-[.B3]" office:value-type="currency" office:currency="NZD" office:value="0" calcext:value-type="currency">
            <text:p>$0</text:p>
          </table:table-cell>
          <table:table-cell table:style-name="ce325"/>
          <table:table-cell/>
          <table:table-cell table:style-name="ce325"/>
          <table:table-cell/>
          <table:table-cell table:style-name="ce325" table:number-columns-repeated="2"/>
          <table:table-cell table:style-name="ce81" office:value-type="float" office:value="40" calcext:value-type="float">
            <text:p>40</text:p>
          </table:table-cell>
          <table:table-cell table:style-name="ce81" table:formula="of:=COUNTIF([.B$10:.B$14];[.$I4])" office:value-type="float" office:value="0" calcext:value-type="float">
            <text:p>0</text:p>
          </table:table-cell>
          <table:table-cell table:style-name="ce81" table:formula="of:=COUNTIF([.C$10:.C$14];[.$I4])" office:value-type="float" office:value="0" calcext:value-type="float">
            <text:p>0</text:p>
          </table:table-cell>
          <table:table-cell table:style-name="ce81" table:formula="of:=COUNTIF([.D$10:.D$14];[.$I4])" office:value-type="float" office:value="0" calcext:value-type="float">
            <text:p>0</text:p>
          </table:table-cell>
          <table:table-cell table:style-name="ce81" table:formula="of:=COUNTIF([.E$10:.E$14];[.$I4])" office:value-type="float" office:value="0" calcext:value-type="float">
            <text:p>0</text:p>
          </table:table-cell>
          <table:table-cell table:style-name="ce81" table:formula="of:=COUNTIF([.F$10:.F$14];[.$I4])" office:value-type="float" office:value="0" calcext:value-type="float">
            <text:p>0</text:p>
          </table:table-cell>
          <table:table-cell table:style-name="ce81" table:formula="of:=COUNTIF([.G$10:.G$14];[.$I4])" office:value-type="float" office:value="0" calcext:value-type="float">
            <text:p>0</text:p>
          </table:table-cell>
          <table:table-cell table:style-name="ce81" table:formula="of:=SUMPRODUCT([.J4:.M4];[.J$2:.M$2])" office:value-type="float" office:value="0" calcext:value-type="float">
            <text:p>0</text:p>
          </table:table-cell>
          <table:table-cell table:style-name="ce331" table:formula="of:=[.I4]" office:value-type="float" office:value="40" calcext:value-type="float">
            <text:p>40</text:p>
          </table:table-cell>
          <table:table-cell table:style-name="ce81" table:formula="of:=ROUNDDOWN([.Q4]/[.R$2])" office:value-type="float" office:value="0" calcext:value-type="float">
            <text:p>0</text:p>
          </table:table-cell>
          <table:table-cell table:style-name="ce81" table:formula="of:=[.Q4]-[.R4]*[.R$2]" office:value-type="float" office:value="40" calcext:value-type="float">
            <text:p>40</text:p>
          </table:table-cell>
          <table:table-cell table:style-name="ce81" table:formula="of:=ROUNDDOWN([.S4]/[.T$2])" office:value-type="float" office:value="2" calcext:value-type="float">
            <text:p>2</text:p>
          </table:table-cell>
          <table:table-cell table:style-name="ce81" table:formula="of:=[.S4]-[.T4]*[.T$2]" office:value-type="float" office:value="0" calcext:value-type="float">
            <text:p>0</text:p>
          </table:table-cell>
          <table:table-cell table:style-name="ce81" table:formula="of:=ROUNDDOWN([.U4]/[.V$2])" office:value-type="float" office:value="0" calcext:value-type="float">
            <text:p>0</text:p>
          </table:table-cell>
          <table:table-cell table:style-name="ce81" table:formula="of:=[.U4]-[.V4]*[.V$2]" office:value-type="float" office:value="0" calcext:value-type="float">
            <text:p>0</text:p>
          </table:table-cell>
          <table:table-cell table:style-name="ce81" table:formula="of:=ROUNDDOWN([.W4]/[.X$2])" office:value-type="float" office:value="0" calcext:value-type="float">
            <text:p>0</text:p>
          </table:table-cell>
          <table:table-cell table:style-name="ce331" table:formula="of:=[.$P4]*[.R4]" office:value-type="float" office:value="0" calcext:value-type="float">
            <text:p>0</text:p>
          </table:table-cell>
          <table:table-cell table:style-name="ce81" table:formula="of:=[.$P4]*[.T4]" office:value-type="float" office:value="0" calcext:value-type="float">
            <text:p>0</text:p>
          </table:table-cell>
          <table:table-cell table:style-name="ce81" table:formula="of:=[.$P4]*[.V4]" office:value-type="float" office:value="0" calcext:value-type="float">
            <text:p>0</text:p>
          </table:table-cell>
          <table:table-cell table:style-name="ce81" table:formula="of:=[.$P4]*[.X4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Sponsorship:</text:p>
          </table:table-cell>
          <table:table-cell table:style-name="ce323" office:value-type="currency" office:currency="NZD" office:value="0" calcext:value-type="currency">
            <text:p>$0</text:p>
          </table:table-cell>
          <table:table-cell table:style-name="ce325"/>
          <table:table-cell/>
          <table:table-cell table:style-name="ce325"/>
          <table:table-cell/>
          <table:table-cell table:style-name="ce325" table:number-columns-repeated="2"/>
          <table:table-cell table:style-name="ce81" table:number-columns-repeated="8"/>
          <table:table-cell table:style-name="ce331"/>
          <table:table-cell table:style-name="ce81" table:number-columns-repeated="7"/>
          <table:table-cell table:style-name="ce331"/>
          <table:table-cell table:style-name="ce81" table:number-columns-repeated="3"/>
          <table:table-cell table:number-columns-repeated="996"/>
        </table:table-row>
        <table:table-row table:style-name="ro10">
          <table:table-cell table:style-name="ce273" office:value-type="string" calcext:value-type="string">
            <text:p>Draw size:</text:p>
          </table:table-cell>
          <table:table-cell table:number-columns-repeated="2" table:style-name="ce107" office:value-type="float" office:value="8" calcext:value-type="float">
            <text:p>8</text:p>
          </table:table-cell>
          <table:table-cell table:number-columns-repeated="2" table:style-name="ce107" office:value-type="float" office:value="6" calcext:value-type="float">
            <text:p>6</text:p>
          </table:table-cell>
          <table:table-cell table:number-columns-repeated="2" table:style-name="ce107" office:value-type="float" office:value="4" calcext:value-type="float">
            <text:p>4</text:p>
          </table:table-cell>
          <table:table-cell table:style-name="ce107"/>
          <table:table-cell table:style-name="ce81" office:value-type="float" office:value="50" calcext:value-type="float">
            <text:p>50</text:p>
          </table:table-cell>
          <table:table-cell table:style-name="ce81" table:formula="of:=COUNTIF([.B$10:.B$14];[.$I6])" office:value-type="float" office:value="0" calcext:value-type="float">
            <text:p>0</text:p>
          </table:table-cell>
          <table:table-cell table:style-name="ce81" table:formula="of:=COUNTIF([.C$10:.C$14];[.$I6])" office:value-type="float" office:value="0" calcext:value-type="float">
            <text:p>0</text:p>
          </table:table-cell>
          <table:table-cell table:style-name="ce81" table:formula="of:=COUNTIF([.D$10:.D$14];[.$I6])" office:value-type="float" office:value="0" calcext:value-type="float">
            <text:p>0</text:p>
          </table:table-cell>
          <table:table-cell table:style-name="ce81" table:formula="of:=COUNTIF([.E$10:.E$14];[.$I6])" office:value-type="float" office:value="0" calcext:value-type="float">
            <text:p>0</text:p>
          </table:table-cell>
          <table:table-cell table:style-name="ce81" table:formula="of:=COUNTIF([.F$10:.F$14];[.$I6])" office:value-type="float" office:value="0" calcext:value-type="float">
            <text:p>0</text:p>
          </table:table-cell>
          <table:table-cell table:style-name="ce81" table:formula="of:=COUNTIF([.G$10:.G$14];[.$I6])" office:value-type="float" office:value="0" calcext:value-type="float">
            <text:p>0</text:p>
          </table:table-cell>
          <table:table-cell table:style-name="ce81" table:formula="of:=SUMPRODUCT([.J6:.M6];[.J$2:.M$2])" office:value-type="float" office:value="0" calcext:value-type="float">
            <text:p>0</text:p>
          </table:table-cell>
          <table:table-cell table:style-name="ce331" table:formula="of:=[.I6]" office:value-type="float" office:value="50" calcext:value-type="float">
            <text:p>50</text:p>
          </table:table-cell>
          <table:table-cell table:style-name="ce81" table:formula="of:=ROUNDDOWN([.Q6]/[.R$2])" office:value-type="float" office:value="1" calcext:value-type="float">
            <text:p>1</text:p>
          </table:table-cell>
          <table:table-cell table:style-name="ce81" table:formula="of:=[.Q6]-[.R6]*[.R$2]" office:value-type="float" office:value="0" calcext:value-type="float">
            <text:p>0</text:p>
          </table:table-cell>
          <table:table-cell table:style-name="ce81" table:formula="of:=ROUNDDOWN([.S6]/[.T$2])" office:value-type="float" office:value="0" calcext:value-type="float">
            <text:p>0</text:p>
          </table:table-cell>
          <table:table-cell table:style-name="ce81" table:formula="of:=[.S6]-[.T6]*[.T$2]" office:value-type="float" office:value="0" calcext:value-type="float">
            <text:p>0</text:p>
          </table:table-cell>
          <table:table-cell table:style-name="ce81" table:formula="of:=ROUNDDOWN([.U6]/[.V$2])" office:value-type="float" office:value="0" calcext:value-type="float">
            <text:p>0</text:p>
          </table:table-cell>
          <table:table-cell table:style-name="ce81" table:formula="of:=[.U6]-[.V6]*[.V$2]" office:value-type="float" office:value="0" calcext:value-type="float">
            <text:p>0</text:p>
          </table:table-cell>
          <table:table-cell table:style-name="ce81" table:formula="of:=ROUNDDOWN([.W6]/[.X$2])" office:value-type="float" office:value="0" calcext:value-type="float">
            <text:p>0</text:p>
          </table:table-cell>
          <table:table-cell table:style-name="ce331" table:formula="of:=[.$P6]*[.R6]" office:value-type="float" office:value="0" calcext:value-type="float">
            <text:p>0</text:p>
          </table:table-cell>
          <table:table-cell table:style-name="ce81" table:formula="of:=[.$P6]*[.T6]" office:value-type="float" office:value="0" calcext:value-type="float">
            <text:p>0</text:p>
          </table:table-cell>
          <table:table-cell table:style-name="ce81" table:formula="of:=[.$P6]*[.V6]" office:value-type="float" office:value="0" calcext:value-type="float">
            <text:p>0</text:p>
          </table:table-cell>
          <table:table-cell table:style-name="ce81" table:formula="of:=[.$P6]*[.X6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Count:</text:p>
          </table:table-cell>
          <table:table-cell table:style-name="ce215" office:value-type="float" office:value="0" calcext:value-type="float">
            <text:p>0</text:p>
          </table:table-cell>
          <table:table-cell table:formula="of:=[$Statistics.$G$22]-[.B7]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formula="of:=[$Statistics.$G$23]-[.D7]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formula="of:=[$Statistics.$G$24]-[.F7]" office:value-type="float" office:value="0" calcext:value-type="float">
            <text:p>0</text:p>
          </table:table-cell>
          <table:table-cell table:style-name="ce273" office:value-type="string" calcext:value-type="string">
            <text:p>Check: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formula="of:=COUNTIF([.B$10:.B$14];[.$I7])" office:value-type="float" office:value="0" calcext:value-type="float">
            <text:p>0</text:p>
          </table:table-cell>
          <table:table-cell table:style-name="ce81" table:formula="of:=COUNTIF([.C$10:.C$14];[.$I7])" office:value-type="float" office:value="0" calcext:value-type="float">
            <text:p>0</text:p>
          </table:table-cell>
          <table:table-cell table:style-name="ce81" table:formula="of:=COUNTIF([.D$10:.D$14];[.$I7])" office:value-type="float" office:value="0" calcext:value-type="float">
            <text:p>0</text:p>
          </table:table-cell>
          <table:table-cell table:style-name="ce81" table:formula="of:=COUNTIF([.E$10:.E$14];[.$I7])" office:value-type="float" office:value="0" calcext:value-type="float">
            <text:p>0</text:p>
          </table:table-cell>
          <table:table-cell table:style-name="ce81" table:formula="of:=COUNTIF([.F$10:.F$14];[.$I7])" office:value-type="float" office:value="0" calcext:value-type="float">
            <text:p>0</text:p>
          </table:table-cell>
          <table:table-cell table:style-name="ce81" table:formula="of:=COUNTIF([.G$10:.G$14];[.$I7])" office:value-type="float" office:value="0" calcext:value-type="float">
            <text:p>0</text:p>
          </table:table-cell>
          <table:table-cell table:style-name="ce81" table:formula="of:=SUMPRODUCT([.J7:.M7];[.J$2:.M$2])" office:value-type="float" office:value="0" calcext:value-type="float">
            <text:p>0</text:p>
          </table:table-cell>
          <table:table-cell table:style-name="ce331" table:formula="of:=[.I7]" office:value-type="float" office:value="60" calcext:value-type="float">
            <text:p>60</text:p>
          </table:table-cell>
          <table:table-cell table:style-name="ce81" table:formula="of:=ROUNDDOWN([.Q7]/[.R$2])" office:value-type="float" office:value="1" calcext:value-type="float">
            <text:p>1</text:p>
          </table:table-cell>
          <table:table-cell table:style-name="ce81" table:formula="of:=[.Q7]-[.R7]*[.R$2]" office:value-type="float" office:value="10" calcext:value-type="float">
            <text:p>10</text:p>
          </table:table-cell>
          <table:table-cell table:style-name="ce81" table:formula="of:=ROUNDDOWN([.S7]/[.T$2])" office:value-type="float" office:value="0" calcext:value-type="float">
            <text:p>0</text:p>
          </table:table-cell>
          <table:table-cell table:style-name="ce81" table:formula="of:=[.S7]-[.T7]*[.T$2]" office:value-type="float" office:value="10" calcext:value-type="float">
            <text:p>10</text:p>
          </table:table-cell>
          <table:table-cell table:style-name="ce81" table:formula="of:=ROUNDDOWN([.U7]/[.V$2])" office:value-type="float" office:value="1" calcext:value-type="float">
            <text:p>1</text:p>
          </table:table-cell>
          <table:table-cell table:style-name="ce81" table:formula="of:=[.U7]-[.V7]*[.V$2]" office:value-type="float" office:value="0" calcext:value-type="float">
            <text:p>0</text:p>
          </table:table-cell>
          <table:table-cell table:style-name="ce81" table:formula="of:=ROUNDDOWN([.W7]/[.X$2])" office:value-type="float" office:value="0" calcext:value-type="float">
            <text:p>0</text:p>
          </table:table-cell>
          <table:table-cell table:style-name="ce331" table:formula="of:=[.$P7]*[.R7]" office:value-type="float" office:value="0" calcext:value-type="float">
            <text:p>0</text:p>
          </table:table-cell>
          <table:table-cell table:style-name="ce81" table:formula="of:=[.$P7]*[.T7]" office:value-type="float" office:value="0" calcext:value-type="float">
            <text:p>0</text:p>
          </table:table-cell>
          <table:table-cell table:style-name="ce81" table:formula="of:=[.$P7]*[.V7]" office:value-type="float" office:value="0" calcext:value-type="float">
            <text:p>0</text:p>
          </table:table-cell>
          <table:table-cell table:style-name="ce81" table:formula="of:=[.$P7]*[.X7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Sponsorship:</text:p>
          </table:table-cell>
          <table:table-cell table:style-name="ce321" table:number-columns-repeated="6"/>
          <table:table-cell table:style-name="ce130" table:formula="of:=SUMPRODUCT([.B8:.G8];[.B7:.G7])+ORG.OPENOFFICE.STYLE(IF(ORG.OPENOFFICE.CURRENT()&gt;[.B5];&quot;Error&quot;;&quot;Computed&quot;))" office:value-type="float" office:value="0" calcext:value-type="float">
            <text:p>0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formula="of:=COUNTIF([.B$10:.B$14];[.$I8])" office:value-type="float" office:value="0" calcext:value-type="float">
            <text:p>0</text:p>
          </table:table-cell>
          <table:table-cell table:style-name="ce81" table:formula="of:=COUNTIF([.C$10:.C$14];[.$I8])" office:value-type="float" office:value="0" calcext:value-type="float">
            <text:p>0</text:p>
          </table:table-cell>
          <table:table-cell table:style-name="ce81" table:formula="of:=COUNTIF([.D$10:.D$14];[.$I8])" office:value-type="float" office:value="0" calcext:value-type="float">
            <text:p>0</text:p>
          </table:table-cell>
          <table:table-cell table:style-name="ce81" table:formula="of:=COUNTIF([.E$10:.E$14];[.$I8])" office:value-type="float" office:value="0" calcext:value-type="float">
            <text:p>0</text:p>
          </table:table-cell>
          <table:table-cell table:style-name="ce81" table:formula="of:=COUNTIF([.F$10:.F$14];[.$I8])" office:value-type="float" office:value="0" calcext:value-type="float">
            <text:p>0</text:p>
          </table:table-cell>
          <table:table-cell table:style-name="ce81" table:formula="of:=COUNTIF([.G$10:.G$14];[.$I8])" office:value-type="float" office:value="0" calcext:value-type="float">
            <text:p>0</text:p>
          </table:table-cell>
          <table:table-cell table:style-name="ce81" table:formula="of:=SUMPRODUCT([.J8:.M8];[.J$2:.M$2])" office:value-type="float" office:value="0" calcext:value-type="float">
            <text:p>0</text:p>
          </table:table-cell>
          <table:table-cell table:style-name="ce331" table:formula="of:=[.I8]" office:value-type="float" office:value="70" calcext:value-type="float">
            <text:p>70</text:p>
          </table:table-cell>
          <table:table-cell table:style-name="ce81" table:formula="of:=ROUNDDOWN([.Q8]/[.R$2])" office:value-type="float" office:value="1" calcext:value-type="float">
            <text:p>1</text:p>
          </table:table-cell>
          <table:table-cell table:style-name="ce81" table:formula="of:=[.Q8]-[.R8]*[.R$2]" office:value-type="float" office:value="20" calcext:value-type="float">
            <text:p>20</text:p>
          </table:table-cell>
          <table:table-cell table:style-name="ce81" table:formula="of:=ROUNDDOWN([.S8]/[.T$2])" office:value-type="float" office:value="1" calcext:value-type="float">
            <text:p>1</text:p>
          </table:table-cell>
          <table:table-cell table:style-name="ce81" table:formula="of:=[.S8]-[.T8]*[.T$2]" office:value-type="float" office:value="0" calcext:value-type="float">
            <text:p>0</text:p>
          </table:table-cell>
          <table:table-cell table:style-name="ce81" table:formula="of:=ROUNDDOWN([.U8]/[.V$2])" office:value-type="float" office:value="0" calcext:value-type="float">
            <text:p>0</text:p>
          </table:table-cell>
          <table:table-cell table:style-name="ce81" table:formula="of:=[.U8]-[.V8]*[.V$2]" office:value-type="float" office:value="0" calcext:value-type="float">
            <text:p>0</text:p>
          </table:table-cell>
          <table:table-cell table:style-name="ce81" table:formula="of:=ROUNDDOWN([.W8]/[.X$2])" office:value-type="float" office:value="0" calcext:value-type="float">
            <text:p>0</text:p>
          </table:table-cell>
          <table:table-cell table:style-name="ce331" table:formula="of:=[.$P8]*[.R8]" office:value-type="float" office:value="0" calcext:value-type="float">
            <text:p>0</text:p>
          </table:table-cell>
          <table:table-cell table:style-name="ce81" table:formula="of:=[.$P8]*[.T8]" office:value-type="float" office:value="0" calcext:value-type="float">
            <text:p>0</text:p>
          </table:table-cell>
          <table:table-cell table:style-name="ce81" table:formula="of:=[.$P8]*[.V8]" office:value-type="float" office:value="0" calcext:value-type="float">
            <text:p>0</text:p>
          </table:table-cell>
          <table:table-cell table:style-name="ce81" table:formula="of:=[.$P8]*[.X8]" office:value-type="float" office:value="0" calcext:value-type="float">
            <text:p>0</text:p>
          </table:table-cell>
          <table:table-cell table:style-name="ce322"/>
          <table:table-cell table:number-columns-repeated="995"/>
        </table:table-row>
        <table:table-row table:style-name="ro2">
          <table:table-cell table:style-name="ce273" office:value-type="string" calcext:value-type="string">
            <text:p>Prize total:</text:p>
          </table:table-cell>
          <table:table-cell table:style-name="ce322" table:formula="of:=IF([.B7]&gt;0;[.B8]+([.B7]*[.B6]*[.$B4])/[.B7];0)" office:value-type="currency" office:currency="NZD" office:value="0" calcext:value-type="currency">
            <text:p>$0</text:p>
          </table:table-cell>
          <table:table-cell table:style-name="ce322" table:formula="of:=IF([.C7]&gt;0;[.C8]+([.C7]*[.C6]*[.$B4])/[.C7];0)" office:value-type="currency" office:currency="NZD" office:value="0" calcext:value-type="currency">
            <text:p>$0</text:p>
          </table:table-cell>
          <table:table-cell table:style-name="ce322" table:formula="of:=IF([.D7]&gt;0;([.D8]+[.D7]*[.D6]*[.$B4])/[.D7];0)" office:value-type="currency" office:currency="NZD" office:value="0" calcext:value-type="currency">
            <text:p>$0</text:p>
          </table:table-cell>
          <table:table-cell table:style-name="ce322" table:formula="of:=IF([.E7]&gt;0;([.E8]+[.E7]*[.E6]*[.$B4])/[.E7];0)" office:value-type="currency" office:currency="NZD" office:value="0" calcext:value-type="currency">
            <text:p>$0</text:p>
          </table:table-cell>
          <table:table-cell table:style-name="ce322" table:formula="of:=IF([.F7]&gt;0;([.F8]+[.F7]*[.F6]*[.$B4])/[.F7];0)" office:value-type="currency" office:currency="NZD" office:value="0" calcext:value-type="currency">
            <text:p>$0</text:p>
          </table:table-cell>
          <table:table-cell table:style-name="ce322" table:formula="of:=IF([.G7]&gt;0;([.G8]+[.G7]*[.G6]*[.$B4])/[.G7];0)" office:value-type="currency" office:currency="NZD" office:value="0" calcext:value-type="currency">
            <text:p>$0</text:p>
          </table:table-cell>
          <table:table-cell table:style-name="ce322"/>
          <table:table-cell table:style-name="ce81" office:value-type="float" office:value="80" calcext:value-type="float">
            <text:p>80</text:p>
          </table:table-cell>
          <table:table-cell table:style-name="ce81" table:formula="of:=COUNTIF([.B$10:.B$14];[.$I9])" office:value-type="float" office:value="0" calcext:value-type="float">
            <text:p>0</text:p>
          </table:table-cell>
          <table:table-cell table:style-name="ce81" table:formula="of:=COUNTIF([.C$10:.C$14];[.$I9])" office:value-type="float" office:value="0" calcext:value-type="float">
            <text:p>0</text:p>
          </table:table-cell>
          <table:table-cell table:style-name="ce81" table:formula="of:=COUNTIF([.D$10:.D$14];[.$I9])" office:value-type="float" office:value="0" calcext:value-type="float">
            <text:p>0</text:p>
          </table:table-cell>
          <table:table-cell table:style-name="ce81" table:formula="of:=COUNTIF([.E$10:.E$14];[.$I9])" office:value-type="float" office:value="0" calcext:value-type="float">
            <text:p>0</text:p>
          </table:table-cell>
          <table:table-cell table:style-name="ce81" table:formula="of:=COUNTIF([.F$10:.F$14];[.$I9])" office:value-type="float" office:value="0" calcext:value-type="float">
            <text:p>0</text:p>
          </table:table-cell>
          <table:table-cell table:style-name="ce81" table:formula="of:=COUNTIF([.G$10:.G$14];[.$I9])" office:value-type="float" office:value="0" calcext:value-type="float">
            <text:p>0</text:p>
          </table:table-cell>
          <table:table-cell table:style-name="ce81" table:formula="of:=SUMPRODUCT([.J9:.M9];[.J$2:.M$2])" office:value-type="float" office:value="0" calcext:value-type="float">
            <text:p>0</text:p>
          </table:table-cell>
          <table:table-cell table:style-name="ce331" table:formula="of:=[.I9]" office:value-type="float" office:value="80" calcext:value-type="float">
            <text:p>80</text:p>
          </table:table-cell>
          <table:table-cell table:style-name="ce81" table:formula="of:=ROUNDDOWN([.Q9]/[.R$2])" office:value-type="float" office:value="1" calcext:value-type="float">
            <text:p>1</text:p>
          </table:table-cell>
          <table:table-cell table:style-name="ce81" table:formula="of:=[.Q9]-[.R9]*[.R$2]" office:value-type="float" office:value="30" calcext:value-type="float">
            <text:p>30</text:p>
          </table:table-cell>
          <table:table-cell table:style-name="ce81" table:formula="of:=ROUNDDOWN([.S9]/[.T$2])" office:value-type="float" office:value="1" calcext:value-type="float">
            <text:p>1</text:p>
          </table:table-cell>
          <table:table-cell table:style-name="ce81" table:formula="of:=[.S9]-[.T9]*[.T$2]" office:value-type="float" office:value="10" calcext:value-type="float">
            <text:p>10</text:p>
          </table:table-cell>
          <table:table-cell table:style-name="ce81" table:formula="of:=ROUNDDOWN([.U9]/[.V$2])" office:value-type="float" office:value="1" calcext:value-type="float">
            <text:p>1</text:p>
          </table:table-cell>
          <table:table-cell table:style-name="ce81" table:formula="of:=[.U9]-[.V9]*[.V$2]" office:value-type="float" office:value="0" calcext:value-type="float">
            <text:p>0</text:p>
          </table:table-cell>
          <table:table-cell table:style-name="ce81" table:formula="of:=ROUNDDOWN([.W9]/[.X$2])" office:value-type="float" office:value="0" calcext:value-type="float">
            <text:p>0</text:p>
          </table:table-cell>
          <table:table-cell table:style-name="ce331" table:formula="of:=[.$P9]*[.R9]" office:value-type="float" office:value="0" calcext:value-type="float">
            <text:p>0</text:p>
          </table:table-cell>
          <table:table-cell table:style-name="ce81" table:formula="of:=[.$P9]*[.T9]" office:value-type="float" office:value="0" calcext:value-type="float">
            <text:p>0</text:p>
          </table:table-cell>
          <table:table-cell table:style-name="ce81" table:formula="of:=[.$P9]*[.V9]" office:value-type="float" office:value="0" calcext:value-type="float">
            <text:p>0</text:p>
          </table:table-cell>
          <table:table-cell table:style-name="ce81" table:formula="of:=[.$P9]*[.X9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Winner:</text:p>
          </table:table-cell>
          <table:table-cell table:style-name="ce321" table:number-columns-repeated="6"/>
          <table:table-cell table:style-name="ce322"/>
          <table:table-cell table:style-name="ce81" office:value-type="float" office:value="90" calcext:value-type="float">
            <text:p>90</text:p>
          </table:table-cell>
          <table:table-cell table:style-name="ce81" table:formula="of:=COUNTIF([.B$10:.B$14];[.$I10])" office:value-type="float" office:value="0" calcext:value-type="float">
            <text:p>0</text:p>
          </table:table-cell>
          <table:table-cell table:style-name="ce81" table:formula="of:=COUNTIF([.C$10:.C$14];[.$I10])" office:value-type="float" office:value="0" calcext:value-type="float">
            <text:p>0</text:p>
          </table:table-cell>
          <table:table-cell table:style-name="ce81" table:formula="of:=COUNTIF([.D$10:.D$14];[.$I10])" office:value-type="float" office:value="0" calcext:value-type="float">
            <text:p>0</text:p>
          </table:table-cell>
          <table:table-cell table:style-name="ce81" table:formula="of:=COUNTIF([.E$10:.E$14];[.$I10])" office:value-type="float" office:value="0" calcext:value-type="float">
            <text:p>0</text:p>
          </table:table-cell>
          <table:table-cell table:style-name="ce81" table:formula="of:=COUNTIF([.F$10:.F$14];[.$I10])" office:value-type="float" office:value="0" calcext:value-type="float">
            <text:p>0</text:p>
          </table:table-cell>
          <table:table-cell table:style-name="ce81" table:formula="of:=COUNTIF([.G$10:.G$14];[.$I10])" office:value-type="float" office:value="0" calcext:value-type="float">
            <text:p>0</text:p>
          </table:table-cell>
          <table:table-cell table:style-name="ce81" table:formula="of:=SUMPRODUCT([.J10:.M10];[.J$2:.M$2])" office:value-type="float" office:value="0" calcext:value-type="float">
            <text:p>0</text:p>
          </table:table-cell>
          <table:table-cell table:style-name="ce331" table:formula="of:=[.I10]" office:value-type="float" office:value="90" calcext:value-type="float">
            <text:p>90</text:p>
          </table:table-cell>
          <table:table-cell table:style-name="ce81" table:formula="of:=ROUNDDOWN([.Q10]/[.R$2])" office:value-type="float" office:value="1" calcext:value-type="float">
            <text:p>1</text:p>
          </table:table-cell>
          <table:table-cell table:style-name="ce81" table:formula="of:=[.Q10]-[.R10]*[.R$2]" office:value-type="float" office:value="40" calcext:value-type="float">
            <text:p>40</text:p>
          </table:table-cell>
          <table:table-cell table:style-name="ce81" table:formula="of:=ROUNDDOWN([.S10]/[.T$2])" office:value-type="float" office:value="2" calcext:value-type="float">
            <text:p>2</text:p>
          </table:table-cell>
          <table:table-cell table:style-name="ce81" table:formula="of:=[.S10]-[.T10]*[.T$2]" office:value-type="float" office:value="0" calcext:value-type="float">
            <text:p>0</text:p>
          </table:table-cell>
          <table:table-cell table:style-name="ce81" table:formula="of:=ROUNDDOWN([.U10]/[.V$2])" office:value-type="float" office:value="0" calcext:value-type="float">
            <text:p>0</text:p>
          </table:table-cell>
          <table:table-cell table:style-name="ce81" table:formula="of:=[.U10]-[.V10]*[.V$2]" office:value-type="float" office:value="0" calcext:value-type="float">
            <text:p>0</text:p>
          </table:table-cell>
          <table:table-cell table:style-name="ce81" table:formula="of:=ROUNDDOWN([.W10]/[.X$2])" office:value-type="float" office:value="0" calcext:value-type="float">
            <text:p>0</text:p>
          </table:table-cell>
          <table:table-cell table:style-name="ce331" table:formula="of:=[.$P10]*[.R10]" office:value-type="float" office:value="0" calcext:value-type="float">
            <text:p>0</text:p>
          </table:table-cell>
          <table:table-cell table:style-name="ce81" table:formula="of:=[.$P10]*[.T10]" office:value-type="float" office:value="0" calcext:value-type="float">
            <text:p>0</text:p>
          </table:table-cell>
          <table:table-cell table:style-name="ce81" table:formula="of:=[.$P10]*[.V10]" office:value-type="float" office:value="0" calcext:value-type="float">
            <text:p>0</text:p>
          </table:table-cell>
          <table:table-cell table:style-name="ce81" table:formula="of:=[.$P10]*[.X10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Runner-up:</text:p>
          </table:table-cell>
          <table:table-cell table:style-name="ce321" table:number-columns-repeated="6"/>
          <table:table-cell table:style-name="ce322"/>
          <table:table-cell table:style-name="ce81" office:value-type="float" office:value="100" calcext:value-type="float">
            <text:p>100</text:p>
          </table:table-cell>
          <table:table-cell table:style-name="ce81" table:formula="of:=COUNTIF([.B$10:.B$14];[.$I11])" office:value-type="float" office:value="0" calcext:value-type="float">
            <text:p>0</text:p>
          </table:table-cell>
          <table:table-cell table:style-name="ce81" table:formula="of:=COUNTIF([.C$10:.C$14];[.$I11])" office:value-type="float" office:value="0" calcext:value-type="float">
            <text:p>0</text:p>
          </table:table-cell>
          <table:table-cell table:style-name="ce81" table:formula="of:=COUNTIF([.D$10:.D$14];[.$I11])" office:value-type="float" office:value="0" calcext:value-type="float">
            <text:p>0</text:p>
          </table:table-cell>
          <table:table-cell table:style-name="ce81" table:formula="of:=COUNTIF([.E$10:.E$14];[.$I11])" office:value-type="float" office:value="0" calcext:value-type="float">
            <text:p>0</text:p>
          </table:table-cell>
          <table:table-cell table:style-name="ce81" table:formula="of:=COUNTIF([.F$10:.F$14];[.$I11])" office:value-type="float" office:value="0" calcext:value-type="float">
            <text:p>0</text:p>
          </table:table-cell>
          <table:table-cell table:style-name="ce81" table:formula="of:=COUNTIF([.G$10:.G$14];[.$I11])" office:value-type="float" office:value="0" calcext:value-type="float">
            <text:p>0</text:p>
          </table:table-cell>
          <table:table-cell table:style-name="ce81" table:formula="of:=SUMPRODUCT([.J11:.M11];[.J$2:.M$2])" office:value-type="float" office:value="0" calcext:value-type="float">
            <text:p>0</text:p>
          </table:table-cell>
          <table:table-cell table:style-name="ce331" table:formula="of:=[.I11]" office:value-type="float" office:value="100" calcext:value-type="float">
            <text:p>100</text:p>
          </table:table-cell>
          <table:table-cell table:style-name="ce81" table:formula="of:=ROUNDDOWN([.Q11]/[.R$2])" office:value-type="float" office:value="2" calcext:value-type="float">
            <text:p>2</text:p>
          </table:table-cell>
          <table:table-cell table:style-name="ce81" table:formula="of:=[.Q11]-[.R11]*[.R$2]" office:value-type="float" office:value="0" calcext:value-type="float">
            <text:p>0</text:p>
          </table:table-cell>
          <table:table-cell table:style-name="ce81" table:formula="of:=ROUNDDOWN([.S11]/[.T$2])" office:value-type="float" office:value="0" calcext:value-type="float">
            <text:p>0</text:p>
          </table:table-cell>
          <table:table-cell table:style-name="ce81" table:formula="of:=[.S11]-[.T11]*[.T$2]" office:value-type="float" office:value="0" calcext:value-type="float">
            <text:p>0</text:p>
          </table:table-cell>
          <table:table-cell table:style-name="ce81" table:formula="of:=ROUNDDOWN([.U11]/[.V$2])" office:value-type="float" office:value="0" calcext:value-type="float">
            <text:p>0</text:p>
          </table:table-cell>
          <table:table-cell table:style-name="ce81" table:formula="of:=[.U11]-[.V11]*[.V$2]" office:value-type="float" office:value="0" calcext:value-type="float">
            <text:p>0</text:p>
          </table:table-cell>
          <table:table-cell table:style-name="ce81" table:formula="of:=ROUNDDOWN([.W11]/[.X$2])" office:value-type="float" office:value="0" calcext:value-type="float">
            <text:p>0</text:p>
          </table:table-cell>
          <table:table-cell table:style-name="ce331" table:formula="of:=[.$P11]*[.R11]" office:value-type="float" office:value="0" calcext:value-type="float">
            <text:p>0</text:p>
          </table:table-cell>
          <table:table-cell table:style-name="ce81" table:formula="of:=[.$P11]*[.T11]" office:value-type="float" office:value="0" calcext:value-type="float">
            <text:p>0</text:p>
          </table:table-cell>
          <table:table-cell table:style-name="ce81" table:formula="of:=[.$P11]*[.V11]" office:value-type="float" office:value="0" calcext:value-type="float">
            <text:p>0</text:p>
          </table:table-cell>
          <table:table-cell table:style-name="ce81" table:formula="of:=[.$P11]*[.X11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Special plate:</text:p>
          </table:table-cell>
          <table:table-cell table:style-name="ce321" table:number-columns-repeated="4"/>
          <table:table-cell table:style-name="ce322" table:number-columns-repeated="3"/>
          <table:table-cell table:style-name="ce81" office:value-type="float" office:value="110" calcext:value-type="float">
            <text:p>110</text:p>
          </table:table-cell>
          <table:table-cell table:style-name="ce81" table:formula="of:=COUNTIF([.B$10:.B$14];[.$I12])" office:value-type="float" office:value="0" calcext:value-type="float">
            <text:p>0</text:p>
          </table:table-cell>
          <table:table-cell table:style-name="ce81" table:formula="of:=COUNTIF([.C$10:.C$14];[.$I12])" office:value-type="float" office:value="0" calcext:value-type="float">
            <text:p>0</text:p>
          </table:table-cell>
          <table:table-cell table:style-name="ce81" table:formula="of:=COUNTIF([.D$10:.D$14];[.$I12])" office:value-type="float" office:value="0" calcext:value-type="float">
            <text:p>0</text:p>
          </table:table-cell>
          <table:table-cell table:style-name="ce81" table:formula="of:=COUNTIF([.E$10:.E$14];[.$I12])" office:value-type="float" office:value="0" calcext:value-type="float">
            <text:p>0</text:p>
          </table:table-cell>
          <table:table-cell table:style-name="ce81" table:formula="of:=COUNTIF([.F$10:.F$14];[.$I12])" office:value-type="float" office:value="0" calcext:value-type="float">
            <text:p>0</text:p>
          </table:table-cell>
          <table:table-cell table:style-name="ce81" table:formula="of:=COUNTIF([.G$10:.G$14];[.$I12])" office:value-type="float" office:value="0" calcext:value-type="float">
            <text:p>0</text:p>
          </table:table-cell>
          <table:table-cell table:style-name="ce81" table:formula="of:=SUMPRODUCT([.J12:.M12];[.J$2:.M$2])" office:value-type="float" office:value="0" calcext:value-type="float">
            <text:p>0</text:p>
          </table:table-cell>
          <table:table-cell table:style-name="ce331" table:formula="of:=[.I12]" office:value-type="float" office:value="110" calcext:value-type="float">
            <text:p>110</text:p>
          </table:table-cell>
          <table:table-cell table:style-name="ce81" table:formula="of:=ROUNDDOWN([.Q12]/[.R$2])" office:value-type="float" office:value="2" calcext:value-type="float">
            <text:p>2</text:p>
          </table:table-cell>
          <table:table-cell table:style-name="ce81" table:formula="of:=[.Q12]-[.R12]*[.R$2]" office:value-type="float" office:value="10" calcext:value-type="float">
            <text:p>10</text:p>
          </table:table-cell>
          <table:table-cell table:style-name="ce81" table:formula="of:=ROUNDDOWN([.S12]/[.T$2])" office:value-type="float" office:value="0" calcext:value-type="float">
            <text:p>0</text:p>
          </table:table-cell>
          <table:table-cell table:style-name="ce81" table:formula="of:=[.S12]-[.T12]*[.T$2]" office:value-type="float" office:value="10" calcext:value-type="float">
            <text:p>10</text:p>
          </table:table-cell>
          <table:table-cell table:style-name="ce81" table:formula="of:=ROUNDDOWN([.U12]/[.V$2])" office:value-type="float" office:value="1" calcext:value-type="float">
            <text:p>1</text:p>
          </table:table-cell>
          <table:table-cell table:style-name="ce81" table:formula="of:=[.U12]-[.V12]*[.V$2]" office:value-type="float" office:value="0" calcext:value-type="float">
            <text:p>0</text:p>
          </table:table-cell>
          <table:table-cell table:style-name="ce81" table:formula="of:=ROUNDDOWN([.W12]/[.X$2])" office:value-type="float" office:value="0" calcext:value-type="float">
            <text:p>0</text:p>
          </table:table-cell>
          <table:table-cell table:style-name="ce331" table:formula="of:=[.$P12]*[.R12]" office:value-type="float" office:value="0" calcext:value-type="float">
            <text:p>0</text:p>
          </table:table-cell>
          <table:table-cell table:style-name="ce81" table:formula="of:=[.$P12]*[.T12]" office:value-type="float" office:value="0" calcext:value-type="float">
            <text:p>0</text:p>
          </table:table-cell>
          <table:table-cell table:style-name="ce81" table:formula="of:=[.$P12]*[.V12]" office:value-type="float" office:value="0" calcext:value-type="float">
            <text:p>0</text:p>
          </table:table-cell>
          <table:table-cell table:style-name="ce81" table:formula="of:=[.$P12]*[.X12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Plate:</text:p>
          </table:table-cell>
          <table:table-cell table:style-name="ce321" table:number-columns-repeated="2"/>
          <table:table-cell table:style-name="ce322" table:number-columns-repeated="5"/>
          <table:table-cell table:style-name="ce81" office:value-type="float" office:value="120" calcext:value-type="float">
            <text:p>120</text:p>
          </table:table-cell>
          <table:table-cell table:style-name="ce81" table:formula="of:=COUNTIF([.B$10:.B$14];[.$I13])" office:value-type="float" office:value="0" calcext:value-type="float">
            <text:p>0</text:p>
          </table:table-cell>
          <table:table-cell table:style-name="ce81" table:formula="of:=COUNTIF([.C$10:.C$14];[.$I13])" office:value-type="float" office:value="0" calcext:value-type="float">
            <text:p>0</text:p>
          </table:table-cell>
          <table:table-cell table:style-name="ce81" table:formula="of:=COUNTIF([.D$10:.D$14];[.$I13])" office:value-type="float" office:value="0" calcext:value-type="float">
            <text:p>0</text:p>
          </table:table-cell>
          <table:table-cell table:style-name="ce81" table:formula="of:=COUNTIF([.E$10:.E$14];[.$I13])" office:value-type="float" office:value="0" calcext:value-type="float">
            <text:p>0</text:p>
          </table:table-cell>
          <table:table-cell table:style-name="ce81" table:formula="of:=COUNTIF([.F$10:.F$14];[.$I13])" office:value-type="float" office:value="0" calcext:value-type="float">
            <text:p>0</text:p>
          </table:table-cell>
          <table:table-cell table:style-name="ce81" table:formula="of:=COUNTIF([.G$10:.G$14];[.$I13])" office:value-type="float" office:value="0" calcext:value-type="float">
            <text:p>0</text:p>
          </table:table-cell>
          <table:table-cell table:style-name="ce81" table:formula="of:=SUMPRODUCT([.J13:.M13];[.J$2:.M$2])" office:value-type="float" office:value="0" calcext:value-type="float">
            <text:p>0</text:p>
          </table:table-cell>
          <table:table-cell table:style-name="ce331" table:formula="of:=[.I13]" office:value-type="float" office:value="120" calcext:value-type="float">
            <text:p>120</text:p>
          </table:table-cell>
          <table:table-cell table:style-name="ce81" table:formula="of:=ROUNDDOWN([.Q13]/[.R$2])" office:value-type="float" office:value="2" calcext:value-type="float">
            <text:p>2</text:p>
          </table:table-cell>
          <table:table-cell table:style-name="ce81" table:formula="of:=[.Q13]-[.R13]*[.R$2]" office:value-type="float" office:value="20" calcext:value-type="float">
            <text:p>20</text:p>
          </table:table-cell>
          <table:table-cell table:style-name="ce81" table:formula="of:=ROUNDDOWN([.S13]/[.T$2])" office:value-type="float" office:value="1" calcext:value-type="float">
            <text:p>1</text:p>
          </table:table-cell>
          <table:table-cell table:style-name="ce81" table:formula="of:=[.S13]-[.T13]*[.T$2]" office:value-type="float" office:value="0" calcext:value-type="float">
            <text:p>0</text:p>
          </table:table-cell>
          <table:table-cell table:style-name="ce81" table:formula="of:=ROUNDDOWN([.U13]/[.V$2])" office:value-type="float" office:value="0" calcext:value-type="float">
            <text:p>0</text:p>
          </table:table-cell>
          <table:table-cell table:style-name="ce81" table:formula="of:=[.U13]-[.V13]*[.V$2]" office:value-type="float" office:value="0" calcext:value-type="float">
            <text:p>0</text:p>
          </table:table-cell>
          <table:table-cell table:style-name="ce81" table:formula="of:=ROUNDDOWN([.W13]/[.X$2])" office:value-type="float" office:value="0" calcext:value-type="float">
            <text:p>0</text:p>
          </table:table-cell>
          <table:table-cell table:style-name="ce331" table:formula="of:=[.$P13]*[.R13]" office:value-type="float" office:value="0" calcext:value-type="float">
            <text:p>0</text:p>
          </table:table-cell>
          <table:table-cell table:style-name="ce81" table:formula="of:=[.$P13]*[.T13]" office:value-type="float" office:value="0" calcext:value-type="float">
            <text:p>0</text:p>
          </table:table-cell>
          <table:table-cell table:style-name="ce81" table:formula="of:=[.$P13]*[.V13]" office:value-type="float" office:value="0" calcext:value-type="float">
            <text:p>0</text:p>
          </table:table-cell>
          <table:table-cell table:style-name="ce81" table:formula="of:=[.$P13]*[.X13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Consolation Plate:</text:p>
          </table:table-cell>
          <table:table-cell table:style-name="ce321" table:number-columns-repeated="2"/>
          <table:table-cell table:style-name="ce322" table:number-columns-repeated="5"/>
          <table:table-cell table:style-name="ce81" office:value-type="float" office:value="130" calcext:value-type="float">
            <text:p>130</text:p>
          </table:table-cell>
          <table:table-cell table:style-name="ce81" table:formula="of:=COUNTIF([.B$10:.B$14];[.$I14])" office:value-type="float" office:value="0" calcext:value-type="float">
            <text:p>0</text:p>
          </table:table-cell>
          <table:table-cell table:style-name="ce81" table:formula="of:=COUNTIF([.C$10:.C$14];[.$I14])" office:value-type="float" office:value="0" calcext:value-type="float">
            <text:p>0</text:p>
          </table:table-cell>
          <table:table-cell table:style-name="ce81" table:formula="of:=COUNTIF([.D$10:.D$14];[.$I14])" office:value-type="float" office:value="0" calcext:value-type="float">
            <text:p>0</text:p>
          </table:table-cell>
          <table:table-cell table:style-name="ce81" table:formula="of:=COUNTIF([.E$10:.E$14];[.$I14])" office:value-type="float" office:value="0" calcext:value-type="float">
            <text:p>0</text:p>
          </table:table-cell>
          <table:table-cell table:style-name="ce81" table:formula="of:=COUNTIF([.F$10:.F$14];[.$I14])" office:value-type="float" office:value="0" calcext:value-type="float">
            <text:p>0</text:p>
          </table:table-cell>
          <table:table-cell table:style-name="ce81" table:formula="of:=COUNTIF([.G$10:.G$14];[.$I14])" office:value-type="float" office:value="0" calcext:value-type="float">
            <text:p>0</text:p>
          </table:table-cell>
          <table:table-cell table:style-name="ce81" table:formula="of:=SUMPRODUCT([.J14:.M14];[.J$2:.M$2])" office:value-type="float" office:value="0" calcext:value-type="float">
            <text:p>0</text:p>
          </table:table-cell>
          <table:table-cell table:style-name="ce331" table:formula="of:=[.I14]" office:value-type="float" office:value="130" calcext:value-type="float">
            <text:p>130</text:p>
          </table:table-cell>
          <table:table-cell table:style-name="ce81" table:formula="of:=ROUNDDOWN([.Q14]/[.R$2])" office:value-type="float" office:value="2" calcext:value-type="float">
            <text:p>2</text:p>
          </table:table-cell>
          <table:table-cell table:style-name="ce81" table:formula="of:=[.Q14]-[.R14]*[.R$2]" office:value-type="float" office:value="30" calcext:value-type="float">
            <text:p>30</text:p>
          </table:table-cell>
          <table:table-cell table:style-name="ce81" table:formula="of:=ROUNDDOWN([.S14]/[.T$2])" office:value-type="float" office:value="1" calcext:value-type="float">
            <text:p>1</text:p>
          </table:table-cell>
          <table:table-cell table:style-name="ce81" table:formula="of:=[.S14]-[.T14]*[.T$2]" office:value-type="float" office:value="10" calcext:value-type="float">
            <text:p>10</text:p>
          </table:table-cell>
          <table:table-cell table:style-name="ce81" table:formula="of:=ROUNDDOWN([.U14]/[.V$2])" office:value-type="float" office:value="1" calcext:value-type="float">
            <text:p>1</text:p>
          </table:table-cell>
          <table:table-cell table:style-name="ce81" table:formula="of:=[.U14]-[.V14]*[.V$2]" office:value-type="float" office:value="0" calcext:value-type="float">
            <text:p>0</text:p>
          </table:table-cell>
          <table:table-cell table:style-name="ce81" table:formula="of:=ROUNDDOWN([.W14]/[.X$2])" office:value-type="float" office:value="0" calcext:value-type="float">
            <text:p>0</text:p>
          </table:table-cell>
          <table:table-cell table:style-name="ce331" table:formula="of:=[.$P14]*[.R14]" office:value-type="float" office:value="0" calcext:value-type="float">
            <text:p>0</text:p>
          </table:table-cell>
          <table:table-cell table:style-name="ce81" table:formula="of:=[.$P14]*[.T14]" office:value-type="float" office:value="0" calcext:value-type="float">
            <text:p>0</text:p>
          </table:table-cell>
          <table:table-cell table:style-name="ce81" table:formula="of:=[.$P14]*[.V14]" office:value-type="float" office:value="0" calcext:value-type="float">
            <text:p>0</text:p>
          </table:table-cell>
          <table:table-cell table:style-name="ce81" table:formula="of:=[.$P14]*[.X14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Prize total:</text:p>
          </table:table-cell>
          <table:table-cell table:style-name="ce322" table:formula="of:=IF([.B7]&gt;0;SUM([.B10:.B14]))" office:value-type="currency" office:currency="NZD" office:value="0" calcext:value-type="currency">
            <text:p>$0</text:p>
          </table:table-cell>
          <table:table-cell table:style-name="ce322" table:formula="of:=IF([.C7]&gt;0;SUM([.C10:.C14]))" office:value-type="currency" office:currency="NZD" office:value="0" calcext:value-type="currency">
            <text:p>$0</text:p>
          </table:table-cell>
          <table:table-cell table:style-name="ce322" table:formula="of:=IF([.D7]&gt;0;SUM([.D10:.D14]))" office:value-type="currency" office:currency="NZD" office:value="0" calcext:value-type="currency">
            <text:p>$0</text:p>
          </table:table-cell>
          <table:table-cell table:style-name="ce322" table:formula="of:=IF([.E7]&gt;0;SUM([.E10:.E14]))" office:value-type="currency" office:currency="NZD" office:value="0" calcext:value-type="currency">
            <text:p>$0</text:p>
          </table:table-cell>
          <table:table-cell table:style-name="ce322" table:formula="of:=IF([.F7]&gt;0;SUM([.F10:.F14]))" office:value-type="currency" office:currency="NZD" office:value="0" calcext:value-type="currency">
            <text:p>$0</text:p>
          </table:table-cell>
          <table:table-cell table:style-name="ce322" table:formula="of:=IF([.G7]&gt;0;SUM([.G10:.G14]))" office:value-type="currency" office:currency="NZD" office:value="0" calcext:value-type="currency">
            <text:p>$0</text:p>
          </table:table-cell>
          <table:table-cell table:style-name="ce322"/>
          <table:table-cell table:style-name="ce81" office:value-type="float" office:value="140" calcext:value-type="float">
            <text:p>140</text:p>
          </table:table-cell>
          <table:table-cell table:style-name="ce81" table:formula="of:=COUNTIF([.B$10:.B$14];[.$I15])" office:value-type="float" office:value="0" calcext:value-type="float">
            <text:p>0</text:p>
          </table:table-cell>
          <table:table-cell table:style-name="ce81" table:formula="of:=COUNTIF([.C$10:.C$14];[.$I15])" office:value-type="float" office:value="0" calcext:value-type="float">
            <text:p>0</text:p>
          </table:table-cell>
          <table:table-cell table:style-name="ce81" table:formula="of:=COUNTIF([.D$10:.D$14];[.$I15])" office:value-type="float" office:value="0" calcext:value-type="float">
            <text:p>0</text:p>
          </table:table-cell>
          <table:table-cell table:style-name="ce81" table:formula="of:=COUNTIF([.E$10:.E$14];[.$I15])" office:value-type="float" office:value="0" calcext:value-type="float">
            <text:p>0</text:p>
          </table:table-cell>
          <table:table-cell table:style-name="ce81" table:formula="of:=COUNTIF([.F$10:.F$14];[.$I15])" office:value-type="float" office:value="0" calcext:value-type="float">
            <text:p>0</text:p>
          </table:table-cell>
          <table:table-cell table:style-name="ce81" table:formula="of:=COUNTIF([.G$10:.G$14];[.$I15])" office:value-type="float" office:value="0" calcext:value-type="float">
            <text:p>0</text:p>
          </table:table-cell>
          <table:table-cell table:style-name="ce81" table:formula="of:=SUMPRODUCT([.J15:.M15];[.J$2:.M$2])" office:value-type="float" office:value="0" calcext:value-type="float">
            <text:p>0</text:p>
          </table:table-cell>
          <table:table-cell table:style-name="ce331" table:formula="of:=[.I15]" office:value-type="float" office:value="140" calcext:value-type="float">
            <text:p>140</text:p>
          </table:table-cell>
          <table:table-cell table:style-name="ce81" table:formula="of:=ROUNDDOWN([.Q15]/[.R$2])" office:value-type="float" office:value="2" calcext:value-type="float">
            <text:p>2</text:p>
          </table:table-cell>
          <table:table-cell table:style-name="ce81" table:formula="of:=[.Q15]-[.R15]*[.R$2]" office:value-type="float" office:value="40" calcext:value-type="float">
            <text:p>40</text:p>
          </table:table-cell>
          <table:table-cell table:style-name="ce81" table:formula="of:=ROUNDDOWN([.S15]/[.T$2])" office:value-type="float" office:value="2" calcext:value-type="float">
            <text:p>2</text:p>
          </table:table-cell>
          <table:table-cell table:style-name="ce81" table:formula="of:=[.S15]-[.T15]*[.T$2]" office:value-type="float" office:value="0" calcext:value-type="float">
            <text:p>0</text:p>
          </table:table-cell>
          <table:table-cell table:style-name="ce81" table:formula="of:=ROUNDDOWN([.U15]/[.V$2])" office:value-type="float" office:value="0" calcext:value-type="float">
            <text:p>0</text:p>
          </table:table-cell>
          <table:table-cell table:style-name="ce81" table:formula="of:=[.U15]-[.V15]*[.V$2]" office:value-type="float" office:value="0" calcext:value-type="float">
            <text:p>0</text:p>
          </table:table-cell>
          <table:table-cell table:style-name="ce81" table:formula="of:=ROUNDDOWN([.W15]/[.X$2])" office:value-type="float" office:value="0" calcext:value-type="float">
            <text:p>0</text:p>
          </table:table-cell>
          <table:table-cell table:style-name="ce331" table:formula="of:=[.$P15]*[.R15]" office:value-type="float" office:value="0" calcext:value-type="float">
            <text:p>0</text:p>
          </table:table-cell>
          <table:table-cell table:style-name="ce81" table:formula="of:=[.$P15]*[.T15]" office:value-type="float" office:value="0" calcext:value-type="float">
            <text:p>0</text:p>
          </table:table-cell>
          <table:table-cell table:style-name="ce81" table:formula="of:=[.$P15]*[.V15]" office:value-type="float" office:value="0" calcext:value-type="float">
            <text:p>0</text:p>
          </table:table-cell>
          <table:table-cell table:style-name="ce81" table:formula="of:=[.$P15]*[.X15]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273" office:value-type="string" calcext:value-type="string">
            <text:p>Check:</text:p>
          </table:table-cell>
          <table:table-cell table:style-name="ce130" table:formula="of:=[.B9]-[.B15]+ORG.OPENOFFICE.STYLE(IF(ORG.OPENOFFICE.CURRENT()&lt;0;&quot;Error&quot;;&quot;Computed&quot;))" office:value-type="float" office:value="0" calcext:value-type="float">
            <text:p>0</text:p>
          </table:table-cell>
          <table:table-cell table:style-name="ce130" table:formula="of:=[.C9]-[.C15]+ORG.OPENOFFICE.STYLE(IF(ORG.OPENOFFICE.CURRENT()&lt;0;&quot;Error&quot;;&quot;Computed&quot;))" office:value-type="float" office:value="0" calcext:value-type="float">
            <text:p>0</text:p>
          </table:table-cell>
          <table:table-cell table:style-name="ce130" table:formula="of:=[.D9]-[.D15]+ORG.OPENOFFICE.STYLE(IF(ORG.OPENOFFICE.CURRENT()&lt;0;&quot;Error&quot;;&quot;Computed&quot;))" office:value-type="float" office:value="0" calcext:value-type="float">
            <text:p>0</text:p>
          </table:table-cell>
          <table:table-cell table:style-name="ce130" table:formula="of:=[.E9]-[.E15]+ORG.OPENOFFICE.STYLE(IF(ORG.OPENOFFICE.CURRENT()&lt;0;&quot;Error&quot;;&quot;Computed&quot;))" office:value-type="float" office:value="0" calcext:value-type="float">
            <text:p>0</text:p>
          </table:table-cell>
          <table:table-cell table:style-name="ce130" table:formula="of:=[.F9]-[.F15]+ORG.OPENOFFICE.STYLE(IF(ORG.OPENOFFICE.CURRENT()&lt;0;&quot;Error&quot;;&quot;Computed&quot;))" office:value-type="float" office:value="0" calcext:value-type="float">
            <text:p>0</text:p>
          </table:table-cell>
          <table:table-cell table:style-name="ce130" table:formula="of:=[.G9]-[.G15]+ORG.OPENOFFICE.STYLE(IF(ORG.OPENOFFICE.CURRENT()&lt;0;&quot;Error&quot;;&quot;Computed&quot;))" office:value-type="float" office:value="0" calcext:value-type="float">
            <text:p>0</text:p>
          </table:table-cell>
          <table:table-cell table:style-name="ce322"/>
          <table:table-cell table:style-name="ce81" office:value-type="float" office:value="150" calcext:value-type="float">
            <text:p>150</text:p>
          </table:table-cell>
          <table:table-cell table:style-name="ce81" table:formula="of:=COUNTIF([.B$10:.B$14];[.$I16])" office:value-type="float" office:value="0" calcext:value-type="float">
            <text:p>0</text:p>
          </table:table-cell>
          <table:table-cell table:style-name="ce81" table:formula="of:=COUNTIF([.C$10:.C$14];[.$I16])" office:value-type="float" office:value="0" calcext:value-type="float">
            <text:p>0</text:p>
          </table:table-cell>
          <table:table-cell table:style-name="ce81" table:formula="of:=COUNTIF([.D$10:.D$14];[.$I16])" office:value-type="float" office:value="0" calcext:value-type="float">
            <text:p>0</text:p>
          </table:table-cell>
          <table:table-cell table:style-name="ce81" table:formula="of:=COUNTIF([.E$10:.E$14];[.$I16])" office:value-type="float" office:value="0" calcext:value-type="float">
            <text:p>0</text:p>
          </table:table-cell>
          <table:table-cell table:style-name="ce81" table:formula="of:=COUNTIF([.F$10:.F$14];[.$I16])" office:value-type="float" office:value="0" calcext:value-type="float">
            <text:p>0</text:p>
          </table:table-cell>
          <table:table-cell table:style-name="ce81" table:formula="of:=COUNTIF([.G$10:.G$14];[.$I16])" office:value-type="float" office:value="0" calcext:value-type="float">
            <text:p>0</text:p>
          </table:table-cell>
          <table:table-cell table:style-name="ce81" table:formula="of:=SUMPRODUCT([.J16:.M16];[.J$2:.M$2])" office:value-type="float" office:value="0" calcext:value-type="float">
            <text:p>0</text:p>
          </table:table-cell>
          <table:table-cell table:style-name="ce331" table:formula="of:=[.I16]" office:value-type="float" office:value="150" calcext:value-type="float">
            <text:p>150</text:p>
          </table:table-cell>
          <table:table-cell table:style-name="ce81" table:formula="of:=ROUNDDOWN([.Q16]/[.R$2])" office:value-type="float" office:value="3" calcext:value-type="float">
            <text:p>3</text:p>
          </table:table-cell>
          <table:table-cell table:style-name="ce81" table:formula="of:=[.Q16]-[.R16]*[.R$2]" office:value-type="float" office:value="0" calcext:value-type="float">
            <text:p>0</text:p>
          </table:table-cell>
          <table:table-cell table:style-name="ce81" table:formula="of:=ROUNDDOWN([.S16]/[.T$2])" office:value-type="float" office:value="0" calcext:value-type="float">
            <text:p>0</text:p>
          </table:table-cell>
          <table:table-cell table:style-name="ce81" table:formula="of:=[.S16]-[.T16]*[.T$2]" office:value-type="float" office:value="0" calcext:value-type="float">
            <text:p>0</text:p>
          </table:table-cell>
          <table:table-cell table:style-name="ce81" table:formula="of:=ROUNDDOWN([.U16]/[.V$2])" office:value-type="float" office:value="0" calcext:value-type="float">
            <text:p>0</text:p>
          </table:table-cell>
          <table:table-cell table:style-name="ce81" table:formula="of:=[.U16]-[.V16]*[.V$2]" office:value-type="float" office:value="0" calcext:value-type="float">
            <text:p>0</text:p>
          </table:table-cell>
          <table:table-cell table:style-name="ce81" table:formula="of:=ROUNDDOWN([.W16]/[.X$2])" office:value-type="float" office:value="0" calcext:value-type="float">
            <text:p>0</text:p>
          </table:table-cell>
          <table:table-cell table:style-name="ce331" table:formula="of:=[.$P16]*[.R16]" office:value-type="float" office:value="0" calcext:value-type="float">
            <text:p>0</text:p>
          </table:table-cell>
          <table:table-cell table:style-name="ce81" table:formula="of:=[.$P16]*[.T16]" office:value-type="float" office:value="0" calcext:value-type="float">
            <text:p>0</text:p>
          </table:table-cell>
          <table:table-cell table:style-name="ce81" table:formula="of:=[.$P16]*[.V16]" office:value-type="float" office:value="0" calcext:value-type="float">
            <text:p>0</text:p>
          </table:table-cell>
          <table:table-cell table:style-name="ce81" table:formula="of:=[.$P16]*[.X16]" office:value-type="float" office:value="0" calcext:value-type="float">
            <text:p>0</text:p>
          </table:table-cell>
          <table:table-cell table:number-columns-repeated="996"/>
        </table:table-row>
        <table:table-row table:style-name="ro14">
          <table:table-cell table:style-name="ce273" office:value-type="string" calcext:value-type="string">
            <text:p>Total to withdraw:</text:p>
          </table:table-cell>
          <table:table-cell table:style-name="ce324" table:formula="of:=SUMPRODUCT([.B7:.G7];[.B8:.G8])+SUMPRODUCT([.B7:.G7];[.B9:.G9])" office:value-type="currency" office:currency="NZD" office:value="0" calcext:value-type="currency">
            <text:p>$0</text:p>
          </table:table-cell>
          <table:table-cell table:style-name="ce322" table:number-columns-repeated="6"/>
          <table:table-cell table:style-name="ce81" office:value-type="float" office:value="160" calcext:value-type="float">
            <text:p>160</text:p>
          </table:table-cell>
          <table:table-cell table:style-name="ce81" table:formula="of:=COUNTIF([.B$10:.B$14];[.$I17])" office:value-type="float" office:value="0" calcext:value-type="float">
            <text:p>0</text:p>
          </table:table-cell>
          <table:table-cell table:style-name="ce81" table:formula="of:=COUNTIF([.C$10:.C$14];[.$I17])" office:value-type="float" office:value="0" calcext:value-type="float">
            <text:p>0</text:p>
          </table:table-cell>
          <table:table-cell table:style-name="ce81" table:formula="of:=COUNTIF([.D$10:.D$14];[.$I17])" office:value-type="float" office:value="0" calcext:value-type="float">
            <text:p>0</text:p>
          </table:table-cell>
          <table:table-cell table:style-name="ce81" table:formula="of:=COUNTIF([.E$10:.E$14];[.$I17])" office:value-type="float" office:value="0" calcext:value-type="float">
            <text:p>0</text:p>
          </table:table-cell>
          <table:table-cell table:style-name="ce81" table:formula="of:=COUNTIF([.F$10:.F$14];[.$I17])" office:value-type="float" office:value="0" calcext:value-type="float">
            <text:p>0</text:p>
          </table:table-cell>
          <table:table-cell table:style-name="ce81" table:formula="of:=COUNTIF([.G$10:.G$14];[.$I17])" office:value-type="float" office:value="0" calcext:value-type="float">
            <text:p>0</text:p>
          </table:table-cell>
          <table:table-cell table:style-name="ce81" table:formula="of:=SUMPRODUCT([.J17:.M17];[.J$2:.M$2])" office:value-type="float" office:value="0" calcext:value-type="float">
            <text:p>0</text:p>
          </table:table-cell>
          <table:table-cell table:style-name="ce331" table:formula="of:=[.I17]" office:value-type="float" office:value="160" calcext:value-type="float">
            <text:p>160</text:p>
          </table:table-cell>
          <table:table-cell table:style-name="ce81" table:formula="of:=ROUNDDOWN([.Q17]/[.R$2])" office:value-type="float" office:value="3" calcext:value-type="float">
            <text:p>3</text:p>
          </table:table-cell>
          <table:table-cell table:style-name="ce81" table:formula="of:=[.Q17]-[.R17]*[.R$2]" office:value-type="float" office:value="10" calcext:value-type="float">
            <text:p>10</text:p>
          </table:table-cell>
          <table:table-cell table:style-name="ce81" table:formula="of:=ROUNDDOWN([.S17]/[.T$2])" office:value-type="float" office:value="0" calcext:value-type="float">
            <text:p>0</text:p>
          </table:table-cell>
          <table:table-cell table:style-name="ce81" table:formula="of:=[.S17]-[.T17]*[.T$2]" office:value-type="float" office:value="10" calcext:value-type="float">
            <text:p>10</text:p>
          </table:table-cell>
          <table:table-cell table:style-name="ce81" table:formula="of:=ROUNDDOWN([.U17]/[.V$2])" office:value-type="float" office:value="1" calcext:value-type="float">
            <text:p>1</text:p>
          </table:table-cell>
          <table:table-cell table:style-name="ce81" table:formula="of:=[.U17]-[.V17]*[.V$2]" office:value-type="float" office:value="0" calcext:value-type="float">
            <text:p>0</text:p>
          </table:table-cell>
          <table:table-cell table:style-name="ce81" table:formula="of:=ROUNDDOWN([.W17]/[.X$2])" office:value-type="float" office:value="0" calcext:value-type="float">
            <text:p>0</text:p>
          </table:table-cell>
          <table:table-cell table:style-name="ce331" table:formula="of:=[.$P17]*[.R17]" office:value-type="float" office:value="0" calcext:value-type="float">
            <text:p>0</text:p>
          </table:table-cell>
          <table:table-cell table:style-name="ce81" table:formula="of:=[.$P17]*[.T17]" office:value-type="float" office:value="0" calcext:value-type="float">
            <text:p>0</text:p>
          </table:table-cell>
          <table:table-cell table:style-name="ce81" table:formula="of:=[.$P17]*[.V17]" office:value-type="float" office:value="0" calcext:value-type="float">
            <text:p>0</text:p>
          </table:table-cell>
          <table:table-cell table:style-name="ce81" table:formula="of:=[.$P17]*[.X1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 table:style-name="ce319" office:value-type="string" calcext:value-type="string">
            <text:p>$50 notes:</text:p>
          </table:table-cell>
          <table:table-cell table:formula="of:=SUM([.Y$1:.Y$1048576])-[.Y2]" office:value-type="float" office:value="0" calcext:value-type="float">
            <text:p>0</text:p>
          </table:table-cell>
          <table:table-cell table:number-columns-repeated="6"/>
          <table:table-cell table:style-name="ce81" office:value-type="float" office:value="170" calcext:value-type="float">
            <text:p>170</text:p>
          </table:table-cell>
          <table:table-cell table:style-name="ce81" table:formula="of:=COUNTIF([.B$10:.B$14];[.$I18])" office:value-type="float" office:value="0" calcext:value-type="float">
            <text:p>0</text:p>
          </table:table-cell>
          <table:table-cell table:style-name="ce81" table:formula="of:=COUNTIF([.C$10:.C$14];[.$I18])" office:value-type="float" office:value="0" calcext:value-type="float">
            <text:p>0</text:p>
          </table:table-cell>
          <table:table-cell table:style-name="ce81" table:formula="of:=COUNTIF([.D$10:.D$14];[.$I18])" office:value-type="float" office:value="0" calcext:value-type="float">
            <text:p>0</text:p>
          </table:table-cell>
          <table:table-cell table:style-name="ce81" table:formula="of:=COUNTIF([.E$10:.E$14];[.$I18])" office:value-type="float" office:value="0" calcext:value-type="float">
            <text:p>0</text:p>
          </table:table-cell>
          <table:table-cell table:style-name="ce81" table:formula="of:=COUNTIF([.F$10:.F$14];[.$I18])" office:value-type="float" office:value="0" calcext:value-type="float">
            <text:p>0</text:p>
          </table:table-cell>
          <table:table-cell table:style-name="ce81" table:formula="of:=COUNTIF([.G$10:.G$14];[.$I18])" office:value-type="float" office:value="0" calcext:value-type="float">
            <text:p>0</text:p>
          </table:table-cell>
          <table:table-cell table:style-name="ce81" table:formula="of:=SUMPRODUCT([.J18:.M18];[.J$2:.M$2])" office:value-type="float" office:value="0" calcext:value-type="float">
            <text:p>0</text:p>
          </table:table-cell>
          <table:table-cell table:style-name="ce331" table:formula="of:=[.I18]" office:value-type="float" office:value="170" calcext:value-type="float">
            <text:p>170</text:p>
          </table:table-cell>
          <table:table-cell table:style-name="ce81" table:formula="of:=ROUNDDOWN([.Q18]/[.R$2])" office:value-type="float" office:value="3" calcext:value-type="float">
            <text:p>3</text:p>
          </table:table-cell>
          <table:table-cell table:style-name="ce81" table:formula="of:=[.Q18]-[.R18]*[.R$2]" office:value-type="float" office:value="20" calcext:value-type="float">
            <text:p>20</text:p>
          </table:table-cell>
          <table:table-cell table:style-name="ce81" table:formula="of:=ROUNDDOWN([.S18]/[.T$2])" office:value-type="float" office:value="1" calcext:value-type="float">
            <text:p>1</text:p>
          </table:table-cell>
          <table:table-cell table:style-name="ce81" table:formula="of:=[.S18]-[.T18]*[.T$2]" office:value-type="float" office:value="0" calcext:value-type="float">
            <text:p>0</text:p>
          </table:table-cell>
          <table:table-cell table:style-name="ce81" table:formula="of:=ROUNDDOWN([.U18]/[.V$2])" office:value-type="float" office:value="0" calcext:value-type="float">
            <text:p>0</text:p>
          </table:table-cell>
          <table:table-cell table:style-name="ce81" table:formula="of:=[.U18]-[.V18]*[.V$2]" office:value-type="float" office:value="0" calcext:value-type="float">
            <text:p>0</text:p>
          </table:table-cell>
          <table:table-cell table:style-name="ce81" table:formula="of:=ROUNDDOWN([.W18]/[.X$2])" office:value-type="float" office:value="0" calcext:value-type="float">
            <text:p>0</text:p>
          </table:table-cell>
          <table:table-cell table:style-name="ce331" table:formula="of:=[.$P18]*[.R18]" office:value-type="float" office:value="0" calcext:value-type="float">
            <text:p>0</text:p>
          </table:table-cell>
          <table:table-cell table:style-name="ce81" table:formula="of:=[.$P18]*[.T18]" office:value-type="float" office:value="0" calcext:value-type="float">
            <text:p>0</text:p>
          </table:table-cell>
          <table:table-cell table:style-name="ce81" table:formula="of:=[.$P18]*[.V18]" office:value-type="float" office:value="0" calcext:value-type="float">
            <text:p>0</text:p>
          </table:table-cell>
          <table:table-cell table:style-name="ce81" table:formula="of:=[.$P18]*[.X1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 table:style-name="ce273" office:value-type="string" calcext:value-type="string">
            <text:p>$20 notes:</text:p>
          </table:table-cell>
          <table:table-cell table:formula="of:=SUM([.Z$1:.Z$1048576])-[.Z2]" office:value-type="float" office:value="0" calcext:value-type="float">
            <text:p>0</text:p>
          </table:table-cell>
          <table:table-cell table:number-columns-repeated="6"/>
          <table:table-cell table:style-name="ce81" office:value-type="float" office:value="180" calcext:value-type="float">
            <text:p>180</text:p>
          </table:table-cell>
          <table:table-cell table:style-name="ce81" table:formula="of:=COUNTIF([.B$10:.B$14];[.$I19])" office:value-type="float" office:value="0" calcext:value-type="float">
            <text:p>0</text:p>
          </table:table-cell>
          <table:table-cell table:style-name="ce81" table:formula="of:=COUNTIF([.C$10:.C$14];[.$I19])" office:value-type="float" office:value="0" calcext:value-type="float">
            <text:p>0</text:p>
          </table:table-cell>
          <table:table-cell table:style-name="ce81" table:formula="of:=COUNTIF([.D$10:.D$14];[.$I19])" office:value-type="float" office:value="0" calcext:value-type="float">
            <text:p>0</text:p>
          </table:table-cell>
          <table:table-cell table:style-name="ce81" table:formula="of:=COUNTIF([.E$10:.E$14];[.$I19])" office:value-type="float" office:value="0" calcext:value-type="float">
            <text:p>0</text:p>
          </table:table-cell>
          <table:table-cell table:style-name="ce81" table:formula="of:=COUNTIF([.F$10:.F$14];[.$I19])" office:value-type="float" office:value="0" calcext:value-type="float">
            <text:p>0</text:p>
          </table:table-cell>
          <table:table-cell table:style-name="ce81" table:formula="of:=COUNTIF([.G$10:.G$14];[.$I19])" office:value-type="float" office:value="0" calcext:value-type="float">
            <text:p>0</text:p>
          </table:table-cell>
          <table:table-cell table:style-name="ce81" table:formula="of:=SUMPRODUCT([.J19:.M19];[.J$2:.M$2])" office:value-type="float" office:value="0" calcext:value-type="float">
            <text:p>0</text:p>
          </table:table-cell>
          <table:table-cell table:style-name="ce331" table:formula="of:=[.I19]" office:value-type="float" office:value="180" calcext:value-type="float">
            <text:p>180</text:p>
          </table:table-cell>
          <table:table-cell table:style-name="ce81" table:formula="of:=ROUNDDOWN([.Q19]/[.R$2])" office:value-type="float" office:value="3" calcext:value-type="float">
            <text:p>3</text:p>
          </table:table-cell>
          <table:table-cell table:style-name="ce81" table:formula="of:=[.Q19]-[.R19]*[.R$2]" office:value-type="float" office:value="30" calcext:value-type="float">
            <text:p>30</text:p>
          </table:table-cell>
          <table:table-cell table:style-name="ce81" table:formula="of:=ROUNDDOWN([.S19]/[.T$2])" office:value-type="float" office:value="1" calcext:value-type="float">
            <text:p>1</text:p>
          </table:table-cell>
          <table:table-cell table:style-name="ce81" table:formula="of:=[.S19]-[.T19]*[.T$2]" office:value-type="float" office:value="10" calcext:value-type="float">
            <text:p>10</text:p>
          </table:table-cell>
          <table:table-cell table:style-name="ce81" table:formula="of:=ROUNDDOWN([.U19]/[.V$2])" office:value-type="float" office:value="1" calcext:value-type="float">
            <text:p>1</text:p>
          </table:table-cell>
          <table:table-cell table:style-name="ce81" table:formula="of:=[.U19]-[.V19]*[.V$2]" office:value-type="float" office:value="0" calcext:value-type="float">
            <text:p>0</text:p>
          </table:table-cell>
          <table:table-cell table:style-name="ce81" table:formula="of:=ROUNDDOWN([.W19]/[.X$2])" office:value-type="float" office:value="0" calcext:value-type="float">
            <text:p>0</text:p>
          </table:table-cell>
          <table:table-cell table:style-name="ce331" table:formula="of:=[.$P19]*[.R19]" office:value-type="float" office:value="0" calcext:value-type="float">
            <text:p>0</text:p>
          </table:table-cell>
          <table:table-cell table:style-name="ce81" table:formula="of:=[.$P19]*[.T19]" office:value-type="float" office:value="0" calcext:value-type="float">
            <text:p>0</text:p>
          </table:table-cell>
          <table:table-cell table:style-name="ce81" table:formula="of:=[.$P19]*[.V19]" office:value-type="float" office:value="0" calcext:value-type="float">
            <text:p>0</text:p>
          </table:table-cell>
          <table:table-cell table:style-name="ce81" table:formula="of:=[.$P19]*[.X1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 table:style-name="ce273" office:value-type="string" calcext:value-type="string">
            <text:p>$10 notes:</text:p>
          </table:table-cell>
          <table:table-cell table:formula="of:=SUM([.AA$1:.AA$1048576])-[.AA2]" office:value-type="float" office:value="0" calcext:value-type="float">
            <text:p>0</text:p>
          </table:table-cell>
          <table:table-cell table:number-columns-repeated="6"/>
          <table:table-cell table:style-name="ce81" office:value-type="float" office:value="190" calcext:value-type="float">
            <text:p>190</text:p>
          </table:table-cell>
          <table:table-cell table:style-name="ce81" table:formula="of:=COUNTIF([.B$10:.B$14];[.$I20])" office:value-type="float" office:value="0" calcext:value-type="float">
            <text:p>0</text:p>
          </table:table-cell>
          <table:table-cell table:style-name="ce81" table:formula="of:=COUNTIF([.C$10:.C$14];[.$I20])" office:value-type="float" office:value="0" calcext:value-type="float">
            <text:p>0</text:p>
          </table:table-cell>
          <table:table-cell table:style-name="ce81" table:formula="of:=COUNTIF([.D$10:.D$14];[.$I20])" office:value-type="float" office:value="0" calcext:value-type="float">
            <text:p>0</text:p>
          </table:table-cell>
          <table:table-cell table:style-name="ce81" table:formula="of:=COUNTIF([.E$10:.E$14];[.$I20])" office:value-type="float" office:value="0" calcext:value-type="float">
            <text:p>0</text:p>
          </table:table-cell>
          <table:table-cell table:style-name="ce81" table:formula="of:=COUNTIF([.F$10:.F$14];[.$I20])" office:value-type="float" office:value="0" calcext:value-type="float">
            <text:p>0</text:p>
          </table:table-cell>
          <table:table-cell table:style-name="ce81" table:formula="of:=COUNTIF([.G$10:.G$14];[.$I20])" office:value-type="float" office:value="0" calcext:value-type="float">
            <text:p>0</text:p>
          </table:table-cell>
          <table:table-cell table:style-name="ce81" table:formula="of:=SUMPRODUCT([.J20:.M20];[.J$2:.M$2])" office:value-type="float" office:value="0" calcext:value-type="float">
            <text:p>0</text:p>
          </table:table-cell>
          <table:table-cell table:style-name="ce331" table:formula="of:=[.I20]" office:value-type="float" office:value="190" calcext:value-type="float">
            <text:p>190</text:p>
          </table:table-cell>
          <table:table-cell table:style-name="ce81" table:formula="of:=ROUNDDOWN([.Q20]/[.R$2])" office:value-type="float" office:value="3" calcext:value-type="float">
            <text:p>3</text:p>
          </table:table-cell>
          <table:table-cell table:style-name="ce81" table:formula="of:=[.Q20]-[.R20]*[.R$2]" office:value-type="float" office:value="40" calcext:value-type="float">
            <text:p>40</text:p>
          </table:table-cell>
          <table:table-cell table:style-name="ce81" table:formula="of:=ROUNDDOWN([.S20]/[.T$2])" office:value-type="float" office:value="2" calcext:value-type="float">
            <text:p>2</text:p>
          </table:table-cell>
          <table:table-cell table:style-name="ce81" table:formula="of:=[.S20]-[.T20]*[.T$2]" office:value-type="float" office:value="0" calcext:value-type="float">
            <text:p>0</text:p>
          </table:table-cell>
          <table:table-cell table:style-name="ce81" table:formula="of:=ROUNDDOWN([.U20]/[.V$2])" office:value-type="float" office:value="0" calcext:value-type="float">
            <text:p>0</text:p>
          </table:table-cell>
          <table:table-cell table:style-name="ce81" table:formula="of:=[.U20]-[.V20]*[.V$2]" office:value-type="float" office:value="0" calcext:value-type="float">
            <text:p>0</text:p>
          </table:table-cell>
          <table:table-cell table:style-name="ce81" table:formula="of:=ROUNDDOWN([.W20]/[.X$2])" office:value-type="float" office:value="0" calcext:value-type="float">
            <text:p>0</text:p>
          </table:table-cell>
          <table:table-cell table:style-name="ce331" table:formula="of:=[.$P20]*[.R20]" office:value-type="float" office:value="0" calcext:value-type="float">
            <text:p>0</text:p>
          </table:table-cell>
          <table:table-cell table:style-name="ce81" table:formula="of:=[.$P20]*[.T20]" office:value-type="float" office:value="0" calcext:value-type="float">
            <text:p>0</text:p>
          </table:table-cell>
          <table:table-cell table:style-name="ce81" table:formula="of:=[.$P20]*[.V20]" office:value-type="float" office:value="0" calcext:value-type="float">
            <text:p>0</text:p>
          </table:table-cell>
          <table:table-cell table:style-name="ce81" table:formula="of:=[.$P20]*[.X2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 table:style-name="ce273" office:value-type="string" calcext:value-type="string">
            <text:p>$5 notes:</text:p>
          </table:table-cell>
          <table:table-cell table:formula="of:=SUM([.AB$1:.AB$1048576])-[.AB2]" office:value-type="float" office:value="0" calcext:value-type="float">
            <text:p>0</text:p>
          </table:table-cell>
          <table:table-cell table:number-columns-repeated="6"/>
          <table:table-cell table:style-name="ce81" office:value-type="float" office:value="200" calcext:value-type="float">
            <text:p>200</text:p>
          </table:table-cell>
          <table:table-cell table:style-name="ce81" table:formula="of:=COUNTIF([.B$10:.B$14];[.$I21])" office:value-type="float" office:value="0" calcext:value-type="float">
            <text:p>0</text:p>
          </table:table-cell>
          <table:table-cell table:style-name="ce81" table:formula="of:=COUNTIF([.C$10:.C$14];[.$I21])" office:value-type="float" office:value="0" calcext:value-type="float">
            <text:p>0</text:p>
          </table:table-cell>
          <table:table-cell table:style-name="ce81" table:formula="of:=COUNTIF([.D$10:.D$14];[.$I21])" office:value-type="float" office:value="0" calcext:value-type="float">
            <text:p>0</text:p>
          </table:table-cell>
          <table:table-cell table:style-name="ce81" table:formula="of:=COUNTIF([.E$10:.E$14];[.$I21])" office:value-type="float" office:value="0" calcext:value-type="float">
            <text:p>0</text:p>
          </table:table-cell>
          <table:table-cell table:style-name="ce81" table:formula="of:=COUNTIF([.F$10:.F$14];[.$I21])" office:value-type="float" office:value="0" calcext:value-type="float">
            <text:p>0</text:p>
          </table:table-cell>
          <table:table-cell table:style-name="ce81" table:formula="of:=COUNTIF([.G$10:.G$14];[.$I21])" office:value-type="float" office:value="0" calcext:value-type="float">
            <text:p>0</text:p>
          </table:table-cell>
          <table:table-cell table:style-name="ce81" table:formula="of:=SUMPRODUCT([.J21:.M21];[.J$2:.M$2])" office:value-type="float" office:value="0" calcext:value-type="float">
            <text:p>0</text:p>
          </table:table-cell>
          <table:table-cell table:style-name="ce331" table:formula="of:=[.I21]" office:value-type="float" office:value="200" calcext:value-type="float">
            <text:p>200</text:p>
          </table:table-cell>
          <table:table-cell table:style-name="ce81" table:formula="of:=ROUNDDOWN([.Q21]/[.R$2])" office:value-type="float" office:value="4" calcext:value-type="float">
            <text:p>4</text:p>
          </table:table-cell>
          <table:table-cell table:style-name="ce81" table:formula="of:=[.Q21]-[.R21]*[.R$2]" office:value-type="float" office:value="0" calcext:value-type="float">
            <text:p>0</text:p>
          </table:table-cell>
          <table:table-cell table:style-name="ce81" table:formula="of:=ROUNDDOWN([.S21]/[.T$2])" office:value-type="float" office:value="0" calcext:value-type="float">
            <text:p>0</text:p>
          </table:table-cell>
          <table:table-cell table:style-name="ce81" table:formula="of:=[.S21]-[.T21]*[.T$2]" office:value-type="float" office:value="0" calcext:value-type="float">
            <text:p>0</text:p>
          </table:table-cell>
          <table:table-cell table:style-name="ce81" table:formula="of:=ROUNDDOWN([.U21]/[.V$2])" office:value-type="float" office:value="0" calcext:value-type="float">
            <text:p>0</text:p>
          </table:table-cell>
          <table:table-cell table:style-name="ce81" table:formula="of:=[.U21]-[.V21]*[.V$2]" office:value-type="float" office:value="0" calcext:value-type="float">
            <text:p>0</text:p>
          </table:table-cell>
          <table:table-cell table:style-name="ce81" table:formula="of:=ROUNDDOWN([.W21]/[.X$2])" office:value-type="float" office:value="0" calcext:value-type="float">
            <text:p>0</text:p>
          </table:table-cell>
          <table:table-cell table:style-name="ce331" table:formula="of:=[.$P21]*[.R21]" office:value-type="float" office:value="0" calcext:value-type="float">
            <text:p>0</text:p>
          </table:table-cell>
          <table:table-cell table:style-name="ce81" table:formula="of:=[.$P21]*[.T21]" office:value-type="float" office:value="0" calcext:value-type="float">
            <text:p>0</text:p>
          </table:table-cell>
          <table:table-cell table:style-name="ce81" table:formula="of:=[.$P21]*[.V21]" office:value-type="float" office:value="0" calcext:value-type="float">
            <text:p>0</text:p>
          </table:table-cell>
          <table:table-cell table:style-name="ce81" table:formula="of:=[.$P21]*[.X2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 table:number-columns-repeated="8"/>
          <table:table-cell table:style-name="ce81" office:value-type="float" office:value="210" calcext:value-type="float">
            <text:p>210</text:p>
          </table:table-cell>
          <table:table-cell table:style-name="ce81" table:formula="of:=COUNTIF([.B$10:.B$14];[.$I22])" office:value-type="float" office:value="0" calcext:value-type="float">
            <text:p>0</text:p>
          </table:table-cell>
          <table:table-cell table:style-name="ce81" table:formula="of:=COUNTIF([.C$10:.C$14];[.$I22])" office:value-type="float" office:value="0" calcext:value-type="float">
            <text:p>0</text:p>
          </table:table-cell>
          <table:table-cell table:style-name="ce81" table:formula="of:=COUNTIF([.D$10:.D$14];[.$I22])" office:value-type="float" office:value="0" calcext:value-type="float">
            <text:p>0</text:p>
          </table:table-cell>
          <table:table-cell table:style-name="ce81" table:formula="of:=COUNTIF([.E$10:.E$14];[.$I22])" office:value-type="float" office:value="0" calcext:value-type="float">
            <text:p>0</text:p>
          </table:table-cell>
          <table:table-cell table:style-name="ce81" table:formula="of:=COUNTIF([.F$10:.F$14];[.$I22])" office:value-type="float" office:value="0" calcext:value-type="float">
            <text:p>0</text:p>
          </table:table-cell>
          <table:table-cell table:style-name="ce81" table:formula="of:=COUNTIF([.G$10:.G$14];[.$I22])" office:value-type="float" office:value="0" calcext:value-type="float">
            <text:p>0</text:p>
          </table:table-cell>
          <table:table-cell table:style-name="ce81" table:formula="of:=SUMPRODUCT([.J22:.M22];[.J$2:.M$2])" office:value-type="float" office:value="0" calcext:value-type="float">
            <text:p>0</text:p>
          </table:table-cell>
          <table:table-cell table:style-name="ce331" table:formula="of:=[.I22]" office:value-type="float" office:value="210" calcext:value-type="float">
            <text:p>210</text:p>
          </table:table-cell>
          <table:table-cell table:style-name="ce81" table:formula="of:=ROUNDDOWN([.Q22]/[.R$2])" office:value-type="float" office:value="4" calcext:value-type="float">
            <text:p>4</text:p>
          </table:table-cell>
          <table:table-cell table:style-name="ce81" table:formula="of:=[.Q22]-[.R22]*[.R$2]" office:value-type="float" office:value="10" calcext:value-type="float">
            <text:p>10</text:p>
          </table:table-cell>
          <table:table-cell table:style-name="ce81" table:formula="of:=ROUNDDOWN([.S22]/[.T$2])" office:value-type="float" office:value="0" calcext:value-type="float">
            <text:p>0</text:p>
          </table:table-cell>
          <table:table-cell table:style-name="ce81" table:formula="of:=[.S22]-[.T22]*[.T$2]" office:value-type="float" office:value="10" calcext:value-type="float">
            <text:p>10</text:p>
          </table:table-cell>
          <table:table-cell table:style-name="ce81" table:formula="of:=ROUNDDOWN([.U22]/[.V$2])" office:value-type="float" office:value="1" calcext:value-type="float">
            <text:p>1</text:p>
          </table:table-cell>
          <table:table-cell table:style-name="ce81" table:formula="of:=[.U22]-[.V22]*[.V$2]" office:value-type="float" office:value="0" calcext:value-type="float">
            <text:p>0</text:p>
          </table:table-cell>
          <table:table-cell table:style-name="ce81" table:formula="of:=ROUNDDOWN([.W22]/[.X$2])" office:value-type="float" office:value="0" calcext:value-type="float">
            <text:p>0</text:p>
          </table:table-cell>
          <table:table-cell table:style-name="ce331" table:formula="of:=[.$P22]*[.R22]" office:value-type="float" office:value="0" calcext:value-type="float">
            <text:p>0</text:p>
          </table:table-cell>
          <table:table-cell table:style-name="ce81" table:formula="of:=[.$P22]*[.T22]" office:value-type="float" office:value="0" calcext:value-type="float">
            <text:p>0</text:p>
          </table:table-cell>
          <table:table-cell table:style-name="ce81" table:formula="of:=[.$P22]*[.V22]" office:value-type="float" office:value="0" calcext:value-type="float">
            <text:p>0</text:p>
          </table:table-cell>
          <table:table-cell table:style-name="ce81" table:formula="of:=[.$P22]*[.X2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20" calcext:value-type="float">
            <text:p>220</text:p>
          </table:table-cell>
          <table:table-cell table:style-name="ce81" table:formula="of:=COUNTIF([.B$10:.B$14];[.$I23])" office:value-type="float" office:value="0" calcext:value-type="float">
            <text:p>0</text:p>
          </table:table-cell>
          <table:table-cell table:style-name="ce81" table:formula="of:=COUNTIF([.C$10:.C$14];[.$I23])" office:value-type="float" office:value="0" calcext:value-type="float">
            <text:p>0</text:p>
          </table:table-cell>
          <table:table-cell table:style-name="ce81" table:formula="of:=COUNTIF([.D$10:.D$14];[.$I23])" office:value-type="float" office:value="0" calcext:value-type="float">
            <text:p>0</text:p>
          </table:table-cell>
          <table:table-cell table:style-name="ce81" table:formula="of:=COUNTIF([.E$10:.E$14];[.$I23])" office:value-type="float" office:value="0" calcext:value-type="float">
            <text:p>0</text:p>
          </table:table-cell>
          <table:table-cell table:style-name="ce81" table:formula="of:=COUNTIF([.F$10:.F$14];[.$I23])" office:value-type="float" office:value="0" calcext:value-type="float">
            <text:p>0</text:p>
          </table:table-cell>
          <table:table-cell table:style-name="ce81" table:formula="of:=COUNTIF([.G$10:.G$14];[.$I23])" office:value-type="float" office:value="0" calcext:value-type="float">
            <text:p>0</text:p>
          </table:table-cell>
          <table:table-cell table:style-name="ce81" table:formula="of:=SUMPRODUCT([.J23:.M23];[.J$2:.M$2])" office:value-type="float" office:value="0" calcext:value-type="float">
            <text:p>0</text:p>
          </table:table-cell>
          <table:table-cell table:style-name="ce331" table:formula="of:=[.I23]" office:value-type="float" office:value="220" calcext:value-type="float">
            <text:p>220</text:p>
          </table:table-cell>
          <table:table-cell table:style-name="ce81" table:formula="of:=ROUNDDOWN([.Q23]/[.R$2])" office:value-type="float" office:value="4" calcext:value-type="float">
            <text:p>4</text:p>
          </table:table-cell>
          <table:table-cell table:style-name="ce81" table:formula="of:=[.Q23]-[.R23]*[.R$2]" office:value-type="float" office:value="20" calcext:value-type="float">
            <text:p>20</text:p>
          </table:table-cell>
          <table:table-cell table:style-name="ce81" table:formula="of:=ROUNDDOWN([.S23]/[.T$2])" office:value-type="float" office:value="1" calcext:value-type="float">
            <text:p>1</text:p>
          </table:table-cell>
          <table:table-cell table:style-name="ce81" table:formula="of:=[.S23]-[.T23]*[.T$2]" office:value-type="float" office:value="0" calcext:value-type="float">
            <text:p>0</text:p>
          </table:table-cell>
          <table:table-cell table:style-name="ce81" table:formula="of:=ROUNDDOWN([.U23]/[.V$2])" office:value-type="float" office:value="0" calcext:value-type="float">
            <text:p>0</text:p>
          </table:table-cell>
          <table:table-cell table:style-name="ce81" table:formula="of:=[.U23]-[.V23]*[.V$2]" office:value-type="float" office:value="0" calcext:value-type="float">
            <text:p>0</text:p>
          </table:table-cell>
          <table:table-cell table:style-name="ce81" table:formula="of:=ROUNDDOWN([.W23]/[.X$2])" office:value-type="float" office:value="0" calcext:value-type="float">
            <text:p>0</text:p>
          </table:table-cell>
          <table:table-cell table:style-name="ce331" table:formula="of:=[.$P23]*[.R23]" office:value-type="float" office:value="0" calcext:value-type="float">
            <text:p>0</text:p>
          </table:table-cell>
          <table:table-cell table:style-name="ce81" table:formula="of:=[.$P23]*[.T23]" office:value-type="float" office:value="0" calcext:value-type="float">
            <text:p>0</text:p>
          </table:table-cell>
          <table:table-cell table:style-name="ce81" table:formula="of:=[.$P23]*[.V23]" office:value-type="float" office:value="0" calcext:value-type="float">
            <text:p>0</text:p>
          </table:table-cell>
          <table:table-cell table:style-name="ce81" table:formula="of:=[.$P23]*[.X2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30" calcext:value-type="float">
            <text:p>230</text:p>
          </table:table-cell>
          <table:table-cell table:style-name="ce81" table:formula="of:=COUNTIF([.B$10:.B$14];[.$I24])" office:value-type="float" office:value="0" calcext:value-type="float">
            <text:p>0</text:p>
          </table:table-cell>
          <table:table-cell table:style-name="ce81" table:formula="of:=COUNTIF([.C$10:.C$14];[.$I24])" office:value-type="float" office:value="0" calcext:value-type="float">
            <text:p>0</text:p>
          </table:table-cell>
          <table:table-cell table:style-name="ce81" table:formula="of:=COUNTIF([.D$10:.D$14];[.$I24])" office:value-type="float" office:value="0" calcext:value-type="float">
            <text:p>0</text:p>
          </table:table-cell>
          <table:table-cell table:style-name="ce81" table:formula="of:=COUNTIF([.E$10:.E$14];[.$I24])" office:value-type="float" office:value="0" calcext:value-type="float">
            <text:p>0</text:p>
          </table:table-cell>
          <table:table-cell table:style-name="ce81" table:formula="of:=COUNTIF([.F$10:.F$14];[.$I24])" office:value-type="float" office:value="0" calcext:value-type="float">
            <text:p>0</text:p>
          </table:table-cell>
          <table:table-cell table:style-name="ce81" table:formula="of:=COUNTIF([.G$10:.G$14];[.$I24])" office:value-type="float" office:value="0" calcext:value-type="float">
            <text:p>0</text:p>
          </table:table-cell>
          <table:table-cell table:style-name="ce81" table:formula="of:=SUMPRODUCT([.J24:.M24];[.J$2:.M$2])" office:value-type="float" office:value="0" calcext:value-type="float">
            <text:p>0</text:p>
          </table:table-cell>
          <table:table-cell table:style-name="ce331" table:formula="of:=[.I24]" office:value-type="float" office:value="230" calcext:value-type="float">
            <text:p>230</text:p>
          </table:table-cell>
          <table:table-cell table:style-name="ce81" table:formula="of:=ROUNDDOWN([.Q24]/[.R$2])" office:value-type="float" office:value="4" calcext:value-type="float">
            <text:p>4</text:p>
          </table:table-cell>
          <table:table-cell table:style-name="ce81" table:formula="of:=[.Q24]-[.R24]*[.R$2]" office:value-type="float" office:value="30" calcext:value-type="float">
            <text:p>30</text:p>
          </table:table-cell>
          <table:table-cell table:style-name="ce81" table:formula="of:=ROUNDDOWN([.S24]/[.T$2])" office:value-type="float" office:value="1" calcext:value-type="float">
            <text:p>1</text:p>
          </table:table-cell>
          <table:table-cell table:style-name="ce81" table:formula="of:=[.S24]-[.T24]*[.T$2]" office:value-type="float" office:value="10" calcext:value-type="float">
            <text:p>10</text:p>
          </table:table-cell>
          <table:table-cell table:style-name="ce81" table:formula="of:=ROUNDDOWN([.U24]/[.V$2])" office:value-type="float" office:value="1" calcext:value-type="float">
            <text:p>1</text:p>
          </table:table-cell>
          <table:table-cell table:style-name="ce81" table:formula="of:=[.U24]-[.V24]*[.V$2]" office:value-type="float" office:value="0" calcext:value-type="float">
            <text:p>0</text:p>
          </table:table-cell>
          <table:table-cell table:style-name="ce81" table:formula="of:=ROUNDDOWN([.W24]/[.X$2])" office:value-type="float" office:value="0" calcext:value-type="float">
            <text:p>0</text:p>
          </table:table-cell>
          <table:table-cell table:style-name="ce331" table:formula="of:=[.$P24]*[.R24]" office:value-type="float" office:value="0" calcext:value-type="float">
            <text:p>0</text:p>
          </table:table-cell>
          <table:table-cell table:style-name="ce81" table:formula="of:=[.$P24]*[.T24]" office:value-type="float" office:value="0" calcext:value-type="float">
            <text:p>0</text:p>
          </table:table-cell>
          <table:table-cell table:style-name="ce81" table:formula="of:=[.$P24]*[.V24]" office:value-type="float" office:value="0" calcext:value-type="float">
            <text:p>0</text:p>
          </table:table-cell>
          <table:table-cell table:style-name="ce81" table:formula="of:=[.$P24]*[.X2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40" calcext:value-type="float">
            <text:p>240</text:p>
          </table:table-cell>
          <table:table-cell table:style-name="ce81" table:formula="of:=COUNTIF([.B$10:.B$14];[.$I25])" office:value-type="float" office:value="0" calcext:value-type="float">
            <text:p>0</text:p>
          </table:table-cell>
          <table:table-cell table:style-name="ce81" table:formula="of:=COUNTIF([.C$10:.C$14];[.$I25])" office:value-type="float" office:value="0" calcext:value-type="float">
            <text:p>0</text:p>
          </table:table-cell>
          <table:table-cell table:style-name="ce81" table:formula="of:=COUNTIF([.D$10:.D$14];[.$I25])" office:value-type="float" office:value="0" calcext:value-type="float">
            <text:p>0</text:p>
          </table:table-cell>
          <table:table-cell table:style-name="ce81" table:formula="of:=COUNTIF([.E$10:.E$14];[.$I25])" office:value-type="float" office:value="0" calcext:value-type="float">
            <text:p>0</text:p>
          </table:table-cell>
          <table:table-cell table:style-name="ce81" table:formula="of:=COUNTIF([.F$10:.F$14];[.$I25])" office:value-type="float" office:value="0" calcext:value-type="float">
            <text:p>0</text:p>
          </table:table-cell>
          <table:table-cell table:style-name="ce81" table:formula="of:=COUNTIF([.G$10:.G$14];[.$I25])" office:value-type="float" office:value="0" calcext:value-type="float">
            <text:p>0</text:p>
          </table:table-cell>
          <table:table-cell table:style-name="ce81" table:formula="of:=SUMPRODUCT([.J25:.M25];[.J$2:.M$2])" office:value-type="float" office:value="0" calcext:value-type="float">
            <text:p>0</text:p>
          </table:table-cell>
          <table:table-cell table:style-name="ce331" table:formula="of:=[.I25]" office:value-type="float" office:value="240" calcext:value-type="float">
            <text:p>240</text:p>
          </table:table-cell>
          <table:table-cell table:style-name="ce81" table:formula="of:=ROUNDDOWN([.Q25]/[.R$2])" office:value-type="float" office:value="4" calcext:value-type="float">
            <text:p>4</text:p>
          </table:table-cell>
          <table:table-cell table:style-name="ce81" table:formula="of:=[.Q25]-[.R25]*[.R$2]" office:value-type="float" office:value="40" calcext:value-type="float">
            <text:p>40</text:p>
          </table:table-cell>
          <table:table-cell table:style-name="ce81" table:formula="of:=ROUNDDOWN([.S25]/[.T$2])" office:value-type="float" office:value="2" calcext:value-type="float">
            <text:p>2</text:p>
          </table:table-cell>
          <table:table-cell table:style-name="ce81" table:formula="of:=[.S25]-[.T25]*[.T$2]" office:value-type="float" office:value="0" calcext:value-type="float">
            <text:p>0</text:p>
          </table:table-cell>
          <table:table-cell table:style-name="ce81" table:formula="of:=ROUNDDOWN([.U25]/[.V$2])" office:value-type="float" office:value="0" calcext:value-type="float">
            <text:p>0</text:p>
          </table:table-cell>
          <table:table-cell table:style-name="ce81" table:formula="of:=[.U25]-[.V25]*[.V$2]" office:value-type="float" office:value="0" calcext:value-type="float">
            <text:p>0</text:p>
          </table:table-cell>
          <table:table-cell table:style-name="ce81" table:formula="of:=ROUNDDOWN([.W25]/[.X$2])" office:value-type="float" office:value="0" calcext:value-type="float">
            <text:p>0</text:p>
          </table:table-cell>
          <table:table-cell table:style-name="ce331" table:formula="of:=[.$P25]*[.R25]" office:value-type="float" office:value="0" calcext:value-type="float">
            <text:p>0</text:p>
          </table:table-cell>
          <table:table-cell table:style-name="ce81" table:formula="of:=[.$P25]*[.T25]" office:value-type="float" office:value="0" calcext:value-type="float">
            <text:p>0</text:p>
          </table:table-cell>
          <table:table-cell table:style-name="ce81" table:formula="of:=[.$P25]*[.V25]" office:value-type="float" office:value="0" calcext:value-type="float">
            <text:p>0</text:p>
          </table:table-cell>
          <table:table-cell table:style-name="ce81" table:formula="of:=[.$P25]*[.X2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50" calcext:value-type="float">
            <text:p>250</text:p>
          </table:table-cell>
          <table:table-cell table:style-name="ce81" table:formula="of:=COUNTIF([.B$10:.B$14];[.$I26])" office:value-type="float" office:value="0" calcext:value-type="float">
            <text:p>0</text:p>
          </table:table-cell>
          <table:table-cell table:style-name="ce81" table:formula="of:=COUNTIF([.C$10:.C$14];[.$I26])" office:value-type="float" office:value="0" calcext:value-type="float">
            <text:p>0</text:p>
          </table:table-cell>
          <table:table-cell table:style-name="ce81" table:formula="of:=COUNTIF([.D$10:.D$14];[.$I26])" office:value-type="float" office:value="0" calcext:value-type="float">
            <text:p>0</text:p>
          </table:table-cell>
          <table:table-cell table:style-name="ce81" table:formula="of:=COUNTIF([.E$10:.E$14];[.$I26])" office:value-type="float" office:value="0" calcext:value-type="float">
            <text:p>0</text:p>
          </table:table-cell>
          <table:table-cell table:style-name="ce81" table:formula="of:=COUNTIF([.F$10:.F$14];[.$I26])" office:value-type="float" office:value="0" calcext:value-type="float">
            <text:p>0</text:p>
          </table:table-cell>
          <table:table-cell table:style-name="ce81" table:formula="of:=COUNTIF([.G$10:.G$14];[.$I26])" office:value-type="float" office:value="0" calcext:value-type="float">
            <text:p>0</text:p>
          </table:table-cell>
          <table:table-cell table:style-name="ce81" table:formula="of:=SUMPRODUCT([.J26:.M26];[.J$2:.M$2])" office:value-type="float" office:value="0" calcext:value-type="float">
            <text:p>0</text:p>
          </table:table-cell>
          <table:table-cell table:style-name="ce331" table:formula="of:=[.I26]" office:value-type="float" office:value="250" calcext:value-type="float">
            <text:p>250</text:p>
          </table:table-cell>
          <table:table-cell table:style-name="ce81" table:formula="of:=ROUNDDOWN([.Q26]/[.R$2])" office:value-type="float" office:value="5" calcext:value-type="float">
            <text:p>5</text:p>
          </table:table-cell>
          <table:table-cell table:style-name="ce81" table:formula="of:=[.Q26]-[.R26]*[.R$2]" office:value-type="float" office:value="0" calcext:value-type="float">
            <text:p>0</text:p>
          </table:table-cell>
          <table:table-cell table:style-name="ce81" table:formula="of:=ROUNDDOWN([.S26]/[.T$2])" office:value-type="float" office:value="0" calcext:value-type="float">
            <text:p>0</text:p>
          </table:table-cell>
          <table:table-cell table:style-name="ce81" table:formula="of:=[.S26]-[.T26]*[.T$2]" office:value-type="float" office:value="0" calcext:value-type="float">
            <text:p>0</text:p>
          </table:table-cell>
          <table:table-cell table:style-name="ce81" table:formula="of:=ROUNDDOWN([.U26]/[.V$2])" office:value-type="float" office:value="0" calcext:value-type="float">
            <text:p>0</text:p>
          </table:table-cell>
          <table:table-cell table:style-name="ce81" table:formula="of:=[.U26]-[.V26]*[.V$2]" office:value-type="float" office:value="0" calcext:value-type="float">
            <text:p>0</text:p>
          </table:table-cell>
          <table:table-cell table:style-name="ce81" table:formula="of:=ROUNDDOWN([.W26]/[.X$2])" office:value-type="float" office:value="0" calcext:value-type="float">
            <text:p>0</text:p>
          </table:table-cell>
          <table:table-cell table:style-name="ce331" table:formula="of:=[.$P26]*[.R26]" office:value-type="float" office:value="0" calcext:value-type="float">
            <text:p>0</text:p>
          </table:table-cell>
          <table:table-cell table:style-name="ce81" table:formula="of:=[.$P26]*[.T26]" office:value-type="float" office:value="0" calcext:value-type="float">
            <text:p>0</text:p>
          </table:table-cell>
          <table:table-cell table:style-name="ce81" table:formula="of:=[.$P26]*[.V26]" office:value-type="float" office:value="0" calcext:value-type="float">
            <text:p>0</text:p>
          </table:table-cell>
          <table:table-cell table:style-name="ce81" table:formula="of:=[.$P26]*[.X2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60" calcext:value-type="float">
            <text:p>260</text:p>
          </table:table-cell>
          <table:table-cell table:style-name="ce81" table:formula="of:=COUNTIF([.B$10:.B$14];[.$I27])" office:value-type="float" office:value="0" calcext:value-type="float">
            <text:p>0</text:p>
          </table:table-cell>
          <table:table-cell table:style-name="ce81" table:formula="of:=COUNTIF([.C$10:.C$14];[.$I27])" office:value-type="float" office:value="0" calcext:value-type="float">
            <text:p>0</text:p>
          </table:table-cell>
          <table:table-cell table:style-name="ce81" table:formula="of:=COUNTIF([.D$10:.D$14];[.$I27])" office:value-type="float" office:value="0" calcext:value-type="float">
            <text:p>0</text:p>
          </table:table-cell>
          <table:table-cell table:style-name="ce81" table:formula="of:=COUNTIF([.E$10:.E$14];[.$I27])" office:value-type="float" office:value="0" calcext:value-type="float">
            <text:p>0</text:p>
          </table:table-cell>
          <table:table-cell table:style-name="ce81" table:formula="of:=COUNTIF([.F$10:.F$14];[.$I27])" office:value-type="float" office:value="0" calcext:value-type="float">
            <text:p>0</text:p>
          </table:table-cell>
          <table:table-cell table:style-name="ce81" table:formula="of:=COUNTIF([.G$10:.G$14];[.$I27])" office:value-type="float" office:value="0" calcext:value-type="float">
            <text:p>0</text:p>
          </table:table-cell>
          <table:table-cell table:style-name="ce81" table:formula="of:=SUMPRODUCT([.J27:.M27];[.J$2:.M$2])" office:value-type="float" office:value="0" calcext:value-type="float">
            <text:p>0</text:p>
          </table:table-cell>
          <table:table-cell table:style-name="ce331" table:formula="of:=[.I27]" office:value-type="float" office:value="260" calcext:value-type="float">
            <text:p>260</text:p>
          </table:table-cell>
          <table:table-cell table:style-name="ce81" table:formula="of:=ROUNDDOWN([.Q27]/[.R$2])" office:value-type="float" office:value="5" calcext:value-type="float">
            <text:p>5</text:p>
          </table:table-cell>
          <table:table-cell table:style-name="ce81" table:formula="of:=[.Q27]-[.R27]*[.R$2]" office:value-type="float" office:value="10" calcext:value-type="float">
            <text:p>10</text:p>
          </table:table-cell>
          <table:table-cell table:style-name="ce81" table:formula="of:=ROUNDDOWN([.S27]/[.T$2])" office:value-type="float" office:value="0" calcext:value-type="float">
            <text:p>0</text:p>
          </table:table-cell>
          <table:table-cell table:style-name="ce81" table:formula="of:=[.S27]-[.T27]*[.T$2]" office:value-type="float" office:value="10" calcext:value-type="float">
            <text:p>10</text:p>
          </table:table-cell>
          <table:table-cell table:style-name="ce81" table:formula="of:=ROUNDDOWN([.U27]/[.V$2])" office:value-type="float" office:value="1" calcext:value-type="float">
            <text:p>1</text:p>
          </table:table-cell>
          <table:table-cell table:style-name="ce81" table:formula="of:=[.U27]-[.V27]*[.V$2]" office:value-type="float" office:value="0" calcext:value-type="float">
            <text:p>0</text:p>
          </table:table-cell>
          <table:table-cell table:style-name="ce81" table:formula="of:=ROUNDDOWN([.W27]/[.X$2])" office:value-type="float" office:value="0" calcext:value-type="float">
            <text:p>0</text:p>
          </table:table-cell>
          <table:table-cell table:style-name="ce331" table:formula="of:=[.$P27]*[.R27]" office:value-type="float" office:value="0" calcext:value-type="float">
            <text:p>0</text:p>
          </table:table-cell>
          <table:table-cell table:style-name="ce81" table:formula="of:=[.$P27]*[.T27]" office:value-type="float" office:value="0" calcext:value-type="float">
            <text:p>0</text:p>
          </table:table-cell>
          <table:table-cell table:style-name="ce81" table:formula="of:=[.$P27]*[.V27]" office:value-type="float" office:value="0" calcext:value-type="float">
            <text:p>0</text:p>
          </table:table-cell>
          <table:table-cell table:style-name="ce81" table:formula="of:=[.$P27]*[.X2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70" calcext:value-type="float">
            <text:p>270</text:p>
          </table:table-cell>
          <table:table-cell table:style-name="ce81" table:formula="of:=COUNTIF([.B$10:.B$14];[.$I28])" office:value-type="float" office:value="0" calcext:value-type="float">
            <text:p>0</text:p>
          </table:table-cell>
          <table:table-cell table:style-name="ce81" table:formula="of:=COUNTIF([.C$10:.C$14];[.$I28])" office:value-type="float" office:value="0" calcext:value-type="float">
            <text:p>0</text:p>
          </table:table-cell>
          <table:table-cell table:style-name="ce81" table:formula="of:=COUNTIF([.D$10:.D$14];[.$I28])" office:value-type="float" office:value="0" calcext:value-type="float">
            <text:p>0</text:p>
          </table:table-cell>
          <table:table-cell table:style-name="ce81" table:formula="of:=COUNTIF([.E$10:.E$14];[.$I28])" office:value-type="float" office:value="0" calcext:value-type="float">
            <text:p>0</text:p>
          </table:table-cell>
          <table:table-cell table:style-name="ce81" table:formula="of:=COUNTIF([.F$10:.F$14];[.$I28])" office:value-type="float" office:value="0" calcext:value-type="float">
            <text:p>0</text:p>
          </table:table-cell>
          <table:table-cell table:style-name="ce81" table:formula="of:=COUNTIF([.G$10:.G$14];[.$I28])" office:value-type="float" office:value="0" calcext:value-type="float">
            <text:p>0</text:p>
          </table:table-cell>
          <table:table-cell table:style-name="ce81" table:formula="of:=SUMPRODUCT([.J28:.M28];[.J$2:.M$2])" office:value-type="float" office:value="0" calcext:value-type="float">
            <text:p>0</text:p>
          </table:table-cell>
          <table:table-cell table:style-name="ce331" table:formula="of:=[.I28]" office:value-type="float" office:value="270" calcext:value-type="float">
            <text:p>270</text:p>
          </table:table-cell>
          <table:table-cell table:style-name="ce81" table:formula="of:=ROUNDDOWN([.Q28]/[.R$2])" office:value-type="float" office:value="5" calcext:value-type="float">
            <text:p>5</text:p>
          </table:table-cell>
          <table:table-cell table:style-name="ce81" table:formula="of:=[.Q28]-[.R28]*[.R$2]" office:value-type="float" office:value="20" calcext:value-type="float">
            <text:p>20</text:p>
          </table:table-cell>
          <table:table-cell table:style-name="ce81" table:formula="of:=ROUNDDOWN([.S28]/[.T$2])" office:value-type="float" office:value="1" calcext:value-type="float">
            <text:p>1</text:p>
          </table:table-cell>
          <table:table-cell table:style-name="ce81" table:formula="of:=[.S28]-[.T28]*[.T$2]" office:value-type="float" office:value="0" calcext:value-type="float">
            <text:p>0</text:p>
          </table:table-cell>
          <table:table-cell table:style-name="ce81" table:formula="of:=ROUNDDOWN([.U28]/[.V$2])" office:value-type="float" office:value="0" calcext:value-type="float">
            <text:p>0</text:p>
          </table:table-cell>
          <table:table-cell table:style-name="ce81" table:formula="of:=[.U28]-[.V28]*[.V$2]" office:value-type="float" office:value="0" calcext:value-type="float">
            <text:p>0</text:p>
          </table:table-cell>
          <table:table-cell table:style-name="ce81" table:formula="of:=ROUNDDOWN([.W28]/[.X$2])" office:value-type="float" office:value="0" calcext:value-type="float">
            <text:p>0</text:p>
          </table:table-cell>
          <table:table-cell table:style-name="ce331" table:formula="of:=[.$P28]*[.R28]" office:value-type="float" office:value="0" calcext:value-type="float">
            <text:p>0</text:p>
          </table:table-cell>
          <table:table-cell table:style-name="ce81" table:formula="of:=[.$P28]*[.T28]" office:value-type="float" office:value="0" calcext:value-type="float">
            <text:p>0</text:p>
          </table:table-cell>
          <table:table-cell table:style-name="ce81" table:formula="of:=[.$P28]*[.V28]" office:value-type="float" office:value="0" calcext:value-type="float">
            <text:p>0</text:p>
          </table:table-cell>
          <table:table-cell table:style-name="ce81" table:formula="of:=[.$P28]*[.X2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80" calcext:value-type="float">
            <text:p>280</text:p>
          </table:table-cell>
          <table:table-cell table:style-name="ce81" table:formula="of:=COUNTIF([.B$10:.B$14];[.$I29])" office:value-type="float" office:value="0" calcext:value-type="float">
            <text:p>0</text:p>
          </table:table-cell>
          <table:table-cell table:style-name="ce81" table:formula="of:=COUNTIF([.C$10:.C$14];[.$I29])" office:value-type="float" office:value="0" calcext:value-type="float">
            <text:p>0</text:p>
          </table:table-cell>
          <table:table-cell table:style-name="ce81" table:formula="of:=COUNTIF([.D$10:.D$14];[.$I29])" office:value-type="float" office:value="0" calcext:value-type="float">
            <text:p>0</text:p>
          </table:table-cell>
          <table:table-cell table:style-name="ce81" table:formula="of:=COUNTIF([.E$10:.E$14];[.$I29])" office:value-type="float" office:value="0" calcext:value-type="float">
            <text:p>0</text:p>
          </table:table-cell>
          <table:table-cell table:style-name="ce81" table:formula="of:=COUNTIF([.F$10:.F$14];[.$I29])" office:value-type="float" office:value="0" calcext:value-type="float">
            <text:p>0</text:p>
          </table:table-cell>
          <table:table-cell table:style-name="ce81" table:formula="of:=COUNTIF([.G$10:.G$14];[.$I29])" office:value-type="float" office:value="0" calcext:value-type="float">
            <text:p>0</text:p>
          </table:table-cell>
          <table:table-cell table:style-name="ce81" table:formula="of:=SUMPRODUCT([.J29:.M29];[.J$2:.M$2])" office:value-type="float" office:value="0" calcext:value-type="float">
            <text:p>0</text:p>
          </table:table-cell>
          <table:table-cell table:style-name="ce331" table:formula="of:=[.I29]" office:value-type="float" office:value="280" calcext:value-type="float">
            <text:p>280</text:p>
          </table:table-cell>
          <table:table-cell table:style-name="ce81" table:formula="of:=ROUNDDOWN([.Q29]/[.R$2])" office:value-type="float" office:value="5" calcext:value-type="float">
            <text:p>5</text:p>
          </table:table-cell>
          <table:table-cell table:style-name="ce81" table:formula="of:=[.Q29]-[.R29]*[.R$2]" office:value-type="float" office:value="30" calcext:value-type="float">
            <text:p>30</text:p>
          </table:table-cell>
          <table:table-cell table:style-name="ce81" table:formula="of:=ROUNDDOWN([.S29]/[.T$2])" office:value-type="float" office:value="1" calcext:value-type="float">
            <text:p>1</text:p>
          </table:table-cell>
          <table:table-cell table:style-name="ce81" table:formula="of:=[.S29]-[.T29]*[.T$2]" office:value-type="float" office:value="10" calcext:value-type="float">
            <text:p>10</text:p>
          </table:table-cell>
          <table:table-cell table:style-name="ce81" table:formula="of:=ROUNDDOWN([.U29]/[.V$2])" office:value-type="float" office:value="1" calcext:value-type="float">
            <text:p>1</text:p>
          </table:table-cell>
          <table:table-cell table:style-name="ce81" table:formula="of:=[.U29]-[.V29]*[.V$2]" office:value-type="float" office:value="0" calcext:value-type="float">
            <text:p>0</text:p>
          </table:table-cell>
          <table:table-cell table:style-name="ce81" table:formula="of:=ROUNDDOWN([.W29]/[.X$2])" office:value-type="float" office:value="0" calcext:value-type="float">
            <text:p>0</text:p>
          </table:table-cell>
          <table:table-cell table:style-name="ce331" table:formula="of:=[.$P29]*[.R29]" office:value-type="float" office:value="0" calcext:value-type="float">
            <text:p>0</text:p>
          </table:table-cell>
          <table:table-cell table:style-name="ce81" table:formula="of:=[.$P29]*[.T29]" office:value-type="float" office:value="0" calcext:value-type="float">
            <text:p>0</text:p>
          </table:table-cell>
          <table:table-cell table:style-name="ce81" table:formula="of:=[.$P29]*[.V29]" office:value-type="float" office:value="0" calcext:value-type="float">
            <text:p>0</text:p>
          </table:table-cell>
          <table:table-cell table:style-name="ce81" table:formula="of:=[.$P29]*[.X2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290" calcext:value-type="float">
            <text:p>290</text:p>
          </table:table-cell>
          <table:table-cell table:style-name="ce81" table:formula="of:=COUNTIF([.B$10:.B$14];[.$I30])" office:value-type="float" office:value="0" calcext:value-type="float">
            <text:p>0</text:p>
          </table:table-cell>
          <table:table-cell table:style-name="ce81" table:formula="of:=COUNTIF([.C$10:.C$14];[.$I30])" office:value-type="float" office:value="0" calcext:value-type="float">
            <text:p>0</text:p>
          </table:table-cell>
          <table:table-cell table:style-name="ce81" table:formula="of:=COUNTIF([.D$10:.D$14];[.$I30])" office:value-type="float" office:value="0" calcext:value-type="float">
            <text:p>0</text:p>
          </table:table-cell>
          <table:table-cell table:style-name="ce81" table:formula="of:=COUNTIF([.E$10:.E$14];[.$I30])" office:value-type="float" office:value="0" calcext:value-type="float">
            <text:p>0</text:p>
          </table:table-cell>
          <table:table-cell table:style-name="ce81" table:formula="of:=COUNTIF([.F$10:.F$14];[.$I30])" office:value-type="float" office:value="0" calcext:value-type="float">
            <text:p>0</text:p>
          </table:table-cell>
          <table:table-cell table:style-name="ce81" table:formula="of:=COUNTIF([.G$10:.G$14];[.$I30])" office:value-type="float" office:value="0" calcext:value-type="float">
            <text:p>0</text:p>
          </table:table-cell>
          <table:table-cell table:style-name="ce81" table:formula="of:=SUMPRODUCT([.J30:.M30];[.J$2:.M$2])" office:value-type="float" office:value="0" calcext:value-type="float">
            <text:p>0</text:p>
          </table:table-cell>
          <table:table-cell table:style-name="ce331" table:formula="of:=[.I30]" office:value-type="float" office:value="290" calcext:value-type="float">
            <text:p>290</text:p>
          </table:table-cell>
          <table:table-cell table:style-name="ce81" table:formula="of:=ROUNDDOWN([.Q30]/[.R$2])" office:value-type="float" office:value="5" calcext:value-type="float">
            <text:p>5</text:p>
          </table:table-cell>
          <table:table-cell table:style-name="ce81" table:formula="of:=[.Q30]-[.R30]*[.R$2]" office:value-type="float" office:value="40" calcext:value-type="float">
            <text:p>40</text:p>
          </table:table-cell>
          <table:table-cell table:style-name="ce81" table:formula="of:=ROUNDDOWN([.S30]/[.T$2])" office:value-type="float" office:value="2" calcext:value-type="float">
            <text:p>2</text:p>
          </table:table-cell>
          <table:table-cell table:style-name="ce81" table:formula="of:=[.S30]-[.T30]*[.T$2]" office:value-type="float" office:value="0" calcext:value-type="float">
            <text:p>0</text:p>
          </table:table-cell>
          <table:table-cell table:style-name="ce81" table:formula="of:=ROUNDDOWN([.U30]/[.V$2])" office:value-type="float" office:value="0" calcext:value-type="float">
            <text:p>0</text:p>
          </table:table-cell>
          <table:table-cell table:style-name="ce81" table:formula="of:=[.U30]-[.V30]*[.V$2]" office:value-type="float" office:value="0" calcext:value-type="float">
            <text:p>0</text:p>
          </table:table-cell>
          <table:table-cell table:style-name="ce81" table:formula="of:=ROUNDDOWN([.W30]/[.X$2])" office:value-type="float" office:value="0" calcext:value-type="float">
            <text:p>0</text:p>
          </table:table-cell>
          <table:table-cell table:style-name="ce331" table:formula="of:=[.$P30]*[.R30]" office:value-type="float" office:value="0" calcext:value-type="float">
            <text:p>0</text:p>
          </table:table-cell>
          <table:table-cell table:style-name="ce81" table:formula="of:=[.$P30]*[.T30]" office:value-type="float" office:value="0" calcext:value-type="float">
            <text:p>0</text:p>
          </table:table-cell>
          <table:table-cell table:style-name="ce81" table:formula="of:=[.$P30]*[.V30]" office:value-type="float" office:value="0" calcext:value-type="float">
            <text:p>0</text:p>
          </table:table-cell>
          <table:table-cell table:style-name="ce81" table:formula="of:=[.$P30]*[.X3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00" calcext:value-type="float">
            <text:p>300</text:p>
          </table:table-cell>
          <table:table-cell table:style-name="ce81" table:formula="of:=COUNTIF([.B$10:.B$14];[.$I31])" office:value-type="float" office:value="0" calcext:value-type="float">
            <text:p>0</text:p>
          </table:table-cell>
          <table:table-cell table:style-name="ce81" table:formula="of:=COUNTIF([.C$10:.C$14];[.$I31])" office:value-type="float" office:value="0" calcext:value-type="float">
            <text:p>0</text:p>
          </table:table-cell>
          <table:table-cell table:style-name="ce81" table:formula="of:=COUNTIF([.D$10:.D$14];[.$I31])" office:value-type="float" office:value="0" calcext:value-type="float">
            <text:p>0</text:p>
          </table:table-cell>
          <table:table-cell table:style-name="ce81" table:formula="of:=COUNTIF([.E$10:.E$14];[.$I31])" office:value-type="float" office:value="0" calcext:value-type="float">
            <text:p>0</text:p>
          </table:table-cell>
          <table:table-cell table:style-name="ce81" table:formula="of:=COUNTIF([.F$10:.F$14];[.$I31])" office:value-type="float" office:value="0" calcext:value-type="float">
            <text:p>0</text:p>
          </table:table-cell>
          <table:table-cell table:style-name="ce81" table:formula="of:=COUNTIF([.G$10:.G$14];[.$I31])" office:value-type="float" office:value="0" calcext:value-type="float">
            <text:p>0</text:p>
          </table:table-cell>
          <table:table-cell table:style-name="ce81" table:formula="of:=SUMPRODUCT([.J31:.M31];[.J$2:.M$2])" office:value-type="float" office:value="0" calcext:value-type="float">
            <text:p>0</text:p>
          </table:table-cell>
          <table:table-cell table:style-name="ce331" table:formula="of:=[.I31]" office:value-type="float" office:value="300" calcext:value-type="float">
            <text:p>300</text:p>
          </table:table-cell>
          <table:table-cell table:style-name="ce81" table:formula="of:=ROUNDDOWN([.Q31]/[.R$2])" office:value-type="float" office:value="6" calcext:value-type="float">
            <text:p>6</text:p>
          </table:table-cell>
          <table:table-cell table:style-name="ce81" table:formula="of:=[.Q31]-[.R31]*[.R$2]" office:value-type="float" office:value="0" calcext:value-type="float">
            <text:p>0</text:p>
          </table:table-cell>
          <table:table-cell table:style-name="ce81" table:formula="of:=ROUNDDOWN([.S31]/[.T$2])" office:value-type="float" office:value="0" calcext:value-type="float">
            <text:p>0</text:p>
          </table:table-cell>
          <table:table-cell table:style-name="ce81" table:formula="of:=[.S31]-[.T31]*[.T$2]" office:value-type="float" office:value="0" calcext:value-type="float">
            <text:p>0</text:p>
          </table:table-cell>
          <table:table-cell table:style-name="ce81" table:formula="of:=ROUNDDOWN([.U31]/[.V$2])" office:value-type="float" office:value="0" calcext:value-type="float">
            <text:p>0</text:p>
          </table:table-cell>
          <table:table-cell table:style-name="ce81" table:formula="of:=[.U31]-[.V31]*[.V$2]" office:value-type="float" office:value="0" calcext:value-type="float">
            <text:p>0</text:p>
          </table:table-cell>
          <table:table-cell table:style-name="ce81" table:formula="of:=ROUNDDOWN([.W31]/[.X$2])" office:value-type="float" office:value="0" calcext:value-type="float">
            <text:p>0</text:p>
          </table:table-cell>
          <table:table-cell table:style-name="ce331" table:formula="of:=[.$P31]*[.R31]" office:value-type="float" office:value="0" calcext:value-type="float">
            <text:p>0</text:p>
          </table:table-cell>
          <table:table-cell table:style-name="ce81" table:formula="of:=[.$P31]*[.T31]" office:value-type="float" office:value="0" calcext:value-type="float">
            <text:p>0</text:p>
          </table:table-cell>
          <table:table-cell table:style-name="ce81" table:formula="of:=[.$P31]*[.V31]" office:value-type="float" office:value="0" calcext:value-type="float">
            <text:p>0</text:p>
          </table:table-cell>
          <table:table-cell table:style-name="ce81" table:formula="of:=[.$P31]*[.X3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10" calcext:value-type="float">
            <text:p>310</text:p>
          </table:table-cell>
          <table:table-cell table:style-name="ce81" table:formula="of:=COUNTIF([.B$10:.B$14];[.$I32])" office:value-type="float" office:value="0" calcext:value-type="float">
            <text:p>0</text:p>
          </table:table-cell>
          <table:table-cell table:style-name="ce81" table:formula="of:=COUNTIF([.C$10:.C$14];[.$I32])" office:value-type="float" office:value="0" calcext:value-type="float">
            <text:p>0</text:p>
          </table:table-cell>
          <table:table-cell table:style-name="ce81" table:formula="of:=COUNTIF([.D$10:.D$14];[.$I32])" office:value-type="float" office:value="0" calcext:value-type="float">
            <text:p>0</text:p>
          </table:table-cell>
          <table:table-cell table:style-name="ce81" table:formula="of:=COUNTIF([.E$10:.E$14];[.$I32])" office:value-type="float" office:value="0" calcext:value-type="float">
            <text:p>0</text:p>
          </table:table-cell>
          <table:table-cell table:style-name="ce81" table:formula="of:=COUNTIF([.F$10:.F$14];[.$I32])" office:value-type="float" office:value="0" calcext:value-type="float">
            <text:p>0</text:p>
          </table:table-cell>
          <table:table-cell table:style-name="ce81" table:formula="of:=COUNTIF([.G$10:.G$14];[.$I32])" office:value-type="float" office:value="0" calcext:value-type="float">
            <text:p>0</text:p>
          </table:table-cell>
          <table:table-cell table:style-name="ce81" table:formula="of:=SUMPRODUCT([.J32:.M32];[.J$2:.M$2])" office:value-type="float" office:value="0" calcext:value-type="float">
            <text:p>0</text:p>
          </table:table-cell>
          <table:table-cell table:style-name="ce331" table:formula="of:=[.I32]" office:value-type="float" office:value="310" calcext:value-type="float">
            <text:p>310</text:p>
          </table:table-cell>
          <table:table-cell table:style-name="ce81" table:formula="of:=ROUNDDOWN([.Q32]/[.R$2])" office:value-type="float" office:value="6" calcext:value-type="float">
            <text:p>6</text:p>
          </table:table-cell>
          <table:table-cell table:style-name="ce81" table:formula="of:=[.Q32]-[.R32]*[.R$2]" office:value-type="float" office:value="10" calcext:value-type="float">
            <text:p>10</text:p>
          </table:table-cell>
          <table:table-cell table:style-name="ce81" table:formula="of:=ROUNDDOWN([.S32]/[.T$2])" office:value-type="float" office:value="0" calcext:value-type="float">
            <text:p>0</text:p>
          </table:table-cell>
          <table:table-cell table:style-name="ce81" table:formula="of:=[.S32]-[.T32]*[.T$2]" office:value-type="float" office:value="10" calcext:value-type="float">
            <text:p>10</text:p>
          </table:table-cell>
          <table:table-cell table:style-name="ce81" table:formula="of:=ROUNDDOWN([.U32]/[.V$2])" office:value-type="float" office:value="1" calcext:value-type="float">
            <text:p>1</text:p>
          </table:table-cell>
          <table:table-cell table:style-name="ce81" table:formula="of:=[.U32]-[.V32]*[.V$2]" office:value-type="float" office:value="0" calcext:value-type="float">
            <text:p>0</text:p>
          </table:table-cell>
          <table:table-cell table:style-name="ce81" table:formula="of:=ROUNDDOWN([.W32]/[.X$2])" office:value-type="float" office:value="0" calcext:value-type="float">
            <text:p>0</text:p>
          </table:table-cell>
          <table:table-cell table:style-name="ce331" table:formula="of:=[.$P32]*[.R32]" office:value-type="float" office:value="0" calcext:value-type="float">
            <text:p>0</text:p>
          </table:table-cell>
          <table:table-cell table:style-name="ce81" table:formula="of:=[.$P32]*[.T32]" office:value-type="float" office:value="0" calcext:value-type="float">
            <text:p>0</text:p>
          </table:table-cell>
          <table:table-cell table:style-name="ce81" table:formula="of:=[.$P32]*[.V32]" office:value-type="float" office:value="0" calcext:value-type="float">
            <text:p>0</text:p>
          </table:table-cell>
          <table:table-cell table:style-name="ce81" table:formula="of:=[.$P32]*[.X3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20" calcext:value-type="float">
            <text:p>320</text:p>
          </table:table-cell>
          <table:table-cell table:style-name="ce81" table:formula="of:=COUNTIF([.B$10:.B$14];[.$I33])" office:value-type="float" office:value="0" calcext:value-type="float">
            <text:p>0</text:p>
          </table:table-cell>
          <table:table-cell table:style-name="ce81" table:formula="of:=COUNTIF([.C$10:.C$14];[.$I33])" office:value-type="float" office:value="0" calcext:value-type="float">
            <text:p>0</text:p>
          </table:table-cell>
          <table:table-cell table:style-name="ce81" table:formula="of:=COUNTIF([.D$10:.D$14];[.$I33])" office:value-type="float" office:value="0" calcext:value-type="float">
            <text:p>0</text:p>
          </table:table-cell>
          <table:table-cell table:style-name="ce81" table:formula="of:=COUNTIF([.E$10:.E$14];[.$I33])" office:value-type="float" office:value="0" calcext:value-type="float">
            <text:p>0</text:p>
          </table:table-cell>
          <table:table-cell table:style-name="ce81" table:formula="of:=COUNTIF([.F$10:.F$14];[.$I33])" office:value-type="float" office:value="0" calcext:value-type="float">
            <text:p>0</text:p>
          </table:table-cell>
          <table:table-cell table:style-name="ce81" table:formula="of:=COUNTIF([.G$10:.G$14];[.$I33])" office:value-type="float" office:value="0" calcext:value-type="float">
            <text:p>0</text:p>
          </table:table-cell>
          <table:table-cell table:style-name="ce81" table:formula="of:=SUMPRODUCT([.J33:.M33];[.J$2:.M$2])" office:value-type="float" office:value="0" calcext:value-type="float">
            <text:p>0</text:p>
          </table:table-cell>
          <table:table-cell table:style-name="ce331" table:formula="of:=[.I33]" office:value-type="float" office:value="320" calcext:value-type="float">
            <text:p>320</text:p>
          </table:table-cell>
          <table:table-cell table:style-name="ce81" table:formula="of:=ROUNDDOWN([.Q33]/[.R$2])" office:value-type="float" office:value="6" calcext:value-type="float">
            <text:p>6</text:p>
          </table:table-cell>
          <table:table-cell table:style-name="ce81" table:formula="of:=[.Q33]-[.R33]*[.R$2]" office:value-type="float" office:value="20" calcext:value-type="float">
            <text:p>20</text:p>
          </table:table-cell>
          <table:table-cell table:style-name="ce81" table:formula="of:=ROUNDDOWN([.S33]/[.T$2])" office:value-type="float" office:value="1" calcext:value-type="float">
            <text:p>1</text:p>
          </table:table-cell>
          <table:table-cell table:style-name="ce81" table:formula="of:=[.S33]-[.T33]*[.T$2]" office:value-type="float" office:value="0" calcext:value-type="float">
            <text:p>0</text:p>
          </table:table-cell>
          <table:table-cell table:style-name="ce81" table:formula="of:=ROUNDDOWN([.U33]/[.V$2])" office:value-type="float" office:value="0" calcext:value-type="float">
            <text:p>0</text:p>
          </table:table-cell>
          <table:table-cell table:style-name="ce81" table:formula="of:=[.U33]-[.V33]*[.V$2]" office:value-type="float" office:value="0" calcext:value-type="float">
            <text:p>0</text:p>
          </table:table-cell>
          <table:table-cell table:style-name="ce81" table:formula="of:=ROUNDDOWN([.W33]/[.X$2])" office:value-type="float" office:value="0" calcext:value-type="float">
            <text:p>0</text:p>
          </table:table-cell>
          <table:table-cell table:style-name="ce331" table:formula="of:=[.$P33]*[.R33]" office:value-type="float" office:value="0" calcext:value-type="float">
            <text:p>0</text:p>
          </table:table-cell>
          <table:table-cell table:style-name="ce81" table:formula="of:=[.$P33]*[.T33]" office:value-type="float" office:value="0" calcext:value-type="float">
            <text:p>0</text:p>
          </table:table-cell>
          <table:table-cell table:style-name="ce81" table:formula="of:=[.$P33]*[.V33]" office:value-type="float" office:value="0" calcext:value-type="float">
            <text:p>0</text:p>
          </table:table-cell>
          <table:table-cell table:style-name="ce81" table:formula="of:=[.$P33]*[.X3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30" calcext:value-type="float">
            <text:p>330</text:p>
          </table:table-cell>
          <table:table-cell table:style-name="ce81" table:formula="of:=COUNTIF([.B$10:.B$14];[.$I34])" office:value-type="float" office:value="0" calcext:value-type="float">
            <text:p>0</text:p>
          </table:table-cell>
          <table:table-cell table:style-name="ce81" table:formula="of:=COUNTIF([.C$10:.C$14];[.$I34])" office:value-type="float" office:value="0" calcext:value-type="float">
            <text:p>0</text:p>
          </table:table-cell>
          <table:table-cell table:style-name="ce81" table:formula="of:=COUNTIF([.D$10:.D$14];[.$I34])" office:value-type="float" office:value="0" calcext:value-type="float">
            <text:p>0</text:p>
          </table:table-cell>
          <table:table-cell table:style-name="ce81" table:formula="of:=COUNTIF([.E$10:.E$14];[.$I34])" office:value-type="float" office:value="0" calcext:value-type="float">
            <text:p>0</text:p>
          </table:table-cell>
          <table:table-cell table:style-name="ce81" table:formula="of:=COUNTIF([.F$10:.F$14];[.$I34])" office:value-type="float" office:value="0" calcext:value-type="float">
            <text:p>0</text:p>
          </table:table-cell>
          <table:table-cell table:style-name="ce81" table:formula="of:=COUNTIF([.G$10:.G$14];[.$I34])" office:value-type="float" office:value="0" calcext:value-type="float">
            <text:p>0</text:p>
          </table:table-cell>
          <table:table-cell table:style-name="ce81" table:formula="of:=SUMPRODUCT([.J34:.M34];[.J$2:.M$2])" office:value-type="float" office:value="0" calcext:value-type="float">
            <text:p>0</text:p>
          </table:table-cell>
          <table:table-cell table:style-name="ce331" table:formula="of:=[.I34]" office:value-type="float" office:value="330" calcext:value-type="float">
            <text:p>330</text:p>
          </table:table-cell>
          <table:table-cell table:style-name="ce81" table:formula="of:=ROUNDDOWN([.Q34]/[.R$2])" office:value-type="float" office:value="6" calcext:value-type="float">
            <text:p>6</text:p>
          </table:table-cell>
          <table:table-cell table:style-name="ce81" table:formula="of:=[.Q34]-[.R34]*[.R$2]" office:value-type="float" office:value="30" calcext:value-type="float">
            <text:p>30</text:p>
          </table:table-cell>
          <table:table-cell table:style-name="ce81" table:formula="of:=ROUNDDOWN([.S34]/[.T$2])" office:value-type="float" office:value="1" calcext:value-type="float">
            <text:p>1</text:p>
          </table:table-cell>
          <table:table-cell table:style-name="ce81" table:formula="of:=[.S34]-[.T34]*[.T$2]" office:value-type="float" office:value="10" calcext:value-type="float">
            <text:p>10</text:p>
          </table:table-cell>
          <table:table-cell table:style-name="ce81" table:formula="of:=ROUNDDOWN([.U34]/[.V$2])" office:value-type="float" office:value="1" calcext:value-type="float">
            <text:p>1</text:p>
          </table:table-cell>
          <table:table-cell table:style-name="ce81" table:formula="of:=[.U34]-[.V34]*[.V$2]" office:value-type="float" office:value="0" calcext:value-type="float">
            <text:p>0</text:p>
          </table:table-cell>
          <table:table-cell table:style-name="ce81" table:formula="of:=ROUNDDOWN([.W34]/[.X$2])" office:value-type="float" office:value="0" calcext:value-type="float">
            <text:p>0</text:p>
          </table:table-cell>
          <table:table-cell table:style-name="ce331" table:formula="of:=[.$P34]*[.R34]" office:value-type="float" office:value="0" calcext:value-type="float">
            <text:p>0</text:p>
          </table:table-cell>
          <table:table-cell table:style-name="ce81" table:formula="of:=[.$P34]*[.T34]" office:value-type="float" office:value="0" calcext:value-type="float">
            <text:p>0</text:p>
          </table:table-cell>
          <table:table-cell table:style-name="ce81" table:formula="of:=[.$P34]*[.V34]" office:value-type="float" office:value="0" calcext:value-type="float">
            <text:p>0</text:p>
          </table:table-cell>
          <table:table-cell table:style-name="ce81" table:formula="of:=[.$P34]*[.X3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40" calcext:value-type="float">
            <text:p>340</text:p>
          </table:table-cell>
          <table:table-cell table:style-name="ce81" table:formula="of:=COUNTIF([.B$10:.B$14];[.$I35])" office:value-type="float" office:value="0" calcext:value-type="float">
            <text:p>0</text:p>
          </table:table-cell>
          <table:table-cell table:style-name="ce81" table:formula="of:=COUNTIF([.C$10:.C$14];[.$I35])" office:value-type="float" office:value="0" calcext:value-type="float">
            <text:p>0</text:p>
          </table:table-cell>
          <table:table-cell table:style-name="ce81" table:formula="of:=COUNTIF([.D$10:.D$14];[.$I35])" office:value-type="float" office:value="0" calcext:value-type="float">
            <text:p>0</text:p>
          </table:table-cell>
          <table:table-cell table:style-name="ce81" table:formula="of:=COUNTIF([.E$10:.E$14];[.$I35])" office:value-type="float" office:value="0" calcext:value-type="float">
            <text:p>0</text:p>
          </table:table-cell>
          <table:table-cell table:style-name="ce81" table:formula="of:=COUNTIF([.F$10:.F$14];[.$I35])" office:value-type="float" office:value="0" calcext:value-type="float">
            <text:p>0</text:p>
          </table:table-cell>
          <table:table-cell table:style-name="ce81" table:formula="of:=COUNTIF([.G$10:.G$14];[.$I35])" office:value-type="float" office:value="0" calcext:value-type="float">
            <text:p>0</text:p>
          </table:table-cell>
          <table:table-cell table:style-name="ce81" table:formula="of:=SUMPRODUCT([.J35:.M35];[.J$2:.M$2])" office:value-type="float" office:value="0" calcext:value-type="float">
            <text:p>0</text:p>
          </table:table-cell>
          <table:table-cell table:style-name="ce331" table:formula="of:=[.I35]" office:value-type="float" office:value="340" calcext:value-type="float">
            <text:p>340</text:p>
          </table:table-cell>
          <table:table-cell table:style-name="ce81" table:formula="of:=ROUNDDOWN([.Q35]/[.R$2])" office:value-type="float" office:value="6" calcext:value-type="float">
            <text:p>6</text:p>
          </table:table-cell>
          <table:table-cell table:style-name="ce81" table:formula="of:=[.Q35]-[.R35]*[.R$2]" office:value-type="float" office:value="40" calcext:value-type="float">
            <text:p>40</text:p>
          </table:table-cell>
          <table:table-cell table:style-name="ce81" table:formula="of:=ROUNDDOWN([.S35]/[.T$2])" office:value-type="float" office:value="2" calcext:value-type="float">
            <text:p>2</text:p>
          </table:table-cell>
          <table:table-cell table:style-name="ce81" table:formula="of:=[.S35]-[.T35]*[.T$2]" office:value-type="float" office:value="0" calcext:value-type="float">
            <text:p>0</text:p>
          </table:table-cell>
          <table:table-cell table:style-name="ce81" table:formula="of:=ROUNDDOWN([.U35]/[.V$2])" office:value-type="float" office:value="0" calcext:value-type="float">
            <text:p>0</text:p>
          </table:table-cell>
          <table:table-cell table:style-name="ce81" table:formula="of:=[.U35]-[.V35]*[.V$2]" office:value-type="float" office:value="0" calcext:value-type="float">
            <text:p>0</text:p>
          </table:table-cell>
          <table:table-cell table:style-name="ce81" table:formula="of:=ROUNDDOWN([.W35]/[.X$2])" office:value-type="float" office:value="0" calcext:value-type="float">
            <text:p>0</text:p>
          </table:table-cell>
          <table:table-cell table:style-name="ce331" table:formula="of:=[.$P35]*[.R35]" office:value-type="float" office:value="0" calcext:value-type="float">
            <text:p>0</text:p>
          </table:table-cell>
          <table:table-cell table:style-name="ce81" table:formula="of:=[.$P35]*[.T35]" office:value-type="float" office:value="0" calcext:value-type="float">
            <text:p>0</text:p>
          </table:table-cell>
          <table:table-cell table:style-name="ce81" table:formula="of:=[.$P35]*[.V35]" office:value-type="float" office:value="0" calcext:value-type="float">
            <text:p>0</text:p>
          </table:table-cell>
          <table:table-cell table:style-name="ce81" table:formula="of:=[.$P35]*[.X3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50" calcext:value-type="float">
            <text:p>350</text:p>
          </table:table-cell>
          <table:table-cell table:style-name="ce81" table:formula="of:=COUNTIF([.B$10:.B$14];[.$I36])" office:value-type="float" office:value="0" calcext:value-type="float">
            <text:p>0</text:p>
          </table:table-cell>
          <table:table-cell table:style-name="ce81" table:formula="of:=COUNTIF([.C$10:.C$14];[.$I36])" office:value-type="float" office:value="0" calcext:value-type="float">
            <text:p>0</text:p>
          </table:table-cell>
          <table:table-cell table:style-name="ce81" table:formula="of:=COUNTIF([.D$10:.D$14];[.$I36])" office:value-type="float" office:value="0" calcext:value-type="float">
            <text:p>0</text:p>
          </table:table-cell>
          <table:table-cell table:style-name="ce81" table:formula="of:=COUNTIF([.E$10:.E$14];[.$I36])" office:value-type="float" office:value="0" calcext:value-type="float">
            <text:p>0</text:p>
          </table:table-cell>
          <table:table-cell table:style-name="ce81" table:formula="of:=COUNTIF([.F$10:.F$14];[.$I36])" office:value-type="float" office:value="0" calcext:value-type="float">
            <text:p>0</text:p>
          </table:table-cell>
          <table:table-cell table:style-name="ce81" table:formula="of:=COUNTIF([.G$10:.G$14];[.$I36])" office:value-type="float" office:value="0" calcext:value-type="float">
            <text:p>0</text:p>
          </table:table-cell>
          <table:table-cell table:style-name="ce81" table:formula="of:=SUMPRODUCT([.J36:.M36];[.J$2:.M$2])" office:value-type="float" office:value="0" calcext:value-type="float">
            <text:p>0</text:p>
          </table:table-cell>
          <table:table-cell table:style-name="ce331" table:formula="of:=[.I36]" office:value-type="float" office:value="350" calcext:value-type="float">
            <text:p>350</text:p>
          </table:table-cell>
          <table:table-cell table:style-name="ce81" table:formula="of:=ROUNDDOWN([.Q36]/[.R$2])" office:value-type="float" office:value="7" calcext:value-type="float">
            <text:p>7</text:p>
          </table:table-cell>
          <table:table-cell table:style-name="ce81" table:formula="of:=[.Q36]-[.R36]*[.R$2]" office:value-type="float" office:value="0" calcext:value-type="float">
            <text:p>0</text:p>
          </table:table-cell>
          <table:table-cell table:style-name="ce81" table:formula="of:=ROUNDDOWN([.S36]/[.T$2])" office:value-type="float" office:value="0" calcext:value-type="float">
            <text:p>0</text:p>
          </table:table-cell>
          <table:table-cell table:style-name="ce81" table:formula="of:=[.S36]-[.T36]*[.T$2]" office:value-type="float" office:value="0" calcext:value-type="float">
            <text:p>0</text:p>
          </table:table-cell>
          <table:table-cell table:style-name="ce81" table:formula="of:=ROUNDDOWN([.U36]/[.V$2])" office:value-type="float" office:value="0" calcext:value-type="float">
            <text:p>0</text:p>
          </table:table-cell>
          <table:table-cell table:style-name="ce81" table:formula="of:=[.U36]-[.V36]*[.V$2]" office:value-type="float" office:value="0" calcext:value-type="float">
            <text:p>0</text:p>
          </table:table-cell>
          <table:table-cell table:style-name="ce81" table:formula="of:=ROUNDDOWN([.W36]/[.X$2])" office:value-type="float" office:value="0" calcext:value-type="float">
            <text:p>0</text:p>
          </table:table-cell>
          <table:table-cell table:style-name="ce331" table:formula="of:=[.$P36]*[.R36]" office:value-type="float" office:value="0" calcext:value-type="float">
            <text:p>0</text:p>
          </table:table-cell>
          <table:table-cell table:style-name="ce81" table:formula="of:=[.$P36]*[.T36]" office:value-type="float" office:value="0" calcext:value-type="float">
            <text:p>0</text:p>
          </table:table-cell>
          <table:table-cell table:style-name="ce81" table:formula="of:=[.$P36]*[.V36]" office:value-type="float" office:value="0" calcext:value-type="float">
            <text:p>0</text:p>
          </table:table-cell>
          <table:table-cell table:style-name="ce81" table:formula="of:=[.$P36]*[.X3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60" calcext:value-type="float">
            <text:p>360</text:p>
          </table:table-cell>
          <table:table-cell table:style-name="ce81" table:formula="of:=COUNTIF([.B$10:.B$14];[.$I37])" office:value-type="float" office:value="0" calcext:value-type="float">
            <text:p>0</text:p>
          </table:table-cell>
          <table:table-cell table:style-name="ce81" table:formula="of:=COUNTIF([.C$10:.C$14];[.$I37])" office:value-type="float" office:value="0" calcext:value-type="float">
            <text:p>0</text:p>
          </table:table-cell>
          <table:table-cell table:style-name="ce81" table:formula="of:=COUNTIF([.D$10:.D$14];[.$I37])" office:value-type="float" office:value="0" calcext:value-type="float">
            <text:p>0</text:p>
          </table:table-cell>
          <table:table-cell table:style-name="ce81" table:formula="of:=COUNTIF([.E$10:.E$14];[.$I37])" office:value-type="float" office:value="0" calcext:value-type="float">
            <text:p>0</text:p>
          </table:table-cell>
          <table:table-cell table:style-name="ce81" table:formula="of:=COUNTIF([.F$10:.F$14];[.$I37])" office:value-type="float" office:value="0" calcext:value-type="float">
            <text:p>0</text:p>
          </table:table-cell>
          <table:table-cell table:style-name="ce81" table:formula="of:=COUNTIF([.G$10:.G$14];[.$I37])" office:value-type="float" office:value="0" calcext:value-type="float">
            <text:p>0</text:p>
          </table:table-cell>
          <table:table-cell table:style-name="ce81" table:formula="of:=SUMPRODUCT([.J37:.M37];[.J$2:.M$2])" office:value-type="float" office:value="0" calcext:value-type="float">
            <text:p>0</text:p>
          </table:table-cell>
          <table:table-cell table:style-name="ce331" table:formula="of:=[.I37]" office:value-type="float" office:value="360" calcext:value-type="float">
            <text:p>360</text:p>
          </table:table-cell>
          <table:table-cell table:style-name="ce81" table:formula="of:=ROUNDDOWN([.Q37]/[.R$2])" office:value-type="float" office:value="7" calcext:value-type="float">
            <text:p>7</text:p>
          </table:table-cell>
          <table:table-cell table:style-name="ce81" table:formula="of:=[.Q37]-[.R37]*[.R$2]" office:value-type="float" office:value="10" calcext:value-type="float">
            <text:p>10</text:p>
          </table:table-cell>
          <table:table-cell table:style-name="ce81" table:formula="of:=ROUNDDOWN([.S37]/[.T$2])" office:value-type="float" office:value="0" calcext:value-type="float">
            <text:p>0</text:p>
          </table:table-cell>
          <table:table-cell table:style-name="ce81" table:formula="of:=[.S37]-[.T37]*[.T$2]" office:value-type="float" office:value="10" calcext:value-type="float">
            <text:p>10</text:p>
          </table:table-cell>
          <table:table-cell table:style-name="ce81" table:formula="of:=ROUNDDOWN([.U37]/[.V$2])" office:value-type="float" office:value="1" calcext:value-type="float">
            <text:p>1</text:p>
          </table:table-cell>
          <table:table-cell table:style-name="ce81" table:formula="of:=[.U37]-[.V37]*[.V$2]" office:value-type="float" office:value="0" calcext:value-type="float">
            <text:p>0</text:p>
          </table:table-cell>
          <table:table-cell table:style-name="ce81" table:formula="of:=ROUNDDOWN([.W37]/[.X$2])" office:value-type="float" office:value="0" calcext:value-type="float">
            <text:p>0</text:p>
          </table:table-cell>
          <table:table-cell table:style-name="ce331" table:formula="of:=[.$P37]*[.R37]" office:value-type="float" office:value="0" calcext:value-type="float">
            <text:p>0</text:p>
          </table:table-cell>
          <table:table-cell table:style-name="ce81" table:formula="of:=[.$P37]*[.T37]" office:value-type="float" office:value="0" calcext:value-type="float">
            <text:p>0</text:p>
          </table:table-cell>
          <table:table-cell table:style-name="ce81" table:formula="of:=[.$P37]*[.V37]" office:value-type="float" office:value="0" calcext:value-type="float">
            <text:p>0</text:p>
          </table:table-cell>
          <table:table-cell table:style-name="ce81" table:formula="of:=[.$P37]*[.X3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70" calcext:value-type="float">
            <text:p>370</text:p>
          </table:table-cell>
          <table:table-cell table:style-name="ce81" table:formula="of:=COUNTIF([.B$10:.B$14];[.$I38])" office:value-type="float" office:value="0" calcext:value-type="float">
            <text:p>0</text:p>
          </table:table-cell>
          <table:table-cell table:style-name="ce81" table:formula="of:=COUNTIF([.C$10:.C$14];[.$I38])" office:value-type="float" office:value="0" calcext:value-type="float">
            <text:p>0</text:p>
          </table:table-cell>
          <table:table-cell table:style-name="ce81" table:formula="of:=COUNTIF([.D$10:.D$14];[.$I38])" office:value-type="float" office:value="0" calcext:value-type="float">
            <text:p>0</text:p>
          </table:table-cell>
          <table:table-cell table:style-name="ce81" table:formula="of:=COUNTIF([.E$10:.E$14];[.$I38])" office:value-type="float" office:value="0" calcext:value-type="float">
            <text:p>0</text:p>
          </table:table-cell>
          <table:table-cell table:style-name="ce81" table:formula="of:=COUNTIF([.F$10:.F$14];[.$I38])" office:value-type="float" office:value="0" calcext:value-type="float">
            <text:p>0</text:p>
          </table:table-cell>
          <table:table-cell table:style-name="ce81" table:formula="of:=COUNTIF([.G$10:.G$14];[.$I38])" office:value-type="float" office:value="0" calcext:value-type="float">
            <text:p>0</text:p>
          </table:table-cell>
          <table:table-cell table:style-name="ce81" table:formula="of:=SUMPRODUCT([.J38:.M38];[.J$2:.M$2])" office:value-type="float" office:value="0" calcext:value-type="float">
            <text:p>0</text:p>
          </table:table-cell>
          <table:table-cell table:style-name="ce331" table:formula="of:=[.I38]" office:value-type="float" office:value="370" calcext:value-type="float">
            <text:p>370</text:p>
          </table:table-cell>
          <table:table-cell table:style-name="ce81" table:formula="of:=ROUNDDOWN([.Q38]/[.R$2])" office:value-type="float" office:value="7" calcext:value-type="float">
            <text:p>7</text:p>
          </table:table-cell>
          <table:table-cell table:style-name="ce81" table:formula="of:=[.Q38]-[.R38]*[.R$2]" office:value-type="float" office:value="20" calcext:value-type="float">
            <text:p>20</text:p>
          </table:table-cell>
          <table:table-cell table:style-name="ce81" table:formula="of:=ROUNDDOWN([.S38]/[.T$2])" office:value-type="float" office:value="1" calcext:value-type="float">
            <text:p>1</text:p>
          </table:table-cell>
          <table:table-cell table:style-name="ce81" table:formula="of:=[.S38]-[.T38]*[.T$2]" office:value-type="float" office:value="0" calcext:value-type="float">
            <text:p>0</text:p>
          </table:table-cell>
          <table:table-cell table:style-name="ce81" table:formula="of:=ROUNDDOWN([.U38]/[.V$2])" office:value-type="float" office:value="0" calcext:value-type="float">
            <text:p>0</text:p>
          </table:table-cell>
          <table:table-cell table:style-name="ce81" table:formula="of:=[.U38]-[.V38]*[.V$2]" office:value-type="float" office:value="0" calcext:value-type="float">
            <text:p>0</text:p>
          </table:table-cell>
          <table:table-cell table:style-name="ce81" table:formula="of:=ROUNDDOWN([.W38]/[.X$2])" office:value-type="float" office:value="0" calcext:value-type="float">
            <text:p>0</text:p>
          </table:table-cell>
          <table:table-cell table:style-name="ce331" table:formula="of:=[.$P38]*[.R38]" office:value-type="float" office:value="0" calcext:value-type="float">
            <text:p>0</text:p>
          </table:table-cell>
          <table:table-cell table:style-name="ce81" table:formula="of:=[.$P38]*[.T38]" office:value-type="float" office:value="0" calcext:value-type="float">
            <text:p>0</text:p>
          </table:table-cell>
          <table:table-cell table:style-name="ce81" table:formula="of:=[.$P38]*[.V38]" office:value-type="float" office:value="0" calcext:value-type="float">
            <text:p>0</text:p>
          </table:table-cell>
          <table:table-cell table:style-name="ce81" table:formula="of:=[.$P38]*[.X3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80" calcext:value-type="float">
            <text:p>380</text:p>
          </table:table-cell>
          <table:table-cell table:style-name="ce81" table:formula="of:=COUNTIF([.B$10:.B$14];[.$I39])" office:value-type="float" office:value="0" calcext:value-type="float">
            <text:p>0</text:p>
          </table:table-cell>
          <table:table-cell table:style-name="ce81" table:formula="of:=COUNTIF([.C$10:.C$14];[.$I39])" office:value-type="float" office:value="0" calcext:value-type="float">
            <text:p>0</text:p>
          </table:table-cell>
          <table:table-cell table:style-name="ce81" table:formula="of:=COUNTIF([.D$10:.D$14];[.$I39])" office:value-type="float" office:value="0" calcext:value-type="float">
            <text:p>0</text:p>
          </table:table-cell>
          <table:table-cell table:style-name="ce81" table:formula="of:=COUNTIF([.E$10:.E$14];[.$I39])" office:value-type="float" office:value="0" calcext:value-type="float">
            <text:p>0</text:p>
          </table:table-cell>
          <table:table-cell table:style-name="ce81" table:formula="of:=COUNTIF([.F$10:.F$14];[.$I39])" office:value-type="float" office:value="0" calcext:value-type="float">
            <text:p>0</text:p>
          </table:table-cell>
          <table:table-cell table:style-name="ce81" table:formula="of:=COUNTIF([.G$10:.G$14];[.$I39])" office:value-type="float" office:value="0" calcext:value-type="float">
            <text:p>0</text:p>
          </table:table-cell>
          <table:table-cell table:style-name="ce81" table:formula="of:=SUMPRODUCT([.J39:.M39];[.J$2:.M$2])" office:value-type="float" office:value="0" calcext:value-type="float">
            <text:p>0</text:p>
          </table:table-cell>
          <table:table-cell table:style-name="ce331" table:formula="of:=[.I39]" office:value-type="float" office:value="380" calcext:value-type="float">
            <text:p>380</text:p>
          </table:table-cell>
          <table:table-cell table:style-name="ce81" table:formula="of:=ROUNDDOWN([.Q39]/[.R$2])" office:value-type="float" office:value="7" calcext:value-type="float">
            <text:p>7</text:p>
          </table:table-cell>
          <table:table-cell table:style-name="ce81" table:formula="of:=[.Q39]-[.R39]*[.R$2]" office:value-type="float" office:value="30" calcext:value-type="float">
            <text:p>30</text:p>
          </table:table-cell>
          <table:table-cell table:style-name="ce81" table:formula="of:=ROUNDDOWN([.S39]/[.T$2])" office:value-type="float" office:value="1" calcext:value-type="float">
            <text:p>1</text:p>
          </table:table-cell>
          <table:table-cell table:style-name="ce81" table:formula="of:=[.S39]-[.T39]*[.T$2]" office:value-type="float" office:value="10" calcext:value-type="float">
            <text:p>10</text:p>
          </table:table-cell>
          <table:table-cell table:style-name="ce81" table:formula="of:=ROUNDDOWN([.U39]/[.V$2])" office:value-type="float" office:value="1" calcext:value-type="float">
            <text:p>1</text:p>
          </table:table-cell>
          <table:table-cell table:style-name="ce81" table:formula="of:=[.U39]-[.V39]*[.V$2]" office:value-type="float" office:value="0" calcext:value-type="float">
            <text:p>0</text:p>
          </table:table-cell>
          <table:table-cell table:style-name="ce81" table:formula="of:=ROUNDDOWN([.W39]/[.X$2])" office:value-type="float" office:value="0" calcext:value-type="float">
            <text:p>0</text:p>
          </table:table-cell>
          <table:table-cell table:style-name="ce331" table:formula="of:=[.$P39]*[.R39]" office:value-type="float" office:value="0" calcext:value-type="float">
            <text:p>0</text:p>
          </table:table-cell>
          <table:table-cell table:style-name="ce81" table:formula="of:=[.$P39]*[.T39]" office:value-type="float" office:value="0" calcext:value-type="float">
            <text:p>0</text:p>
          </table:table-cell>
          <table:table-cell table:style-name="ce81" table:formula="of:=[.$P39]*[.V39]" office:value-type="float" office:value="0" calcext:value-type="float">
            <text:p>0</text:p>
          </table:table-cell>
          <table:table-cell table:style-name="ce81" table:formula="of:=[.$P39]*[.X3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390" calcext:value-type="float">
            <text:p>390</text:p>
          </table:table-cell>
          <table:table-cell table:style-name="ce81" table:formula="of:=COUNTIF([.B$10:.B$14];[.$I40])" office:value-type="float" office:value="0" calcext:value-type="float">
            <text:p>0</text:p>
          </table:table-cell>
          <table:table-cell table:style-name="ce81" table:formula="of:=COUNTIF([.C$10:.C$14];[.$I40])" office:value-type="float" office:value="0" calcext:value-type="float">
            <text:p>0</text:p>
          </table:table-cell>
          <table:table-cell table:style-name="ce81" table:formula="of:=COUNTIF([.D$10:.D$14];[.$I40])" office:value-type="float" office:value="0" calcext:value-type="float">
            <text:p>0</text:p>
          </table:table-cell>
          <table:table-cell table:style-name="ce81" table:formula="of:=COUNTIF([.E$10:.E$14];[.$I40])" office:value-type="float" office:value="0" calcext:value-type="float">
            <text:p>0</text:p>
          </table:table-cell>
          <table:table-cell table:style-name="ce81" table:formula="of:=COUNTIF([.F$10:.F$14];[.$I40])" office:value-type="float" office:value="0" calcext:value-type="float">
            <text:p>0</text:p>
          </table:table-cell>
          <table:table-cell table:style-name="ce81" table:formula="of:=COUNTIF([.G$10:.G$14];[.$I40])" office:value-type="float" office:value="0" calcext:value-type="float">
            <text:p>0</text:p>
          </table:table-cell>
          <table:table-cell table:style-name="ce81" table:formula="of:=SUMPRODUCT([.J40:.M40];[.J$2:.M$2])" office:value-type="float" office:value="0" calcext:value-type="float">
            <text:p>0</text:p>
          </table:table-cell>
          <table:table-cell table:style-name="ce331" table:formula="of:=[.I40]" office:value-type="float" office:value="390" calcext:value-type="float">
            <text:p>390</text:p>
          </table:table-cell>
          <table:table-cell table:style-name="ce81" table:formula="of:=ROUNDDOWN([.Q40]/[.R$2])" office:value-type="float" office:value="7" calcext:value-type="float">
            <text:p>7</text:p>
          </table:table-cell>
          <table:table-cell table:style-name="ce81" table:formula="of:=[.Q40]-[.R40]*[.R$2]" office:value-type="float" office:value="40" calcext:value-type="float">
            <text:p>40</text:p>
          </table:table-cell>
          <table:table-cell table:style-name="ce81" table:formula="of:=ROUNDDOWN([.S40]/[.T$2])" office:value-type="float" office:value="2" calcext:value-type="float">
            <text:p>2</text:p>
          </table:table-cell>
          <table:table-cell table:style-name="ce81" table:formula="of:=[.S40]-[.T40]*[.T$2]" office:value-type="float" office:value="0" calcext:value-type="float">
            <text:p>0</text:p>
          </table:table-cell>
          <table:table-cell table:style-name="ce81" table:formula="of:=ROUNDDOWN([.U40]/[.V$2])" office:value-type="float" office:value="0" calcext:value-type="float">
            <text:p>0</text:p>
          </table:table-cell>
          <table:table-cell table:style-name="ce81" table:formula="of:=[.U40]-[.V40]*[.V$2]" office:value-type="float" office:value="0" calcext:value-type="float">
            <text:p>0</text:p>
          </table:table-cell>
          <table:table-cell table:style-name="ce81" table:formula="of:=ROUNDDOWN([.W40]/[.X$2])" office:value-type="float" office:value="0" calcext:value-type="float">
            <text:p>0</text:p>
          </table:table-cell>
          <table:table-cell table:style-name="ce331" table:formula="of:=[.$P40]*[.R40]" office:value-type="float" office:value="0" calcext:value-type="float">
            <text:p>0</text:p>
          </table:table-cell>
          <table:table-cell table:style-name="ce81" table:formula="of:=[.$P40]*[.T40]" office:value-type="float" office:value="0" calcext:value-type="float">
            <text:p>0</text:p>
          </table:table-cell>
          <table:table-cell table:style-name="ce81" table:formula="of:=[.$P40]*[.V40]" office:value-type="float" office:value="0" calcext:value-type="float">
            <text:p>0</text:p>
          </table:table-cell>
          <table:table-cell table:style-name="ce81" table:formula="of:=[.$P40]*[.X4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00" calcext:value-type="float">
            <text:p>400</text:p>
          </table:table-cell>
          <table:table-cell table:style-name="ce81" table:formula="of:=COUNTIF([.B$10:.B$14];[.$I41])" office:value-type="float" office:value="0" calcext:value-type="float">
            <text:p>0</text:p>
          </table:table-cell>
          <table:table-cell table:style-name="ce81" table:formula="of:=COUNTIF([.C$10:.C$14];[.$I41])" office:value-type="float" office:value="0" calcext:value-type="float">
            <text:p>0</text:p>
          </table:table-cell>
          <table:table-cell table:style-name="ce81" table:formula="of:=COUNTIF([.D$10:.D$14];[.$I41])" office:value-type="float" office:value="0" calcext:value-type="float">
            <text:p>0</text:p>
          </table:table-cell>
          <table:table-cell table:style-name="ce81" table:formula="of:=COUNTIF([.E$10:.E$14];[.$I41])" office:value-type="float" office:value="0" calcext:value-type="float">
            <text:p>0</text:p>
          </table:table-cell>
          <table:table-cell table:style-name="ce81" table:formula="of:=COUNTIF([.F$10:.F$14];[.$I41])" office:value-type="float" office:value="0" calcext:value-type="float">
            <text:p>0</text:p>
          </table:table-cell>
          <table:table-cell table:style-name="ce81" table:formula="of:=COUNTIF([.G$10:.G$14];[.$I41])" office:value-type="float" office:value="0" calcext:value-type="float">
            <text:p>0</text:p>
          </table:table-cell>
          <table:table-cell table:style-name="ce81" table:formula="of:=SUMPRODUCT([.J41:.M41];[.J$2:.M$2])" office:value-type="float" office:value="0" calcext:value-type="float">
            <text:p>0</text:p>
          </table:table-cell>
          <table:table-cell table:style-name="ce331" table:formula="of:=[.I41]" office:value-type="float" office:value="400" calcext:value-type="float">
            <text:p>400</text:p>
          </table:table-cell>
          <table:table-cell table:style-name="ce81" table:formula="of:=ROUNDDOWN([.Q41]/[.R$2])" office:value-type="float" office:value="8" calcext:value-type="float">
            <text:p>8</text:p>
          </table:table-cell>
          <table:table-cell table:style-name="ce81" table:formula="of:=[.Q41]-[.R41]*[.R$2]" office:value-type="float" office:value="0" calcext:value-type="float">
            <text:p>0</text:p>
          </table:table-cell>
          <table:table-cell table:style-name="ce81" table:formula="of:=ROUNDDOWN([.S41]/[.T$2])" office:value-type="float" office:value="0" calcext:value-type="float">
            <text:p>0</text:p>
          </table:table-cell>
          <table:table-cell table:style-name="ce81" table:formula="of:=[.S41]-[.T41]*[.T$2]" office:value-type="float" office:value="0" calcext:value-type="float">
            <text:p>0</text:p>
          </table:table-cell>
          <table:table-cell table:style-name="ce81" table:formula="of:=ROUNDDOWN([.U41]/[.V$2])" office:value-type="float" office:value="0" calcext:value-type="float">
            <text:p>0</text:p>
          </table:table-cell>
          <table:table-cell table:style-name="ce81" table:formula="of:=[.U41]-[.V41]*[.V$2]" office:value-type="float" office:value="0" calcext:value-type="float">
            <text:p>0</text:p>
          </table:table-cell>
          <table:table-cell table:style-name="ce81" table:formula="of:=ROUNDDOWN([.W41]/[.X$2])" office:value-type="float" office:value="0" calcext:value-type="float">
            <text:p>0</text:p>
          </table:table-cell>
          <table:table-cell table:style-name="ce331" table:formula="of:=[.$P41]*[.R41]" office:value-type="float" office:value="0" calcext:value-type="float">
            <text:p>0</text:p>
          </table:table-cell>
          <table:table-cell table:style-name="ce81" table:formula="of:=[.$P41]*[.T41]" office:value-type="float" office:value="0" calcext:value-type="float">
            <text:p>0</text:p>
          </table:table-cell>
          <table:table-cell table:style-name="ce81" table:formula="of:=[.$P41]*[.V41]" office:value-type="float" office:value="0" calcext:value-type="float">
            <text:p>0</text:p>
          </table:table-cell>
          <table:table-cell table:style-name="ce81" table:formula="of:=[.$P41]*[.X4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10" calcext:value-type="float">
            <text:p>410</text:p>
          </table:table-cell>
          <table:table-cell table:style-name="ce81" table:formula="of:=COUNTIF([.B$10:.B$14];[.$I42])" office:value-type="float" office:value="0" calcext:value-type="float">
            <text:p>0</text:p>
          </table:table-cell>
          <table:table-cell table:style-name="ce81" table:formula="of:=COUNTIF([.C$10:.C$14];[.$I42])" office:value-type="float" office:value="0" calcext:value-type="float">
            <text:p>0</text:p>
          </table:table-cell>
          <table:table-cell table:style-name="ce81" table:formula="of:=COUNTIF([.D$10:.D$14];[.$I42])" office:value-type="float" office:value="0" calcext:value-type="float">
            <text:p>0</text:p>
          </table:table-cell>
          <table:table-cell table:style-name="ce81" table:formula="of:=COUNTIF([.E$10:.E$14];[.$I42])" office:value-type="float" office:value="0" calcext:value-type="float">
            <text:p>0</text:p>
          </table:table-cell>
          <table:table-cell table:style-name="ce81" table:formula="of:=COUNTIF([.F$10:.F$14];[.$I42])" office:value-type="float" office:value="0" calcext:value-type="float">
            <text:p>0</text:p>
          </table:table-cell>
          <table:table-cell table:style-name="ce81" table:formula="of:=COUNTIF([.G$10:.G$14];[.$I42])" office:value-type="float" office:value="0" calcext:value-type="float">
            <text:p>0</text:p>
          </table:table-cell>
          <table:table-cell table:style-name="ce81" table:formula="of:=SUMPRODUCT([.J42:.M42];[.J$2:.M$2])" office:value-type="float" office:value="0" calcext:value-type="float">
            <text:p>0</text:p>
          </table:table-cell>
          <table:table-cell table:style-name="ce331" table:formula="of:=[.I42]" office:value-type="float" office:value="410" calcext:value-type="float">
            <text:p>410</text:p>
          </table:table-cell>
          <table:table-cell table:style-name="ce81" table:formula="of:=ROUNDDOWN([.Q42]/[.R$2])" office:value-type="float" office:value="8" calcext:value-type="float">
            <text:p>8</text:p>
          </table:table-cell>
          <table:table-cell table:style-name="ce81" table:formula="of:=[.Q42]-[.R42]*[.R$2]" office:value-type="float" office:value="10" calcext:value-type="float">
            <text:p>10</text:p>
          </table:table-cell>
          <table:table-cell table:style-name="ce81" table:formula="of:=ROUNDDOWN([.S42]/[.T$2])" office:value-type="float" office:value="0" calcext:value-type="float">
            <text:p>0</text:p>
          </table:table-cell>
          <table:table-cell table:style-name="ce81" table:formula="of:=[.S42]-[.T42]*[.T$2]" office:value-type="float" office:value="10" calcext:value-type="float">
            <text:p>10</text:p>
          </table:table-cell>
          <table:table-cell table:style-name="ce81" table:formula="of:=ROUNDDOWN([.U42]/[.V$2])" office:value-type="float" office:value="1" calcext:value-type="float">
            <text:p>1</text:p>
          </table:table-cell>
          <table:table-cell table:style-name="ce81" table:formula="of:=[.U42]-[.V42]*[.V$2]" office:value-type="float" office:value="0" calcext:value-type="float">
            <text:p>0</text:p>
          </table:table-cell>
          <table:table-cell table:style-name="ce81" table:formula="of:=ROUNDDOWN([.W42]/[.X$2])" office:value-type="float" office:value="0" calcext:value-type="float">
            <text:p>0</text:p>
          </table:table-cell>
          <table:table-cell table:style-name="ce331" table:formula="of:=[.$P42]*[.R42]" office:value-type="float" office:value="0" calcext:value-type="float">
            <text:p>0</text:p>
          </table:table-cell>
          <table:table-cell table:style-name="ce81" table:formula="of:=[.$P42]*[.T42]" office:value-type="float" office:value="0" calcext:value-type="float">
            <text:p>0</text:p>
          </table:table-cell>
          <table:table-cell table:style-name="ce81" table:formula="of:=[.$P42]*[.V42]" office:value-type="float" office:value="0" calcext:value-type="float">
            <text:p>0</text:p>
          </table:table-cell>
          <table:table-cell table:style-name="ce81" table:formula="of:=[.$P42]*[.X4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20" calcext:value-type="float">
            <text:p>420</text:p>
          </table:table-cell>
          <table:table-cell table:style-name="ce81" table:formula="of:=COUNTIF([.B$10:.B$14];[.$I43])" office:value-type="float" office:value="0" calcext:value-type="float">
            <text:p>0</text:p>
          </table:table-cell>
          <table:table-cell table:style-name="ce81" table:formula="of:=COUNTIF([.C$10:.C$14];[.$I43])" office:value-type="float" office:value="0" calcext:value-type="float">
            <text:p>0</text:p>
          </table:table-cell>
          <table:table-cell table:style-name="ce81" table:formula="of:=COUNTIF([.D$10:.D$14];[.$I43])" office:value-type="float" office:value="0" calcext:value-type="float">
            <text:p>0</text:p>
          </table:table-cell>
          <table:table-cell table:style-name="ce81" table:formula="of:=COUNTIF([.E$10:.E$14];[.$I43])" office:value-type="float" office:value="0" calcext:value-type="float">
            <text:p>0</text:p>
          </table:table-cell>
          <table:table-cell table:style-name="ce81" table:formula="of:=COUNTIF([.F$10:.F$14];[.$I43])" office:value-type="float" office:value="0" calcext:value-type="float">
            <text:p>0</text:p>
          </table:table-cell>
          <table:table-cell table:style-name="ce81" table:formula="of:=COUNTIF([.G$10:.G$14];[.$I43])" office:value-type="float" office:value="0" calcext:value-type="float">
            <text:p>0</text:p>
          </table:table-cell>
          <table:table-cell table:style-name="ce81" table:formula="of:=SUMPRODUCT([.J43:.M43];[.J$2:.M$2])" office:value-type="float" office:value="0" calcext:value-type="float">
            <text:p>0</text:p>
          </table:table-cell>
          <table:table-cell table:style-name="ce331" table:formula="of:=[.I43]" office:value-type="float" office:value="420" calcext:value-type="float">
            <text:p>420</text:p>
          </table:table-cell>
          <table:table-cell table:style-name="ce81" table:formula="of:=ROUNDDOWN([.Q43]/[.R$2])" office:value-type="float" office:value="8" calcext:value-type="float">
            <text:p>8</text:p>
          </table:table-cell>
          <table:table-cell table:style-name="ce81" table:formula="of:=[.Q43]-[.R43]*[.R$2]" office:value-type="float" office:value="20" calcext:value-type="float">
            <text:p>20</text:p>
          </table:table-cell>
          <table:table-cell table:style-name="ce81" table:formula="of:=ROUNDDOWN([.S43]/[.T$2])" office:value-type="float" office:value="1" calcext:value-type="float">
            <text:p>1</text:p>
          </table:table-cell>
          <table:table-cell table:style-name="ce81" table:formula="of:=[.S43]-[.T43]*[.T$2]" office:value-type="float" office:value="0" calcext:value-type="float">
            <text:p>0</text:p>
          </table:table-cell>
          <table:table-cell table:style-name="ce81" table:formula="of:=ROUNDDOWN([.U43]/[.V$2])" office:value-type="float" office:value="0" calcext:value-type="float">
            <text:p>0</text:p>
          </table:table-cell>
          <table:table-cell table:style-name="ce81" table:formula="of:=[.U43]-[.V43]*[.V$2]" office:value-type="float" office:value="0" calcext:value-type="float">
            <text:p>0</text:p>
          </table:table-cell>
          <table:table-cell table:style-name="ce81" table:formula="of:=ROUNDDOWN([.W43]/[.X$2])" office:value-type="float" office:value="0" calcext:value-type="float">
            <text:p>0</text:p>
          </table:table-cell>
          <table:table-cell table:style-name="ce331" table:formula="of:=[.$P43]*[.R43]" office:value-type="float" office:value="0" calcext:value-type="float">
            <text:p>0</text:p>
          </table:table-cell>
          <table:table-cell table:style-name="ce81" table:formula="of:=[.$P43]*[.T43]" office:value-type="float" office:value="0" calcext:value-type="float">
            <text:p>0</text:p>
          </table:table-cell>
          <table:table-cell table:style-name="ce81" table:formula="of:=[.$P43]*[.V43]" office:value-type="float" office:value="0" calcext:value-type="float">
            <text:p>0</text:p>
          </table:table-cell>
          <table:table-cell table:style-name="ce81" table:formula="of:=[.$P43]*[.X4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30" calcext:value-type="float">
            <text:p>430</text:p>
          </table:table-cell>
          <table:table-cell table:style-name="ce81" table:formula="of:=COUNTIF([.B$10:.B$14];[.$I44])" office:value-type="float" office:value="0" calcext:value-type="float">
            <text:p>0</text:p>
          </table:table-cell>
          <table:table-cell table:style-name="ce81" table:formula="of:=COUNTIF([.C$10:.C$14];[.$I44])" office:value-type="float" office:value="0" calcext:value-type="float">
            <text:p>0</text:p>
          </table:table-cell>
          <table:table-cell table:style-name="ce81" table:formula="of:=COUNTIF([.D$10:.D$14];[.$I44])" office:value-type="float" office:value="0" calcext:value-type="float">
            <text:p>0</text:p>
          </table:table-cell>
          <table:table-cell table:style-name="ce81" table:formula="of:=COUNTIF([.E$10:.E$14];[.$I44])" office:value-type="float" office:value="0" calcext:value-type="float">
            <text:p>0</text:p>
          </table:table-cell>
          <table:table-cell table:style-name="ce81" table:formula="of:=COUNTIF([.F$10:.F$14];[.$I44])" office:value-type="float" office:value="0" calcext:value-type="float">
            <text:p>0</text:p>
          </table:table-cell>
          <table:table-cell table:style-name="ce81" table:formula="of:=COUNTIF([.G$10:.G$14];[.$I44])" office:value-type="float" office:value="0" calcext:value-type="float">
            <text:p>0</text:p>
          </table:table-cell>
          <table:table-cell table:style-name="ce81" table:formula="of:=SUMPRODUCT([.J44:.M44];[.J$2:.M$2])" office:value-type="float" office:value="0" calcext:value-type="float">
            <text:p>0</text:p>
          </table:table-cell>
          <table:table-cell table:style-name="ce331" table:formula="of:=[.I44]" office:value-type="float" office:value="430" calcext:value-type="float">
            <text:p>430</text:p>
          </table:table-cell>
          <table:table-cell table:style-name="ce81" table:formula="of:=ROUNDDOWN([.Q44]/[.R$2])" office:value-type="float" office:value="8" calcext:value-type="float">
            <text:p>8</text:p>
          </table:table-cell>
          <table:table-cell table:style-name="ce81" table:formula="of:=[.Q44]-[.R44]*[.R$2]" office:value-type="float" office:value="30" calcext:value-type="float">
            <text:p>30</text:p>
          </table:table-cell>
          <table:table-cell table:style-name="ce81" table:formula="of:=ROUNDDOWN([.S44]/[.T$2])" office:value-type="float" office:value="1" calcext:value-type="float">
            <text:p>1</text:p>
          </table:table-cell>
          <table:table-cell table:style-name="ce81" table:formula="of:=[.S44]-[.T44]*[.T$2]" office:value-type="float" office:value="10" calcext:value-type="float">
            <text:p>10</text:p>
          </table:table-cell>
          <table:table-cell table:style-name="ce81" table:formula="of:=ROUNDDOWN([.U44]/[.V$2])" office:value-type="float" office:value="1" calcext:value-type="float">
            <text:p>1</text:p>
          </table:table-cell>
          <table:table-cell table:style-name="ce81" table:formula="of:=[.U44]-[.V44]*[.V$2]" office:value-type="float" office:value="0" calcext:value-type="float">
            <text:p>0</text:p>
          </table:table-cell>
          <table:table-cell table:style-name="ce81" table:formula="of:=ROUNDDOWN([.W44]/[.X$2])" office:value-type="float" office:value="0" calcext:value-type="float">
            <text:p>0</text:p>
          </table:table-cell>
          <table:table-cell table:style-name="ce331" table:formula="of:=[.$P44]*[.R44]" office:value-type="float" office:value="0" calcext:value-type="float">
            <text:p>0</text:p>
          </table:table-cell>
          <table:table-cell table:style-name="ce81" table:formula="of:=[.$P44]*[.T44]" office:value-type="float" office:value="0" calcext:value-type="float">
            <text:p>0</text:p>
          </table:table-cell>
          <table:table-cell table:style-name="ce81" table:formula="of:=[.$P44]*[.V44]" office:value-type="float" office:value="0" calcext:value-type="float">
            <text:p>0</text:p>
          </table:table-cell>
          <table:table-cell table:style-name="ce81" table:formula="of:=[.$P44]*[.X4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40" calcext:value-type="float">
            <text:p>440</text:p>
          </table:table-cell>
          <table:table-cell table:style-name="ce81" table:formula="of:=COUNTIF([.B$10:.B$14];[.$I45])" office:value-type="float" office:value="0" calcext:value-type="float">
            <text:p>0</text:p>
          </table:table-cell>
          <table:table-cell table:style-name="ce81" table:formula="of:=COUNTIF([.C$10:.C$14];[.$I45])" office:value-type="float" office:value="0" calcext:value-type="float">
            <text:p>0</text:p>
          </table:table-cell>
          <table:table-cell table:style-name="ce81" table:formula="of:=COUNTIF([.D$10:.D$14];[.$I45])" office:value-type="float" office:value="0" calcext:value-type="float">
            <text:p>0</text:p>
          </table:table-cell>
          <table:table-cell table:style-name="ce81" table:formula="of:=COUNTIF([.E$10:.E$14];[.$I45])" office:value-type="float" office:value="0" calcext:value-type="float">
            <text:p>0</text:p>
          </table:table-cell>
          <table:table-cell table:style-name="ce81" table:formula="of:=COUNTIF([.F$10:.F$14];[.$I45])" office:value-type="float" office:value="0" calcext:value-type="float">
            <text:p>0</text:p>
          </table:table-cell>
          <table:table-cell table:style-name="ce81" table:formula="of:=COUNTIF([.G$10:.G$14];[.$I45])" office:value-type="float" office:value="0" calcext:value-type="float">
            <text:p>0</text:p>
          </table:table-cell>
          <table:table-cell table:style-name="ce81" table:formula="of:=SUMPRODUCT([.J45:.M45];[.J$2:.M$2])" office:value-type="float" office:value="0" calcext:value-type="float">
            <text:p>0</text:p>
          </table:table-cell>
          <table:table-cell table:style-name="ce331" table:formula="of:=[.I45]" office:value-type="float" office:value="440" calcext:value-type="float">
            <text:p>440</text:p>
          </table:table-cell>
          <table:table-cell table:style-name="ce81" table:formula="of:=ROUNDDOWN([.Q45]/[.R$2])" office:value-type="float" office:value="8" calcext:value-type="float">
            <text:p>8</text:p>
          </table:table-cell>
          <table:table-cell table:style-name="ce81" table:formula="of:=[.Q45]-[.R45]*[.R$2]" office:value-type="float" office:value="40" calcext:value-type="float">
            <text:p>40</text:p>
          </table:table-cell>
          <table:table-cell table:style-name="ce81" table:formula="of:=ROUNDDOWN([.S45]/[.T$2])" office:value-type="float" office:value="2" calcext:value-type="float">
            <text:p>2</text:p>
          </table:table-cell>
          <table:table-cell table:style-name="ce81" table:formula="of:=[.S45]-[.T45]*[.T$2]" office:value-type="float" office:value="0" calcext:value-type="float">
            <text:p>0</text:p>
          </table:table-cell>
          <table:table-cell table:style-name="ce81" table:formula="of:=ROUNDDOWN([.U45]/[.V$2])" office:value-type="float" office:value="0" calcext:value-type="float">
            <text:p>0</text:p>
          </table:table-cell>
          <table:table-cell table:style-name="ce81" table:formula="of:=[.U45]-[.V45]*[.V$2]" office:value-type="float" office:value="0" calcext:value-type="float">
            <text:p>0</text:p>
          </table:table-cell>
          <table:table-cell table:style-name="ce81" table:formula="of:=ROUNDDOWN([.W45]/[.X$2])" office:value-type="float" office:value="0" calcext:value-type="float">
            <text:p>0</text:p>
          </table:table-cell>
          <table:table-cell table:style-name="ce331" table:formula="of:=[.$P45]*[.R45]" office:value-type="float" office:value="0" calcext:value-type="float">
            <text:p>0</text:p>
          </table:table-cell>
          <table:table-cell table:style-name="ce81" table:formula="of:=[.$P45]*[.T45]" office:value-type="float" office:value="0" calcext:value-type="float">
            <text:p>0</text:p>
          </table:table-cell>
          <table:table-cell table:style-name="ce81" table:formula="of:=[.$P45]*[.V45]" office:value-type="float" office:value="0" calcext:value-type="float">
            <text:p>0</text:p>
          </table:table-cell>
          <table:table-cell table:style-name="ce81" table:formula="of:=[.$P45]*[.X4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50" calcext:value-type="float">
            <text:p>450</text:p>
          </table:table-cell>
          <table:table-cell table:style-name="ce81" table:formula="of:=COUNTIF([.B$10:.B$14];[.$I46])" office:value-type="float" office:value="0" calcext:value-type="float">
            <text:p>0</text:p>
          </table:table-cell>
          <table:table-cell table:style-name="ce81" table:formula="of:=COUNTIF([.C$10:.C$14];[.$I46])" office:value-type="float" office:value="0" calcext:value-type="float">
            <text:p>0</text:p>
          </table:table-cell>
          <table:table-cell table:style-name="ce81" table:formula="of:=COUNTIF([.D$10:.D$14];[.$I46])" office:value-type="float" office:value="0" calcext:value-type="float">
            <text:p>0</text:p>
          </table:table-cell>
          <table:table-cell table:style-name="ce81" table:formula="of:=COUNTIF([.E$10:.E$14];[.$I46])" office:value-type="float" office:value="0" calcext:value-type="float">
            <text:p>0</text:p>
          </table:table-cell>
          <table:table-cell table:style-name="ce81" table:formula="of:=COUNTIF([.F$10:.F$14];[.$I46])" office:value-type="float" office:value="0" calcext:value-type="float">
            <text:p>0</text:p>
          </table:table-cell>
          <table:table-cell table:style-name="ce81" table:formula="of:=COUNTIF([.G$10:.G$14];[.$I46])" office:value-type="float" office:value="0" calcext:value-type="float">
            <text:p>0</text:p>
          </table:table-cell>
          <table:table-cell table:style-name="ce81" table:formula="of:=SUMPRODUCT([.J46:.M46];[.J$2:.M$2])" office:value-type="float" office:value="0" calcext:value-type="float">
            <text:p>0</text:p>
          </table:table-cell>
          <table:table-cell table:style-name="ce331" table:formula="of:=[.I46]" office:value-type="float" office:value="450" calcext:value-type="float">
            <text:p>450</text:p>
          </table:table-cell>
          <table:table-cell table:style-name="ce81" table:formula="of:=ROUNDDOWN([.Q46]/[.R$2])" office:value-type="float" office:value="9" calcext:value-type="float">
            <text:p>9</text:p>
          </table:table-cell>
          <table:table-cell table:style-name="ce81" table:formula="of:=[.Q46]-[.R46]*[.R$2]" office:value-type="float" office:value="0" calcext:value-type="float">
            <text:p>0</text:p>
          </table:table-cell>
          <table:table-cell table:style-name="ce81" table:formula="of:=ROUNDDOWN([.S46]/[.T$2])" office:value-type="float" office:value="0" calcext:value-type="float">
            <text:p>0</text:p>
          </table:table-cell>
          <table:table-cell table:style-name="ce81" table:formula="of:=[.S46]-[.T46]*[.T$2]" office:value-type="float" office:value="0" calcext:value-type="float">
            <text:p>0</text:p>
          </table:table-cell>
          <table:table-cell table:style-name="ce81" table:formula="of:=ROUNDDOWN([.U46]/[.V$2])" office:value-type="float" office:value="0" calcext:value-type="float">
            <text:p>0</text:p>
          </table:table-cell>
          <table:table-cell table:style-name="ce81" table:formula="of:=[.U46]-[.V46]*[.V$2]" office:value-type="float" office:value="0" calcext:value-type="float">
            <text:p>0</text:p>
          </table:table-cell>
          <table:table-cell table:style-name="ce81" table:formula="of:=ROUNDDOWN([.W46]/[.X$2])" office:value-type="float" office:value="0" calcext:value-type="float">
            <text:p>0</text:p>
          </table:table-cell>
          <table:table-cell table:style-name="ce331" table:formula="of:=[.$P46]*[.R46]" office:value-type="float" office:value="0" calcext:value-type="float">
            <text:p>0</text:p>
          </table:table-cell>
          <table:table-cell table:style-name="ce81" table:formula="of:=[.$P46]*[.T46]" office:value-type="float" office:value="0" calcext:value-type="float">
            <text:p>0</text:p>
          </table:table-cell>
          <table:table-cell table:style-name="ce81" table:formula="of:=[.$P46]*[.V46]" office:value-type="float" office:value="0" calcext:value-type="float">
            <text:p>0</text:p>
          </table:table-cell>
          <table:table-cell table:style-name="ce81" table:formula="of:=[.$P46]*[.X4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60" calcext:value-type="float">
            <text:p>460</text:p>
          </table:table-cell>
          <table:table-cell table:style-name="ce81" table:formula="of:=COUNTIF([.B$10:.B$14];[.$I47])" office:value-type="float" office:value="0" calcext:value-type="float">
            <text:p>0</text:p>
          </table:table-cell>
          <table:table-cell table:style-name="ce81" table:formula="of:=COUNTIF([.C$10:.C$14];[.$I47])" office:value-type="float" office:value="0" calcext:value-type="float">
            <text:p>0</text:p>
          </table:table-cell>
          <table:table-cell table:style-name="ce81" table:formula="of:=COUNTIF([.D$10:.D$14];[.$I47])" office:value-type="float" office:value="0" calcext:value-type="float">
            <text:p>0</text:p>
          </table:table-cell>
          <table:table-cell table:style-name="ce81" table:formula="of:=COUNTIF([.E$10:.E$14];[.$I47])" office:value-type="float" office:value="0" calcext:value-type="float">
            <text:p>0</text:p>
          </table:table-cell>
          <table:table-cell table:style-name="ce81" table:formula="of:=COUNTIF([.F$10:.F$14];[.$I47])" office:value-type="float" office:value="0" calcext:value-type="float">
            <text:p>0</text:p>
          </table:table-cell>
          <table:table-cell table:style-name="ce81" table:formula="of:=COUNTIF([.G$10:.G$14];[.$I47])" office:value-type="float" office:value="0" calcext:value-type="float">
            <text:p>0</text:p>
          </table:table-cell>
          <table:table-cell table:style-name="ce81" table:formula="of:=SUMPRODUCT([.J47:.M47];[.J$2:.M$2])" office:value-type="float" office:value="0" calcext:value-type="float">
            <text:p>0</text:p>
          </table:table-cell>
          <table:table-cell table:style-name="ce331" table:formula="of:=[.I47]" office:value-type="float" office:value="460" calcext:value-type="float">
            <text:p>460</text:p>
          </table:table-cell>
          <table:table-cell table:style-name="ce81" table:formula="of:=ROUNDDOWN([.Q47]/[.R$2])" office:value-type="float" office:value="9" calcext:value-type="float">
            <text:p>9</text:p>
          </table:table-cell>
          <table:table-cell table:style-name="ce81" table:formula="of:=[.Q47]-[.R47]*[.R$2]" office:value-type="float" office:value="10" calcext:value-type="float">
            <text:p>10</text:p>
          </table:table-cell>
          <table:table-cell table:style-name="ce81" table:formula="of:=ROUNDDOWN([.S47]/[.T$2])" office:value-type="float" office:value="0" calcext:value-type="float">
            <text:p>0</text:p>
          </table:table-cell>
          <table:table-cell table:style-name="ce81" table:formula="of:=[.S47]-[.T47]*[.T$2]" office:value-type="float" office:value="10" calcext:value-type="float">
            <text:p>10</text:p>
          </table:table-cell>
          <table:table-cell table:style-name="ce81" table:formula="of:=ROUNDDOWN([.U47]/[.V$2])" office:value-type="float" office:value="1" calcext:value-type="float">
            <text:p>1</text:p>
          </table:table-cell>
          <table:table-cell table:style-name="ce81" table:formula="of:=[.U47]-[.V47]*[.V$2]" office:value-type="float" office:value="0" calcext:value-type="float">
            <text:p>0</text:p>
          </table:table-cell>
          <table:table-cell table:style-name="ce81" table:formula="of:=ROUNDDOWN([.W47]/[.X$2])" office:value-type="float" office:value="0" calcext:value-type="float">
            <text:p>0</text:p>
          </table:table-cell>
          <table:table-cell table:style-name="ce331" table:formula="of:=[.$P47]*[.R47]" office:value-type="float" office:value="0" calcext:value-type="float">
            <text:p>0</text:p>
          </table:table-cell>
          <table:table-cell table:style-name="ce81" table:formula="of:=[.$P47]*[.T47]" office:value-type="float" office:value="0" calcext:value-type="float">
            <text:p>0</text:p>
          </table:table-cell>
          <table:table-cell table:style-name="ce81" table:formula="of:=[.$P47]*[.V47]" office:value-type="float" office:value="0" calcext:value-type="float">
            <text:p>0</text:p>
          </table:table-cell>
          <table:table-cell table:style-name="ce81" table:formula="of:=[.$P47]*[.X4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70" calcext:value-type="float">
            <text:p>470</text:p>
          </table:table-cell>
          <table:table-cell table:style-name="ce81" table:formula="of:=COUNTIF([.B$10:.B$14];[.$I48])" office:value-type="float" office:value="0" calcext:value-type="float">
            <text:p>0</text:p>
          </table:table-cell>
          <table:table-cell table:style-name="ce81" table:formula="of:=COUNTIF([.C$10:.C$14];[.$I48])" office:value-type="float" office:value="0" calcext:value-type="float">
            <text:p>0</text:p>
          </table:table-cell>
          <table:table-cell table:style-name="ce81" table:formula="of:=COUNTIF([.D$10:.D$14];[.$I48])" office:value-type="float" office:value="0" calcext:value-type="float">
            <text:p>0</text:p>
          </table:table-cell>
          <table:table-cell table:style-name="ce81" table:formula="of:=COUNTIF([.E$10:.E$14];[.$I48])" office:value-type="float" office:value="0" calcext:value-type="float">
            <text:p>0</text:p>
          </table:table-cell>
          <table:table-cell table:style-name="ce81" table:formula="of:=COUNTIF([.F$10:.F$14];[.$I48])" office:value-type="float" office:value="0" calcext:value-type="float">
            <text:p>0</text:p>
          </table:table-cell>
          <table:table-cell table:style-name="ce81" table:formula="of:=COUNTIF([.G$10:.G$14];[.$I48])" office:value-type="float" office:value="0" calcext:value-type="float">
            <text:p>0</text:p>
          </table:table-cell>
          <table:table-cell table:style-name="ce81" table:formula="of:=SUMPRODUCT([.J48:.M48];[.J$2:.M$2])" office:value-type="float" office:value="0" calcext:value-type="float">
            <text:p>0</text:p>
          </table:table-cell>
          <table:table-cell table:style-name="ce331" table:formula="of:=[.I48]" office:value-type="float" office:value="470" calcext:value-type="float">
            <text:p>470</text:p>
          </table:table-cell>
          <table:table-cell table:style-name="ce81" table:formula="of:=ROUNDDOWN([.Q48]/[.R$2])" office:value-type="float" office:value="9" calcext:value-type="float">
            <text:p>9</text:p>
          </table:table-cell>
          <table:table-cell table:style-name="ce81" table:formula="of:=[.Q48]-[.R48]*[.R$2]" office:value-type="float" office:value="20" calcext:value-type="float">
            <text:p>20</text:p>
          </table:table-cell>
          <table:table-cell table:style-name="ce81" table:formula="of:=ROUNDDOWN([.S48]/[.T$2])" office:value-type="float" office:value="1" calcext:value-type="float">
            <text:p>1</text:p>
          </table:table-cell>
          <table:table-cell table:style-name="ce81" table:formula="of:=[.S48]-[.T48]*[.T$2]" office:value-type="float" office:value="0" calcext:value-type="float">
            <text:p>0</text:p>
          </table:table-cell>
          <table:table-cell table:style-name="ce81" table:formula="of:=ROUNDDOWN([.U48]/[.V$2])" office:value-type="float" office:value="0" calcext:value-type="float">
            <text:p>0</text:p>
          </table:table-cell>
          <table:table-cell table:style-name="ce81" table:formula="of:=[.U48]-[.V48]*[.V$2]" office:value-type="float" office:value="0" calcext:value-type="float">
            <text:p>0</text:p>
          </table:table-cell>
          <table:table-cell table:style-name="ce81" table:formula="of:=ROUNDDOWN([.W48]/[.X$2])" office:value-type="float" office:value="0" calcext:value-type="float">
            <text:p>0</text:p>
          </table:table-cell>
          <table:table-cell table:style-name="ce331" table:formula="of:=[.$P48]*[.R48]" office:value-type="float" office:value="0" calcext:value-type="float">
            <text:p>0</text:p>
          </table:table-cell>
          <table:table-cell table:style-name="ce81" table:formula="of:=[.$P48]*[.T48]" office:value-type="float" office:value="0" calcext:value-type="float">
            <text:p>0</text:p>
          </table:table-cell>
          <table:table-cell table:style-name="ce81" table:formula="of:=[.$P48]*[.V48]" office:value-type="float" office:value="0" calcext:value-type="float">
            <text:p>0</text:p>
          </table:table-cell>
          <table:table-cell table:style-name="ce81" table:formula="of:=[.$P48]*[.X4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80" calcext:value-type="float">
            <text:p>480</text:p>
          </table:table-cell>
          <table:table-cell table:style-name="ce81" table:formula="of:=COUNTIF([.B$10:.B$14];[.$I49])" office:value-type="float" office:value="0" calcext:value-type="float">
            <text:p>0</text:p>
          </table:table-cell>
          <table:table-cell table:style-name="ce81" table:formula="of:=COUNTIF([.C$10:.C$14];[.$I49])" office:value-type="float" office:value="0" calcext:value-type="float">
            <text:p>0</text:p>
          </table:table-cell>
          <table:table-cell table:style-name="ce81" table:formula="of:=COUNTIF([.D$10:.D$14];[.$I49])" office:value-type="float" office:value="0" calcext:value-type="float">
            <text:p>0</text:p>
          </table:table-cell>
          <table:table-cell table:style-name="ce81" table:formula="of:=COUNTIF([.E$10:.E$14];[.$I49])" office:value-type="float" office:value="0" calcext:value-type="float">
            <text:p>0</text:p>
          </table:table-cell>
          <table:table-cell table:style-name="ce81" table:formula="of:=COUNTIF([.F$10:.F$14];[.$I49])" office:value-type="float" office:value="0" calcext:value-type="float">
            <text:p>0</text:p>
          </table:table-cell>
          <table:table-cell table:style-name="ce81" table:formula="of:=COUNTIF([.G$10:.G$14];[.$I49])" office:value-type="float" office:value="0" calcext:value-type="float">
            <text:p>0</text:p>
          </table:table-cell>
          <table:table-cell table:style-name="ce81" table:formula="of:=SUMPRODUCT([.J49:.M49];[.J$2:.M$2])" office:value-type="float" office:value="0" calcext:value-type="float">
            <text:p>0</text:p>
          </table:table-cell>
          <table:table-cell table:style-name="ce331" table:formula="of:=[.I49]" office:value-type="float" office:value="480" calcext:value-type="float">
            <text:p>480</text:p>
          </table:table-cell>
          <table:table-cell table:style-name="ce81" table:formula="of:=ROUNDDOWN([.Q49]/[.R$2])" office:value-type="float" office:value="9" calcext:value-type="float">
            <text:p>9</text:p>
          </table:table-cell>
          <table:table-cell table:style-name="ce81" table:formula="of:=[.Q49]-[.R49]*[.R$2]" office:value-type="float" office:value="30" calcext:value-type="float">
            <text:p>30</text:p>
          </table:table-cell>
          <table:table-cell table:style-name="ce81" table:formula="of:=ROUNDDOWN([.S49]/[.T$2])" office:value-type="float" office:value="1" calcext:value-type="float">
            <text:p>1</text:p>
          </table:table-cell>
          <table:table-cell table:style-name="ce81" table:formula="of:=[.S49]-[.T49]*[.T$2]" office:value-type="float" office:value="10" calcext:value-type="float">
            <text:p>10</text:p>
          </table:table-cell>
          <table:table-cell table:style-name="ce81" table:formula="of:=ROUNDDOWN([.U49]/[.V$2])" office:value-type="float" office:value="1" calcext:value-type="float">
            <text:p>1</text:p>
          </table:table-cell>
          <table:table-cell table:style-name="ce81" table:formula="of:=[.U49]-[.V49]*[.V$2]" office:value-type="float" office:value="0" calcext:value-type="float">
            <text:p>0</text:p>
          </table:table-cell>
          <table:table-cell table:style-name="ce81" table:formula="of:=ROUNDDOWN([.W49]/[.X$2])" office:value-type="float" office:value="0" calcext:value-type="float">
            <text:p>0</text:p>
          </table:table-cell>
          <table:table-cell table:style-name="ce331" table:formula="of:=[.$P49]*[.R49]" office:value-type="float" office:value="0" calcext:value-type="float">
            <text:p>0</text:p>
          </table:table-cell>
          <table:table-cell table:style-name="ce81" table:formula="of:=[.$P49]*[.T49]" office:value-type="float" office:value="0" calcext:value-type="float">
            <text:p>0</text:p>
          </table:table-cell>
          <table:table-cell table:style-name="ce81" table:formula="of:=[.$P49]*[.V49]" office:value-type="float" office:value="0" calcext:value-type="float">
            <text:p>0</text:p>
          </table:table-cell>
          <table:table-cell table:style-name="ce81" table:formula="of:=[.$P49]*[.X4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490" calcext:value-type="float">
            <text:p>490</text:p>
          </table:table-cell>
          <table:table-cell table:style-name="ce81" table:formula="of:=COUNTIF([.B$10:.B$14];[.$I50])" office:value-type="float" office:value="0" calcext:value-type="float">
            <text:p>0</text:p>
          </table:table-cell>
          <table:table-cell table:style-name="ce81" table:formula="of:=COUNTIF([.C$10:.C$14];[.$I50])" office:value-type="float" office:value="0" calcext:value-type="float">
            <text:p>0</text:p>
          </table:table-cell>
          <table:table-cell table:style-name="ce81" table:formula="of:=COUNTIF([.D$10:.D$14];[.$I50])" office:value-type="float" office:value="0" calcext:value-type="float">
            <text:p>0</text:p>
          </table:table-cell>
          <table:table-cell table:style-name="ce81" table:formula="of:=COUNTIF([.E$10:.E$14];[.$I50])" office:value-type="float" office:value="0" calcext:value-type="float">
            <text:p>0</text:p>
          </table:table-cell>
          <table:table-cell table:style-name="ce81" table:formula="of:=COUNTIF([.F$10:.F$14];[.$I50])" office:value-type="float" office:value="0" calcext:value-type="float">
            <text:p>0</text:p>
          </table:table-cell>
          <table:table-cell table:style-name="ce81" table:formula="of:=COUNTIF([.G$10:.G$14];[.$I50])" office:value-type="float" office:value="0" calcext:value-type="float">
            <text:p>0</text:p>
          </table:table-cell>
          <table:table-cell table:style-name="ce81" table:formula="of:=SUMPRODUCT([.J50:.M50];[.J$2:.M$2])" office:value-type="float" office:value="0" calcext:value-type="float">
            <text:p>0</text:p>
          </table:table-cell>
          <table:table-cell table:style-name="ce331" table:formula="of:=[.I50]" office:value-type="float" office:value="490" calcext:value-type="float">
            <text:p>490</text:p>
          </table:table-cell>
          <table:table-cell table:style-name="ce81" table:formula="of:=ROUNDDOWN([.Q50]/[.R$2])" office:value-type="float" office:value="9" calcext:value-type="float">
            <text:p>9</text:p>
          </table:table-cell>
          <table:table-cell table:style-name="ce81" table:formula="of:=[.Q50]-[.R50]*[.R$2]" office:value-type="float" office:value="40" calcext:value-type="float">
            <text:p>40</text:p>
          </table:table-cell>
          <table:table-cell table:style-name="ce81" table:formula="of:=ROUNDDOWN([.S50]/[.T$2])" office:value-type="float" office:value="2" calcext:value-type="float">
            <text:p>2</text:p>
          </table:table-cell>
          <table:table-cell table:style-name="ce81" table:formula="of:=[.S50]-[.T50]*[.T$2]" office:value-type="float" office:value="0" calcext:value-type="float">
            <text:p>0</text:p>
          </table:table-cell>
          <table:table-cell table:style-name="ce81" table:formula="of:=ROUNDDOWN([.U50]/[.V$2])" office:value-type="float" office:value="0" calcext:value-type="float">
            <text:p>0</text:p>
          </table:table-cell>
          <table:table-cell table:style-name="ce81" table:formula="of:=[.U50]-[.V50]*[.V$2]" office:value-type="float" office:value="0" calcext:value-type="float">
            <text:p>0</text:p>
          </table:table-cell>
          <table:table-cell table:style-name="ce81" table:formula="of:=ROUNDDOWN([.W50]/[.X$2])" office:value-type="float" office:value="0" calcext:value-type="float">
            <text:p>0</text:p>
          </table:table-cell>
          <table:table-cell table:style-name="ce331" table:formula="of:=[.$P50]*[.R50]" office:value-type="float" office:value="0" calcext:value-type="float">
            <text:p>0</text:p>
          </table:table-cell>
          <table:table-cell table:style-name="ce81" table:formula="of:=[.$P50]*[.T50]" office:value-type="float" office:value="0" calcext:value-type="float">
            <text:p>0</text:p>
          </table:table-cell>
          <table:table-cell table:style-name="ce81" table:formula="of:=[.$P50]*[.V50]" office:value-type="float" office:value="0" calcext:value-type="float">
            <text:p>0</text:p>
          </table:table-cell>
          <table:table-cell table:style-name="ce81" table:formula="of:=[.$P50]*[.X5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00" calcext:value-type="float">
            <text:p>500</text:p>
          </table:table-cell>
          <table:table-cell table:style-name="ce81" table:formula="of:=COUNTIF([.B$10:.B$14];[.$I51])" office:value-type="float" office:value="0" calcext:value-type="float">
            <text:p>0</text:p>
          </table:table-cell>
          <table:table-cell table:style-name="ce81" table:formula="of:=COUNTIF([.C$10:.C$14];[.$I51])" office:value-type="float" office:value="0" calcext:value-type="float">
            <text:p>0</text:p>
          </table:table-cell>
          <table:table-cell table:style-name="ce81" table:formula="of:=COUNTIF([.D$10:.D$14];[.$I51])" office:value-type="float" office:value="0" calcext:value-type="float">
            <text:p>0</text:p>
          </table:table-cell>
          <table:table-cell table:style-name="ce81" table:formula="of:=COUNTIF([.E$10:.E$14];[.$I51])" office:value-type="float" office:value="0" calcext:value-type="float">
            <text:p>0</text:p>
          </table:table-cell>
          <table:table-cell table:style-name="ce81" table:formula="of:=COUNTIF([.F$10:.F$14];[.$I51])" office:value-type="float" office:value="0" calcext:value-type="float">
            <text:p>0</text:p>
          </table:table-cell>
          <table:table-cell table:style-name="ce81" table:formula="of:=COUNTIF([.G$10:.G$14];[.$I51])" office:value-type="float" office:value="0" calcext:value-type="float">
            <text:p>0</text:p>
          </table:table-cell>
          <table:table-cell table:style-name="ce81" table:formula="of:=SUMPRODUCT([.J51:.M51];[.J$2:.M$2])" office:value-type="float" office:value="0" calcext:value-type="float">
            <text:p>0</text:p>
          </table:table-cell>
          <table:table-cell table:style-name="ce331" table:formula="of:=[.I51]" office:value-type="float" office:value="500" calcext:value-type="float">
            <text:p>500</text:p>
          </table:table-cell>
          <table:table-cell table:style-name="ce81" table:formula="of:=ROUNDDOWN([.Q51]/[.R$2])" office:value-type="float" office:value="10" calcext:value-type="float">
            <text:p>10</text:p>
          </table:table-cell>
          <table:table-cell table:style-name="ce81" table:formula="of:=[.Q51]-[.R51]*[.R$2]" office:value-type="float" office:value="0" calcext:value-type="float">
            <text:p>0</text:p>
          </table:table-cell>
          <table:table-cell table:style-name="ce81" table:formula="of:=ROUNDDOWN([.S51]/[.T$2])" office:value-type="float" office:value="0" calcext:value-type="float">
            <text:p>0</text:p>
          </table:table-cell>
          <table:table-cell table:style-name="ce81" table:formula="of:=[.S51]-[.T51]*[.T$2]" office:value-type="float" office:value="0" calcext:value-type="float">
            <text:p>0</text:p>
          </table:table-cell>
          <table:table-cell table:style-name="ce81" table:formula="of:=ROUNDDOWN([.U51]/[.V$2])" office:value-type="float" office:value="0" calcext:value-type="float">
            <text:p>0</text:p>
          </table:table-cell>
          <table:table-cell table:style-name="ce81" table:formula="of:=[.U51]-[.V51]*[.V$2]" office:value-type="float" office:value="0" calcext:value-type="float">
            <text:p>0</text:p>
          </table:table-cell>
          <table:table-cell table:style-name="ce81" table:formula="of:=ROUNDDOWN([.W51]/[.X$2])" office:value-type="float" office:value="0" calcext:value-type="float">
            <text:p>0</text:p>
          </table:table-cell>
          <table:table-cell table:style-name="ce331" table:formula="of:=[.$P51]*[.R51]" office:value-type="float" office:value="0" calcext:value-type="float">
            <text:p>0</text:p>
          </table:table-cell>
          <table:table-cell table:style-name="ce81" table:formula="of:=[.$P51]*[.T51]" office:value-type="float" office:value="0" calcext:value-type="float">
            <text:p>0</text:p>
          </table:table-cell>
          <table:table-cell table:style-name="ce81" table:formula="of:=[.$P51]*[.V51]" office:value-type="float" office:value="0" calcext:value-type="float">
            <text:p>0</text:p>
          </table:table-cell>
          <table:table-cell table:style-name="ce81" table:formula="of:=[.$P51]*[.X5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10" calcext:value-type="float">
            <text:p>510</text:p>
          </table:table-cell>
          <table:table-cell table:style-name="ce81" table:formula="of:=COUNTIF([.B$10:.B$14];[.$I52])" office:value-type="float" office:value="0" calcext:value-type="float">
            <text:p>0</text:p>
          </table:table-cell>
          <table:table-cell table:style-name="ce81" table:formula="of:=COUNTIF([.C$10:.C$14];[.$I52])" office:value-type="float" office:value="0" calcext:value-type="float">
            <text:p>0</text:p>
          </table:table-cell>
          <table:table-cell table:style-name="ce81" table:formula="of:=COUNTIF([.D$10:.D$14];[.$I52])" office:value-type="float" office:value="0" calcext:value-type="float">
            <text:p>0</text:p>
          </table:table-cell>
          <table:table-cell table:style-name="ce81" table:formula="of:=COUNTIF([.E$10:.E$14];[.$I52])" office:value-type="float" office:value="0" calcext:value-type="float">
            <text:p>0</text:p>
          </table:table-cell>
          <table:table-cell table:style-name="ce81" table:formula="of:=COUNTIF([.F$10:.F$14];[.$I52])" office:value-type="float" office:value="0" calcext:value-type="float">
            <text:p>0</text:p>
          </table:table-cell>
          <table:table-cell table:style-name="ce81" table:formula="of:=COUNTIF([.G$10:.G$14];[.$I52])" office:value-type="float" office:value="0" calcext:value-type="float">
            <text:p>0</text:p>
          </table:table-cell>
          <table:table-cell table:style-name="ce81" table:formula="of:=SUMPRODUCT([.J52:.M52];[.J$2:.M$2])" office:value-type="float" office:value="0" calcext:value-type="float">
            <text:p>0</text:p>
          </table:table-cell>
          <table:table-cell table:style-name="ce331" table:formula="of:=[.I52]" office:value-type="float" office:value="510" calcext:value-type="float">
            <text:p>510</text:p>
          </table:table-cell>
          <table:table-cell table:style-name="ce81" table:formula="of:=ROUNDDOWN([.Q52]/[.R$2])" office:value-type="float" office:value="10" calcext:value-type="float">
            <text:p>10</text:p>
          </table:table-cell>
          <table:table-cell table:style-name="ce81" table:formula="of:=[.Q52]-[.R52]*[.R$2]" office:value-type="float" office:value="10" calcext:value-type="float">
            <text:p>10</text:p>
          </table:table-cell>
          <table:table-cell table:style-name="ce81" table:formula="of:=ROUNDDOWN([.S52]/[.T$2])" office:value-type="float" office:value="0" calcext:value-type="float">
            <text:p>0</text:p>
          </table:table-cell>
          <table:table-cell table:style-name="ce81" table:formula="of:=[.S52]-[.T52]*[.T$2]" office:value-type="float" office:value="10" calcext:value-type="float">
            <text:p>10</text:p>
          </table:table-cell>
          <table:table-cell table:style-name="ce81" table:formula="of:=ROUNDDOWN([.U52]/[.V$2])" office:value-type="float" office:value="1" calcext:value-type="float">
            <text:p>1</text:p>
          </table:table-cell>
          <table:table-cell table:style-name="ce81" table:formula="of:=[.U52]-[.V52]*[.V$2]" office:value-type="float" office:value="0" calcext:value-type="float">
            <text:p>0</text:p>
          </table:table-cell>
          <table:table-cell table:style-name="ce81" table:formula="of:=ROUNDDOWN([.W52]/[.X$2])" office:value-type="float" office:value="0" calcext:value-type="float">
            <text:p>0</text:p>
          </table:table-cell>
          <table:table-cell table:style-name="ce331" table:formula="of:=[.$P52]*[.R52]" office:value-type="float" office:value="0" calcext:value-type="float">
            <text:p>0</text:p>
          </table:table-cell>
          <table:table-cell table:style-name="ce81" table:formula="of:=[.$P52]*[.T52]" office:value-type="float" office:value="0" calcext:value-type="float">
            <text:p>0</text:p>
          </table:table-cell>
          <table:table-cell table:style-name="ce81" table:formula="of:=[.$P52]*[.V52]" office:value-type="float" office:value="0" calcext:value-type="float">
            <text:p>0</text:p>
          </table:table-cell>
          <table:table-cell table:style-name="ce81" table:formula="of:=[.$P52]*[.X5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20" calcext:value-type="float">
            <text:p>520</text:p>
          </table:table-cell>
          <table:table-cell table:style-name="ce81" table:formula="of:=COUNTIF([.B$10:.B$14];[.$I53])" office:value-type="float" office:value="0" calcext:value-type="float">
            <text:p>0</text:p>
          </table:table-cell>
          <table:table-cell table:style-name="ce81" table:formula="of:=COUNTIF([.C$10:.C$14];[.$I53])" office:value-type="float" office:value="0" calcext:value-type="float">
            <text:p>0</text:p>
          </table:table-cell>
          <table:table-cell table:style-name="ce81" table:formula="of:=COUNTIF([.D$10:.D$14];[.$I53])" office:value-type="float" office:value="0" calcext:value-type="float">
            <text:p>0</text:p>
          </table:table-cell>
          <table:table-cell table:style-name="ce81" table:formula="of:=COUNTIF([.E$10:.E$14];[.$I53])" office:value-type="float" office:value="0" calcext:value-type="float">
            <text:p>0</text:p>
          </table:table-cell>
          <table:table-cell table:style-name="ce81" table:formula="of:=COUNTIF([.F$10:.F$14];[.$I53])" office:value-type="float" office:value="0" calcext:value-type="float">
            <text:p>0</text:p>
          </table:table-cell>
          <table:table-cell table:style-name="ce81" table:formula="of:=COUNTIF([.G$10:.G$14];[.$I53])" office:value-type="float" office:value="0" calcext:value-type="float">
            <text:p>0</text:p>
          </table:table-cell>
          <table:table-cell table:style-name="ce81" table:formula="of:=SUMPRODUCT([.J53:.M53];[.J$2:.M$2])" office:value-type="float" office:value="0" calcext:value-type="float">
            <text:p>0</text:p>
          </table:table-cell>
          <table:table-cell table:style-name="ce331" table:formula="of:=[.I53]" office:value-type="float" office:value="520" calcext:value-type="float">
            <text:p>520</text:p>
          </table:table-cell>
          <table:table-cell table:style-name="ce81" table:formula="of:=ROUNDDOWN([.Q53]/[.R$2])" office:value-type="float" office:value="10" calcext:value-type="float">
            <text:p>10</text:p>
          </table:table-cell>
          <table:table-cell table:style-name="ce81" table:formula="of:=[.Q53]-[.R53]*[.R$2]" office:value-type="float" office:value="20" calcext:value-type="float">
            <text:p>20</text:p>
          </table:table-cell>
          <table:table-cell table:style-name="ce81" table:formula="of:=ROUNDDOWN([.S53]/[.T$2])" office:value-type="float" office:value="1" calcext:value-type="float">
            <text:p>1</text:p>
          </table:table-cell>
          <table:table-cell table:style-name="ce81" table:formula="of:=[.S53]-[.T53]*[.T$2]" office:value-type="float" office:value="0" calcext:value-type="float">
            <text:p>0</text:p>
          </table:table-cell>
          <table:table-cell table:style-name="ce81" table:formula="of:=ROUNDDOWN([.U53]/[.V$2])" office:value-type="float" office:value="0" calcext:value-type="float">
            <text:p>0</text:p>
          </table:table-cell>
          <table:table-cell table:style-name="ce81" table:formula="of:=[.U53]-[.V53]*[.V$2]" office:value-type="float" office:value="0" calcext:value-type="float">
            <text:p>0</text:p>
          </table:table-cell>
          <table:table-cell table:style-name="ce81" table:formula="of:=ROUNDDOWN([.W53]/[.X$2])" office:value-type="float" office:value="0" calcext:value-type="float">
            <text:p>0</text:p>
          </table:table-cell>
          <table:table-cell table:style-name="ce331" table:formula="of:=[.$P53]*[.R53]" office:value-type="float" office:value="0" calcext:value-type="float">
            <text:p>0</text:p>
          </table:table-cell>
          <table:table-cell table:style-name="ce81" table:formula="of:=[.$P53]*[.T53]" office:value-type="float" office:value="0" calcext:value-type="float">
            <text:p>0</text:p>
          </table:table-cell>
          <table:table-cell table:style-name="ce81" table:formula="of:=[.$P53]*[.V53]" office:value-type="float" office:value="0" calcext:value-type="float">
            <text:p>0</text:p>
          </table:table-cell>
          <table:table-cell table:style-name="ce81" table:formula="of:=[.$P53]*[.X5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30" calcext:value-type="float">
            <text:p>530</text:p>
          </table:table-cell>
          <table:table-cell table:style-name="ce81" table:formula="of:=COUNTIF([.B$10:.B$14];[.$I54])" office:value-type="float" office:value="0" calcext:value-type="float">
            <text:p>0</text:p>
          </table:table-cell>
          <table:table-cell table:style-name="ce81" table:formula="of:=COUNTIF([.C$10:.C$14];[.$I54])" office:value-type="float" office:value="0" calcext:value-type="float">
            <text:p>0</text:p>
          </table:table-cell>
          <table:table-cell table:style-name="ce81" table:formula="of:=COUNTIF([.D$10:.D$14];[.$I54])" office:value-type="float" office:value="0" calcext:value-type="float">
            <text:p>0</text:p>
          </table:table-cell>
          <table:table-cell table:style-name="ce81" table:formula="of:=COUNTIF([.E$10:.E$14];[.$I54])" office:value-type="float" office:value="0" calcext:value-type="float">
            <text:p>0</text:p>
          </table:table-cell>
          <table:table-cell table:style-name="ce81" table:formula="of:=COUNTIF([.F$10:.F$14];[.$I54])" office:value-type="float" office:value="0" calcext:value-type="float">
            <text:p>0</text:p>
          </table:table-cell>
          <table:table-cell table:style-name="ce81" table:formula="of:=COUNTIF([.G$10:.G$14];[.$I54])" office:value-type="float" office:value="0" calcext:value-type="float">
            <text:p>0</text:p>
          </table:table-cell>
          <table:table-cell table:style-name="ce81" table:formula="of:=SUMPRODUCT([.J54:.M54];[.J$2:.M$2])" office:value-type="float" office:value="0" calcext:value-type="float">
            <text:p>0</text:p>
          </table:table-cell>
          <table:table-cell table:style-name="ce331" table:formula="of:=[.I54]" office:value-type="float" office:value="530" calcext:value-type="float">
            <text:p>530</text:p>
          </table:table-cell>
          <table:table-cell table:style-name="ce81" table:formula="of:=ROUNDDOWN([.Q54]/[.R$2])" office:value-type="float" office:value="10" calcext:value-type="float">
            <text:p>10</text:p>
          </table:table-cell>
          <table:table-cell table:style-name="ce81" table:formula="of:=[.Q54]-[.R54]*[.R$2]" office:value-type="float" office:value="30" calcext:value-type="float">
            <text:p>30</text:p>
          </table:table-cell>
          <table:table-cell table:style-name="ce81" table:formula="of:=ROUNDDOWN([.S54]/[.T$2])" office:value-type="float" office:value="1" calcext:value-type="float">
            <text:p>1</text:p>
          </table:table-cell>
          <table:table-cell table:style-name="ce81" table:formula="of:=[.S54]-[.T54]*[.T$2]" office:value-type="float" office:value="10" calcext:value-type="float">
            <text:p>10</text:p>
          </table:table-cell>
          <table:table-cell table:style-name="ce81" table:formula="of:=ROUNDDOWN([.U54]/[.V$2])" office:value-type="float" office:value="1" calcext:value-type="float">
            <text:p>1</text:p>
          </table:table-cell>
          <table:table-cell table:style-name="ce81" table:formula="of:=[.U54]-[.V54]*[.V$2]" office:value-type="float" office:value="0" calcext:value-type="float">
            <text:p>0</text:p>
          </table:table-cell>
          <table:table-cell table:style-name="ce81" table:formula="of:=ROUNDDOWN([.W54]/[.X$2])" office:value-type="float" office:value="0" calcext:value-type="float">
            <text:p>0</text:p>
          </table:table-cell>
          <table:table-cell table:style-name="ce331" table:formula="of:=[.$P54]*[.R54]" office:value-type="float" office:value="0" calcext:value-type="float">
            <text:p>0</text:p>
          </table:table-cell>
          <table:table-cell table:style-name="ce81" table:formula="of:=[.$P54]*[.T54]" office:value-type="float" office:value="0" calcext:value-type="float">
            <text:p>0</text:p>
          </table:table-cell>
          <table:table-cell table:style-name="ce81" table:formula="of:=[.$P54]*[.V54]" office:value-type="float" office:value="0" calcext:value-type="float">
            <text:p>0</text:p>
          </table:table-cell>
          <table:table-cell table:style-name="ce81" table:formula="of:=[.$P54]*[.X5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40" calcext:value-type="float">
            <text:p>540</text:p>
          </table:table-cell>
          <table:table-cell table:style-name="ce81" table:formula="of:=COUNTIF([.B$10:.B$14];[.$I55])" office:value-type="float" office:value="0" calcext:value-type="float">
            <text:p>0</text:p>
          </table:table-cell>
          <table:table-cell table:style-name="ce81" table:formula="of:=COUNTIF([.C$10:.C$14];[.$I55])" office:value-type="float" office:value="0" calcext:value-type="float">
            <text:p>0</text:p>
          </table:table-cell>
          <table:table-cell table:style-name="ce81" table:formula="of:=COUNTIF([.D$10:.D$14];[.$I55])" office:value-type="float" office:value="0" calcext:value-type="float">
            <text:p>0</text:p>
          </table:table-cell>
          <table:table-cell table:style-name="ce81" table:formula="of:=COUNTIF([.E$10:.E$14];[.$I55])" office:value-type="float" office:value="0" calcext:value-type="float">
            <text:p>0</text:p>
          </table:table-cell>
          <table:table-cell table:style-name="ce81" table:formula="of:=COUNTIF([.F$10:.F$14];[.$I55])" office:value-type="float" office:value="0" calcext:value-type="float">
            <text:p>0</text:p>
          </table:table-cell>
          <table:table-cell table:style-name="ce81" table:formula="of:=COUNTIF([.G$10:.G$14];[.$I55])" office:value-type="float" office:value="0" calcext:value-type="float">
            <text:p>0</text:p>
          </table:table-cell>
          <table:table-cell table:style-name="ce81" table:formula="of:=SUMPRODUCT([.J55:.M55];[.J$2:.M$2])" office:value-type="float" office:value="0" calcext:value-type="float">
            <text:p>0</text:p>
          </table:table-cell>
          <table:table-cell table:style-name="ce331" table:formula="of:=[.I55]" office:value-type="float" office:value="540" calcext:value-type="float">
            <text:p>540</text:p>
          </table:table-cell>
          <table:table-cell table:style-name="ce81" table:formula="of:=ROUNDDOWN([.Q55]/[.R$2])" office:value-type="float" office:value="10" calcext:value-type="float">
            <text:p>10</text:p>
          </table:table-cell>
          <table:table-cell table:style-name="ce81" table:formula="of:=[.Q55]-[.R55]*[.R$2]" office:value-type="float" office:value="40" calcext:value-type="float">
            <text:p>40</text:p>
          </table:table-cell>
          <table:table-cell table:style-name="ce81" table:formula="of:=ROUNDDOWN([.S55]/[.T$2])" office:value-type="float" office:value="2" calcext:value-type="float">
            <text:p>2</text:p>
          </table:table-cell>
          <table:table-cell table:style-name="ce81" table:formula="of:=[.S55]-[.T55]*[.T$2]" office:value-type="float" office:value="0" calcext:value-type="float">
            <text:p>0</text:p>
          </table:table-cell>
          <table:table-cell table:style-name="ce81" table:formula="of:=ROUNDDOWN([.U55]/[.V$2])" office:value-type="float" office:value="0" calcext:value-type="float">
            <text:p>0</text:p>
          </table:table-cell>
          <table:table-cell table:style-name="ce81" table:formula="of:=[.U55]-[.V55]*[.V$2]" office:value-type="float" office:value="0" calcext:value-type="float">
            <text:p>0</text:p>
          </table:table-cell>
          <table:table-cell table:style-name="ce81" table:formula="of:=ROUNDDOWN([.W55]/[.X$2])" office:value-type="float" office:value="0" calcext:value-type="float">
            <text:p>0</text:p>
          </table:table-cell>
          <table:table-cell table:style-name="ce331" table:formula="of:=[.$P55]*[.R55]" office:value-type="float" office:value="0" calcext:value-type="float">
            <text:p>0</text:p>
          </table:table-cell>
          <table:table-cell table:style-name="ce81" table:formula="of:=[.$P55]*[.T55]" office:value-type="float" office:value="0" calcext:value-type="float">
            <text:p>0</text:p>
          </table:table-cell>
          <table:table-cell table:style-name="ce81" table:formula="of:=[.$P55]*[.V55]" office:value-type="float" office:value="0" calcext:value-type="float">
            <text:p>0</text:p>
          </table:table-cell>
          <table:table-cell table:style-name="ce81" table:formula="of:=[.$P55]*[.X5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50" calcext:value-type="float">
            <text:p>550</text:p>
          </table:table-cell>
          <table:table-cell table:style-name="ce81" table:formula="of:=COUNTIF([.B$10:.B$14];[.$I56])" office:value-type="float" office:value="0" calcext:value-type="float">
            <text:p>0</text:p>
          </table:table-cell>
          <table:table-cell table:style-name="ce81" table:formula="of:=COUNTIF([.C$10:.C$14];[.$I56])" office:value-type="float" office:value="0" calcext:value-type="float">
            <text:p>0</text:p>
          </table:table-cell>
          <table:table-cell table:style-name="ce81" table:formula="of:=COUNTIF([.D$10:.D$14];[.$I56])" office:value-type="float" office:value="0" calcext:value-type="float">
            <text:p>0</text:p>
          </table:table-cell>
          <table:table-cell table:style-name="ce81" table:formula="of:=COUNTIF([.E$10:.E$14];[.$I56])" office:value-type="float" office:value="0" calcext:value-type="float">
            <text:p>0</text:p>
          </table:table-cell>
          <table:table-cell table:style-name="ce81" table:formula="of:=COUNTIF([.F$10:.F$14];[.$I56])" office:value-type="float" office:value="0" calcext:value-type="float">
            <text:p>0</text:p>
          </table:table-cell>
          <table:table-cell table:style-name="ce81" table:formula="of:=COUNTIF([.G$10:.G$14];[.$I56])" office:value-type="float" office:value="0" calcext:value-type="float">
            <text:p>0</text:p>
          </table:table-cell>
          <table:table-cell table:style-name="ce81" table:formula="of:=SUMPRODUCT([.J56:.M56];[.J$2:.M$2])" office:value-type="float" office:value="0" calcext:value-type="float">
            <text:p>0</text:p>
          </table:table-cell>
          <table:table-cell table:style-name="ce331" table:formula="of:=[.I56]" office:value-type="float" office:value="550" calcext:value-type="float">
            <text:p>550</text:p>
          </table:table-cell>
          <table:table-cell table:style-name="ce81" table:formula="of:=ROUNDDOWN([.Q56]/[.R$2])" office:value-type="float" office:value="11" calcext:value-type="float">
            <text:p>11</text:p>
          </table:table-cell>
          <table:table-cell table:style-name="ce81" table:formula="of:=[.Q56]-[.R56]*[.R$2]" office:value-type="float" office:value="0" calcext:value-type="float">
            <text:p>0</text:p>
          </table:table-cell>
          <table:table-cell table:style-name="ce81" table:formula="of:=ROUNDDOWN([.S56]/[.T$2])" office:value-type="float" office:value="0" calcext:value-type="float">
            <text:p>0</text:p>
          </table:table-cell>
          <table:table-cell table:style-name="ce81" table:formula="of:=[.S56]-[.T56]*[.T$2]" office:value-type="float" office:value="0" calcext:value-type="float">
            <text:p>0</text:p>
          </table:table-cell>
          <table:table-cell table:style-name="ce81" table:formula="of:=ROUNDDOWN([.U56]/[.V$2])" office:value-type="float" office:value="0" calcext:value-type="float">
            <text:p>0</text:p>
          </table:table-cell>
          <table:table-cell table:style-name="ce81" table:formula="of:=[.U56]-[.V56]*[.V$2]" office:value-type="float" office:value="0" calcext:value-type="float">
            <text:p>0</text:p>
          </table:table-cell>
          <table:table-cell table:style-name="ce81" table:formula="of:=ROUNDDOWN([.W56]/[.X$2])" office:value-type="float" office:value="0" calcext:value-type="float">
            <text:p>0</text:p>
          </table:table-cell>
          <table:table-cell table:style-name="ce331" table:formula="of:=[.$P56]*[.R56]" office:value-type="float" office:value="0" calcext:value-type="float">
            <text:p>0</text:p>
          </table:table-cell>
          <table:table-cell table:style-name="ce81" table:formula="of:=[.$P56]*[.T56]" office:value-type="float" office:value="0" calcext:value-type="float">
            <text:p>0</text:p>
          </table:table-cell>
          <table:table-cell table:style-name="ce81" table:formula="of:=[.$P56]*[.V56]" office:value-type="float" office:value="0" calcext:value-type="float">
            <text:p>0</text:p>
          </table:table-cell>
          <table:table-cell table:style-name="ce81" table:formula="of:=[.$P56]*[.X5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60" calcext:value-type="float">
            <text:p>560</text:p>
          </table:table-cell>
          <table:table-cell table:style-name="ce81" table:formula="of:=COUNTIF([.B$10:.B$14];[.$I57])" office:value-type="float" office:value="0" calcext:value-type="float">
            <text:p>0</text:p>
          </table:table-cell>
          <table:table-cell table:style-name="ce81" table:formula="of:=COUNTIF([.C$10:.C$14];[.$I57])" office:value-type="float" office:value="0" calcext:value-type="float">
            <text:p>0</text:p>
          </table:table-cell>
          <table:table-cell table:style-name="ce81" table:formula="of:=COUNTIF([.D$10:.D$14];[.$I57])" office:value-type="float" office:value="0" calcext:value-type="float">
            <text:p>0</text:p>
          </table:table-cell>
          <table:table-cell table:style-name="ce81" table:formula="of:=COUNTIF([.E$10:.E$14];[.$I57])" office:value-type="float" office:value="0" calcext:value-type="float">
            <text:p>0</text:p>
          </table:table-cell>
          <table:table-cell table:style-name="ce81" table:formula="of:=COUNTIF([.F$10:.F$14];[.$I57])" office:value-type="float" office:value="0" calcext:value-type="float">
            <text:p>0</text:p>
          </table:table-cell>
          <table:table-cell table:style-name="ce81" table:formula="of:=COUNTIF([.G$10:.G$14];[.$I57])" office:value-type="float" office:value="0" calcext:value-type="float">
            <text:p>0</text:p>
          </table:table-cell>
          <table:table-cell table:style-name="ce81" table:formula="of:=SUMPRODUCT([.J57:.M57];[.J$2:.M$2])" office:value-type="float" office:value="0" calcext:value-type="float">
            <text:p>0</text:p>
          </table:table-cell>
          <table:table-cell table:style-name="ce331" table:formula="of:=[.I57]" office:value-type="float" office:value="560" calcext:value-type="float">
            <text:p>560</text:p>
          </table:table-cell>
          <table:table-cell table:style-name="ce81" table:formula="of:=ROUNDDOWN([.Q57]/[.R$2])" office:value-type="float" office:value="11" calcext:value-type="float">
            <text:p>11</text:p>
          </table:table-cell>
          <table:table-cell table:style-name="ce81" table:formula="of:=[.Q57]-[.R57]*[.R$2]" office:value-type="float" office:value="10" calcext:value-type="float">
            <text:p>10</text:p>
          </table:table-cell>
          <table:table-cell table:style-name="ce81" table:formula="of:=ROUNDDOWN([.S57]/[.T$2])" office:value-type="float" office:value="0" calcext:value-type="float">
            <text:p>0</text:p>
          </table:table-cell>
          <table:table-cell table:style-name="ce81" table:formula="of:=[.S57]-[.T57]*[.T$2]" office:value-type="float" office:value="10" calcext:value-type="float">
            <text:p>10</text:p>
          </table:table-cell>
          <table:table-cell table:style-name="ce81" table:formula="of:=ROUNDDOWN([.U57]/[.V$2])" office:value-type="float" office:value="1" calcext:value-type="float">
            <text:p>1</text:p>
          </table:table-cell>
          <table:table-cell table:style-name="ce81" table:formula="of:=[.U57]-[.V57]*[.V$2]" office:value-type="float" office:value="0" calcext:value-type="float">
            <text:p>0</text:p>
          </table:table-cell>
          <table:table-cell table:style-name="ce81" table:formula="of:=ROUNDDOWN([.W57]/[.X$2])" office:value-type="float" office:value="0" calcext:value-type="float">
            <text:p>0</text:p>
          </table:table-cell>
          <table:table-cell table:style-name="ce331" table:formula="of:=[.$P57]*[.R57]" office:value-type="float" office:value="0" calcext:value-type="float">
            <text:p>0</text:p>
          </table:table-cell>
          <table:table-cell table:style-name="ce81" table:formula="of:=[.$P57]*[.T57]" office:value-type="float" office:value="0" calcext:value-type="float">
            <text:p>0</text:p>
          </table:table-cell>
          <table:table-cell table:style-name="ce81" table:formula="of:=[.$P57]*[.V57]" office:value-type="float" office:value="0" calcext:value-type="float">
            <text:p>0</text:p>
          </table:table-cell>
          <table:table-cell table:style-name="ce81" table:formula="of:=[.$P57]*[.X5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70" calcext:value-type="float">
            <text:p>570</text:p>
          </table:table-cell>
          <table:table-cell table:style-name="ce81" table:formula="of:=COUNTIF([.B$10:.B$14];[.$I58])" office:value-type="float" office:value="0" calcext:value-type="float">
            <text:p>0</text:p>
          </table:table-cell>
          <table:table-cell table:style-name="ce81" table:formula="of:=COUNTIF([.C$10:.C$14];[.$I58])" office:value-type="float" office:value="0" calcext:value-type="float">
            <text:p>0</text:p>
          </table:table-cell>
          <table:table-cell table:style-name="ce81" table:formula="of:=COUNTIF([.D$10:.D$14];[.$I58])" office:value-type="float" office:value="0" calcext:value-type="float">
            <text:p>0</text:p>
          </table:table-cell>
          <table:table-cell table:style-name="ce81" table:formula="of:=COUNTIF([.E$10:.E$14];[.$I58])" office:value-type="float" office:value="0" calcext:value-type="float">
            <text:p>0</text:p>
          </table:table-cell>
          <table:table-cell table:style-name="ce81" table:formula="of:=COUNTIF([.F$10:.F$14];[.$I58])" office:value-type="float" office:value="0" calcext:value-type="float">
            <text:p>0</text:p>
          </table:table-cell>
          <table:table-cell table:style-name="ce81" table:formula="of:=COUNTIF([.G$10:.G$14];[.$I58])" office:value-type="float" office:value="0" calcext:value-type="float">
            <text:p>0</text:p>
          </table:table-cell>
          <table:table-cell table:style-name="ce81" table:formula="of:=SUMPRODUCT([.J58:.M58];[.J$2:.M$2])" office:value-type="float" office:value="0" calcext:value-type="float">
            <text:p>0</text:p>
          </table:table-cell>
          <table:table-cell table:style-name="ce331" table:formula="of:=[.I58]" office:value-type="float" office:value="570" calcext:value-type="float">
            <text:p>570</text:p>
          </table:table-cell>
          <table:table-cell table:style-name="ce81" table:formula="of:=ROUNDDOWN([.Q58]/[.R$2])" office:value-type="float" office:value="11" calcext:value-type="float">
            <text:p>11</text:p>
          </table:table-cell>
          <table:table-cell table:style-name="ce81" table:formula="of:=[.Q58]-[.R58]*[.R$2]" office:value-type="float" office:value="20" calcext:value-type="float">
            <text:p>20</text:p>
          </table:table-cell>
          <table:table-cell table:style-name="ce81" table:formula="of:=ROUNDDOWN([.S58]/[.T$2])" office:value-type="float" office:value="1" calcext:value-type="float">
            <text:p>1</text:p>
          </table:table-cell>
          <table:table-cell table:style-name="ce81" table:formula="of:=[.S58]-[.T58]*[.T$2]" office:value-type="float" office:value="0" calcext:value-type="float">
            <text:p>0</text:p>
          </table:table-cell>
          <table:table-cell table:style-name="ce81" table:formula="of:=ROUNDDOWN([.U58]/[.V$2])" office:value-type="float" office:value="0" calcext:value-type="float">
            <text:p>0</text:p>
          </table:table-cell>
          <table:table-cell table:style-name="ce81" table:formula="of:=[.U58]-[.V58]*[.V$2]" office:value-type="float" office:value="0" calcext:value-type="float">
            <text:p>0</text:p>
          </table:table-cell>
          <table:table-cell table:style-name="ce81" table:formula="of:=ROUNDDOWN([.W58]/[.X$2])" office:value-type="float" office:value="0" calcext:value-type="float">
            <text:p>0</text:p>
          </table:table-cell>
          <table:table-cell table:style-name="ce331" table:formula="of:=[.$P58]*[.R58]" office:value-type="float" office:value="0" calcext:value-type="float">
            <text:p>0</text:p>
          </table:table-cell>
          <table:table-cell table:style-name="ce81" table:formula="of:=[.$P58]*[.T58]" office:value-type="float" office:value="0" calcext:value-type="float">
            <text:p>0</text:p>
          </table:table-cell>
          <table:table-cell table:style-name="ce81" table:formula="of:=[.$P58]*[.V58]" office:value-type="float" office:value="0" calcext:value-type="float">
            <text:p>0</text:p>
          </table:table-cell>
          <table:table-cell table:style-name="ce81" table:formula="of:=[.$P58]*[.X5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80" calcext:value-type="float">
            <text:p>580</text:p>
          </table:table-cell>
          <table:table-cell table:style-name="ce81" table:formula="of:=COUNTIF([.B$10:.B$14];[.$I59])" office:value-type="float" office:value="0" calcext:value-type="float">
            <text:p>0</text:p>
          </table:table-cell>
          <table:table-cell table:style-name="ce81" table:formula="of:=COUNTIF([.C$10:.C$14];[.$I59])" office:value-type="float" office:value="0" calcext:value-type="float">
            <text:p>0</text:p>
          </table:table-cell>
          <table:table-cell table:style-name="ce81" table:formula="of:=COUNTIF([.D$10:.D$14];[.$I59])" office:value-type="float" office:value="0" calcext:value-type="float">
            <text:p>0</text:p>
          </table:table-cell>
          <table:table-cell table:style-name="ce81" table:formula="of:=COUNTIF([.E$10:.E$14];[.$I59])" office:value-type="float" office:value="0" calcext:value-type="float">
            <text:p>0</text:p>
          </table:table-cell>
          <table:table-cell table:style-name="ce81" table:formula="of:=COUNTIF([.F$10:.F$14];[.$I59])" office:value-type="float" office:value="0" calcext:value-type="float">
            <text:p>0</text:p>
          </table:table-cell>
          <table:table-cell table:style-name="ce81" table:formula="of:=COUNTIF([.G$10:.G$14];[.$I59])" office:value-type="float" office:value="0" calcext:value-type="float">
            <text:p>0</text:p>
          </table:table-cell>
          <table:table-cell table:style-name="ce81" table:formula="of:=SUMPRODUCT([.J59:.M59];[.J$2:.M$2])" office:value-type="float" office:value="0" calcext:value-type="float">
            <text:p>0</text:p>
          </table:table-cell>
          <table:table-cell table:style-name="ce331" table:formula="of:=[.I59]" office:value-type="float" office:value="580" calcext:value-type="float">
            <text:p>580</text:p>
          </table:table-cell>
          <table:table-cell table:style-name="ce81" table:formula="of:=ROUNDDOWN([.Q59]/[.R$2])" office:value-type="float" office:value="11" calcext:value-type="float">
            <text:p>11</text:p>
          </table:table-cell>
          <table:table-cell table:style-name="ce81" table:formula="of:=[.Q59]-[.R59]*[.R$2]" office:value-type="float" office:value="30" calcext:value-type="float">
            <text:p>30</text:p>
          </table:table-cell>
          <table:table-cell table:style-name="ce81" table:formula="of:=ROUNDDOWN([.S59]/[.T$2])" office:value-type="float" office:value="1" calcext:value-type="float">
            <text:p>1</text:p>
          </table:table-cell>
          <table:table-cell table:style-name="ce81" table:formula="of:=[.S59]-[.T59]*[.T$2]" office:value-type="float" office:value="10" calcext:value-type="float">
            <text:p>10</text:p>
          </table:table-cell>
          <table:table-cell table:style-name="ce81" table:formula="of:=ROUNDDOWN([.U59]/[.V$2])" office:value-type="float" office:value="1" calcext:value-type="float">
            <text:p>1</text:p>
          </table:table-cell>
          <table:table-cell table:style-name="ce81" table:formula="of:=[.U59]-[.V59]*[.V$2]" office:value-type="float" office:value="0" calcext:value-type="float">
            <text:p>0</text:p>
          </table:table-cell>
          <table:table-cell table:style-name="ce81" table:formula="of:=ROUNDDOWN([.W59]/[.X$2])" office:value-type="float" office:value="0" calcext:value-type="float">
            <text:p>0</text:p>
          </table:table-cell>
          <table:table-cell table:style-name="ce331" table:formula="of:=[.$P59]*[.R59]" office:value-type="float" office:value="0" calcext:value-type="float">
            <text:p>0</text:p>
          </table:table-cell>
          <table:table-cell table:style-name="ce81" table:formula="of:=[.$P59]*[.T59]" office:value-type="float" office:value="0" calcext:value-type="float">
            <text:p>0</text:p>
          </table:table-cell>
          <table:table-cell table:style-name="ce81" table:formula="of:=[.$P59]*[.V59]" office:value-type="float" office:value="0" calcext:value-type="float">
            <text:p>0</text:p>
          </table:table-cell>
          <table:table-cell table:style-name="ce81" table:formula="of:=[.$P59]*[.X5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590" calcext:value-type="float">
            <text:p>590</text:p>
          </table:table-cell>
          <table:table-cell table:style-name="ce81" table:formula="of:=COUNTIF([.B$10:.B$14];[.$I60])" office:value-type="float" office:value="0" calcext:value-type="float">
            <text:p>0</text:p>
          </table:table-cell>
          <table:table-cell table:style-name="ce81" table:formula="of:=COUNTIF([.C$10:.C$14];[.$I60])" office:value-type="float" office:value="0" calcext:value-type="float">
            <text:p>0</text:p>
          </table:table-cell>
          <table:table-cell table:style-name="ce81" table:formula="of:=COUNTIF([.D$10:.D$14];[.$I60])" office:value-type="float" office:value="0" calcext:value-type="float">
            <text:p>0</text:p>
          </table:table-cell>
          <table:table-cell table:style-name="ce81" table:formula="of:=COUNTIF([.E$10:.E$14];[.$I60])" office:value-type="float" office:value="0" calcext:value-type="float">
            <text:p>0</text:p>
          </table:table-cell>
          <table:table-cell table:style-name="ce81" table:formula="of:=COUNTIF([.F$10:.F$14];[.$I60])" office:value-type="float" office:value="0" calcext:value-type="float">
            <text:p>0</text:p>
          </table:table-cell>
          <table:table-cell table:style-name="ce81" table:formula="of:=COUNTIF([.G$10:.G$14];[.$I60])" office:value-type="float" office:value="0" calcext:value-type="float">
            <text:p>0</text:p>
          </table:table-cell>
          <table:table-cell table:style-name="ce81" table:formula="of:=SUMPRODUCT([.J60:.M60];[.J$2:.M$2])" office:value-type="float" office:value="0" calcext:value-type="float">
            <text:p>0</text:p>
          </table:table-cell>
          <table:table-cell table:style-name="ce331" table:formula="of:=[.I60]" office:value-type="float" office:value="590" calcext:value-type="float">
            <text:p>590</text:p>
          </table:table-cell>
          <table:table-cell table:style-name="ce81" table:formula="of:=ROUNDDOWN([.Q60]/[.R$2])" office:value-type="float" office:value="11" calcext:value-type="float">
            <text:p>11</text:p>
          </table:table-cell>
          <table:table-cell table:style-name="ce81" table:formula="of:=[.Q60]-[.R60]*[.R$2]" office:value-type="float" office:value="40" calcext:value-type="float">
            <text:p>40</text:p>
          </table:table-cell>
          <table:table-cell table:style-name="ce81" table:formula="of:=ROUNDDOWN([.S60]/[.T$2])" office:value-type="float" office:value="2" calcext:value-type="float">
            <text:p>2</text:p>
          </table:table-cell>
          <table:table-cell table:style-name="ce81" table:formula="of:=[.S60]-[.T60]*[.T$2]" office:value-type="float" office:value="0" calcext:value-type="float">
            <text:p>0</text:p>
          </table:table-cell>
          <table:table-cell table:style-name="ce81" table:formula="of:=ROUNDDOWN([.U60]/[.V$2])" office:value-type="float" office:value="0" calcext:value-type="float">
            <text:p>0</text:p>
          </table:table-cell>
          <table:table-cell table:style-name="ce81" table:formula="of:=[.U60]-[.V60]*[.V$2]" office:value-type="float" office:value="0" calcext:value-type="float">
            <text:p>0</text:p>
          </table:table-cell>
          <table:table-cell table:style-name="ce81" table:formula="of:=ROUNDDOWN([.W60]/[.X$2])" office:value-type="float" office:value="0" calcext:value-type="float">
            <text:p>0</text:p>
          </table:table-cell>
          <table:table-cell table:style-name="ce331" table:formula="of:=[.$P60]*[.R60]" office:value-type="float" office:value="0" calcext:value-type="float">
            <text:p>0</text:p>
          </table:table-cell>
          <table:table-cell table:style-name="ce81" table:formula="of:=[.$P60]*[.T60]" office:value-type="float" office:value="0" calcext:value-type="float">
            <text:p>0</text:p>
          </table:table-cell>
          <table:table-cell table:style-name="ce81" table:formula="of:=[.$P60]*[.V60]" office:value-type="float" office:value="0" calcext:value-type="float">
            <text:p>0</text:p>
          </table:table-cell>
          <table:table-cell table:style-name="ce81" table:formula="of:=[.$P60]*[.X6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00" calcext:value-type="float">
            <text:p>600</text:p>
          </table:table-cell>
          <table:table-cell table:style-name="ce81" table:formula="of:=COUNTIF([.B$10:.B$14];[.$I61])" office:value-type="float" office:value="0" calcext:value-type="float">
            <text:p>0</text:p>
          </table:table-cell>
          <table:table-cell table:style-name="ce81" table:formula="of:=COUNTIF([.C$10:.C$14];[.$I61])" office:value-type="float" office:value="0" calcext:value-type="float">
            <text:p>0</text:p>
          </table:table-cell>
          <table:table-cell table:style-name="ce81" table:formula="of:=COUNTIF([.D$10:.D$14];[.$I61])" office:value-type="float" office:value="0" calcext:value-type="float">
            <text:p>0</text:p>
          </table:table-cell>
          <table:table-cell table:style-name="ce81" table:formula="of:=COUNTIF([.E$10:.E$14];[.$I61])" office:value-type="float" office:value="0" calcext:value-type="float">
            <text:p>0</text:p>
          </table:table-cell>
          <table:table-cell table:style-name="ce81" table:formula="of:=COUNTIF([.F$10:.F$14];[.$I61])" office:value-type="float" office:value="0" calcext:value-type="float">
            <text:p>0</text:p>
          </table:table-cell>
          <table:table-cell table:style-name="ce81" table:formula="of:=COUNTIF([.G$10:.G$14];[.$I61])" office:value-type="float" office:value="0" calcext:value-type="float">
            <text:p>0</text:p>
          </table:table-cell>
          <table:table-cell table:style-name="ce81" table:formula="of:=SUMPRODUCT([.J61:.M61];[.J$2:.M$2])" office:value-type="float" office:value="0" calcext:value-type="float">
            <text:p>0</text:p>
          </table:table-cell>
          <table:table-cell table:style-name="ce331" table:formula="of:=[.I61]" office:value-type="float" office:value="600" calcext:value-type="float">
            <text:p>600</text:p>
          </table:table-cell>
          <table:table-cell table:style-name="ce81" table:formula="of:=ROUNDDOWN([.Q61]/[.R$2])" office:value-type="float" office:value="12" calcext:value-type="float">
            <text:p>12</text:p>
          </table:table-cell>
          <table:table-cell table:style-name="ce81" table:formula="of:=[.Q61]-[.R61]*[.R$2]" office:value-type="float" office:value="0" calcext:value-type="float">
            <text:p>0</text:p>
          </table:table-cell>
          <table:table-cell table:style-name="ce81" table:formula="of:=ROUNDDOWN([.S61]/[.T$2])" office:value-type="float" office:value="0" calcext:value-type="float">
            <text:p>0</text:p>
          </table:table-cell>
          <table:table-cell table:style-name="ce81" table:formula="of:=[.S61]-[.T61]*[.T$2]" office:value-type="float" office:value="0" calcext:value-type="float">
            <text:p>0</text:p>
          </table:table-cell>
          <table:table-cell table:style-name="ce81" table:formula="of:=ROUNDDOWN([.U61]/[.V$2])" office:value-type="float" office:value="0" calcext:value-type="float">
            <text:p>0</text:p>
          </table:table-cell>
          <table:table-cell table:style-name="ce81" table:formula="of:=[.U61]-[.V61]*[.V$2]" office:value-type="float" office:value="0" calcext:value-type="float">
            <text:p>0</text:p>
          </table:table-cell>
          <table:table-cell table:style-name="ce81" table:formula="of:=ROUNDDOWN([.W61]/[.X$2])" office:value-type="float" office:value="0" calcext:value-type="float">
            <text:p>0</text:p>
          </table:table-cell>
          <table:table-cell table:style-name="ce331" table:formula="of:=[.$P61]*[.R61]" office:value-type="float" office:value="0" calcext:value-type="float">
            <text:p>0</text:p>
          </table:table-cell>
          <table:table-cell table:style-name="ce81" table:formula="of:=[.$P61]*[.T61]" office:value-type="float" office:value="0" calcext:value-type="float">
            <text:p>0</text:p>
          </table:table-cell>
          <table:table-cell table:style-name="ce81" table:formula="of:=[.$P61]*[.V61]" office:value-type="float" office:value="0" calcext:value-type="float">
            <text:p>0</text:p>
          </table:table-cell>
          <table:table-cell table:style-name="ce81" table:formula="of:=[.$P61]*[.X6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10" calcext:value-type="float">
            <text:p>610</text:p>
          </table:table-cell>
          <table:table-cell table:style-name="ce81" table:formula="of:=COUNTIF([.B$10:.B$14];[.$I62])" office:value-type="float" office:value="0" calcext:value-type="float">
            <text:p>0</text:p>
          </table:table-cell>
          <table:table-cell table:style-name="ce81" table:formula="of:=COUNTIF([.C$10:.C$14];[.$I62])" office:value-type="float" office:value="0" calcext:value-type="float">
            <text:p>0</text:p>
          </table:table-cell>
          <table:table-cell table:style-name="ce81" table:formula="of:=COUNTIF([.D$10:.D$14];[.$I62])" office:value-type="float" office:value="0" calcext:value-type="float">
            <text:p>0</text:p>
          </table:table-cell>
          <table:table-cell table:style-name="ce81" table:formula="of:=COUNTIF([.E$10:.E$14];[.$I62])" office:value-type="float" office:value="0" calcext:value-type="float">
            <text:p>0</text:p>
          </table:table-cell>
          <table:table-cell table:style-name="ce81" table:formula="of:=COUNTIF([.F$10:.F$14];[.$I62])" office:value-type="float" office:value="0" calcext:value-type="float">
            <text:p>0</text:p>
          </table:table-cell>
          <table:table-cell table:style-name="ce81" table:formula="of:=COUNTIF([.G$10:.G$14];[.$I62])" office:value-type="float" office:value="0" calcext:value-type="float">
            <text:p>0</text:p>
          </table:table-cell>
          <table:table-cell table:style-name="ce81" table:formula="of:=SUMPRODUCT([.J62:.M62];[.J$2:.M$2])" office:value-type="float" office:value="0" calcext:value-type="float">
            <text:p>0</text:p>
          </table:table-cell>
          <table:table-cell table:style-name="ce331" table:formula="of:=[.I62]" office:value-type="float" office:value="610" calcext:value-type="float">
            <text:p>610</text:p>
          </table:table-cell>
          <table:table-cell table:style-name="ce81" table:formula="of:=ROUNDDOWN([.Q62]/[.R$2])" office:value-type="float" office:value="12" calcext:value-type="float">
            <text:p>12</text:p>
          </table:table-cell>
          <table:table-cell table:style-name="ce81" table:formula="of:=[.Q62]-[.R62]*[.R$2]" office:value-type="float" office:value="10" calcext:value-type="float">
            <text:p>10</text:p>
          </table:table-cell>
          <table:table-cell table:style-name="ce81" table:formula="of:=ROUNDDOWN([.S62]/[.T$2])" office:value-type="float" office:value="0" calcext:value-type="float">
            <text:p>0</text:p>
          </table:table-cell>
          <table:table-cell table:style-name="ce81" table:formula="of:=[.S62]-[.T62]*[.T$2]" office:value-type="float" office:value="10" calcext:value-type="float">
            <text:p>10</text:p>
          </table:table-cell>
          <table:table-cell table:style-name="ce81" table:formula="of:=ROUNDDOWN([.U62]/[.V$2])" office:value-type="float" office:value="1" calcext:value-type="float">
            <text:p>1</text:p>
          </table:table-cell>
          <table:table-cell table:style-name="ce81" table:formula="of:=[.U62]-[.V62]*[.V$2]" office:value-type="float" office:value="0" calcext:value-type="float">
            <text:p>0</text:p>
          </table:table-cell>
          <table:table-cell table:style-name="ce81" table:formula="of:=ROUNDDOWN([.W62]/[.X$2])" office:value-type="float" office:value="0" calcext:value-type="float">
            <text:p>0</text:p>
          </table:table-cell>
          <table:table-cell table:style-name="ce331" table:formula="of:=[.$P62]*[.R62]" office:value-type="float" office:value="0" calcext:value-type="float">
            <text:p>0</text:p>
          </table:table-cell>
          <table:table-cell table:style-name="ce81" table:formula="of:=[.$P62]*[.T62]" office:value-type="float" office:value="0" calcext:value-type="float">
            <text:p>0</text:p>
          </table:table-cell>
          <table:table-cell table:style-name="ce81" table:formula="of:=[.$P62]*[.V62]" office:value-type="float" office:value="0" calcext:value-type="float">
            <text:p>0</text:p>
          </table:table-cell>
          <table:table-cell table:style-name="ce81" table:formula="of:=[.$P62]*[.X6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20" calcext:value-type="float">
            <text:p>620</text:p>
          </table:table-cell>
          <table:table-cell table:style-name="ce81" table:formula="of:=COUNTIF([.B$10:.B$14];[.$I63])" office:value-type="float" office:value="0" calcext:value-type="float">
            <text:p>0</text:p>
          </table:table-cell>
          <table:table-cell table:style-name="ce81" table:formula="of:=COUNTIF([.C$10:.C$14];[.$I63])" office:value-type="float" office:value="0" calcext:value-type="float">
            <text:p>0</text:p>
          </table:table-cell>
          <table:table-cell table:style-name="ce81" table:formula="of:=COUNTIF([.D$10:.D$14];[.$I63])" office:value-type="float" office:value="0" calcext:value-type="float">
            <text:p>0</text:p>
          </table:table-cell>
          <table:table-cell table:style-name="ce81" table:formula="of:=COUNTIF([.E$10:.E$14];[.$I63])" office:value-type="float" office:value="0" calcext:value-type="float">
            <text:p>0</text:p>
          </table:table-cell>
          <table:table-cell table:style-name="ce81" table:formula="of:=COUNTIF([.F$10:.F$14];[.$I63])" office:value-type="float" office:value="0" calcext:value-type="float">
            <text:p>0</text:p>
          </table:table-cell>
          <table:table-cell table:style-name="ce81" table:formula="of:=COUNTIF([.G$10:.G$14];[.$I63])" office:value-type="float" office:value="0" calcext:value-type="float">
            <text:p>0</text:p>
          </table:table-cell>
          <table:table-cell table:style-name="ce81" table:formula="of:=SUMPRODUCT([.J63:.M63];[.J$2:.M$2])" office:value-type="float" office:value="0" calcext:value-type="float">
            <text:p>0</text:p>
          </table:table-cell>
          <table:table-cell table:style-name="ce331" table:formula="of:=[.I63]" office:value-type="float" office:value="620" calcext:value-type="float">
            <text:p>620</text:p>
          </table:table-cell>
          <table:table-cell table:style-name="ce81" table:formula="of:=ROUNDDOWN([.Q63]/[.R$2])" office:value-type="float" office:value="12" calcext:value-type="float">
            <text:p>12</text:p>
          </table:table-cell>
          <table:table-cell table:style-name="ce81" table:formula="of:=[.Q63]-[.R63]*[.R$2]" office:value-type="float" office:value="20" calcext:value-type="float">
            <text:p>20</text:p>
          </table:table-cell>
          <table:table-cell table:style-name="ce81" table:formula="of:=ROUNDDOWN([.S63]/[.T$2])" office:value-type="float" office:value="1" calcext:value-type="float">
            <text:p>1</text:p>
          </table:table-cell>
          <table:table-cell table:style-name="ce81" table:formula="of:=[.S63]-[.T63]*[.T$2]" office:value-type="float" office:value="0" calcext:value-type="float">
            <text:p>0</text:p>
          </table:table-cell>
          <table:table-cell table:style-name="ce81" table:formula="of:=ROUNDDOWN([.U63]/[.V$2])" office:value-type="float" office:value="0" calcext:value-type="float">
            <text:p>0</text:p>
          </table:table-cell>
          <table:table-cell table:style-name="ce81" table:formula="of:=[.U63]-[.V63]*[.V$2]" office:value-type="float" office:value="0" calcext:value-type="float">
            <text:p>0</text:p>
          </table:table-cell>
          <table:table-cell table:style-name="ce81" table:formula="of:=ROUNDDOWN([.W63]/[.X$2])" office:value-type="float" office:value="0" calcext:value-type="float">
            <text:p>0</text:p>
          </table:table-cell>
          <table:table-cell table:style-name="ce331" table:formula="of:=[.$P63]*[.R63]" office:value-type="float" office:value="0" calcext:value-type="float">
            <text:p>0</text:p>
          </table:table-cell>
          <table:table-cell table:style-name="ce81" table:formula="of:=[.$P63]*[.T63]" office:value-type="float" office:value="0" calcext:value-type="float">
            <text:p>0</text:p>
          </table:table-cell>
          <table:table-cell table:style-name="ce81" table:formula="of:=[.$P63]*[.V63]" office:value-type="float" office:value="0" calcext:value-type="float">
            <text:p>0</text:p>
          </table:table-cell>
          <table:table-cell table:style-name="ce81" table:formula="of:=[.$P63]*[.X6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30" calcext:value-type="float">
            <text:p>630</text:p>
          </table:table-cell>
          <table:table-cell table:style-name="ce81" table:formula="of:=COUNTIF([.B$10:.B$14];[.$I64])" office:value-type="float" office:value="0" calcext:value-type="float">
            <text:p>0</text:p>
          </table:table-cell>
          <table:table-cell table:style-name="ce81" table:formula="of:=COUNTIF([.C$10:.C$14];[.$I64])" office:value-type="float" office:value="0" calcext:value-type="float">
            <text:p>0</text:p>
          </table:table-cell>
          <table:table-cell table:style-name="ce81" table:formula="of:=COUNTIF([.D$10:.D$14];[.$I64])" office:value-type="float" office:value="0" calcext:value-type="float">
            <text:p>0</text:p>
          </table:table-cell>
          <table:table-cell table:style-name="ce81" table:formula="of:=COUNTIF([.E$10:.E$14];[.$I64])" office:value-type="float" office:value="0" calcext:value-type="float">
            <text:p>0</text:p>
          </table:table-cell>
          <table:table-cell table:style-name="ce81" table:formula="of:=COUNTIF([.F$10:.F$14];[.$I64])" office:value-type="float" office:value="0" calcext:value-type="float">
            <text:p>0</text:p>
          </table:table-cell>
          <table:table-cell table:style-name="ce81" table:formula="of:=COUNTIF([.G$10:.G$14];[.$I64])" office:value-type="float" office:value="0" calcext:value-type="float">
            <text:p>0</text:p>
          </table:table-cell>
          <table:table-cell table:style-name="ce81" table:formula="of:=SUMPRODUCT([.J64:.M64];[.J$2:.M$2])" office:value-type="float" office:value="0" calcext:value-type="float">
            <text:p>0</text:p>
          </table:table-cell>
          <table:table-cell table:style-name="ce331" table:formula="of:=[.I64]" office:value-type="float" office:value="630" calcext:value-type="float">
            <text:p>630</text:p>
          </table:table-cell>
          <table:table-cell table:style-name="ce81" table:formula="of:=ROUNDDOWN([.Q64]/[.R$2])" office:value-type="float" office:value="12" calcext:value-type="float">
            <text:p>12</text:p>
          </table:table-cell>
          <table:table-cell table:style-name="ce81" table:formula="of:=[.Q64]-[.R64]*[.R$2]" office:value-type="float" office:value="30" calcext:value-type="float">
            <text:p>30</text:p>
          </table:table-cell>
          <table:table-cell table:style-name="ce81" table:formula="of:=ROUNDDOWN([.S64]/[.T$2])" office:value-type="float" office:value="1" calcext:value-type="float">
            <text:p>1</text:p>
          </table:table-cell>
          <table:table-cell table:style-name="ce81" table:formula="of:=[.S64]-[.T64]*[.T$2]" office:value-type="float" office:value="10" calcext:value-type="float">
            <text:p>10</text:p>
          </table:table-cell>
          <table:table-cell table:style-name="ce81" table:formula="of:=ROUNDDOWN([.U64]/[.V$2])" office:value-type="float" office:value="1" calcext:value-type="float">
            <text:p>1</text:p>
          </table:table-cell>
          <table:table-cell table:style-name="ce81" table:formula="of:=[.U64]-[.V64]*[.V$2]" office:value-type="float" office:value="0" calcext:value-type="float">
            <text:p>0</text:p>
          </table:table-cell>
          <table:table-cell table:style-name="ce81" table:formula="of:=ROUNDDOWN([.W64]/[.X$2])" office:value-type="float" office:value="0" calcext:value-type="float">
            <text:p>0</text:p>
          </table:table-cell>
          <table:table-cell table:style-name="ce331" table:formula="of:=[.$P64]*[.R64]" office:value-type="float" office:value="0" calcext:value-type="float">
            <text:p>0</text:p>
          </table:table-cell>
          <table:table-cell table:style-name="ce81" table:formula="of:=[.$P64]*[.T64]" office:value-type="float" office:value="0" calcext:value-type="float">
            <text:p>0</text:p>
          </table:table-cell>
          <table:table-cell table:style-name="ce81" table:formula="of:=[.$P64]*[.V64]" office:value-type="float" office:value="0" calcext:value-type="float">
            <text:p>0</text:p>
          </table:table-cell>
          <table:table-cell table:style-name="ce81" table:formula="of:=[.$P64]*[.X6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40" calcext:value-type="float">
            <text:p>640</text:p>
          </table:table-cell>
          <table:table-cell table:style-name="ce81" table:formula="of:=COUNTIF([.B$10:.B$14];[.$I65])" office:value-type="float" office:value="0" calcext:value-type="float">
            <text:p>0</text:p>
          </table:table-cell>
          <table:table-cell table:style-name="ce81" table:formula="of:=COUNTIF([.C$10:.C$14];[.$I65])" office:value-type="float" office:value="0" calcext:value-type="float">
            <text:p>0</text:p>
          </table:table-cell>
          <table:table-cell table:style-name="ce81" table:formula="of:=COUNTIF([.D$10:.D$14];[.$I65])" office:value-type="float" office:value="0" calcext:value-type="float">
            <text:p>0</text:p>
          </table:table-cell>
          <table:table-cell table:style-name="ce81" table:formula="of:=COUNTIF([.E$10:.E$14];[.$I65])" office:value-type="float" office:value="0" calcext:value-type="float">
            <text:p>0</text:p>
          </table:table-cell>
          <table:table-cell table:style-name="ce81" table:formula="of:=COUNTIF([.F$10:.F$14];[.$I65])" office:value-type="float" office:value="0" calcext:value-type="float">
            <text:p>0</text:p>
          </table:table-cell>
          <table:table-cell table:style-name="ce81" table:formula="of:=COUNTIF([.G$10:.G$14];[.$I65])" office:value-type="float" office:value="0" calcext:value-type="float">
            <text:p>0</text:p>
          </table:table-cell>
          <table:table-cell table:style-name="ce81" table:formula="of:=SUMPRODUCT([.J65:.M65];[.J$2:.M$2])" office:value-type="float" office:value="0" calcext:value-type="float">
            <text:p>0</text:p>
          </table:table-cell>
          <table:table-cell table:style-name="ce331" table:formula="of:=[.I65]" office:value-type="float" office:value="640" calcext:value-type="float">
            <text:p>640</text:p>
          </table:table-cell>
          <table:table-cell table:style-name="ce81" table:formula="of:=ROUNDDOWN([.Q65]/[.R$2])" office:value-type="float" office:value="12" calcext:value-type="float">
            <text:p>12</text:p>
          </table:table-cell>
          <table:table-cell table:style-name="ce81" table:formula="of:=[.Q65]-[.R65]*[.R$2]" office:value-type="float" office:value="40" calcext:value-type="float">
            <text:p>40</text:p>
          </table:table-cell>
          <table:table-cell table:style-name="ce81" table:formula="of:=ROUNDDOWN([.S65]/[.T$2])" office:value-type="float" office:value="2" calcext:value-type="float">
            <text:p>2</text:p>
          </table:table-cell>
          <table:table-cell table:style-name="ce81" table:formula="of:=[.S65]-[.T65]*[.T$2]" office:value-type="float" office:value="0" calcext:value-type="float">
            <text:p>0</text:p>
          </table:table-cell>
          <table:table-cell table:style-name="ce81" table:formula="of:=ROUNDDOWN([.U65]/[.V$2])" office:value-type="float" office:value="0" calcext:value-type="float">
            <text:p>0</text:p>
          </table:table-cell>
          <table:table-cell table:style-name="ce81" table:formula="of:=[.U65]-[.V65]*[.V$2]" office:value-type="float" office:value="0" calcext:value-type="float">
            <text:p>0</text:p>
          </table:table-cell>
          <table:table-cell table:style-name="ce81" table:formula="of:=ROUNDDOWN([.W65]/[.X$2])" office:value-type="float" office:value="0" calcext:value-type="float">
            <text:p>0</text:p>
          </table:table-cell>
          <table:table-cell table:style-name="ce331" table:formula="of:=[.$P65]*[.R65]" office:value-type="float" office:value="0" calcext:value-type="float">
            <text:p>0</text:p>
          </table:table-cell>
          <table:table-cell table:style-name="ce81" table:formula="of:=[.$P65]*[.T65]" office:value-type="float" office:value="0" calcext:value-type="float">
            <text:p>0</text:p>
          </table:table-cell>
          <table:table-cell table:style-name="ce81" table:formula="of:=[.$P65]*[.V65]" office:value-type="float" office:value="0" calcext:value-type="float">
            <text:p>0</text:p>
          </table:table-cell>
          <table:table-cell table:style-name="ce81" table:formula="of:=[.$P65]*[.X6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50" calcext:value-type="float">
            <text:p>650</text:p>
          </table:table-cell>
          <table:table-cell table:style-name="ce81" table:formula="of:=COUNTIF([.B$10:.B$14];[.$I66])" office:value-type="float" office:value="0" calcext:value-type="float">
            <text:p>0</text:p>
          </table:table-cell>
          <table:table-cell table:style-name="ce81" table:formula="of:=COUNTIF([.C$10:.C$14];[.$I66])" office:value-type="float" office:value="0" calcext:value-type="float">
            <text:p>0</text:p>
          </table:table-cell>
          <table:table-cell table:style-name="ce81" table:formula="of:=COUNTIF([.D$10:.D$14];[.$I66])" office:value-type="float" office:value="0" calcext:value-type="float">
            <text:p>0</text:p>
          </table:table-cell>
          <table:table-cell table:style-name="ce81" table:formula="of:=COUNTIF([.E$10:.E$14];[.$I66])" office:value-type="float" office:value="0" calcext:value-type="float">
            <text:p>0</text:p>
          </table:table-cell>
          <table:table-cell table:style-name="ce81" table:formula="of:=COUNTIF([.F$10:.F$14];[.$I66])" office:value-type="float" office:value="0" calcext:value-type="float">
            <text:p>0</text:p>
          </table:table-cell>
          <table:table-cell table:style-name="ce81" table:formula="of:=COUNTIF([.G$10:.G$14];[.$I66])" office:value-type="float" office:value="0" calcext:value-type="float">
            <text:p>0</text:p>
          </table:table-cell>
          <table:table-cell table:style-name="ce81" table:formula="of:=SUMPRODUCT([.J66:.M66];[.J$2:.M$2])" office:value-type="float" office:value="0" calcext:value-type="float">
            <text:p>0</text:p>
          </table:table-cell>
          <table:table-cell table:style-name="ce331" table:formula="of:=[.I66]" office:value-type="float" office:value="650" calcext:value-type="float">
            <text:p>650</text:p>
          </table:table-cell>
          <table:table-cell table:style-name="ce81" table:formula="of:=ROUNDDOWN([.Q66]/[.R$2])" office:value-type="float" office:value="13" calcext:value-type="float">
            <text:p>13</text:p>
          </table:table-cell>
          <table:table-cell table:style-name="ce81" table:formula="of:=[.Q66]-[.R66]*[.R$2]" office:value-type="float" office:value="0" calcext:value-type="float">
            <text:p>0</text:p>
          </table:table-cell>
          <table:table-cell table:style-name="ce81" table:formula="of:=ROUNDDOWN([.S66]/[.T$2])" office:value-type="float" office:value="0" calcext:value-type="float">
            <text:p>0</text:p>
          </table:table-cell>
          <table:table-cell table:style-name="ce81" table:formula="of:=[.S66]-[.T66]*[.T$2]" office:value-type="float" office:value="0" calcext:value-type="float">
            <text:p>0</text:p>
          </table:table-cell>
          <table:table-cell table:style-name="ce81" table:formula="of:=ROUNDDOWN([.U66]/[.V$2])" office:value-type="float" office:value="0" calcext:value-type="float">
            <text:p>0</text:p>
          </table:table-cell>
          <table:table-cell table:style-name="ce81" table:formula="of:=[.U66]-[.V66]*[.V$2]" office:value-type="float" office:value="0" calcext:value-type="float">
            <text:p>0</text:p>
          </table:table-cell>
          <table:table-cell table:style-name="ce81" table:formula="of:=ROUNDDOWN([.W66]/[.X$2])" office:value-type="float" office:value="0" calcext:value-type="float">
            <text:p>0</text:p>
          </table:table-cell>
          <table:table-cell table:style-name="ce331" table:formula="of:=[.$P66]*[.R66]" office:value-type="float" office:value="0" calcext:value-type="float">
            <text:p>0</text:p>
          </table:table-cell>
          <table:table-cell table:style-name="ce81" table:formula="of:=[.$P66]*[.T66]" office:value-type="float" office:value="0" calcext:value-type="float">
            <text:p>0</text:p>
          </table:table-cell>
          <table:table-cell table:style-name="ce81" table:formula="of:=[.$P66]*[.V66]" office:value-type="float" office:value="0" calcext:value-type="float">
            <text:p>0</text:p>
          </table:table-cell>
          <table:table-cell table:style-name="ce81" table:formula="of:=[.$P66]*[.X6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60" calcext:value-type="float">
            <text:p>660</text:p>
          </table:table-cell>
          <table:table-cell table:style-name="ce81" table:formula="of:=COUNTIF([.B$10:.B$14];[.$I67])" office:value-type="float" office:value="0" calcext:value-type="float">
            <text:p>0</text:p>
          </table:table-cell>
          <table:table-cell table:style-name="ce81" table:formula="of:=COUNTIF([.C$10:.C$14];[.$I67])" office:value-type="float" office:value="0" calcext:value-type="float">
            <text:p>0</text:p>
          </table:table-cell>
          <table:table-cell table:style-name="ce81" table:formula="of:=COUNTIF([.D$10:.D$14];[.$I67])" office:value-type="float" office:value="0" calcext:value-type="float">
            <text:p>0</text:p>
          </table:table-cell>
          <table:table-cell table:style-name="ce81" table:formula="of:=COUNTIF([.E$10:.E$14];[.$I67])" office:value-type="float" office:value="0" calcext:value-type="float">
            <text:p>0</text:p>
          </table:table-cell>
          <table:table-cell table:style-name="ce81" table:formula="of:=COUNTIF([.F$10:.F$14];[.$I67])" office:value-type="float" office:value="0" calcext:value-type="float">
            <text:p>0</text:p>
          </table:table-cell>
          <table:table-cell table:style-name="ce81" table:formula="of:=COUNTIF([.G$10:.G$14];[.$I67])" office:value-type="float" office:value="0" calcext:value-type="float">
            <text:p>0</text:p>
          </table:table-cell>
          <table:table-cell table:style-name="ce81" table:formula="of:=SUMPRODUCT([.J67:.M67];[.J$2:.M$2])" office:value-type="float" office:value="0" calcext:value-type="float">
            <text:p>0</text:p>
          </table:table-cell>
          <table:table-cell table:style-name="ce331" table:formula="of:=[.I67]" office:value-type="float" office:value="660" calcext:value-type="float">
            <text:p>660</text:p>
          </table:table-cell>
          <table:table-cell table:style-name="ce81" table:formula="of:=ROUNDDOWN([.Q67]/[.R$2])" office:value-type="float" office:value="13" calcext:value-type="float">
            <text:p>13</text:p>
          </table:table-cell>
          <table:table-cell table:style-name="ce81" table:formula="of:=[.Q67]-[.R67]*[.R$2]" office:value-type="float" office:value="10" calcext:value-type="float">
            <text:p>10</text:p>
          </table:table-cell>
          <table:table-cell table:style-name="ce81" table:formula="of:=ROUNDDOWN([.S67]/[.T$2])" office:value-type="float" office:value="0" calcext:value-type="float">
            <text:p>0</text:p>
          </table:table-cell>
          <table:table-cell table:style-name="ce81" table:formula="of:=[.S67]-[.T67]*[.T$2]" office:value-type="float" office:value="10" calcext:value-type="float">
            <text:p>10</text:p>
          </table:table-cell>
          <table:table-cell table:style-name="ce81" table:formula="of:=ROUNDDOWN([.U67]/[.V$2])" office:value-type="float" office:value="1" calcext:value-type="float">
            <text:p>1</text:p>
          </table:table-cell>
          <table:table-cell table:style-name="ce81" table:formula="of:=[.U67]-[.V67]*[.V$2]" office:value-type="float" office:value="0" calcext:value-type="float">
            <text:p>0</text:p>
          </table:table-cell>
          <table:table-cell table:style-name="ce81" table:formula="of:=ROUNDDOWN([.W67]/[.X$2])" office:value-type="float" office:value="0" calcext:value-type="float">
            <text:p>0</text:p>
          </table:table-cell>
          <table:table-cell table:style-name="ce331" table:formula="of:=[.$P67]*[.R67]" office:value-type="float" office:value="0" calcext:value-type="float">
            <text:p>0</text:p>
          </table:table-cell>
          <table:table-cell table:style-name="ce81" table:formula="of:=[.$P67]*[.T67]" office:value-type="float" office:value="0" calcext:value-type="float">
            <text:p>0</text:p>
          </table:table-cell>
          <table:table-cell table:style-name="ce81" table:formula="of:=[.$P67]*[.V67]" office:value-type="float" office:value="0" calcext:value-type="float">
            <text:p>0</text:p>
          </table:table-cell>
          <table:table-cell table:style-name="ce81" table:formula="of:=[.$P67]*[.X6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70" calcext:value-type="float">
            <text:p>670</text:p>
          </table:table-cell>
          <table:table-cell table:style-name="ce81" table:formula="of:=COUNTIF([.B$10:.B$14];[.$I68])" office:value-type="float" office:value="0" calcext:value-type="float">
            <text:p>0</text:p>
          </table:table-cell>
          <table:table-cell table:style-name="ce81" table:formula="of:=COUNTIF([.C$10:.C$14];[.$I68])" office:value-type="float" office:value="0" calcext:value-type="float">
            <text:p>0</text:p>
          </table:table-cell>
          <table:table-cell table:style-name="ce81" table:formula="of:=COUNTIF([.D$10:.D$14];[.$I68])" office:value-type="float" office:value="0" calcext:value-type="float">
            <text:p>0</text:p>
          </table:table-cell>
          <table:table-cell table:style-name="ce81" table:formula="of:=COUNTIF([.E$10:.E$14];[.$I68])" office:value-type="float" office:value="0" calcext:value-type="float">
            <text:p>0</text:p>
          </table:table-cell>
          <table:table-cell table:style-name="ce81" table:formula="of:=COUNTIF([.F$10:.F$14];[.$I68])" office:value-type="float" office:value="0" calcext:value-type="float">
            <text:p>0</text:p>
          </table:table-cell>
          <table:table-cell table:style-name="ce81" table:formula="of:=COUNTIF([.G$10:.G$14];[.$I68])" office:value-type="float" office:value="0" calcext:value-type="float">
            <text:p>0</text:p>
          </table:table-cell>
          <table:table-cell table:style-name="ce81" table:formula="of:=SUMPRODUCT([.J68:.M68];[.J$2:.M$2])" office:value-type="float" office:value="0" calcext:value-type="float">
            <text:p>0</text:p>
          </table:table-cell>
          <table:table-cell table:style-name="ce331" table:formula="of:=[.I68]" office:value-type="float" office:value="670" calcext:value-type="float">
            <text:p>670</text:p>
          </table:table-cell>
          <table:table-cell table:style-name="ce81" table:formula="of:=ROUNDDOWN([.Q68]/[.R$2])" office:value-type="float" office:value="13" calcext:value-type="float">
            <text:p>13</text:p>
          </table:table-cell>
          <table:table-cell table:style-name="ce81" table:formula="of:=[.Q68]-[.R68]*[.R$2]" office:value-type="float" office:value="20" calcext:value-type="float">
            <text:p>20</text:p>
          </table:table-cell>
          <table:table-cell table:style-name="ce81" table:formula="of:=ROUNDDOWN([.S68]/[.T$2])" office:value-type="float" office:value="1" calcext:value-type="float">
            <text:p>1</text:p>
          </table:table-cell>
          <table:table-cell table:style-name="ce81" table:formula="of:=[.S68]-[.T68]*[.T$2]" office:value-type="float" office:value="0" calcext:value-type="float">
            <text:p>0</text:p>
          </table:table-cell>
          <table:table-cell table:style-name="ce81" table:formula="of:=ROUNDDOWN([.U68]/[.V$2])" office:value-type="float" office:value="0" calcext:value-type="float">
            <text:p>0</text:p>
          </table:table-cell>
          <table:table-cell table:style-name="ce81" table:formula="of:=[.U68]-[.V68]*[.V$2]" office:value-type="float" office:value="0" calcext:value-type="float">
            <text:p>0</text:p>
          </table:table-cell>
          <table:table-cell table:style-name="ce81" table:formula="of:=ROUNDDOWN([.W68]/[.X$2])" office:value-type="float" office:value="0" calcext:value-type="float">
            <text:p>0</text:p>
          </table:table-cell>
          <table:table-cell table:style-name="ce331" table:formula="of:=[.$P68]*[.R68]" office:value-type="float" office:value="0" calcext:value-type="float">
            <text:p>0</text:p>
          </table:table-cell>
          <table:table-cell table:style-name="ce81" table:formula="of:=[.$P68]*[.T68]" office:value-type="float" office:value="0" calcext:value-type="float">
            <text:p>0</text:p>
          </table:table-cell>
          <table:table-cell table:style-name="ce81" table:formula="of:=[.$P68]*[.V68]" office:value-type="float" office:value="0" calcext:value-type="float">
            <text:p>0</text:p>
          </table:table-cell>
          <table:table-cell table:style-name="ce81" table:formula="of:=[.$P68]*[.X6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80" calcext:value-type="float">
            <text:p>680</text:p>
          </table:table-cell>
          <table:table-cell table:style-name="ce81" table:formula="of:=COUNTIF([.B$10:.B$14];[.$I69])" office:value-type="float" office:value="0" calcext:value-type="float">
            <text:p>0</text:p>
          </table:table-cell>
          <table:table-cell table:style-name="ce81" table:formula="of:=COUNTIF([.C$10:.C$14];[.$I69])" office:value-type="float" office:value="0" calcext:value-type="float">
            <text:p>0</text:p>
          </table:table-cell>
          <table:table-cell table:style-name="ce81" table:formula="of:=COUNTIF([.D$10:.D$14];[.$I69])" office:value-type="float" office:value="0" calcext:value-type="float">
            <text:p>0</text:p>
          </table:table-cell>
          <table:table-cell table:style-name="ce81" table:formula="of:=COUNTIF([.E$10:.E$14];[.$I69])" office:value-type="float" office:value="0" calcext:value-type="float">
            <text:p>0</text:p>
          </table:table-cell>
          <table:table-cell table:style-name="ce81" table:formula="of:=COUNTIF([.F$10:.F$14];[.$I69])" office:value-type="float" office:value="0" calcext:value-type="float">
            <text:p>0</text:p>
          </table:table-cell>
          <table:table-cell table:style-name="ce81" table:formula="of:=COUNTIF([.G$10:.G$14];[.$I69])" office:value-type="float" office:value="0" calcext:value-type="float">
            <text:p>0</text:p>
          </table:table-cell>
          <table:table-cell table:style-name="ce81" table:formula="of:=SUMPRODUCT([.J69:.M69];[.J$2:.M$2])" office:value-type="float" office:value="0" calcext:value-type="float">
            <text:p>0</text:p>
          </table:table-cell>
          <table:table-cell table:style-name="ce331" table:formula="of:=[.I69]" office:value-type="float" office:value="680" calcext:value-type="float">
            <text:p>680</text:p>
          </table:table-cell>
          <table:table-cell table:style-name="ce81" table:formula="of:=ROUNDDOWN([.Q69]/[.R$2])" office:value-type="float" office:value="13" calcext:value-type="float">
            <text:p>13</text:p>
          </table:table-cell>
          <table:table-cell table:style-name="ce81" table:formula="of:=[.Q69]-[.R69]*[.R$2]" office:value-type="float" office:value="30" calcext:value-type="float">
            <text:p>30</text:p>
          </table:table-cell>
          <table:table-cell table:style-name="ce81" table:formula="of:=ROUNDDOWN([.S69]/[.T$2])" office:value-type="float" office:value="1" calcext:value-type="float">
            <text:p>1</text:p>
          </table:table-cell>
          <table:table-cell table:style-name="ce81" table:formula="of:=[.S69]-[.T69]*[.T$2]" office:value-type="float" office:value="10" calcext:value-type="float">
            <text:p>10</text:p>
          </table:table-cell>
          <table:table-cell table:style-name="ce81" table:formula="of:=ROUNDDOWN([.U69]/[.V$2])" office:value-type="float" office:value="1" calcext:value-type="float">
            <text:p>1</text:p>
          </table:table-cell>
          <table:table-cell table:style-name="ce81" table:formula="of:=[.U69]-[.V69]*[.V$2]" office:value-type="float" office:value="0" calcext:value-type="float">
            <text:p>0</text:p>
          </table:table-cell>
          <table:table-cell table:style-name="ce81" table:formula="of:=ROUNDDOWN([.W69]/[.X$2])" office:value-type="float" office:value="0" calcext:value-type="float">
            <text:p>0</text:p>
          </table:table-cell>
          <table:table-cell table:style-name="ce331" table:formula="of:=[.$P69]*[.R69]" office:value-type="float" office:value="0" calcext:value-type="float">
            <text:p>0</text:p>
          </table:table-cell>
          <table:table-cell table:style-name="ce81" table:formula="of:=[.$P69]*[.T69]" office:value-type="float" office:value="0" calcext:value-type="float">
            <text:p>0</text:p>
          </table:table-cell>
          <table:table-cell table:style-name="ce81" table:formula="of:=[.$P69]*[.V69]" office:value-type="float" office:value="0" calcext:value-type="float">
            <text:p>0</text:p>
          </table:table-cell>
          <table:table-cell table:style-name="ce81" table:formula="of:=[.$P69]*[.X6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690" calcext:value-type="float">
            <text:p>690</text:p>
          </table:table-cell>
          <table:table-cell table:style-name="ce81" table:formula="of:=COUNTIF([.B$10:.B$14];[.$I70])" office:value-type="float" office:value="0" calcext:value-type="float">
            <text:p>0</text:p>
          </table:table-cell>
          <table:table-cell table:style-name="ce81" table:formula="of:=COUNTIF([.C$10:.C$14];[.$I70])" office:value-type="float" office:value="0" calcext:value-type="float">
            <text:p>0</text:p>
          </table:table-cell>
          <table:table-cell table:style-name="ce81" table:formula="of:=COUNTIF([.D$10:.D$14];[.$I70])" office:value-type="float" office:value="0" calcext:value-type="float">
            <text:p>0</text:p>
          </table:table-cell>
          <table:table-cell table:style-name="ce81" table:formula="of:=COUNTIF([.E$10:.E$14];[.$I70])" office:value-type="float" office:value="0" calcext:value-type="float">
            <text:p>0</text:p>
          </table:table-cell>
          <table:table-cell table:style-name="ce81" table:formula="of:=COUNTIF([.F$10:.F$14];[.$I70])" office:value-type="float" office:value="0" calcext:value-type="float">
            <text:p>0</text:p>
          </table:table-cell>
          <table:table-cell table:style-name="ce81" table:formula="of:=COUNTIF([.G$10:.G$14];[.$I70])" office:value-type="float" office:value="0" calcext:value-type="float">
            <text:p>0</text:p>
          </table:table-cell>
          <table:table-cell table:style-name="ce81" table:formula="of:=SUMPRODUCT([.J70:.M70];[.J$2:.M$2])" office:value-type="float" office:value="0" calcext:value-type="float">
            <text:p>0</text:p>
          </table:table-cell>
          <table:table-cell table:style-name="ce331" table:formula="of:=[.I70]" office:value-type="float" office:value="690" calcext:value-type="float">
            <text:p>690</text:p>
          </table:table-cell>
          <table:table-cell table:style-name="ce81" table:formula="of:=ROUNDDOWN([.Q70]/[.R$2])" office:value-type="float" office:value="13" calcext:value-type="float">
            <text:p>13</text:p>
          </table:table-cell>
          <table:table-cell table:style-name="ce81" table:formula="of:=[.Q70]-[.R70]*[.R$2]" office:value-type="float" office:value="40" calcext:value-type="float">
            <text:p>40</text:p>
          </table:table-cell>
          <table:table-cell table:style-name="ce81" table:formula="of:=ROUNDDOWN([.S70]/[.T$2])" office:value-type="float" office:value="2" calcext:value-type="float">
            <text:p>2</text:p>
          </table:table-cell>
          <table:table-cell table:style-name="ce81" table:formula="of:=[.S70]-[.T70]*[.T$2]" office:value-type="float" office:value="0" calcext:value-type="float">
            <text:p>0</text:p>
          </table:table-cell>
          <table:table-cell table:style-name="ce81" table:formula="of:=ROUNDDOWN([.U70]/[.V$2])" office:value-type="float" office:value="0" calcext:value-type="float">
            <text:p>0</text:p>
          </table:table-cell>
          <table:table-cell table:style-name="ce81" table:formula="of:=[.U70]-[.V70]*[.V$2]" office:value-type="float" office:value="0" calcext:value-type="float">
            <text:p>0</text:p>
          </table:table-cell>
          <table:table-cell table:style-name="ce81" table:formula="of:=ROUNDDOWN([.W70]/[.X$2])" office:value-type="float" office:value="0" calcext:value-type="float">
            <text:p>0</text:p>
          </table:table-cell>
          <table:table-cell table:style-name="ce331" table:formula="of:=[.$P70]*[.R70]" office:value-type="float" office:value="0" calcext:value-type="float">
            <text:p>0</text:p>
          </table:table-cell>
          <table:table-cell table:style-name="ce81" table:formula="of:=[.$P70]*[.T70]" office:value-type="float" office:value="0" calcext:value-type="float">
            <text:p>0</text:p>
          </table:table-cell>
          <table:table-cell table:style-name="ce81" table:formula="of:=[.$P70]*[.V70]" office:value-type="float" office:value="0" calcext:value-type="float">
            <text:p>0</text:p>
          </table:table-cell>
          <table:table-cell table:style-name="ce81" table:formula="of:=[.$P70]*[.X7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00" calcext:value-type="float">
            <text:p>700</text:p>
          </table:table-cell>
          <table:table-cell table:style-name="ce81" table:formula="of:=COUNTIF([.B$10:.B$14];[.$I71])" office:value-type="float" office:value="0" calcext:value-type="float">
            <text:p>0</text:p>
          </table:table-cell>
          <table:table-cell table:style-name="ce81" table:formula="of:=COUNTIF([.C$10:.C$14];[.$I71])" office:value-type="float" office:value="0" calcext:value-type="float">
            <text:p>0</text:p>
          </table:table-cell>
          <table:table-cell table:style-name="ce81" table:formula="of:=COUNTIF([.D$10:.D$14];[.$I71])" office:value-type="float" office:value="0" calcext:value-type="float">
            <text:p>0</text:p>
          </table:table-cell>
          <table:table-cell table:style-name="ce81" table:formula="of:=COUNTIF([.E$10:.E$14];[.$I71])" office:value-type="float" office:value="0" calcext:value-type="float">
            <text:p>0</text:p>
          </table:table-cell>
          <table:table-cell table:style-name="ce81" table:formula="of:=COUNTIF([.F$10:.F$14];[.$I71])" office:value-type="float" office:value="0" calcext:value-type="float">
            <text:p>0</text:p>
          </table:table-cell>
          <table:table-cell table:style-name="ce81" table:formula="of:=COUNTIF([.G$10:.G$14];[.$I71])" office:value-type="float" office:value="0" calcext:value-type="float">
            <text:p>0</text:p>
          </table:table-cell>
          <table:table-cell table:style-name="ce81" table:formula="of:=SUMPRODUCT([.J71:.M71];[.J$2:.M$2])" office:value-type="float" office:value="0" calcext:value-type="float">
            <text:p>0</text:p>
          </table:table-cell>
          <table:table-cell table:style-name="ce331" table:formula="of:=[.I71]" office:value-type="float" office:value="700" calcext:value-type="float">
            <text:p>700</text:p>
          </table:table-cell>
          <table:table-cell table:style-name="ce81" table:formula="of:=ROUNDDOWN([.Q71]/[.R$2])" office:value-type="float" office:value="14" calcext:value-type="float">
            <text:p>14</text:p>
          </table:table-cell>
          <table:table-cell table:style-name="ce81" table:formula="of:=[.Q71]-[.R71]*[.R$2]" office:value-type="float" office:value="0" calcext:value-type="float">
            <text:p>0</text:p>
          </table:table-cell>
          <table:table-cell table:style-name="ce81" table:formula="of:=ROUNDDOWN([.S71]/[.T$2])" office:value-type="float" office:value="0" calcext:value-type="float">
            <text:p>0</text:p>
          </table:table-cell>
          <table:table-cell table:style-name="ce81" table:formula="of:=[.S71]-[.T71]*[.T$2]" office:value-type="float" office:value="0" calcext:value-type="float">
            <text:p>0</text:p>
          </table:table-cell>
          <table:table-cell table:style-name="ce81" table:formula="of:=ROUNDDOWN([.U71]/[.V$2])" office:value-type="float" office:value="0" calcext:value-type="float">
            <text:p>0</text:p>
          </table:table-cell>
          <table:table-cell table:style-name="ce81" table:formula="of:=[.U71]-[.V71]*[.V$2]" office:value-type="float" office:value="0" calcext:value-type="float">
            <text:p>0</text:p>
          </table:table-cell>
          <table:table-cell table:style-name="ce81" table:formula="of:=ROUNDDOWN([.W71]/[.X$2])" office:value-type="float" office:value="0" calcext:value-type="float">
            <text:p>0</text:p>
          </table:table-cell>
          <table:table-cell table:style-name="ce331" table:formula="of:=[.$P71]*[.R71]" office:value-type="float" office:value="0" calcext:value-type="float">
            <text:p>0</text:p>
          </table:table-cell>
          <table:table-cell table:style-name="ce81" table:formula="of:=[.$P71]*[.T71]" office:value-type="float" office:value="0" calcext:value-type="float">
            <text:p>0</text:p>
          </table:table-cell>
          <table:table-cell table:style-name="ce81" table:formula="of:=[.$P71]*[.V71]" office:value-type="float" office:value="0" calcext:value-type="float">
            <text:p>0</text:p>
          </table:table-cell>
          <table:table-cell table:style-name="ce81" table:formula="of:=[.$P71]*[.X7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10" calcext:value-type="float">
            <text:p>710</text:p>
          </table:table-cell>
          <table:table-cell table:style-name="ce81" table:formula="of:=COUNTIF([.B$10:.B$14];[.$I72])" office:value-type="float" office:value="0" calcext:value-type="float">
            <text:p>0</text:p>
          </table:table-cell>
          <table:table-cell table:style-name="ce81" table:formula="of:=COUNTIF([.C$10:.C$14];[.$I72])" office:value-type="float" office:value="0" calcext:value-type="float">
            <text:p>0</text:p>
          </table:table-cell>
          <table:table-cell table:style-name="ce81" table:formula="of:=COUNTIF([.D$10:.D$14];[.$I72])" office:value-type="float" office:value="0" calcext:value-type="float">
            <text:p>0</text:p>
          </table:table-cell>
          <table:table-cell table:style-name="ce81" table:formula="of:=COUNTIF([.E$10:.E$14];[.$I72])" office:value-type="float" office:value="0" calcext:value-type="float">
            <text:p>0</text:p>
          </table:table-cell>
          <table:table-cell table:style-name="ce81" table:formula="of:=COUNTIF([.F$10:.F$14];[.$I72])" office:value-type="float" office:value="0" calcext:value-type="float">
            <text:p>0</text:p>
          </table:table-cell>
          <table:table-cell table:style-name="ce81" table:formula="of:=COUNTIF([.G$10:.G$14];[.$I72])" office:value-type="float" office:value="0" calcext:value-type="float">
            <text:p>0</text:p>
          </table:table-cell>
          <table:table-cell table:style-name="ce81" table:formula="of:=SUMPRODUCT([.J72:.M72];[.J$2:.M$2])" office:value-type="float" office:value="0" calcext:value-type="float">
            <text:p>0</text:p>
          </table:table-cell>
          <table:table-cell table:style-name="ce331" table:formula="of:=[.I72]" office:value-type="float" office:value="710" calcext:value-type="float">
            <text:p>710</text:p>
          </table:table-cell>
          <table:table-cell table:style-name="ce81" table:formula="of:=ROUNDDOWN([.Q72]/[.R$2])" office:value-type="float" office:value="14" calcext:value-type="float">
            <text:p>14</text:p>
          </table:table-cell>
          <table:table-cell table:style-name="ce81" table:formula="of:=[.Q72]-[.R72]*[.R$2]" office:value-type="float" office:value="10" calcext:value-type="float">
            <text:p>10</text:p>
          </table:table-cell>
          <table:table-cell table:style-name="ce81" table:formula="of:=ROUNDDOWN([.S72]/[.T$2])" office:value-type="float" office:value="0" calcext:value-type="float">
            <text:p>0</text:p>
          </table:table-cell>
          <table:table-cell table:style-name="ce81" table:formula="of:=[.S72]-[.T72]*[.T$2]" office:value-type="float" office:value="10" calcext:value-type="float">
            <text:p>10</text:p>
          </table:table-cell>
          <table:table-cell table:style-name="ce81" table:formula="of:=ROUNDDOWN([.U72]/[.V$2])" office:value-type="float" office:value="1" calcext:value-type="float">
            <text:p>1</text:p>
          </table:table-cell>
          <table:table-cell table:style-name="ce81" table:formula="of:=[.U72]-[.V72]*[.V$2]" office:value-type="float" office:value="0" calcext:value-type="float">
            <text:p>0</text:p>
          </table:table-cell>
          <table:table-cell table:style-name="ce81" table:formula="of:=ROUNDDOWN([.W72]/[.X$2])" office:value-type="float" office:value="0" calcext:value-type="float">
            <text:p>0</text:p>
          </table:table-cell>
          <table:table-cell table:style-name="ce331" table:formula="of:=[.$P72]*[.R72]" office:value-type="float" office:value="0" calcext:value-type="float">
            <text:p>0</text:p>
          </table:table-cell>
          <table:table-cell table:style-name="ce81" table:formula="of:=[.$P72]*[.T72]" office:value-type="float" office:value="0" calcext:value-type="float">
            <text:p>0</text:p>
          </table:table-cell>
          <table:table-cell table:style-name="ce81" table:formula="of:=[.$P72]*[.V72]" office:value-type="float" office:value="0" calcext:value-type="float">
            <text:p>0</text:p>
          </table:table-cell>
          <table:table-cell table:style-name="ce81" table:formula="of:=[.$P72]*[.X7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20" calcext:value-type="float">
            <text:p>720</text:p>
          </table:table-cell>
          <table:table-cell table:style-name="ce81" table:formula="of:=COUNTIF([.B$10:.B$14];[.$I73])" office:value-type="float" office:value="0" calcext:value-type="float">
            <text:p>0</text:p>
          </table:table-cell>
          <table:table-cell table:style-name="ce81" table:formula="of:=COUNTIF([.C$10:.C$14];[.$I73])" office:value-type="float" office:value="0" calcext:value-type="float">
            <text:p>0</text:p>
          </table:table-cell>
          <table:table-cell table:style-name="ce81" table:formula="of:=COUNTIF([.D$10:.D$14];[.$I73])" office:value-type="float" office:value="0" calcext:value-type="float">
            <text:p>0</text:p>
          </table:table-cell>
          <table:table-cell table:style-name="ce81" table:formula="of:=COUNTIF([.E$10:.E$14];[.$I73])" office:value-type="float" office:value="0" calcext:value-type="float">
            <text:p>0</text:p>
          </table:table-cell>
          <table:table-cell table:style-name="ce81" table:formula="of:=COUNTIF([.F$10:.F$14];[.$I73])" office:value-type="float" office:value="0" calcext:value-type="float">
            <text:p>0</text:p>
          </table:table-cell>
          <table:table-cell table:style-name="ce81" table:formula="of:=COUNTIF([.G$10:.G$14];[.$I73])" office:value-type="float" office:value="0" calcext:value-type="float">
            <text:p>0</text:p>
          </table:table-cell>
          <table:table-cell table:style-name="ce81" table:formula="of:=SUMPRODUCT([.J73:.M73];[.J$2:.M$2])" office:value-type="float" office:value="0" calcext:value-type="float">
            <text:p>0</text:p>
          </table:table-cell>
          <table:table-cell table:style-name="ce331" table:formula="of:=[.I73]" office:value-type="float" office:value="720" calcext:value-type="float">
            <text:p>720</text:p>
          </table:table-cell>
          <table:table-cell table:style-name="ce81" table:formula="of:=ROUNDDOWN([.Q73]/[.R$2])" office:value-type="float" office:value="14" calcext:value-type="float">
            <text:p>14</text:p>
          </table:table-cell>
          <table:table-cell table:style-name="ce81" table:formula="of:=[.Q73]-[.R73]*[.R$2]" office:value-type="float" office:value="20" calcext:value-type="float">
            <text:p>20</text:p>
          </table:table-cell>
          <table:table-cell table:style-name="ce81" table:formula="of:=ROUNDDOWN([.S73]/[.T$2])" office:value-type="float" office:value="1" calcext:value-type="float">
            <text:p>1</text:p>
          </table:table-cell>
          <table:table-cell table:style-name="ce81" table:formula="of:=[.S73]-[.T73]*[.T$2]" office:value-type="float" office:value="0" calcext:value-type="float">
            <text:p>0</text:p>
          </table:table-cell>
          <table:table-cell table:style-name="ce81" table:formula="of:=ROUNDDOWN([.U73]/[.V$2])" office:value-type="float" office:value="0" calcext:value-type="float">
            <text:p>0</text:p>
          </table:table-cell>
          <table:table-cell table:style-name="ce81" table:formula="of:=[.U73]-[.V73]*[.V$2]" office:value-type="float" office:value="0" calcext:value-type="float">
            <text:p>0</text:p>
          </table:table-cell>
          <table:table-cell table:style-name="ce81" table:formula="of:=ROUNDDOWN([.W73]/[.X$2])" office:value-type="float" office:value="0" calcext:value-type="float">
            <text:p>0</text:p>
          </table:table-cell>
          <table:table-cell table:style-name="ce331" table:formula="of:=[.$P73]*[.R73]" office:value-type="float" office:value="0" calcext:value-type="float">
            <text:p>0</text:p>
          </table:table-cell>
          <table:table-cell table:style-name="ce81" table:formula="of:=[.$P73]*[.T73]" office:value-type="float" office:value="0" calcext:value-type="float">
            <text:p>0</text:p>
          </table:table-cell>
          <table:table-cell table:style-name="ce81" table:formula="of:=[.$P73]*[.V73]" office:value-type="float" office:value="0" calcext:value-type="float">
            <text:p>0</text:p>
          </table:table-cell>
          <table:table-cell table:style-name="ce81" table:formula="of:=[.$P73]*[.X7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30" calcext:value-type="float">
            <text:p>730</text:p>
          </table:table-cell>
          <table:table-cell table:style-name="ce81" table:formula="of:=COUNTIF([.B$10:.B$14];[.$I74])" office:value-type="float" office:value="0" calcext:value-type="float">
            <text:p>0</text:p>
          </table:table-cell>
          <table:table-cell table:style-name="ce81" table:formula="of:=COUNTIF([.C$10:.C$14];[.$I74])" office:value-type="float" office:value="0" calcext:value-type="float">
            <text:p>0</text:p>
          </table:table-cell>
          <table:table-cell table:style-name="ce81" table:formula="of:=COUNTIF([.D$10:.D$14];[.$I74])" office:value-type="float" office:value="0" calcext:value-type="float">
            <text:p>0</text:p>
          </table:table-cell>
          <table:table-cell table:style-name="ce81" table:formula="of:=COUNTIF([.E$10:.E$14];[.$I74])" office:value-type="float" office:value="0" calcext:value-type="float">
            <text:p>0</text:p>
          </table:table-cell>
          <table:table-cell table:style-name="ce81" table:formula="of:=COUNTIF([.F$10:.F$14];[.$I74])" office:value-type="float" office:value="0" calcext:value-type="float">
            <text:p>0</text:p>
          </table:table-cell>
          <table:table-cell table:style-name="ce81" table:formula="of:=COUNTIF([.G$10:.G$14];[.$I74])" office:value-type="float" office:value="0" calcext:value-type="float">
            <text:p>0</text:p>
          </table:table-cell>
          <table:table-cell table:style-name="ce81" table:formula="of:=SUMPRODUCT([.J74:.M74];[.J$2:.M$2])" office:value-type="float" office:value="0" calcext:value-type="float">
            <text:p>0</text:p>
          </table:table-cell>
          <table:table-cell table:style-name="ce331" table:formula="of:=[.I74]" office:value-type="float" office:value="730" calcext:value-type="float">
            <text:p>730</text:p>
          </table:table-cell>
          <table:table-cell table:style-name="ce81" table:formula="of:=ROUNDDOWN([.Q74]/[.R$2])" office:value-type="float" office:value="14" calcext:value-type="float">
            <text:p>14</text:p>
          </table:table-cell>
          <table:table-cell table:style-name="ce81" table:formula="of:=[.Q74]-[.R74]*[.R$2]" office:value-type="float" office:value="30" calcext:value-type="float">
            <text:p>30</text:p>
          </table:table-cell>
          <table:table-cell table:style-name="ce81" table:formula="of:=ROUNDDOWN([.S74]/[.T$2])" office:value-type="float" office:value="1" calcext:value-type="float">
            <text:p>1</text:p>
          </table:table-cell>
          <table:table-cell table:style-name="ce81" table:formula="of:=[.S74]-[.T74]*[.T$2]" office:value-type="float" office:value="10" calcext:value-type="float">
            <text:p>10</text:p>
          </table:table-cell>
          <table:table-cell table:style-name="ce81" table:formula="of:=ROUNDDOWN([.U74]/[.V$2])" office:value-type="float" office:value="1" calcext:value-type="float">
            <text:p>1</text:p>
          </table:table-cell>
          <table:table-cell table:style-name="ce81" table:formula="of:=[.U74]-[.V74]*[.V$2]" office:value-type="float" office:value="0" calcext:value-type="float">
            <text:p>0</text:p>
          </table:table-cell>
          <table:table-cell table:style-name="ce81" table:formula="of:=ROUNDDOWN([.W74]/[.X$2])" office:value-type="float" office:value="0" calcext:value-type="float">
            <text:p>0</text:p>
          </table:table-cell>
          <table:table-cell table:style-name="ce331" table:formula="of:=[.$P74]*[.R74]" office:value-type="float" office:value="0" calcext:value-type="float">
            <text:p>0</text:p>
          </table:table-cell>
          <table:table-cell table:style-name="ce81" table:formula="of:=[.$P74]*[.T74]" office:value-type="float" office:value="0" calcext:value-type="float">
            <text:p>0</text:p>
          </table:table-cell>
          <table:table-cell table:style-name="ce81" table:formula="of:=[.$P74]*[.V74]" office:value-type="float" office:value="0" calcext:value-type="float">
            <text:p>0</text:p>
          </table:table-cell>
          <table:table-cell table:style-name="ce81" table:formula="of:=[.$P74]*[.X7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40" calcext:value-type="float">
            <text:p>740</text:p>
          </table:table-cell>
          <table:table-cell table:style-name="ce81" table:formula="of:=COUNTIF([.B$10:.B$14];[.$I75])" office:value-type="float" office:value="0" calcext:value-type="float">
            <text:p>0</text:p>
          </table:table-cell>
          <table:table-cell table:style-name="ce81" table:formula="of:=COUNTIF([.C$10:.C$14];[.$I75])" office:value-type="float" office:value="0" calcext:value-type="float">
            <text:p>0</text:p>
          </table:table-cell>
          <table:table-cell table:style-name="ce81" table:formula="of:=COUNTIF([.D$10:.D$14];[.$I75])" office:value-type="float" office:value="0" calcext:value-type="float">
            <text:p>0</text:p>
          </table:table-cell>
          <table:table-cell table:style-name="ce81" table:formula="of:=COUNTIF([.E$10:.E$14];[.$I75])" office:value-type="float" office:value="0" calcext:value-type="float">
            <text:p>0</text:p>
          </table:table-cell>
          <table:table-cell table:style-name="ce81" table:formula="of:=COUNTIF([.F$10:.F$14];[.$I75])" office:value-type="float" office:value="0" calcext:value-type="float">
            <text:p>0</text:p>
          </table:table-cell>
          <table:table-cell table:style-name="ce81" table:formula="of:=COUNTIF([.G$10:.G$14];[.$I75])" office:value-type="float" office:value="0" calcext:value-type="float">
            <text:p>0</text:p>
          </table:table-cell>
          <table:table-cell table:style-name="ce81" table:formula="of:=SUMPRODUCT([.J75:.M75];[.J$2:.M$2])" office:value-type="float" office:value="0" calcext:value-type="float">
            <text:p>0</text:p>
          </table:table-cell>
          <table:table-cell table:style-name="ce331" table:formula="of:=[.I75]" office:value-type="float" office:value="740" calcext:value-type="float">
            <text:p>740</text:p>
          </table:table-cell>
          <table:table-cell table:style-name="ce81" table:formula="of:=ROUNDDOWN([.Q75]/[.R$2])" office:value-type="float" office:value="14" calcext:value-type="float">
            <text:p>14</text:p>
          </table:table-cell>
          <table:table-cell table:style-name="ce81" table:formula="of:=[.Q75]-[.R75]*[.R$2]" office:value-type="float" office:value="40" calcext:value-type="float">
            <text:p>40</text:p>
          </table:table-cell>
          <table:table-cell table:style-name="ce81" table:formula="of:=ROUNDDOWN([.S75]/[.T$2])" office:value-type="float" office:value="2" calcext:value-type="float">
            <text:p>2</text:p>
          </table:table-cell>
          <table:table-cell table:style-name="ce81" table:formula="of:=[.S75]-[.T75]*[.T$2]" office:value-type="float" office:value="0" calcext:value-type="float">
            <text:p>0</text:p>
          </table:table-cell>
          <table:table-cell table:style-name="ce81" table:formula="of:=ROUNDDOWN([.U75]/[.V$2])" office:value-type="float" office:value="0" calcext:value-type="float">
            <text:p>0</text:p>
          </table:table-cell>
          <table:table-cell table:style-name="ce81" table:formula="of:=[.U75]-[.V75]*[.V$2]" office:value-type="float" office:value="0" calcext:value-type="float">
            <text:p>0</text:p>
          </table:table-cell>
          <table:table-cell table:style-name="ce81" table:formula="of:=ROUNDDOWN([.W75]/[.X$2])" office:value-type="float" office:value="0" calcext:value-type="float">
            <text:p>0</text:p>
          </table:table-cell>
          <table:table-cell table:style-name="ce331" table:formula="of:=[.$P75]*[.R75]" office:value-type="float" office:value="0" calcext:value-type="float">
            <text:p>0</text:p>
          </table:table-cell>
          <table:table-cell table:style-name="ce81" table:formula="of:=[.$P75]*[.T75]" office:value-type="float" office:value="0" calcext:value-type="float">
            <text:p>0</text:p>
          </table:table-cell>
          <table:table-cell table:style-name="ce81" table:formula="of:=[.$P75]*[.V75]" office:value-type="float" office:value="0" calcext:value-type="float">
            <text:p>0</text:p>
          </table:table-cell>
          <table:table-cell table:style-name="ce81" table:formula="of:=[.$P75]*[.X7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50" calcext:value-type="float">
            <text:p>750</text:p>
          </table:table-cell>
          <table:table-cell table:style-name="ce81" table:formula="of:=COUNTIF([.B$10:.B$14];[.$I76])" office:value-type="float" office:value="0" calcext:value-type="float">
            <text:p>0</text:p>
          </table:table-cell>
          <table:table-cell table:style-name="ce81" table:formula="of:=COUNTIF([.C$10:.C$14];[.$I76])" office:value-type="float" office:value="0" calcext:value-type="float">
            <text:p>0</text:p>
          </table:table-cell>
          <table:table-cell table:style-name="ce81" table:formula="of:=COUNTIF([.D$10:.D$14];[.$I76])" office:value-type="float" office:value="0" calcext:value-type="float">
            <text:p>0</text:p>
          </table:table-cell>
          <table:table-cell table:style-name="ce81" table:formula="of:=COUNTIF([.E$10:.E$14];[.$I76])" office:value-type="float" office:value="0" calcext:value-type="float">
            <text:p>0</text:p>
          </table:table-cell>
          <table:table-cell table:style-name="ce81" table:formula="of:=COUNTIF([.F$10:.F$14];[.$I76])" office:value-type="float" office:value="0" calcext:value-type="float">
            <text:p>0</text:p>
          </table:table-cell>
          <table:table-cell table:style-name="ce81" table:formula="of:=COUNTIF([.G$10:.G$14];[.$I76])" office:value-type="float" office:value="0" calcext:value-type="float">
            <text:p>0</text:p>
          </table:table-cell>
          <table:table-cell table:style-name="ce81" table:formula="of:=SUMPRODUCT([.J76:.M76];[.J$2:.M$2])" office:value-type="float" office:value="0" calcext:value-type="float">
            <text:p>0</text:p>
          </table:table-cell>
          <table:table-cell table:style-name="ce331" table:formula="of:=[.I76]" office:value-type="float" office:value="750" calcext:value-type="float">
            <text:p>750</text:p>
          </table:table-cell>
          <table:table-cell table:style-name="ce81" table:formula="of:=ROUNDDOWN([.Q76]/[.R$2])" office:value-type="float" office:value="15" calcext:value-type="float">
            <text:p>15</text:p>
          </table:table-cell>
          <table:table-cell table:style-name="ce81" table:formula="of:=[.Q76]-[.R76]*[.R$2]" office:value-type="float" office:value="0" calcext:value-type="float">
            <text:p>0</text:p>
          </table:table-cell>
          <table:table-cell table:style-name="ce81" table:formula="of:=ROUNDDOWN([.S76]/[.T$2])" office:value-type="float" office:value="0" calcext:value-type="float">
            <text:p>0</text:p>
          </table:table-cell>
          <table:table-cell table:style-name="ce81" table:formula="of:=[.S76]-[.T76]*[.T$2]" office:value-type="float" office:value="0" calcext:value-type="float">
            <text:p>0</text:p>
          </table:table-cell>
          <table:table-cell table:style-name="ce81" table:formula="of:=ROUNDDOWN([.U76]/[.V$2])" office:value-type="float" office:value="0" calcext:value-type="float">
            <text:p>0</text:p>
          </table:table-cell>
          <table:table-cell table:style-name="ce81" table:formula="of:=[.U76]-[.V76]*[.V$2]" office:value-type="float" office:value="0" calcext:value-type="float">
            <text:p>0</text:p>
          </table:table-cell>
          <table:table-cell table:style-name="ce81" table:formula="of:=ROUNDDOWN([.W76]/[.X$2])" office:value-type="float" office:value="0" calcext:value-type="float">
            <text:p>0</text:p>
          </table:table-cell>
          <table:table-cell table:style-name="ce331" table:formula="of:=[.$P76]*[.R76]" office:value-type="float" office:value="0" calcext:value-type="float">
            <text:p>0</text:p>
          </table:table-cell>
          <table:table-cell table:style-name="ce81" table:formula="of:=[.$P76]*[.T76]" office:value-type="float" office:value="0" calcext:value-type="float">
            <text:p>0</text:p>
          </table:table-cell>
          <table:table-cell table:style-name="ce81" table:formula="of:=[.$P76]*[.V76]" office:value-type="float" office:value="0" calcext:value-type="float">
            <text:p>0</text:p>
          </table:table-cell>
          <table:table-cell table:style-name="ce81" table:formula="of:=[.$P76]*[.X7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60" calcext:value-type="float">
            <text:p>760</text:p>
          </table:table-cell>
          <table:table-cell table:style-name="ce81" table:formula="of:=COUNTIF([.B$10:.B$14];[.$I77])" office:value-type="float" office:value="0" calcext:value-type="float">
            <text:p>0</text:p>
          </table:table-cell>
          <table:table-cell table:style-name="ce81" table:formula="of:=COUNTIF([.C$10:.C$14];[.$I77])" office:value-type="float" office:value="0" calcext:value-type="float">
            <text:p>0</text:p>
          </table:table-cell>
          <table:table-cell table:style-name="ce81" table:formula="of:=COUNTIF([.D$10:.D$14];[.$I77])" office:value-type="float" office:value="0" calcext:value-type="float">
            <text:p>0</text:p>
          </table:table-cell>
          <table:table-cell table:style-name="ce81" table:formula="of:=COUNTIF([.E$10:.E$14];[.$I77])" office:value-type="float" office:value="0" calcext:value-type="float">
            <text:p>0</text:p>
          </table:table-cell>
          <table:table-cell table:style-name="ce81" table:formula="of:=COUNTIF([.F$10:.F$14];[.$I77])" office:value-type="float" office:value="0" calcext:value-type="float">
            <text:p>0</text:p>
          </table:table-cell>
          <table:table-cell table:style-name="ce81" table:formula="of:=COUNTIF([.G$10:.G$14];[.$I77])" office:value-type="float" office:value="0" calcext:value-type="float">
            <text:p>0</text:p>
          </table:table-cell>
          <table:table-cell table:style-name="ce81" table:formula="of:=SUMPRODUCT([.J77:.M77];[.J$2:.M$2])" office:value-type="float" office:value="0" calcext:value-type="float">
            <text:p>0</text:p>
          </table:table-cell>
          <table:table-cell table:style-name="ce331" table:formula="of:=[.I77]" office:value-type="float" office:value="760" calcext:value-type="float">
            <text:p>760</text:p>
          </table:table-cell>
          <table:table-cell table:style-name="ce81" table:formula="of:=ROUNDDOWN([.Q77]/[.R$2])" office:value-type="float" office:value="15" calcext:value-type="float">
            <text:p>15</text:p>
          </table:table-cell>
          <table:table-cell table:style-name="ce81" table:formula="of:=[.Q77]-[.R77]*[.R$2]" office:value-type="float" office:value="10" calcext:value-type="float">
            <text:p>10</text:p>
          </table:table-cell>
          <table:table-cell table:style-name="ce81" table:formula="of:=ROUNDDOWN([.S77]/[.T$2])" office:value-type="float" office:value="0" calcext:value-type="float">
            <text:p>0</text:p>
          </table:table-cell>
          <table:table-cell table:style-name="ce81" table:formula="of:=[.S77]-[.T77]*[.T$2]" office:value-type="float" office:value="10" calcext:value-type="float">
            <text:p>10</text:p>
          </table:table-cell>
          <table:table-cell table:style-name="ce81" table:formula="of:=ROUNDDOWN([.U77]/[.V$2])" office:value-type="float" office:value="1" calcext:value-type="float">
            <text:p>1</text:p>
          </table:table-cell>
          <table:table-cell table:style-name="ce81" table:formula="of:=[.U77]-[.V77]*[.V$2]" office:value-type="float" office:value="0" calcext:value-type="float">
            <text:p>0</text:p>
          </table:table-cell>
          <table:table-cell table:style-name="ce81" table:formula="of:=ROUNDDOWN([.W77]/[.X$2])" office:value-type="float" office:value="0" calcext:value-type="float">
            <text:p>0</text:p>
          </table:table-cell>
          <table:table-cell table:style-name="ce331" table:formula="of:=[.$P77]*[.R77]" office:value-type="float" office:value="0" calcext:value-type="float">
            <text:p>0</text:p>
          </table:table-cell>
          <table:table-cell table:style-name="ce81" table:formula="of:=[.$P77]*[.T77]" office:value-type="float" office:value="0" calcext:value-type="float">
            <text:p>0</text:p>
          </table:table-cell>
          <table:table-cell table:style-name="ce81" table:formula="of:=[.$P77]*[.V77]" office:value-type="float" office:value="0" calcext:value-type="float">
            <text:p>0</text:p>
          </table:table-cell>
          <table:table-cell table:style-name="ce81" table:formula="of:=[.$P77]*[.X7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70" calcext:value-type="float">
            <text:p>770</text:p>
          </table:table-cell>
          <table:table-cell table:style-name="ce81" table:formula="of:=COUNTIF([.B$10:.B$14];[.$I78])" office:value-type="float" office:value="0" calcext:value-type="float">
            <text:p>0</text:p>
          </table:table-cell>
          <table:table-cell table:style-name="ce81" table:formula="of:=COUNTIF([.C$10:.C$14];[.$I78])" office:value-type="float" office:value="0" calcext:value-type="float">
            <text:p>0</text:p>
          </table:table-cell>
          <table:table-cell table:style-name="ce81" table:formula="of:=COUNTIF([.D$10:.D$14];[.$I78])" office:value-type="float" office:value="0" calcext:value-type="float">
            <text:p>0</text:p>
          </table:table-cell>
          <table:table-cell table:style-name="ce81" table:formula="of:=COUNTIF([.E$10:.E$14];[.$I78])" office:value-type="float" office:value="0" calcext:value-type="float">
            <text:p>0</text:p>
          </table:table-cell>
          <table:table-cell table:style-name="ce81" table:formula="of:=COUNTIF([.F$10:.F$14];[.$I78])" office:value-type="float" office:value="0" calcext:value-type="float">
            <text:p>0</text:p>
          </table:table-cell>
          <table:table-cell table:style-name="ce81" table:formula="of:=COUNTIF([.G$10:.G$14];[.$I78])" office:value-type="float" office:value="0" calcext:value-type="float">
            <text:p>0</text:p>
          </table:table-cell>
          <table:table-cell table:style-name="ce81" table:formula="of:=SUMPRODUCT([.J78:.M78];[.J$2:.M$2])" office:value-type="float" office:value="0" calcext:value-type="float">
            <text:p>0</text:p>
          </table:table-cell>
          <table:table-cell table:style-name="ce331" table:formula="of:=[.I78]" office:value-type="float" office:value="770" calcext:value-type="float">
            <text:p>770</text:p>
          </table:table-cell>
          <table:table-cell table:style-name="ce81" table:formula="of:=ROUNDDOWN([.Q78]/[.R$2])" office:value-type="float" office:value="15" calcext:value-type="float">
            <text:p>15</text:p>
          </table:table-cell>
          <table:table-cell table:style-name="ce81" table:formula="of:=[.Q78]-[.R78]*[.R$2]" office:value-type="float" office:value="20" calcext:value-type="float">
            <text:p>20</text:p>
          </table:table-cell>
          <table:table-cell table:style-name="ce81" table:formula="of:=ROUNDDOWN([.S78]/[.T$2])" office:value-type="float" office:value="1" calcext:value-type="float">
            <text:p>1</text:p>
          </table:table-cell>
          <table:table-cell table:style-name="ce81" table:formula="of:=[.S78]-[.T78]*[.T$2]" office:value-type="float" office:value="0" calcext:value-type="float">
            <text:p>0</text:p>
          </table:table-cell>
          <table:table-cell table:style-name="ce81" table:formula="of:=ROUNDDOWN([.U78]/[.V$2])" office:value-type="float" office:value="0" calcext:value-type="float">
            <text:p>0</text:p>
          </table:table-cell>
          <table:table-cell table:style-name="ce81" table:formula="of:=[.U78]-[.V78]*[.V$2]" office:value-type="float" office:value="0" calcext:value-type="float">
            <text:p>0</text:p>
          </table:table-cell>
          <table:table-cell table:style-name="ce81" table:formula="of:=ROUNDDOWN([.W78]/[.X$2])" office:value-type="float" office:value="0" calcext:value-type="float">
            <text:p>0</text:p>
          </table:table-cell>
          <table:table-cell table:style-name="ce331" table:formula="of:=[.$P78]*[.R78]" office:value-type="float" office:value="0" calcext:value-type="float">
            <text:p>0</text:p>
          </table:table-cell>
          <table:table-cell table:style-name="ce81" table:formula="of:=[.$P78]*[.T78]" office:value-type="float" office:value="0" calcext:value-type="float">
            <text:p>0</text:p>
          </table:table-cell>
          <table:table-cell table:style-name="ce81" table:formula="of:=[.$P78]*[.V78]" office:value-type="float" office:value="0" calcext:value-type="float">
            <text:p>0</text:p>
          </table:table-cell>
          <table:table-cell table:style-name="ce81" table:formula="of:=[.$P78]*[.X7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80" calcext:value-type="float">
            <text:p>780</text:p>
          </table:table-cell>
          <table:table-cell table:style-name="ce81" table:formula="of:=COUNTIF([.B$10:.B$14];[.$I79])" office:value-type="float" office:value="0" calcext:value-type="float">
            <text:p>0</text:p>
          </table:table-cell>
          <table:table-cell table:style-name="ce81" table:formula="of:=COUNTIF([.C$10:.C$14];[.$I79])" office:value-type="float" office:value="0" calcext:value-type="float">
            <text:p>0</text:p>
          </table:table-cell>
          <table:table-cell table:style-name="ce81" table:formula="of:=COUNTIF([.D$10:.D$14];[.$I79])" office:value-type="float" office:value="0" calcext:value-type="float">
            <text:p>0</text:p>
          </table:table-cell>
          <table:table-cell table:style-name="ce81" table:formula="of:=COUNTIF([.E$10:.E$14];[.$I79])" office:value-type="float" office:value="0" calcext:value-type="float">
            <text:p>0</text:p>
          </table:table-cell>
          <table:table-cell table:style-name="ce81" table:formula="of:=COUNTIF([.F$10:.F$14];[.$I79])" office:value-type="float" office:value="0" calcext:value-type="float">
            <text:p>0</text:p>
          </table:table-cell>
          <table:table-cell table:style-name="ce81" table:formula="of:=COUNTIF([.G$10:.G$14];[.$I79])" office:value-type="float" office:value="0" calcext:value-type="float">
            <text:p>0</text:p>
          </table:table-cell>
          <table:table-cell table:style-name="ce81" table:formula="of:=SUMPRODUCT([.J79:.M79];[.J$2:.M$2])" office:value-type="float" office:value="0" calcext:value-type="float">
            <text:p>0</text:p>
          </table:table-cell>
          <table:table-cell table:style-name="ce331" table:formula="of:=[.I79]" office:value-type="float" office:value="780" calcext:value-type="float">
            <text:p>780</text:p>
          </table:table-cell>
          <table:table-cell table:style-name="ce81" table:formula="of:=ROUNDDOWN([.Q79]/[.R$2])" office:value-type="float" office:value="15" calcext:value-type="float">
            <text:p>15</text:p>
          </table:table-cell>
          <table:table-cell table:style-name="ce81" table:formula="of:=[.Q79]-[.R79]*[.R$2]" office:value-type="float" office:value="30" calcext:value-type="float">
            <text:p>30</text:p>
          </table:table-cell>
          <table:table-cell table:style-name="ce81" table:formula="of:=ROUNDDOWN([.S79]/[.T$2])" office:value-type="float" office:value="1" calcext:value-type="float">
            <text:p>1</text:p>
          </table:table-cell>
          <table:table-cell table:style-name="ce81" table:formula="of:=[.S79]-[.T79]*[.T$2]" office:value-type="float" office:value="10" calcext:value-type="float">
            <text:p>10</text:p>
          </table:table-cell>
          <table:table-cell table:style-name="ce81" table:formula="of:=ROUNDDOWN([.U79]/[.V$2])" office:value-type="float" office:value="1" calcext:value-type="float">
            <text:p>1</text:p>
          </table:table-cell>
          <table:table-cell table:style-name="ce81" table:formula="of:=[.U79]-[.V79]*[.V$2]" office:value-type="float" office:value="0" calcext:value-type="float">
            <text:p>0</text:p>
          </table:table-cell>
          <table:table-cell table:style-name="ce81" table:formula="of:=ROUNDDOWN([.W79]/[.X$2])" office:value-type="float" office:value="0" calcext:value-type="float">
            <text:p>0</text:p>
          </table:table-cell>
          <table:table-cell table:style-name="ce331" table:formula="of:=[.$P79]*[.R79]" office:value-type="float" office:value="0" calcext:value-type="float">
            <text:p>0</text:p>
          </table:table-cell>
          <table:table-cell table:style-name="ce81" table:formula="of:=[.$P79]*[.T79]" office:value-type="float" office:value="0" calcext:value-type="float">
            <text:p>0</text:p>
          </table:table-cell>
          <table:table-cell table:style-name="ce81" table:formula="of:=[.$P79]*[.V79]" office:value-type="float" office:value="0" calcext:value-type="float">
            <text:p>0</text:p>
          </table:table-cell>
          <table:table-cell table:style-name="ce81" table:formula="of:=[.$P79]*[.X7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790" calcext:value-type="float">
            <text:p>790</text:p>
          </table:table-cell>
          <table:table-cell table:style-name="ce81" table:formula="of:=COUNTIF([.B$10:.B$14];[.$I80])" office:value-type="float" office:value="0" calcext:value-type="float">
            <text:p>0</text:p>
          </table:table-cell>
          <table:table-cell table:style-name="ce81" table:formula="of:=COUNTIF([.C$10:.C$14];[.$I80])" office:value-type="float" office:value="0" calcext:value-type="float">
            <text:p>0</text:p>
          </table:table-cell>
          <table:table-cell table:style-name="ce81" table:formula="of:=COUNTIF([.D$10:.D$14];[.$I80])" office:value-type="float" office:value="0" calcext:value-type="float">
            <text:p>0</text:p>
          </table:table-cell>
          <table:table-cell table:style-name="ce81" table:formula="of:=COUNTIF([.E$10:.E$14];[.$I80])" office:value-type="float" office:value="0" calcext:value-type="float">
            <text:p>0</text:p>
          </table:table-cell>
          <table:table-cell table:style-name="ce81" table:formula="of:=COUNTIF([.F$10:.F$14];[.$I80])" office:value-type="float" office:value="0" calcext:value-type="float">
            <text:p>0</text:p>
          </table:table-cell>
          <table:table-cell table:style-name="ce81" table:formula="of:=COUNTIF([.G$10:.G$14];[.$I80])" office:value-type="float" office:value="0" calcext:value-type="float">
            <text:p>0</text:p>
          </table:table-cell>
          <table:table-cell table:style-name="ce81" table:formula="of:=SUMPRODUCT([.J80:.M80];[.J$2:.M$2])" office:value-type="float" office:value="0" calcext:value-type="float">
            <text:p>0</text:p>
          </table:table-cell>
          <table:table-cell table:style-name="ce331" table:formula="of:=[.I80]" office:value-type="float" office:value="790" calcext:value-type="float">
            <text:p>790</text:p>
          </table:table-cell>
          <table:table-cell table:style-name="ce81" table:formula="of:=ROUNDDOWN([.Q80]/[.R$2])" office:value-type="float" office:value="15" calcext:value-type="float">
            <text:p>15</text:p>
          </table:table-cell>
          <table:table-cell table:style-name="ce81" table:formula="of:=[.Q80]-[.R80]*[.R$2]" office:value-type="float" office:value="40" calcext:value-type="float">
            <text:p>40</text:p>
          </table:table-cell>
          <table:table-cell table:style-name="ce81" table:formula="of:=ROUNDDOWN([.S80]/[.T$2])" office:value-type="float" office:value="2" calcext:value-type="float">
            <text:p>2</text:p>
          </table:table-cell>
          <table:table-cell table:style-name="ce81" table:formula="of:=[.S80]-[.T80]*[.T$2]" office:value-type="float" office:value="0" calcext:value-type="float">
            <text:p>0</text:p>
          </table:table-cell>
          <table:table-cell table:style-name="ce81" table:formula="of:=ROUNDDOWN([.U80]/[.V$2])" office:value-type="float" office:value="0" calcext:value-type="float">
            <text:p>0</text:p>
          </table:table-cell>
          <table:table-cell table:style-name="ce81" table:formula="of:=[.U80]-[.V80]*[.V$2]" office:value-type="float" office:value="0" calcext:value-type="float">
            <text:p>0</text:p>
          </table:table-cell>
          <table:table-cell table:style-name="ce81" table:formula="of:=ROUNDDOWN([.W80]/[.X$2])" office:value-type="float" office:value="0" calcext:value-type="float">
            <text:p>0</text:p>
          </table:table-cell>
          <table:table-cell table:style-name="ce331" table:formula="of:=[.$P80]*[.R80]" office:value-type="float" office:value="0" calcext:value-type="float">
            <text:p>0</text:p>
          </table:table-cell>
          <table:table-cell table:style-name="ce81" table:formula="of:=[.$P80]*[.T80]" office:value-type="float" office:value="0" calcext:value-type="float">
            <text:p>0</text:p>
          </table:table-cell>
          <table:table-cell table:style-name="ce81" table:formula="of:=[.$P80]*[.V80]" office:value-type="float" office:value="0" calcext:value-type="float">
            <text:p>0</text:p>
          </table:table-cell>
          <table:table-cell table:style-name="ce81" table:formula="of:=[.$P80]*[.X8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00" calcext:value-type="float">
            <text:p>800</text:p>
          </table:table-cell>
          <table:table-cell table:style-name="ce81" table:formula="of:=COUNTIF([.B$10:.B$14];[.$I81])" office:value-type="float" office:value="0" calcext:value-type="float">
            <text:p>0</text:p>
          </table:table-cell>
          <table:table-cell table:style-name="ce81" table:formula="of:=COUNTIF([.C$10:.C$14];[.$I81])" office:value-type="float" office:value="0" calcext:value-type="float">
            <text:p>0</text:p>
          </table:table-cell>
          <table:table-cell table:style-name="ce81" table:formula="of:=COUNTIF([.D$10:.D$14];[.$I81])" office:value-type="float" office:value="0" calcext:value-type="float">
            <text:p>0</text:p>
          </table:table-cell>
          <table:table-cell table:style-name="ce81" table:formula="of:=COUNTIF([.E$10:.E$14];[.$I81])" office:value-type="float" office:value="0" calcext:value-type="float">
            <text:p>0</text:p>
          </table:table-cell>
          <table:table-cell table:style-name="ce81" table:formula="of:=COUNTIF([.F$10:.F$14];[.$I81])" office:value-type="float" office:value="0" calcext:value-type="float">
            <text:p>0</text:p>
          </table:table-cell>
          <table:table-cell table:style-name="ce81" table:formula="of:=COUNTIF([.G$10:.G$14];[.$I81])" office:value-type="float" office:value="0" calcext:value-type="float">
            <text:p>0</text:p>
          </table:table-cell>
          <table:table-cell table:style-name="ce81" table:formula="of:=SUMPRODUCT([.J81:.M81];[.J$2:.M$2])" office:value-type="float" office:value="0" calcext:value-type="float">
            <text:p>0</text:p>
          </table:table-cell>
          <table:table-cell table:style-name="ce331" table:formula="of:=[.I81]" office:value-type="float" office:value="800" calcext:value-type="float">
            <text:p>800</text:p>
          </table:table-cell>
          <table:table-cell table:style-name="ce81" table:formula="of:=ROUNDDOWN([.Q81]/[.R$2])" office:value-type="float" office:value="16" calcext:value-type="float">
            <text:p>16</text:p>
          </table:table-cell>
          <table:table-cell table:style-name="ce81" table:formula="of:=[.Q81]-[.R81]*[.R$2]" office:value-type="float" office:value="0" calcext:value-type="float">
            <text:p>0</text:p>
          </table:table-cell>
          <table:table-cell table:style-name="ce81" table:formula="of:=ROUNDDOWN([.S81]/[.T$2])" office:value-type="float" office:value="0" calcext:value-type="float">
            <text:p>0</text:p>
          </table:table-cell>
          <table:table-cell table:style-name="ce81" table:formula="of:=[.S81]-[.T81]*[.T$2]" office:value-type="float" office:value="0" calcext:value-type="float">
            <text:p>0</text:p>
          </table:table-cell>
          <table:table-cell table:style-name="ce81" table:formula="of:=ROUNDDOWN([.U81]/[.V$2])" office:value-type="float" office:value="0" calcext:value-type="float">
            <text:p>0</text:p>
          </table:table-cell>
          <table:table-cell table:style-name="ce81" table:formula="of:=[.U81]-[.V81]*[.V$2]" office:value-type="float" office:value="0" calcext:value-type="float">
            <text:p>0</text:p>
          </table:table-cell>
          <table:table-cell table:style-name="ce81" table:formula="of:=ROUNDDOWN([.W81]/[.X$2])" office:value-type="float" office:value="0" calcext:value-type="float">
            <text:p>0</text:p>
          </table:table-cell>
          <table:table-cell table:style-name="ce331" table:formula="of:=[.$P81]*[.R81]" office:value-type="float" office:value="0" calcext:value-type="float">
            <text:p>0</text:p>
          </table:table-cell>
          <table:table-cell table:style-name="ce81" table:formula="of:=[.$P81]*[.T81]" office:value-type="float" office:value="0" calcext:value-type="float">
            <text:p>0</text:p>
          </table:table-cell>
          <table:table-cell table:style-name="ce81" table:formula="of:=[.$P81]*[.V81]" office:value-type="float" office:value="0" calcext:value-type="float">
            <text:p>0</text:p>
          </table:table-cell>
          <table:table-cell table:style-name="ce81" table:formula="of:=[.$P81]*[.X8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10" calcext:value-type="float">
            <text:p>810</text:p>
          </table:table-cell>
          <table:table-cell table:style-name="ce81" table:formula="of:=COUNTIF([.B$10:.B$14];[.$I82])" office:value-type="float" office:value="0" calcext:value-type="float">
            <text:p>0</text:p>
          </table:table-cell>
          <table:table-cell table:style-name="ce81" table:formula="of:=COUNTIF([.C$10:.C$14];[.$I82])" office:value-type="float" office:value="0" calcext:value-type="float">
            <text:p>0</text:p>
          </table:table-cell>
          <table:table-cell table:style-name="ce81" table:formula="of:=COUNTIF([.D$10:.D$14];[.$I82])" office:value-type="float" office:value="0" calcext:value-type="float">
            <text:p>0</text:p>
          </table:table-cell>
          <table:table-cell table:style-name="ce81" table:formula="of:=COUNTIF([.E$10:.E$14];[.$I82])" office:value-type="float" office:value="0" calcext:value-type="float">
            <text:p>0</text:p>
          </table:table-cell>
          <table:table-cell table:style-name="ce81" table:formula="of:=COUNTIF([.F$10:.F$14];[.$I82])" office:value-type="float" office:value="0" calcext:value-type="float">
            <text:p>0</text:p>
          </table:table-cell>
          <table:table-cell table:style-name="ce81" table:formula="of:=COUNTIF([.G$10:.G$14];[.$I82])" office:value-type="float" office:value="0" calcext:value-type="float">
            <text:p>0</text:p>
          </table:table-cell>
          <table:table-cell table:style-name="ce81" table:formula="of:=SUMPRODUCT([.J82:.M82];[.J$2:.M$2])" office:value-type="float" office:value="0" calcext:value-type="float">
            <text:p>0</text:p>
          </table:table-cell>
          <table:table-cell table:style-name="ce331" table:formula="of:=[.I82]" office:value-type="float" office:value="810" calcext:value-type="float">
            <text:p>810</text:p>
          </table:table-cell>
          <table:table-cell table:style-name="ce81" table:formula="of:=ROUNDDOWN([.Q82]/[.R$2])" office:value-type="float" office:value="16" calcext:value-type="float">
            <text:p>16</text:p>
          </table:table-cell>
          <table:table-cell table:style-name="ce81" table:formula="of:=[.Q82]-[.R82]*[.R$2]" office:value-type="float" office:value="10" calcext:value-type="float">
            <text:p>10</text:p>
          </table:table-cell>
          <table:table-cell table:style-name="ce81" table:formula="of:=ROUNDDOWN([.S82]/[.T$2])" office:value-type="float" office:value="0" calcext:value-type="float">
            <text:p>0</text:p>
          </table:table-cell>
          <table:table-cell table:style-name="ce81" table:formula="of:=[.S82]-[.T82]*[.T$2]" office:value-type="float" office:value="10" calcext:value-type="float">
            <text:p>10</text:p>
          </table:table-cell>
          <table:table-cell table:style-name="ce81" table:formula="of:=ROUNDDOWN([.U82]/[.V$2])" office:value-type="float" office:value="1" calcext:value-type="float">
            <text:p>1</text:p>
          </table:table-cell>
          <table:table-cell table:style-name="ce81" table:formula="of:=[.U82]-[.V82]*[.V$2]" office:value-type="float" office:value="0" calcext:value-type="float">
            <text:p>0</text:p>
          </table:table-cell>
          <table:table-cell table:style-name="ce81" table:formula="of:=ROUNDDOWN([.W82]/[.X$2])" office:value-type="float" office:value="0" calcext:value-type="float">
            <text:p>0</text:p>
          </table:table-cell>
          <table:table-cell table:style-name="ce331" table:formula="of:=[.$P82]*[.R82]" office:value-type="float" office:value="0" calcext:value-type="float">
            <text:p>0</text:p>
          </table:table-cell>
          <table:table-cell table:style-name="ce81" table:formula="of:=[.$P82]*[.T82]" office:value-type="float" office:value="0" calcext:value-type="float">
            <text:p>0</text:p>
          </table:table-cell>
          <table:table-cell table:style-name="ce81" table:formula="of:=[.$P82]*[.V82]" office:value-type="float" office:value="0" calcext:value-type="float">
            <text:p>0</text:p>
          </table:table-cell>
          <table:table-cell table:style-name="ce81" table:formula="of:=[.$P82]*[.X8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20" calcext:value-type="float">
            <text:p>820</text:p>
          </table:table-cell>
          <table:table-cell table:style-name="ce81" table:formula="of:=COUNTIF([.B$10:.B$14];[.$I83])" office:value-type="float" office:value="0" calcext:value-type="float">
            <text:p>0</text:p>
          </table:table-cell>
          <table:table-cell table:style-name="ce81" table:formula="of:=COUNTIF([.C$10:.C$14];[.$I83])" office:value-type="float" office:value="0" calcext:value-type="float">
            <text:p>0</text:p>
          </table:table-cell>
          <table:table-cell table:style-name="ce81" table:formula="of:=COUNTIF([.D$10:.D$14];[.$I83])" office:value-type="float" office:value="0" calcext:value-type="float">
            <text:p>0</text:p>
          </table:table-cell>
          <table:table-cell table:style-name="ce81" table:formula="of:=COUNTIF([.E$10:.E$14];[.$I83])" office:value-type="float" office:value="0" calcext:value-type="float">
            <text:p>0</text:p>
          </table:table-cell>
          <table:table-cell table:style-name="ce81" table:formula="of:=COUNTIF([.F$10:.F$14];[.$I83])" office:value-type="float" office:value="0" calcext:value-type="float">
            <text:p>0</text:p>
          </table:table-cell>
          <table:table-cell table:style-name="ce81" table:formula="of:=COUNTIF([.G$10:.G$14];[.$I83])" office:value-type="float" office:value="0" calcext:value-type="float">
            <text:p>0</text:p>
          </table:table-cell>
          <table:table-cell table:style-name="ce81" table:formula="of:=SUMPRODUCT([.J83:.M83];[.J$2:.M$2])" office:value-type="float" office:value="0" calcext:value-type="float">
            <text:p>0</text:p>
          </table:table-cell>
          <table:table-cell table:style-name="ce331" table:formula="of:=[.I83]" office:value-type="float" office:value="820" calcext:value-type="float">
            <text:p>820</text:p>
          </table:table-cell>
          <table:table-cell table:style-name="ce81" table:formula="of:=ROUNDDOWN([.Q83]/[.R$2])" office:value-type="float" office:value="16" calcext:value-type="float">
            <text:p>16</text:p>
          </table:table-cell>
          <table:table-cell table:style-name="ce81" table:formula="of:=[.Q83]-[.R83]*[.R$2]" office:value-type="float" office:value="20" calcext:value-type="float">
            <text:p>20</text:p>
          </table:table-cell>
          <table:table-cell table:style-name="ce81" table:formula="of:=ROUNDDOWN([.S83]/[.T$2])" office:value-type="float" office:value="1" calcext:value-type="float">
            <text:p>1</text:p>
          </table:table-cell>
          <table:table-cell table:style-name="ce81" table:formula="of:=[.S83]-[.T83]*[.T$2]" office:value-type="float" office:value="0" calcext:value-type="float">
            <text:p>0</text:p>
          </table:table-cell>
          <table:table-cell table:style-name="ce81" table:formula="of:=ROUNDDOWN([.U83]/[.V$2])" office:value-type="float" office:value="0" calcext:value-type="float">
            <text:p>0</text:p>
          </table:table-cell>
          <table:table-cell table:style-name="ce81" table:formula="of:=[.U83]-[.V83]*[.V$2]" office:value-type="float" office:value="0" calcext:value-type="float">
            <text:p>0</text:p>
          </table:table-cell>
          <table:table-cell table:style-name="ce81" table:formula="of:=ROUNDDOWN([.W83]/[.X$2])" office:value-type="float" office:value="0" calcext:value-type="float">
            <text:p>0</text:p>
          </table:table-cell>
          <table:table-cell table:style-name="ce331" table:formula="of:=[.$P83]*[.R83]" office:value-type="float" office:value="0" calcext:value-type="float">
            <text:p>0</text:p>
          </table:table-cell>
          <table:table-cell table:style-name="ce81" table:formula="of:=[.$P83]*[.T83]" office:value-type="float" office:value="0" calcext:value-type="float">
            <text:p>0</text:p>
          </table:table-cell>
          <table:table-cell table:style-name="ce81" table:formula="of:=[.$P83]*[.V83]" office:value-type="float" office:value="0" calcext:value-type="float">
            <text:p>0</text:p>
          </table:table-cell>
          <table:table-cell table:style-name="ce81" table:formula="of:=[.$P83]*[.X8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30" calcext:value-type="float">
            <text:p>830</text:p>
          </table:table-cell>
          <table:table-cell table:style-name="ce81" table:formula="of:=COUNTIF([.B$10:.B$14];[.$I84])" office:value-type="float" office:value="0" calcext:value-type="float">
            <text:p>0</text:p>
          </table:table-cell>
          <table:table-cell table:style-name="ce81" table:formula="of:=COUNTIF([.C$10:.C$14];[.$I84])" office:value-type="float" office:value="0" calcext:value-type="float">
            <text:p>0</text:p>
          </table:table-cell>
          <table:table-cell table:style-name="ce81" table:formula="of:=COUNTIF([.D$10:.D$14];[.$I84])" office:value-type="float" office:value="0" calcext:value-type="float">
            <text:p>0</text:p>
          </table:table-cell>
          <table:table-cell table:style-name="ce81" table:formula="of:=COUNTIF([.E$10:.E$14];[.$I84])" office:value-type="float" office:value="0" calcext:value-type="float">
            <text:p>0</text:p>
          </table:table-cell>
          <table:table-cell table:style-name="ce81" table:formula="of:=COUNTIF([.F$10:.F$14];[.$I84])" office:value-type="float" office:value="0" calcext:value-type="float">
            <text:p>0</text:p>
          </table:table-cell>
          <table:table-cell table:style-name="ce81" table:formula="of:=COUNTIF([.G$10:.G$14];[.$I84])" office:value-type="float" office:value="0" calcext:value-type="float">
            <text:p>0</text:p>
          </table:table-cell>
          <table:table-cell table:style-name="ce81" table:formula="of:=SUMPRODUCT([.J84:.M84];[.J$2:.M$2])" office:value-type="float" office:value="0" calcext:value-type="float">
            <text:p>0</text:p>
          </table:table-cell>
          <table:table-cell table:style-name="ce331" table:formula="of:=[.I84]" office:value-type="float" office:value="830" calcext:value-type="float">
            <text:p>830</text:p>
          </table:table-cell>
          <table:table-cell table:style-name="ce81" table:formula="of:=ROUNDDOWN([.Q84]/[.R$2])" office:value-type="float" office:value="16" calcext:value-type="float">
            <text:p>16</text:p>
          </table:table-cell>
          <table:table-cell table:style-name="ce81" table:formula="of:=[.Q84]-[.R84]*[.R$2]" office:value-type="float" office:value="30" calcext:value-type="float">
            <text:p>30</text:p>
          </table:table-cell>
          <table:table-cell table:style-name="ce81" table:formula="of:=ROUNDDOWN([.S84]/[.T$2])" office:value-type="float" office:value="1" calcext:value-type="float">
            <text:p>1</text:p>
          </table:table-cell>
          <table:table-cell table:style-name="ce81" table:formula="of:=[.S84]-[.T84]*[.T$2]" office:value-type="float" office:value="10" calcext:value-type="float">
            <text:p>10</text:p>
          </table:table-cell>
          <table:table-cell table:style-name="ce81" table:formula="of:=ROUNDDOWN([.U84]/[.V$2])" office:value-type="float" office:value="1" calcext:value-type="float">
            <text:p>1</text:p>
          </table:table-cell>
          <table:table-cell table:style-name="ce81" table:formula="of:=[.U84]-[.V84]*[.V$2]" office:value-type="float" office:value="0" calcext:value-type="float">
            <text:p>0</text:p>
          </table:table-cell>
          <table:table-cell table:style-name="ce81" table:formula="of:=ROUNDDOWN([.W84]/[.X$2])" office:value-type="float" office:value="0" calcext:value-type="float">
            <text:p>0</text:p>
          </table:table-cell>
          <table:table-cell table:style-name="ce331" table:formula="of:=[.$P84]*[.R84]" office:value-type="float" office:value="0" calcext:value-type="float">
            <text:p>0</text:p>
          </table:table-cell>
          <table:table-cell table:style-name="ce81" table:formula="of:=[.$P84]*[.T84]" office:value-type="float" office:value="0" calcext:value-type="float">
            <text:p>0</text:p>
          </table:table-cell>
          <table:table-cell table:style-name="ce81" table:formula="of:=[.$P84]*[.V84]" office:value-type="float" office:value="0" calcext:value-type="float">
            <text:p>0</text:p>
          </table:table-cell>
          <table:table-cell table:style-name="ce81" table:formula="of:=[.$P84]*[.X8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40" calcext:value-type="float">
            <text:p>840</text:p>
          </table:table-cell>
          <table:table-cell table:style-name="ce81" table:formula="of:=COUNTIF([.B$10:.B$14];[.$I85])" office:value-type="float" office:value="0" calcext:value-type="float">
            <text:p>0</text:p>
          </table:table-cell>
          <table:table-cell table:style-name="ce81" table:formula="of:=COUNTIF([.C$10:.C$14];[.$I85])" office:value-type="float" office:value="0" calcext:value-type="float">
            <text:p>0</text:p>
          </table:table-cell>
          <table:table-cell table:style-name="ce81" table:formula="of:=COUNTIF([.D$10:.D$14];[.$I85])" office:value-type="float" office:value="0" calcext:value-type="float">
            <text:p>0</text:p>
          </table:table-cell>
          <table:table-cell table:style-name="ce81" table:formula="of:=COUNTIF([.E$10:.E$14];[.$I85])" office:value-type="float" office:value="0" calcext:value-type="float">
            <text:p>0</text:p>
          </table:table-cell>
          <table:table-cell table:style-name="ce81" table:formula="of:=COUNTIF([.F$10:.F$14];[.$I85])" office:value-type="float" office:value="0" calcext:value-type="float">
            <text:p>0</text:p>
          </table:table-cell>
          <table:table-cell table:style-name="ce81" table:formula="of:=COUNTIF([.G$10:.G$14];[.$I85])" office:value-type="float" office:value="0" calcext:value-type="float">
            <text:p>0</text:p>
          </table:table-cell>
          <table:table-cell table:style-name="ce81" table:formula="of:=SUMPRODUCT([.J85:.M85];[.J$2:.M$2])" office:value-type="float" office:value="0" calcext:value-type="float">
            <text:p>0</text:p>
          </table:table-cell>
          <table:table-cell table:style-name="ce331" table:formula="of:=[.I85]" office:value-type="float" office:value="840" calcext:value-type="float">
            <text:p>840</text:p>
          </table:table-cell>
          <table:table-cell table:style-name="ce81" table:formula="of:=ROUNDDOWN([.Q85]/[.R$2])" office:value-type="float" office:value="16" calcext:value-type="float">
            <text:p>16</text:p>
          </table:table-cell>
          <table:table-cell table:style-name="ce81" table:formula="of:=[.Q85]-[.R85]*[.R$2]" office:value-type="float" office:value="40" calcext:value-type="float">
            <text:p>40</text:p>
          </table:table-cell>
          <table:table-cell table:style-name="ce81" table:formula="of:=ROUNDDOWN([.S85]/[.T$2])" office:value-type="float" office:value="2" calcext:value-type="float">
            <text:p>2</text:p>
          </table:table-cell>
          <table:table-cell table:style-name="ce81" table:formula="of:=[.S85]-[.T85]*[.T$2]" office:value-type="float" office:value="0" calcext:value-type="float">
            <text:p>0</text:p>
          </table:table-cell>
          <table:table-cell table:style-name="ce81" table:formula="of:=ROUNDDOWN([.U85]/[.V$2])" office:value-type="float" office:value="0" calcext:value-type="float">
            <text:p>0</text:p>
          </table:table-cell>
          <table:table-cell table:style-name="ce81" table:formula="of:=[.U85]-[.V85]*[.V$2]" office:value-type="float" office:value="0" calcext:value-type="float">
            <text:p>0</text:p>
          </table:table-cell>
          <table:table-cell table:style-name="ce81" table:formula="of:=ROUNDDOWN([.W85]/[.X$2])" office:value-type="float" office:value="0" calcext:value-type="float">
            <text:p>0</text:p>
          </table:table-cell>
          <table:table-cell table:style-name="ce331" table:formula="of:=[.$P85]*[.R85]" office:value-type="float" office:value="0" calcext:value-type="float">
            <text:p>0</text:p>
          </table:table-cell>
          <table:table-cell table:style-name="ce81" table:formula="of:=[.$P85]*[.T85]" office:value-type="float" office:value="0" calcext:value-type="float">
            <text:p>0</text:p>
          </table:table-cell>
          <table:table-cell table:style-name="ce81" table:formula="of:=[.$P85]*[.V85]" office:value-type="float" office:value="0" calcext:value-type="float">
            <text:p>0</text:p>
          </table:table-cell>
          <table:table-cell table:style-name="ce81" table:formula="of:=[.$P85]*[.X8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50" calcext:value-type="float">
            <text:p>850</text:p>
          </table:table-cell>
          <table:table-cell table:style-name="ce81" table:formula="of:=COUNTIF([.B$10:.B$14];[.$I86])" office:value-type="float" office:value="0" calcext:value-type="float">
            <text:p>0</text:p>
          </table:table-cell>
          <table:table-cell table:style-name="ce81" table:formula="of:=COUNTIF([.C$10:.C$14];[.$I86])" office:value-type="float" office:value="0" calcext:value-type="float">
            <text:p>0</text:p>
          </table:table-cell>
          <table:table-cell table:style-name="ce81" table:formula="of:=COUNTIF([.D$10:.D$14];[.$I86])" office:value-type="float" office:value="0" calcext:value-type="float">
            <text:p>0</text:p>
          </table:table-cell>
          <table:table-cell table:style-name="ce81" table:formula="of:=COUNTIF([.E$10:.E$14];[.$I86])" office:value-type="float" office:value="0" calcext:value-type="float">
            <text:p>0</text:p>
          </table:table-cell>
          <table:table-cell table:style-name="ce81" table:formula="of:=COUNTIF([.F$10:.F$14];[.$I86])" office:value-type="float" office:value="0" calcext:value-type="float">
            <text:p>0</text:p>
          </table:table-cell>
          <table:table-cell table:style-name="ce81" table:formula="of:=COUNTIF([.G$10:.G$14];[.$I86])" office:value-type="float" office:value="0" calcext:value-type="float">
            <text:p>0</text:p>
          </table:table-cell>
          <table:table-cell table:style-name="ce81" table:formula="of:=SUMPRODUCT([.J86:.M86];[.J$2:.M$2])" office:value-type="float" office:value="0" calcext:value-type="float">
            <text:p>0</text:p>
          </table:table-cell>
          <table:table-cell table:style-name="ce331" table:formula="of:=[.I86]" office:value-type="float" office:value="850" calcext:value-type="float">
            <text:p>850</text:p>
          </table:table-cell>
          <table:table-cell table:style-name="ce81" table:formula="of:=ROUNDDOWN([.Q86]/[.R$2])" office:value-type="float" office:value="17" calcext:value-type="float">
            <text:p>17</text:p>
          </table:table-cell>
          <table:table-cell table:style-name="ce81" table:formula="of:=[.Q86]-[.R86]*[.R$2]" office:value-type="float" office:value="0" calcext:value-type="float">
            <text:p>0</text:p>
          </table:table-cell>
          <table:table-cell table:style-name="ce81" table:formula="of:=ROUNDDOWN([.S86]/[.T$2])" office:value-type="float" office:value="0" calcext:value-type="float">
            <text:p>0</text:p>
          </table:table-cell>
          <table:table-cell table:style-name="ce81" table:formula="of:=[.S86]-[.T86]*[.T$2]" office:value-type="float" office:value="0" calcext:value-type="float">
            <text:p>0</text:p>
          </table:table-cell>
          <table:table-cell table:style-name="ce81" table:formula="of:=ROUNDDOWN([.U86]/[.V$2])" office:value-type="float" office:value="0" calcext:value-type="float">
            <text:p>0</text:p>
          </table:table-cell>
          <table:table-cell table:style-name="ce81" table:formula="of:=[.U86]-[.V86]*[.V$2]" office:value-type="float" office:value="0" calcext:value-type="float">
            <text:p>0</text:p>
          </table:table-cell>
          <table:table-cell table:style-name="ce81" table:formula="of:=ROUNDDOWN([.W86]/[.X$2])" office:value-type="float" office:value="0" calcext:value-type="float">
            <text:p>0</text:p>
          </table:table-cell>
          <table:table-cell table:style-name="ce331" table:formula="of:=[.$P86]*[.R86]" office:value-type="float" office:value="0" calcext:value-type="float">
            <text:p>0</text:p>
          </table:table-cell>
          <table:table-cell table:style-name="ce81" table:formula="of:=[.$P86]*[.T86]" office:value-type="float" office:value="0" calcext:value-type="float">
            <text:p>0</text:p>
          </table:table-cell>
          <table:table-cell table:style-name="ce81" table:formula="of:=[.$P86]*[.V86]" office:value-type="float" office:value="0" calcext:value-type="float">
            <text:p>0</text:p>
          </table:table-cell>
          <table:table-cell table:style-name="ce81" table:formula="of:=[.$P86]*[.X8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60" calcext:value-type="float">
            <text:p>860</text:p>
          </table:table-cell>
          <table:table-cell table:style-name="ce81" table:formula="of:=COUNTIF([.B$10:.B$14];[.$I87])" office:value-type="float" office:value="0" calcext:value-type="float">
            <text:p>0</text:p>
          </table:table-cell>
          <table:table-cell table:style-name="ce81" table:formula="of:=COUNTIF([.C$10:.C$14];[.$I87])" office:value-type="float" office:value="0" calcext:value-type="float">
            <text:p>0</text:p>
          </table:table-cell>
          <table:table-cell table:style-name="ce81" table:formula="of:=COUNTIF([.D$10:.D$14];[.$I87])" office:value-type="float" office:value="0" calcext:value-type="float">
            <text:p>0</text:p>
          </table:table-cell>
          <table:table-cell table:style-name="ce81" table:formula="of:=COUNTIF([.E$10:.E$14];[.$I87])" office:value-type="float" office:value="0" calcext:value-type="float">
            <text:p>0</text:p>
          </table:table-cell>
          <table:table-cell table:style-name="ce81" table:formula="of:=COUNTIF([.F$10:.F$14];[.$I87])" office:value-type="float" office:value="0" calcext:value-type="float">
            <text:p>0</text:p>
          </table:table-cell>
          <table:table-cell table:style-name="ce81" table:formula="of:=COUNTIF([.G$10:.G$14];[.$I87])" office:value-type="float" office:value="0" calcext:value-type="float">
            <text:p>0</text:p>
          </table:table-cell>
          <table:table-cell table:style-name="ce81" table:formula="of:=SUMPRODUCT([.J87:.M87];[.J$2:.M$2])" office:value-type="float" office:value="0" calcext:value-type="float">
            <text:p>0</text:p>
          </table:table-cell>
          <table:table-cell table:style-name="ce331" table:formula="of:=[.I87]" office:value-type="float" office:value="860" calcext:value-type="float">
            <text:p>860</text:p>
          </table:table-cell>
          <table:table-cell table:style-name="ce81" table:formula="of:=ROUNDDOWN([.Q87]/[.R$2])" office:value-type="float" office:value="17" calcext:value-type="float">
            <text:p>17</text:p>
          </table:table-cell>
          <table:table-cell table:style-name="ce81" table:formula="of:=[.Q87]-[.R87]*[.R$2]" office:value-type="float" office:value="10" calcext:value-type="float">
            <text:p>10</text:p>
          </table:table-cell>
          <table:table-cell table:style-name="ce81" table:formula="of:=ROUNDDOWN([.S87]/[.T$2])" office:value-type="float" office:value="0" calcext:value-type="float">
            <text:p>0</text:p>
          </table:table-cell>
          <table:table-cell table:style-name="ce81" table:formula="of:=[.S87]-[.T87]*[.T$2]" office:value-type="float" office:value="10" calcext:value-type="float">
            <text:p>10</text:p>
          </table:table-cell>
          <table:table-cell table:style-name="ce81" table:formula="of:=ROUNDDOWN([.U87]/[.V$2])" office:value-type="float" office:value="1" calcext:value-type="float">
            <text:p>1</text:p>
          </table:table-cell>
          <table:table-cell table:style-name="ce81" table:formula="of:=[.U87]-[.V87]*[.V$2]" office:value-type="float" office:value="0" calcext:value-type="float">
            <text:p>0</text:p>
          </table:table-cell>
          <table:table-cell table:style-name="ce81" table:formula="of:=ROUNDDOWN([.W87]/[.X$2])" office:value-type="float" office:value="0" calcext:value-type="float">
            <text:p>0</text:p>
          </table:table-cell>
          <table:table-cell table:style-name="ce331" table:formula="of:=[.$P87]*[.R87]" office:value-type="float" office:value="0" calcext:value-type="float">
            <text:p>0</text:p>
          </table:table-cell>
          <table:table-cell table:style-name="ce81" table:formula="of:=[.$P87]*[.T87]" office:value-type="float" office:value="0" calcext:value-type="float">
            <text:p>0</text:p>
          </table:table-cell>
          <table:table-cell table:style-name="ce81" table:formula="of:=[.$P87]*[.V87]" office:value-type="float" office:value="0" calcext:value-type="float">
            <text:p>0</text:p>
          </table:table-cell>
          <table:table-cell table:style-name="ce81" table:formula="of:=[.$P87]*[.X8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70" calcext:value-type="float">
            <text:p>870</text:p>
          </table:table-cell>
          <table:table-cell table:style-name="ce81" table:formula="of:=COUNTIF([.B$10:.B$14];[.$I88])" office:value-type="float" office:value="0" calcext:value-type="float">
            <text:p>0</text:p>
          </table:table-cell>
          <table:table-cell table:style-name="ce81" table:formula="of:=COUNTIF([.C$10:.C$14];[.$I88])" office:value-type="float" office:value="0" calcext:value-type="float">
            <text:p>0</text:p>
          </table:table-cell>
          <table:table-cell table:style-name="ce81" table:formula="of:=COUNTIF([.D$10:.D$14];[.$I88])" office:value-type="float" office:value="0" calcext:value-type="float">
            <text:p>0</text:p>
          </table:table-cell>
          <table:table-cell table:style-name="ce81" table:formula="of:=COUNTIF([.E$10:.E$14];[.$I88])" office:value-type="float" office:value="0" calcext:value-type="float">
            <text:p>0</text:p>
          </table:table-cell>
          <table:table-cell table:style-name="ce81" table:formula="of:=COUNTIF([.F$10:.F$14];[.$I88])" office:value-type="float" office:value="0" calcext:value-type="float">
            <text:p>0</text:p>
          </table:table-cell>
          <table:table-cell table:style-name="ce81" table:formula="of:=COUNTIF([.G$10:.G$14];[.$I88])" office:value-type="float" office:value="0" calcext:value-type="float">
            <text:p>0</text:p>
          </table:table-cell>
          <table:table-cell table:style-name="ce81" table:formula="of:=SUMPRODUCT([.J88:.M88];[.J$2:.M$2])" office:value-type="float" office:value="0" calcext:value-type="float">
            <text:p>0</text:p>
          </table:table-cell>
          <table:table-cell table:style-name="ce331" table:formula="of:=[.I88]" office:value-type="float" office:value="870" calcext:value-type="float">
            <text:p>870</text:p>
          </table:table-cell>
          <table:table-cell table:style-name="ce81" table:formula="of:=ROUNDDOWN([.Q88]/[.R$2])" office:value-type="float" office:value="17" calcext:value-type="float">
            <text:p>17</text:p>
          </table:table-cell>
          <table:table-cell table:style-name="ce81" table:formula="of:=[.Q88]-[.R88]*[.R$2]" office:value-type="float" office:value="20" calcext:value-type="float">
            <text:p>20</text:p>
          </table:table-cell>
          <table:table-cell table:style-name="ce81" table:formula="of:=ROUNDDOWN([.S88]/[.T$2])" office:value-type="float" office:value="1" calcext:value-type="float">
            <text:p>1</text:p>
          </table:table-cell>
          <table:table-cell table:style-name="ce81" table:formula="of:=[.S88]-[.T88]*[.T$2]" office:value-type="float" office:value="0" calcext:value-type="float">
            <text:p>0</text:p>
          </table:table-cell>
          <table:table-cell table:style-name="ce81" table:formula="of:=ROUNDDOWN([.U88]/[.V$2])" office:value-type="float" office:value="0" calcext:value-type="float">
            <text:p>0</text:p>
          </table:table-cell>
          <table:table-cell table:style-name="ce81" table:formula="of:=[.U88]-[.V88]*[.V$2]" office:value-type="float" office:value="0" calcext:value-type="float">
            <text:p>0</text:p>
          </table:table-cell>
          <table:table-cell table:style-name="ce81" table:formula="of:=ROUNDDOWN([.W88]/[.X$2])" office:value-type="float" office:value="0" calcext:value-type="float">
            <text:p>0</text:p>
          </table:table-cell>
          <table:table-cell table:style-name="ce331" table:formula="of:=[.$P88]*[.R88]" office:value-type="float" office:value="0" calcext:value-type="float">
            <text:p>0</text:p>
          </table:table-cell>
          <table:table-cell table:style-name="ce81" table:formula="of:=[.$P88]*[.T88]" office:value-type="float" office:value="0" calcext:value-type="float">
            <text:p>0</text:p>
          </table:table-cell>
          <table:table-cell table:style-name="ce81" table:formula="of:=[.$P88]*[.V88]" office:value-type="float" office:value="0" calcext:value-type="float">
            <text:p>0</text:p>
          </table:table-cell>
          <table:table-cell table:style-name="ce81" table:formula="of:=[.$P88]*[.X8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80" calcext:value-type="float">
            <text:p>880</text:p>
          </table:table-cell>
          <table:table-cell table:style-name="ce81" table:formula="of:=COUNTIF([.B$10:.B$14];[.$I89])" office:value-type="float" office:value="0" calcext:value-type="float">
            <text:p>0</text:p>
          </table:table-cell>
          <table:table-cell table:style-name="ce81" table:formula="of:=COUNTIF([.C$10:.C$14];[.$I89])" office:value-type="float" office:value="0" calcext:value-type="float">
            <text:p>0</text:p>
          </table:table-cell>
          <table:table-cell table:style-name="ce81" table:formula="of:=COUNTIF([.D$10:.D$14];[.$I89])" office:value-type="float" office:value="0" calcext:value-type="float">
            <text:p>0</text:p>
          </table:table-cell>
          <table:table-cell table:style-name="ce81" table:formula="of:=COUNTIF([.E$10:.E$14];[.$I89])" office:value-type="float" office:value="0" calcext:value-type="float">
            <text:p>0</text:p>
          </table:table-cell>
          <table:table-cell table:style-name="ce81" table:formula="of:=COUNTIF([.F$10:.F$14];[.$I89])" office:value-type="float" office:value="0" calcext:value-type="float">
            <text:p>0</text:p>
          </table:table-cell>
          <table:table-cell table:style-name="ce81" table:formula="of:=COUNTIF([.G$10:.G$14];[.$I89])" office:value-type="float" office:value="0" calcext:value-type="float">
            <text:p>0</text:p>
          </table:table-cell>
          <table:table-cell table:style-name="ce81" table:formula="of:=SUMPRODUCT([.J89:.M89];[.J$2:.M$2])" office:value-type="float" office:value="0" calcext:value-type="float">
            <text:p>0</text:p>
          </table:table-cell>
          <table:table-cell table:style-name="ce331" table:formula="of:=[.I89]" office:value-type="float" office:value="880" calcext:value-type="float">
            <text:p>880</text:p>
          </table:table-cell>
          <table:table-cell table:style-name="ce81" table:formula="of:=ROUNDDOWN([.Q89]/[.R$2])" office:value-type="float" office:value="17" calcext:value-type="float">
            <text:p>17</text:p>
          </table:table-cell>
          <table:table-cell table:style-name="ce81" table:formula="of:=[.Q89]-[.R89]*[.R$2]" office:value-type="float" office:value="30" calcext:value-type="float">
            <text:p>30</text:p>
          </table:table-cell>
          <table:table-cell table:style-name="ce81" table:formula="of:=ROUNDDOWN([.S89]/[.T$2])" office:value-type="float" office:value="1" calcext:value-type="float">
            <text:p>1</text:p>
          </table:table-cell>
          <table:table-cell table:style-name="ce81" table:formula="of:=[.S89]-[.T89]*[.T$2]" office:value-type="float" office:value="10" calcext:value-type="float">
            <text:p>10</text:p>
          </table:table-cell>
          <table:table-cell table:style-name="ce81" table:formula="of:=ROUNDDOWN([.U89]/[.V$2])" office:value-type="float" office:value="1" calcext:value-type="float">
            <text:p>1</text:p>
          </table:table-cell>
          <table:table-cell table:style-name="ce81" table:formula="of:=[.U89]-[.V89]*[.V$2]" office:value-type="float" office:value="0" calcext:value-type="float">
            <text:p>0</text:p>
          </table:table-cell>
          <table:table-cell table:style-name="ce81" table:formula="of:=ROUNDDOWN([.W89]/[.X$2])" office:value-type="float" office:value="0" calcext:value-type="float">
            <text:p>0</text:p>
          </table:table-cell>
          <table:table-cell table:style-name="ce331" table:formula="of:=[.$P89]*[.R89]" office:value-type="float" office:value="0" calcext:value-type="float">
            <text:p>0</text:p>
          </table:table-cell>
          <table:table-cell table:style-name="ce81" table:formula="of:=[.$P89]*[.T89]" office:value-type="float" office:value="0" calcext:value-type="float">
            <text:p>0</text:p>
          </table:table-cell>
          <table:table-cell table:style-name="ce81" table:formula="of:=[.$P89]*[.V89]" office:value-type="float" office:value="0" calcext:value-type="float">
            <text:p>0</text:p>
          </table:table-cell>
          <table:table-cell table:style-name="ce81" table:formula="of:=[.$P89]*[.X8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890" calcext:value-type="float">
            <text:p>890</text:p>
          </table:table-cell>
          <table:table-cell table:style-name="ce81" table:formula="of:=COUNTIF([.B$10:.B$14];[.$I90])" office:value-type="float" office:value="0" calcext:value-type="float">
            <text:p>0</text:p>
          </table:table-cell>
          <table:table-cell table:style-name="ce81" table:formula="of:=COUNTIF([.C$10:.C$14];[.$I90])" office:value-type="float" office:value="0" calcext:value-type="float">
            <text:p>0</text:p>
          </table:table-cell>
          <table:table-cell table:style-name="ce81" table:formula="of:=COUNTIF([.D$10:.D$14];[.$I90])" office:value-type="float" office:value="0" calcext:value-type="float">
            <text:p>0</text:p>
          </table:table-cell>
          <table:table-cell table:style-name="ce81" table:formula="of:=COUNTIF([.E$10:.E$14];[.$I90])" office:value-type="float" office:value="0" calcext:value-type="float">
            <text:p>0</text:p>
          </table:table-cell>
          <table:table-cell table:style-name="ce81" table:formula="of:=COUNTIF([.F$10:.F$14];[.$I90])" office:value-type="float" office:value="0" calcext:value-type="float">
            <text:p>0</text:p>
          </table:table-cell>
          <table:table-cell table:style-name="ce81" table:formula="of:=COUNTIF([.G$10:.G$14];[.$I90])" office:value-type="float" office:value="0" calcext:value-type="float">
            <text:p>0</text:p>
          </table:table-cell>
          <table:table-cell table:style-name="ce81" table:formula="of:=SUMPRODUCT([.J90:.M90];[.J$2:.M$2])" office:value-type="float" office:value="0" calcext:value-type="float">
            <text:p>0</text:p>
          </table:table-cell>
          <table:table-cell table:style-name="ce331" table:formula="of:=[.I90]" office:value-type="float" office:value="890" calcext:value-type="float">
            <text:p>890</text:p>
          </table:table-cell>
          <table:table-cell table:style-name="ce81" table:formula="of:=ROUNDDOWN([.Q90]/[.R$2])" office:value-type="float" office:value="17" calcext:value-type="float">
            <text:p>17</text:p>
          </table:table-cell>
          <table:table-cell table:style-name="ce81" table:formula="of:=[.Q90]-[.R90]*[.R$2]" office:value-type="float" office:value="40" calcext:value-type="float">
            <text:p>40</text:p>
          </table:table-cell>
          <table:table-cell table:style-name="ce81" table:formula="of:=ROUNDDOWN([.S90]/[.T$2])" office:value-type="float" office:value="2" calcext:value-type="float">
            <text:p>2</text:p>
          </table:table-cell>
          <table:table-cell table:style-name="ce81" table:formula="of:=[.S90]-[.T90]*[.T$2]" office:value-type="float" office:value="0" calcext:value-type="float">
            <text:p>0</text:p>
          </table:table-cell>
          <table:table-cell table:style-name="ce81" table:formula="of:=ROUNDDOWN([.U90]/[.V$2])" office:value-type="float" office:value="0" calcext:value-type="float">
            <text:p>0</text:p>
          </table:table-cell>
          <table:table-cell table:style-name="ce81" table:formula="of:=[.U90]-[.V90]*[.V$2]" office:value-type="float" office:value="0" calcext:value-type="float">
            <text:p>0</text:p>
          </table:table-cell>
          <table:table-cell table:style-name="ce81" table:formula="of:=ROUNDDOWN([.W90]/[.X$2])" office:value-type="float" office:value="0" calcext:value-type="float">
            <text:p>0</text:p>
          </table:table-cell>
          <table:table-cell table:style-name="ce331" table:formula="of:=[.$P90]*[.R90]" office:value-type="float" office:value="0" calcext:value-type="float">
            <text:p>0</text:p>
          </table:table-cell>
          <table:table-cell table:style-name="ce81" table:formula="of:=[.$P90]*[.T90]" office:value-type="float" office:value="0" calcext:value-type="float">
            <text:p>0</text:p>
          </table:table-cell>
          <table:table-cell table:style-name="ce81" table:formula="of:=[.$P90]*[.V90]" office:value-type="float" office:value="0" calcext:value-type="float">
            <text:p>0</text:p>
          </table:table-cell>
          <table:table-cell table:style-name="ce81" table:formula="of:=[.$P90]*[.X9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00" calcext:value-type="float">
            <text:p>900</text:p>
          </table:table-cell>
          <table:table-cell table:style-name="ce81" table:formula="of:=COUNTIF([.B$10:.B$14];[.$I91])" office:value-type="float" office:value="0" calcext:value-type="float">
            <text:p>0</text:p>
          </table:table-cell>
          <table:table-cell table:style-name="ce81" table:formula="of:=COUNTIF([.C$10:.C$14];[.$I91])" office:value-type="float" office:value="0" calcext:value-type="float">
            <text:p>0</text:p>
          </table:table-cell>
          <table:table-cell table:style-name="ce81" table:formula="of:=COUNTIF([.D$10:.D$14];[.$I91])" office:value-type="float" office:value="0" calcext:value-type="float">
            <text:p>0</text:p>
          </table:table-cell>
          <table:table-cell table:style-name="ce81" table:formula="of:=COUNTIF([.E$10:.E$14];[.$I91])" office:value-type="float" office:value="0" calcext:value-type="float">
            <text:p>0</text:p>
          </table:table-cell>
          <table:table-cell table:style-name="ce81" table:formula="of:=COUNTIF([.F$10:.F$14];[.$I91])" office:value-type="float" office:value="0" calcext:value-type="float">
            <text:p>0</text:p>
          </table:table-cell>
          <table:table-cell table:style-name="ce81" table:formula="of:=COUNTIF([.G$10:.G$14];[.$I91])" office:value-type="float" office:value="0" calcext:value-type="float">
            <text:p>0</text:p>
          </table:table-cell>
          <table:table-cell table:style-name="ce81" table:formula="of:=SUMPRODUCT([.J91:.M91];[.J$2:.M$2])" office:value-type="float" office:value="0" calcext:value-type="float">
            <text:p>0</text:p>
          </table:table-cell>
          <table:table-cell table:style-name="ce331" table:formula="of:=[.I91]" office:value-type="float" office:value="900" calcext:value-type="float">
            <text:p>900</text:p>
          </table:table-cell>
          <table:table-cell table:style-name="ce81" table:formula="of:=ROUNDDOWN([.Q91]/[.R$2])" office:value-type="float" office:value="18" calcext:value-type="float">
            <text:p>18</text:p>
          </table:table-cell>
          <table:table-cell table:style-name="ce81" table:formula="of:=[.Q91]-[.R91]*[.R$2]" office:value-type="float" office:value="0" calcext:value-type="float">
            <text:p>0</text:p>
          </table:table-cell>
          <table:table-cell table:style-name="ce81" table:formula="of:=ROUNDDOWN([.S91]/[.T$2])" office:value-type="float" office:value="0" calcext:value-type="float">
            <text:p>0</text:p>
          </table:table-cell>
          <table:table-cell table:style-name="ce81" table:formula="of:=[.S91]-[.T91]*[.T$2]" office:value-type="float" office:value="0" calcext:value-type="float">
            <text:p>0</text:p>
          </table:table-cell>
          <table:table-cell table:style-name="ce81" table:formula="of:=ROUNDDOWN([.U91]/[.V$2])" office:value-type="float" office:value="0" calcext:value-type="float">
            <text:p>0</text:p>
          </table:table-cell>
          <table:table-cell table:style-name="ce81" table:formula="of:=[.U91]-[.V91]*[.V$2]" office:value-type="float" office:value="0" calcext:value-type="float">
            <text:p>0</text:p>
          </table:table-cell>
          <table:table-cell table:style-name="ce81" table:formula="of:=ROUNDDOWN([.W91]/[.X$2])" office:value-type="float" office:value="0" calcext:value-type="float">
            <text:p>0</text:p>
          </table:table-cell>
          <table:table-cell table:style-name="ce331" table:formula="of:=[.$P91]*[.R91]" office:value-type="float" office:value="0" calcext:value-type="float">
            <text:p>0</text:p>
          </table:table-cell>
          <table:table-cell table:style-name="ce81" table:formula="of:=[.$P91]*[.T91]" office:value-type="float" office:value="0" calcext:value-type="float">
            <text:p>0</text:p>
          </table:table-cell>
          <table:table-cell table:style-name="ce81" table:formula="of:=[.$P91]*[.V91]" office:value-type="float" office:value="0" calcext:value-type="float">
            <text:p>0</text:p>
          </table:table-cell>
          <table:table-cell table:style-name="ce81" table:formula="of:=[.$P91]*[.X9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10" calcext:value-type="float">
            <text:p>910</text:p>
          </table:table-cell>
          <table:table-cell table:style-name="ce81" table:formula="of:=COUNTIF([.B$10:.B$14];[.$I92])" office:value-type="float" office:value="0" calcext:value-type="float">
            <text:p>0</text:p>
          </table:table-cell>
          <table:table-cell table:style-name="ce81" table:formula="of:=COUNTIF([.C$10:.C$14];[.$I92])" office:value-type="float" office:value="0" calcext:value-type="float">
            <text:p>0</text:p>
          </table:table-cell>
          <table:table-cell table:style-name="ce81" table:formula="of:=COUNTIF([.D$10:.D$14];[.$I92])" office:value-type="float" office:value="0" calcext:value-type="float">
            <text:p>0</text:p>
          </table:table-cell>
          <table:table-cell table:style-name="ce81" table:formula="of:=COUNTIF([.E$10:.E$14];[.$I92])" office:value-type="float" office:value="0" calcext:value-type="float">
            <text:p>0</text:p>
          </table:table-cell>
          <table:table-cell table:style-name="ce81" table:formula="of:=COUNTIF([.F$10:.F$14];[.$I92])" office:value-type="float" office:value="0" calcext:value-type="float">
            <text:p>0</text:p>
          </table:table-cell>
          <table:table-cell table:style-name="ce81" table:formula="of:=COUNTIF([.G$10:.G$14];[.$I92])" office:value-type="float" office:value="0" calcext:value-type="float">
            <text:p>0</text:p>
          </table:table-cell>
          <table:table-cell table:style-name="ce81" table:formula="of:=SUMPRODUCT([.J92:.M92];[.J$2:.M$2])" office:value-type="float" office:value="0" calcext:value-type="float">
            <text:p>0</text:p>
          </table:table-cell>
          <table:table-cell table:style-name="ce331" table:formula="of:=[.I92]" office:value-type="float" office:value="910" calcext:value-type="float">
            <text:p>910</text:p>
          </table:table-cell>
          <table:table-cell table:style-name="ce81" table:formula="of:=ROUNDDOWN([.Q92]/[.R$2])" office:value-type="float" office:value="18" calcext:value-type="float">
            <text:p>18</text:p>
          </table:table-cell>
          <table:table-cell table:style-name="ce81" table:formula="of:=[.Q92]-[.R92]*[.R$2]" office:value-type="float" office:value="10" calcext:value-type="float">
            <text:p>10</text:p>
          </table:table-cell>
          <table:table-cell table:style-name="ce81" table:formula="of:=ROUNDDOWN([.S92]/[.T$2])" office:value-type="float" office:value="0" calcext:value-type="float">
            <text:p>0</text:p>
          </table:table-cell>
          <table:table-cell table:style-name="ce81" table:formula="of:=[.S92]-[.T92]*[.T$2]" office:value-type="float" office:value="10" calcext:value-type="float">
            <text:p>10</text:p>
          </table:table-cell>
          <table:table-cell table:style-name="ce81" table:formula="of:=ROUNDDOWN([.U92]/[.V$2])" office:value-type="float" office:value="1" calcext:value-type="float">
            <text:p>1</text:p>
          </table:table-cell>
          <table:table-cell table:style-name="ce81" table:formula="of:=[.U92]-[.V92]*[.V$2]" office:value-type="float" office:value="0" calcext:value-type="float">
            <text:p>0</text:p>
          </table:table-cell>
          <table:table-cell table:style-name="ce81" table:formula="of:=ROUNDDOWN([.W92]/[.X$2])" office:value-type="float" office:value="0" calcext:value-type="float">
            <text:p>0</text:p>
          </table:table-cell>
          <table:table-cell table:style-name="ce331" table:formula="of:=[.$P92]*[.R92]" office:value-type="float" office:value="0" calcext:value-type="float">
            <text:p>0</text:p>
          </table:table-cell>
          <table:table-cell table:style-name="ce81" table:formula="of:=[.$P92]*[.T92]" office:value-type="float" office:value="0" calcext:value-type="float">
            <text:p>0</text:p>
          </table:table-cell>
          <table:table-cell table:style-name="ce81" table:formula="of:=[.$P92]*[.V92]" office:value-type="float" office:value="0" calcext:value-type="float">
            <text:p>0</text:p>
          </table:table-cell>
          <table:table-cell table:style-name="ce81" table:formula="of:=[.$P92]*[.X92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20" calcext:value-type="float">
            <text:p>920</text:p>
          </table:table-cell>
          <table:table-cell table:style-name="ce81" table:formula="of:=COUNTIF([.B$10:.B$14];[.$I93])" office:value-type="float" office:value="0" calcext:value-type="float">
            <text:p>0</text:p>
          </table:table-cell>
          <table:table-cell table:style-name="ce81" table:formula="of:=COUNTIF([.C$10:.C$14];[.$I93])" office:value-type="float" office:value="0" calcext:value-type="float">
            <text:p>0</text:p>
          </table:table-cell>
          <table:table-cell table:style-name="ce81" table:formula="of:=COUNTIF([.D$10:.D$14];[.$I93])" office:value-type="float" office:value="0" calcext:value-type="float">
            <text:p>0</text:p>
          </table:table-cell>
          <table:table-cell table:style-name="ce81" table:formula="of:=COUNTIF([.E$10:.E$14];[.$I93])" office:value-type="float" office:value="0" calcext:value-type="float">
            <text:p>0</text:p>
          </table:table-cell>
          <table:table-cell table:style-name="ce81" table:formula="of:=COUNTIF([.F$10:.F$14];[.$I93])" office:value-type="float" office:value="0" calcext:value-type="float">
            <text:p>0</text:p>
          </table:table-cell>
          <table:table-cell table:style-name="ce81" table:formula="of:=COUNTIF([.G$10:.G$14];[.$I93])" office:value-type="float" office:value="0" calcext:value-type="float">
            <text:p>0</text:p>
          </table:table-cell>
          <table:table-cell table:style-name="ce81" table:formula="of:=SUMPRODUCT([.J93:.M93];[.J$2:.M$2])" office:value-type="float" office:value="0" calcext:value-type="float">
            <text:p>0</text:p>
          </table:table-cell>
          <table:table-cell table:style-name="ce331" table:formula="of:=[.I93]" office:value-type="float" office:value="920" calcext:value-type="float">
            <text:p>920</text:p>
          </table:table-cell>
          <table:table-cell table:style-name="ce81" table:formula="of:=ROUNDDOWN([.Q93]/[.R$2])" office:value-type="float" office:value="18" calcext:value-type="float">
            <text:p>18</text:p>
          </table:table-cell>
          <table:table-cell table:style-name="ce81" table:formula="of:=[.Q93]-[.R93]*[.R$2]" office:value-type="float" office:value="20" calcext:value-type="float">
            <text:p>20</text:p>
          </table:table-cell>
          <table:table-cell table:style-name="ce81" table:formula="of:=ROUNDDOWN([.S93]/[.T$2])" office:value-type="float" office:value="1" calcext:value-type="float">
            <text:p>1</text:p>
          </table:table-cell>
          <table:table-cell table:style-name="ce81" table:formula="of:=[.S93]-[.T93]*[.T$2]" office:value-type="float" office:value="0" calcext:value-type="float">
            <text:p>0</text:p>
          </table:table-cell>
          <table:table-cell table:style-name="ce81" table:formula="of:=ROUNDDOWN([.U93]/[.V$2])" office:value-type="float" office:value="0" calcext:value-type="float">
            <text:p>0</text:p>
          </table:table-cell>
          <table:table-cell table:style-name="ce81" table:formula="of:=[.U93]-[.V93]*[.V$2]" office:value-type="float" office:value="0" calcext:value-type="float">
            <text:p>0</text:p>
          </table:table-cell>
          <table:table-cell table:style-name="ce81" table:formula="of:=ROUNDDOWN([.W93]/[.X$2])" office:value-type="float" office:value="0" calcext:value-type="float">
            <text:p>0</text:p>
          </table:table-cell>
          <table:table-cell table:style-name="ce331" table:formula="of:=[.$P93]*[.R93]" office:value-type="float" office:value="0" calcext:value-type="float">
            <text:p>0</text:p>
          </table:table-cell>
          <table:table-cell table:style-name="ce81" table:formula="of:=[.$P93]*[.T93]" office:value-type="float" office:value="0" calcext:value-type="float">
            <text:p>0</text:p>
          </table:table-cell>
          <table:table-cell table:style-name="ce81" table:formula="of:=[.$P93]*[.V93]" office:value-type="float" office:value="0" calcext:value-type="float">
            <text:p>0</text:p>
          </table:table-cell>
          <table:table-cell table:style-name="ce81" table:formula="of:=[.$P93]*[.X93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30" calcext:value-type="float">
            <text:p>930</text:p>
          </table:table-cell>
          <table:table-cell table:style-name="ce81" table:formula="of:=COUNTIF([.B$10:.B$14];[.$I94])" office:value-type="float" office:value="0" calcext:value-type="float">
            <text:p>0</text:p>
          </table:table-cell>
          <table:table-cell table:style-name="ce81" table:formula="of:=COUNTIF([.C$10:.C$14];[.$I94])" office:value-type="float" office:value="0" calcext:value-type="float">
            <text:p>0</text:p>
          </table:table-cell>
          <table:table-cell table:style-name="ce81" table:formula="of:=COUNTIF([.D$10:.D$14];[.$I94])" office:value-type="float" office:value="0" calcext:value-type="float">
            <text:p>0</text:p>
          </table:table-cell>
          <table:table-cell table:style-name="ce81" table:formula="of:=COUNTIF([.E$10:.E$14];[.$I94])" office:value-type="float" office:value="0" calcext:value-type="float">
            <text:p>0</text:p>
          </table:table-cell>
          <table:table-cell table:style-name="ce81" table:formula="of:=COUNTIF([.F$10:.F$14];[.$I94])" office:value-type="float" office:value="0" calcext:value-type="float">
            <text:p>0</text:p>
          </table:table-cell>
          <table:table-cell table:style-name="ce81" table:formula="of:=COUNTIF([.G$10:.G$14];[.$I94])" office:value-type="float" office:value="0" calcext:value-type="float">
            <text:p>0</text:p>
          </table:table-cell>
          <table:table-cell table:style-name="ce81" table:formula="of:=SUMPRODUCT([.J94:.M94];[.J$2:.M$2])" office:value-type="float" office:value="0" calcext:value-type="float">
            <text:p>0</text:p>
          </table:table-cell>
          <table:table-cell table:style-name="ce331" table:formula="of:=[.I94]" office:value-type="float" office:value="930" calcext:value-type="float">
            <text:p>930</text:p>
          </table:table-cell>
          <table:table-cell table:style-name="ce81" table:formula="of:=ROUNDDOWN([.Q94]/[.R$2])" office:value-type="float" office:value="18" calcext:value-type="float">
            <text:p>18</text:p>
          </table:table-cell>
          <table:table-cell table:style-name="ce81" table:formula="of:=[.Q94]-[.R94]*[.R$2]" office:value-type="float" office:value="30" calcext:value-type="float">
            <text:p>30</text:p>
          </table:table-cell>
          <table:table-cell table:style-name="ce81" table:formula="of:=ROUNDDOWN([.S94]/[.T$2])" office:value-type="float" office:value="1" calcext:value-type="float">
            <text:p>1</text:p>
          </table:table-cell>
          <table:table-cell table:style-name="ce81" table:formula="of:=[.S94]-[.T94]*[.T$2]" office:value-type="float" office:value="10" calcext:value-type="float">
            <text:p>10</text:p>
          </table:table-cell>
          <table:table-cell table:style-name="ce81" table:formula="of:=ROUNDDOWN([.U94]/[.V$2])" office:value-type="float" office:value="1" calcext:value-type="float">
            <text:p>1</text:p>
          </table:table-cell>
          <table:table-cell table:style-name="ce81" table:formula="of:=[.U94]-[.V94]*[.V$2]" office:value-type="float" office:value="0" calcext:value-type="float">
            <text:p>0</text:p>
          </table:table-cell>
          <table:table-cell table:style-name="ce81" table:formula="of:=ROUNDDOWN([.W94]/[.X$2])" office:value-type="float" office:value="0" calcext:value-type="float">
            <text:p>0</text:p>
          </table:table-cell>
          <table:table-cell table:style-name="ce331" table:formula="of:=[.$P94]*[.R94]" office:value-type="float" office:value="0" calcext:value-type="float">
            <text:p>0</text:p>
          </table:table-cell>
          <table:table-cell table:style-name="ce81" table:formula="of:=[.$P94]*[.T94]" office:value-type="float" office:value="0" calcext:value-type="float">
            <text:p>0</text:p>
          </table:table-cell>
          <table:table-cell table:style-name="ce81" table:formula="of:=[.$P94]*[.V94]" office:value-type="float" office:value="0" calcext:value-type="float">
            <text:p>0</text:p>
          </table:table-cell>
          <table:table-cell table:style-name="ce81" table:formula="of:=[.$P94]*[.X94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40" calcext:value-type="float">
            <text:p>940</text:p>
          </table:table-cell>
          <table:table-cell table:style-name="ce81" table:formula="of:=COUNTIF([.B$10:.B$14];[.$I95])" office:value-type="float" office:value="0" calcext:value-type="float">
            <text:p>0</text:p>
          </table:table-cell>
          <table:table-cell table:style-name="ce81" table:formula="of:=COUNTIF([.C$10:.C$14];[.$I95])" office:value-type="float" office:value="0" calcext:value-type="float">
            <text:p>0</text:p>
          </table:table-cell>
          <table:table-cell table:style-name="ce81" table:formula="of:=COUNTIF([.D$10:.D$14];[.$I95])" office:value-type="float" office:value="0" calcext:value-type="float">
            <text:p>0</text:p>
          </table:table-cell>
          <table:table-cell table:style-name="ce81" table:formula="of:=COUNTIF([.E$10:.E$14];[.$I95])" office:value-type="float" office:value="0" calcext:value-type="float">
            <text:p>0</text:p>
          </table:table-cell>
          <table:table-cell table:style-name="ce81" table:formula="of:=COUNTIF([.F$10:.F$14];[.$I95])" office:value-type="float" office:value="0" calcext:value-type="float">
            <text:p>0</text:p>
          </table:table-cell>
          <table:table-cell table:style-name="ce81" table:formula="of:=COUNTIF([.G$10:.G$14];[.$I95])" office:value-type="float" office:value="0" calcext:value-type="float">
            <text:p>0</text:p>
          </table:table-cell>
          <table:table-cell table:style-name="ce81" table:formula="of:=SUMPRODUCT([.J95:.M95];[.J$2:.M$2])" office:value-type="float" office:value="0" calcext:value-type="float">
            <text:p>0</text:p>
          </table:table-cell>
          <table:table-cell table:style-name="ce331" table:formula="of:=[.I95]" office:value-type="float" office:value="940" calcext:value-type="float">
            <text:p>940</text:p>
          </table:table-cell>
          <table:table-cell table:style-name="ce81" table:formula="of:=ROUNDDOWN([.Q95]/[.R$2])" office:value-type="float" office:value="18" calcext:value-type="float">
            <text:p>18</text:p>
          </table:table-cell>
          <table:table-cell table:style-name="ce81" table:formula="of:=[.Q95]-[.R95]*[.R$2]" office:value-type="float" office:value="40" calcext:value-type="float">
            <text:p>40</text:p>
          </table:table-cell>
          <table:table-cell table:style-name="ce81" table:formula="of:=ROUNDDOWN([.S95]/[.T$2])" office:value-type="float" office:value="2" calcext:value-type="float">
            <text:p>2</text:p>
          </table:table-cell>
          <table:table-cell table:style-name="ce81" table:formula="of:=[.S95]-[.T95]*[.T$2]" office:value-type="float" office:value="0" calcext:value-type="float">
            <text:p>0</text:p>
          </table:table-cell>
          <table:table-cell table:style-name="ce81" table:formula="of:=ROUNDDOWN([.U95]/[.V$2])" office:value-type="float" office:value="0" calcext:value-type="float">
            <text:p>0</text:p>
          </table:table-cell>
          <table:table-cell table:style-name="ce81" table:formula="of:=[.U95]-[.V95]*[.V$2]" office:value-type="float" office:value="0" calcext:value-type="float">
            <text:p>0</text:p>
          </table:table-cell>
          <table:table-cell table:style-name="ce81" table:formula="of:=ROUNDDOWN([.W95]/[.X$2])" office:value-type="float" office:value="0" calcext:value-type="float">
            <text:p>0</text:p>
          </table:table-cell>
          <table:table-cell table:style-name="ce331" table:formula="of:=[.$P95]*[.R95]" office:value-type="float" office:value="0" calcext:value-type="float">
            <text:p>0</text:p>
          </table:table-cell>
          <table:table-cell table:style-name="ce81" table:formula="of:=[.$P95]*[.T95]" office:value-type="float" office:value="0" calcext:value-type="float">
            <text:p>0</text:p>
          </table:table-cell>
          <table:table-cell table:style-name="ce81" table:formula="of:=[.$P95]*[.V95]" office:value-type="float" office:value="0" calcext:value-type="float">
            <text:p>0</text:p>
          </table:table-cell>
          <table:table-cell table:style-name="ce81" table:formula="of:=[.$P95]*[.X95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50" calcext:value-type="float">
            <text:p>950</text:p>
          </table:table-cell>
          <table:table-cell table:style-name="ce81" table:formula="of:=COUNTIF([.B$10:.B$14];[.$I96])" office:value-type="float" office:value="0" calcext:value-type="float">
            <text:p>0</text:p>
          </table:table-cell>
          <table:table-cell table:style-name="ce81" table:formula="of:=COUNTIF([.C$10:.C$14];[.$I96])" office:value-type="float" office:value="0" calcext:value-type="float">
            <text:p>0</text:p>
          </table:table-cell>
          <table:table-cell table:style-name="ce81" table:formula="of:=COUNTIF([.D$10:.D$14];[.$I96])" office:value-type="float" office:value="0" calcext:value-type="float">
            <text:p>0</text:p>
          </table:table-cell>
          <table:table-cell table:style-name="ce81" table:formula="of:=COUNTIF([.E$10:.E$14];[.$I96])" office:value-type="float" office:value="0" calcext:value-type="float">
            <text:p>0</text:p>
          </table:table-cell>
          <table:table-cell table:style-name="ce81" table:formula="of:=COUNTIF([.F$10:.F$14];[.$I96])" office:value-type="float" office:value="0" calcext:value-type="float">
            <text:p>0</text:p>
          </table:table-cell>
          <table:table-cell table:style-name="ce81" table:formula="of:=COUNTIF([.G$10:.G$14];[.$I96])" office:value-type="float" office:value="0" calcext:value-type="float">
            <text:p>0</text:p>
          </table:table-cell>
          <table:table-cell table:style-name="ce81" table:formula="of:=SUMPRODUCT([.J96:.M96];[.J$2:.M$2])" office:value-type="float" office:value="0" calcext:value-type="float">
            <text:p>0</text:p>
          </table:table-cell>
          <table:table-cell table:style-name="ce331" table:formula="of:=[.I96]" office:value-type="float" office:value="950" calcext:value-type="float">
            <text:p>950</text:p>
          </table:table-cell>
          <table:table-cell table:style-name="ce81" table:formula="of:=ROUNDDOWN([.Q96]/[.R$2])" office:value-type="float" office:value="19" calcext:value-type="float">
            <text:p>19</text:p>
          </table:table-cell>
          <table:table-cell table:style-name="ce81" table:formula="of:=[.Q96]-[.R96]*[.R$2]" office:value-type="float" office:value="0" calcext:value-type="float">
            <text:p>0</text:p>
          </table:table-cell>
          <table:table-cell table:style-name="ce81" table:formula="of:=ROUNDDOWN([.S96]/[.T$2])" office:value-type="float" office:value="0" calcext:value-type="float">
            <text:p>0</text:p>
          </table:table-cell>
          <table:table-cell table:style-name="ce81" table:formula="of:=[.S96]-[.T96]*[.T$2]" office:value-type="float" office:value="0" calcext:value-type="float">
            <text:p>0</text:p>
          </table:table-cell>
          <table:table-cell table:style-name="ce81" table:formula="of:=ROUNDDOWN([.U96]/[.V$2])" office:value-type="float" office:value="0" calcext:value-type="float">
            <text:p>0</text:p>
          </table:table-cell>
          <table:table-cell table:style-name="ce81" table:formula="of:=[.U96]-[.V96]*[.V$2]" office:value-type="float" office:value="0" calcext:value-type="float">
            <text:p>0</text:p>
          </table:table-cell>
          <table:table-cell table:style-name="ce81" table:formula="of:=ROUNDDOWN([.W96]/[.X$2])" office:value-type="float" office:value="0" calcext:value-type="float">
            <text:p>0</text:p>
          </table:table-cell>
          <table:table-cell table:style-name="ce331" table:formula="of:=[.$P96]*[.R96]" office:value-type="float" office:value="0" calcext:value-type="float">
            <text:p>0</text:p>
          </table:table-cell>
          <table:table-cell table:style-name="ce81" table:formula="of:=[.$P96]*[.T96]" office:value-type="float" office:value="0" calcext:value-type="float">
            <text:p>0</text:p>
          </table:table-cell>
          <table:table-cell table:style-name="ce81" table:formula="of:=[.$P96]*[.V96]" office:value-type="float" office:value="0" calcext:value-type="float">
            <text:p>0</text:p>
          </table:table-cell>
          <table:table-cell table:style-name="ce81" table:formula="of:=[.$P96]*[.X96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60" calcext:value-type="float">
            <text:p>960</text:p>
          </table:table-cell>
          <table:table-cell table:style-name="ce81" table:formula="of:=COUNTIF([.B$10:.B$14];[.$I97])" office:value-type="float" office:value="0" calcext:value-type="float">
            <text:p>0</text:p>
          </table:table-cell>
          <table:table-cell table:style-name="ce81" table:formula="of:=COUNTIF([.C$10:.C$14];[.$I97])" office:value-type="float" office:value="0" calcext:value-type="float">
            <text:p>0</text:p>
          </table:table-cell>
          <table:table-cell table:style-name="ce81" table:formula="of:=COUNTIF([.D$10:.D$14];[.$I97])" office:value-type="float" office:value="0" calcext:value-type="float">
            <text:p>0</text:p>
          </table:table-cell>
          <table:table-cell table:style-name="ce81" table:formula="of:=COUNTIF([.E$10:.E$14];[.$I97])" office:value-type="float" office:value="0" calcext:value-type="float">
            <text:p>0</text:p>
          </table:table-cell>
          <table:table-cell table:style-name="ce81" table:formula="of:=COUNTIF([.F$10:.F$14];[.$I97])" office:value-type="float" office:value="0" calcext:value-type="float">
            <text:p>0</text:p>
          </table:table-cell>
          <table:table-cell table:style-name="ce81" table:formula="of:=COUNTIF([.G$10:.G$14];[.$I97])" office:value-type="float" office:value="0" calcext:value-type="float">
            <text:p>0</text:p>
          </table:table-cell>
          <table:table-cell table:style-name="ce81" table:formula="of:=SUMPRODUCT([.J97:.M97];[.J$2:.M$2])" office:value-type="float" office:value="0" calcext:value-type="float">
            <text:p>0</text:p>
          </table:table-cell>
          <table:table-cell table:style-name="ce331" table:formula="of:=[.I97]" office:value-type="float" office:value="960" calcext:value-type="float">
            <text:p>960</text:p>
          </table:table-cell>
          <table:table-cell table:style-name="ce81" table:formula="of:=ROUNDDOWN([.Q97]/[.R$2])" office:value-type="float" office:value="19" calcext:value-type="float">
            <text:p>19</text:p>
          </table:table-cell>
          <table:table-cell table:style-name="ce81" table:formula="of:=[.Q97]-[.R97]*[.R$2]" office:value-type="float" office:value="10" calcext:value-type="float">
            <text:p>10</text:p>
          </table:table-cell>
          <table:table-cell table:style-name="ce81" table:formula="of:=ROUNDDOWN([.S97]/[.T$2])" office:value-type="float" office:value="0" calcext:value-type="float">
            <text:p>0</text:p>
          </table:table-cell>
          <table:table-cell table:style-name="ce81" table:formula="of:=[.S97]-[.T97]*[.T$2]" office:value-type="float" office:value="10" calcext:value-type="float">
            <text:p>10</text:p>
          </table:table-cell>
          <table:table-cell table:style-name="ce81" table:formula="of:=ROUNDDOWN([.U97]/[.V$2])" office:value-type="float" office:value="1" calcext:value-type="float">
            <text:p>1</text:p>
          </table:table-cell>
          <table:table-cell table:style-name="ce81" table:formula="of:=[.U97]-[.V97]*[.V$2]" office:value-type="float" office:value="0" calcext:value-type="float">
            <text:p>0</text:p>
          </table:table-cell>
          <table:table-cell table:style-name="ce81" table:formula="of:=ROUNDDOWN([.W97]/[.X$2])" office:value-type="float" office:value="0" calcext:value-type="float">
            <text:p>0</text:p>
          </table:table-cell>
          <table:table-cell table:style-name="ce331" table:formula="of:=[.$P97]*[.R97]" office:value-type="float" office:value="0" calcext:value-type="float">
            <text:p>0</text:p>
          </table:table-cell>
          <table:table-cell table:style-name="ce81" table:formula="of:=[.$P97]*[.T97]" office:value-type="float" office:value="0" calcext:value-type="float">
            <text:p>0</text:p>
          </table:table-cell>
          <table:table-cell table:style-name="ce81" table:formula="of:=[.$P97]*[.V97]" office:value-type="float" office:value="0" calcext:value-type="float">
            <text:p>0</text:p>
          </table:table-cell>
          <table:table-cell table:style-name="ce81" table:formula="of:=[.$P97]*[.X97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70" calcext:value-type="float">
            <text:p>970</text:p>
          </table:table-cell>
          <table:table-cell table:style-name="ce81" table:formula="of:=COUNTIF([.B$10:.B$14];[.$I98])" office:value-type="float" office:value="0" calcext:value-type="float">
            <text:p>0</text:p>
          </table:table-cell>
          <table:table-cell table:style-name="ce81" table:formula="of:=COUNTIF([.C$10:.C$14];[.$I98])" office:value-type="float" office:value="0" calcext:value-type="float">
            <text:p>0</text:p>
          </table:table-cell>
          <table:table-cell table:style-name="ce81" table:formula="of:=COUNTIF([.D$10:.D$14];[.$I98])" office:value-type="float" office:value="0" calcext:value-type="float">
            <text:p>0</text:p>
          </table:table-cell>
          <table:table-cell table:style-name="ce81" table:formula="of:=COUNTIF([.E$10:.E$14];[.$I98])" office:value-type="float" office:value="0" calcext:value-type="float">
            <text:p>0</text:p>
          </table:table-cell>
          <table:table-cell table:style-name="ce81" table:formula="of:=COUNTIF([.F$10:.F$14];[.$I98])" office:value-type="float" office:value="0" calcext:value-type="float">
            <text:p>0</text:p>
          </table:table-cell>
          <table:table-cell table:style-name="ce81" table:formula="of:=COUNTIF([.G$10:.G$14];[.$I98])" office:value-type="float" office:value="0" calcext:value-type="float">
            <text:p>0</text:p>
          </table:table-cell>
          <table:table-cell table:style-name="ce81" table:formula="of:=SUMPRODUCT([.J98:.M98];[.J$2:.M$2])" office:value-type="float" office:value="0" calcext:value-type="float">
            <text:p>0</text:p>
          </table:table-cell>
          <table:table-cell table:style-name="ce331" table:formula="of:=[.I98]" office:value-type="float" office:value="970" calcext:value-type="float">
            <text:p>970</text:p>
          </table:table-cell>
          <table:table-cell table:style-name="ce81" table:formula="of:=ROUNDDOWN([.Q98]/[.R$2])" office:value-type="float" office:value="19" calcext:value-type="float">
            <text:p>19</text:p>
          </table:table-cell>
          <table:table-cell table:style-name="ce81" table:formula="of:=[.Q98]-[.R98]*[.R$2]" office:value-type="float" office:value="20" calcext:value-type="float">
            <text:p>20</text:p>
          </table:table-cell>
          <table:table-cell table:style-name="ce81" table:formula="of:=ROUNDDOWN([.S98]/[.T$2])" office:value-type="float" office:value="1" calcext:value-type="float">
            <text:p>1</text:p>
          </table:table-cell>
          <table:table-cell table:style-name="ce81" table:formula="of:=[.S98]-[.T98]*[.T$2]" office:value-type="float" office:value="0" calcext:value-type="float">
            <text:p>0</text:p>
          </table:table-cell>
          <table:table-cell table:style-name="ce81" table:formula="of:=ROUNDDOWN([.U98]/[.V$2])" office:value-type="float" office:value="0" calcext:value-type="float">
            <text:p>0</text:p>
          </table:table-cell>
          <table:table-cell table:style-name="ce81" table:formula="of:=[.U98]-[.V98]*[.V$2]" office:value-type="float" office:value="0" calcext:value-type="float">
            <text:p>0</text:p>
          </table:table-cell>
          <table:table-cell table:style-name="ce81" table:formula="of:=ROUNDDOWN([.W98]/[.X$2])" office:value-type="float" office:value="0" calcext:value-type="float">
            <text:p>0</text:p>
          </table:table-cell>
          <table:table-cell table:style-name="ce331" table:formula="of:=[.$P98]*[.R98]" office:value-type="float" office:value="0" calcext:value-type="float">
            <text:p>0</text:p>
          </table:table-cell>
          <table:table-cell table:style-name="ce81" table:formula="of:=[.$P98]*[.T98]" office:value-type="float" office:value="0" calcext:value-type="float">
            <text:p>0</text:p>
          </table:table-cell>
          <table:table-cell table:style-name="ce81" table:formula="of:=[.$P98]*[.V98]" office:value-type="float" office:value="0" calcext:value-type="float">
            <text:p>0</text:p>
          </table:table-cell>
          <table:table-cell table:style-name="ce81" table:formula="of:=[.$P98]*[.X98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80" calcext:value-type="float">
            <text:p>980</text:p>
          </table:table-cell>
          <table:table-cell table:style-name="ce81" table:formula="of:=COUNTIF([.B$10:.B$14];[.$I99])" office:value-type="float" office:value="0" calcext:value-type="float">
            <text:p>0</text:p>
          </table:table-cell>
          <table:table-cell table:style-name="ce81" table:formula="of:=COUNTIF([.C$10:.C$14];[.$I99])" office:value-type="float" office:value="0" calcext:value-type="float">
            <text:p>0</text:p>
          </table:table-cell>
          <table:table-cell table:style-name="ce81" table:formula="of:=COUNTIF([.D$10:.D$14];[.$I99])" office:value-type="float" office:value="0" calcext:value-type="float">
            <text:p>0</text:p>
          </table:table-cell>
          <table:table-cell table:style-name="ce81" table:formula="of:=COUNTIF([.E$10:.E$14];[.$I99])" office:value-type="float" office:value="0" calcext:value-type="float">
            <text:p>0</text:p>
          </table:table-cell>
          <table:table-cell table:style-name="ce81" table:formula="of:=COUNTIF([.F$10:.F$14];[.$I99])" office:value-type="float" office:value="0" calcext:value-type="float">
            <text:p>0</text:p>
          </table:table-cell>
          <table:table-cell table:style-name="ce81" table:formula="of:=COUNTIF([.G$10:.G$14];[.$I99])" office:value-type="float" office:value="0" calcext:value-type="float">
            <text:p>0</text:p>
          </table:table-cell>
          <table:table-cell table:style-name="ce81" table:formula="of:=SUMPRODUCT([.J99:.M99];[.J$2:.M$2])" office:value-type="float" office:value="0" calcext:value-type="float">
            <text:p>0</text:p>
          </table:table-cell>
          <table:table-cell table:style-name="ce331" table:formula="of:=[.I99]" office:value-type="float" office:value="980" calcext:value-type="float">
            <text:p>980</text:p>
          </table:table-cell>
          <table:table-cell table:style-name="ce81" table:formula="of:=ROUNDDOWN([.Q99]/[.R$2])" office:value-type="float" office:value="19" calcext:value-type="float">
            <text:p>19</text:p>
          </table:table-cell>
          <table:table-cell table:style-name="ce81" table:formula="of:=[.Q99]-[.R99]*[.R$2]" office:value-type="float" office:value="30" calcext:value-type="float">
            <text:p>30</text:p>
          </table:table-cell>
          <table:table-cell table:style-name="ce81" table:formula="of:=ROUNDDOWN([.S99]/[.T$2])" office:value-type="float" office:value="1" calcext:value-type="float">
            <text:p>1</text:p>
          </table:table-cell>
          <table:table-cell table:style-name="ce81" table:formula="of:=[.S99]-[.T99]*[.T$2]" office:value-type="float" office:value="10" calcext:value-type="float">
            <text:p>10</text:p>
          </table:table-cell>
          <table:table-cell table:style-name="ce81" table:formula="of:=ROUNDDOWN([.U99]/[.V$2])" office:value-type="float" office:value="1" calcext:value-type="float">
            <text:p>1</text:p>
          </table:table-cell>
          <table:table-cell table:style-name="ce81" table:formula="of:=[.U99]-[.V99]*[.V$2]" office:value-type="float" office:value="0" calcext:value-type="float">
            <text:p>0</text:p>
          </table:table-cell>
          <table:table-cell table:style-name="ce81" table:formula="of:=ROUNDDOWN([.W99]/[.X$2])" office:value-type="float" office:value="0" calcext:value-type="float">
            <text:p>0</text:p>
          </table:table-cell>
          <table:table-cell table:style-name="ce331" table:formula="of:=[.$P99]*[.R99]" office:value-type="float" office:value="0" calcext:value-type="float">
            <text:p>0</text:p>
          </table:table-cell>
          <table:table-cell table:style-name="ce81" table:formula="of:=[.$P99]*[.T99]" office:value-type="float" office:value="0" calcext:value-type="float">
            <text:p>0</text:p>
          </table:table-cell>
          <table:table-cell table:style-name="ce81" table:formula="of:=[.$P99]*[.V99]" office:value-type="float" office:value="0" calcext:value-type="float">
            <text:p>0</text:p>
          </table:table-cell>
          <table:table-cell table:style-name="ce81" table:formula="of:=[.$P99]*[.X99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990" calcext:value-type="float">
            <text:p>990</text:p>
          </table:table-cell>
          <table:table-cell table:style-name="ce81" table:formula="of:=COUNTIF([.B$10:.B$14];[.$I100])" office:value-type="float" office:value="0" calcext:value-type="float">
            <text:p>0</text:p>
          </table:table-cell>
          <table:table-cell table:style-name="ce81" table:formula="of:=COUNTIF([.C$10:.C$14];[.$I100])" office:value-type="float" office:value="0" calcext:value-type="float">
            <text:p>0</text:p>
          </table:table-cell>
          <table:table-cell table:style-name="ce81" table:formula="of:=COUNTIF([.D$10:.D$14];[.$I100])" office:value-type="float" office:value="0" calcext:value-type="float">
            <text:p>0</text:p>
          </table:table-cell>
          <table:table-cell table:style-name="ce81" table:formula="of:=COUNTIF([.E$10:.E$14];[.$I100])" office:value-type="float" office:value="0" calcext:value-type="float">
            <text:p>0</text:p>
          </table:table-cell>
          <table:table-cell table:style-name="ce81" table:formula="of:=COUNTIF([.F$10:.F$14];[.$I100])" office:value-type="float" office:value="0" calcext:value-type="float">
            <text:p>0</text:p>
          </table:table-cell>
          <table:table-cell table:style-name="ce81" table:formula="of:=COUNTIF([.G$10:.G$14];[.$I100])" office:value-type="float" office:value="0" calcext:value-type="float">
            <text:p>0</text:p>
          </table:table-cell>
          <table:table-cell table:style-name="ce81" table:formula="of:=SUMPRODUCT([.J100:.M100];[.J$2:.M$2])" office:value-type="float" office:value="0" calcext:value-type="float">
            <text:p>0</text:p>
          </table:table-cell>
          <table:table-cell table:style-name="ce331" table:formula="of:=[.I100]" office:value-type="float" office:value="990" calcext:value-type="float">
            <text:p>990</text:p>
          </table:table-cell>
          <table:table-cell table:style-name="ce81" table:formula="of:=ROUNDDOWN([.Q100]/[.R$2])" office:value-type="float" office:value="19" calcext:value-type="float">
            <text:p>19</text:p>
          </table:table-cell>
          <table:table-cell table:style-name="ce81" table:formula="of:=[.Q100]-[.R100]*[.R$2]" office:value-type="float" office:value="40" calcext:value-type="float">
            <text:p>40</text:p>
          </table:table-cell>
          <table:table-cell table:style-name="ce81" table:formula="of:=ROUNDDOWN([.S100]/[.T$2])" office:value-type="float" office:value="2" calcext:value-type="float">
            <text:p>2</text:p>
          </table:table-cell>
          <table:table-cell table:style-name="ce81" table:formula="of:=[.S100]-[.T100]*[.T$2]" office:value-type="float" office:value="0" calcext:value-type="float">
            <text:p>0</text:p>
          </table:table-cell>
          <table:table-cell table:style-name="ce81" table:formula="of:=ROUNDDOWN([.U100]/[.V$2])" office:value-type="float" office:value="0" calcext:value-type="float">
            <text:p>0</text:p>
          </table:table-cell>
          <table:table-cell table:style-name="ce81" table:formula="of:=[.U100]-[.V100]*[.V$2]" office:value-type="float" office:value="0" calcext:value-type="float">
            <text:p>0</text:p>
          </table:table-cell>
          <table:table-cell table:style-name="ce81" table:formula="of:=ROUNDDOWN([.W100]/[.X$2])" office:value-type="float" office:value="0" calcext:value-type="float">
            <text:p>0</text:p>
          </table:table-cell>
          <table:table-cell table:style-name="ce331" table:formula="of:=[.$P100]*[.R100]" office:value-type="float" office:value="0" calcext:value-type="float">
            <text:p>0</text:p>
          </table:table-cell>
          <table:table-cell table:style-name="ce81" table:formula="of:=[.$P100]*[.T100]" office:value-type="float" office:value="0" calcext:value-type="float">
            <text:p>0</text:p>
          </table:table-cell>
          <table:table-cell table:style-name="ce81" table:formula="of:=[.$P100]*[.V100]" office:value-type="float" office:value="0" calcext:value-type="float">
            <text:p>0</text:p>
          </table:table-cell>
          <table:table-cell table:style-name="ce81" table:formula="of:=[.$P100]*[.X100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>
          <table:table-cell/>
          <table:table-cell table:style-name="ce81" table:number-columns-repeated="7"/>
          <table:table-cell table:style-name="ce81" office:value-type="float" office:value="1000" calcext:value-type="float">
            <text:p>1000</text:p>
          </table:table-cell>
          <table:table-cell table:style-name="ce81" table:formula="of:=COUNTIF([.B$10:.B$14];[.$I101])" office:value-type="float" office:value="0" calcext:value-type="float">
            <text:p>0</text:p>
          </table:table-cell>
          <table:table-cell table:style-name="ce81" table:formula="of:=COUNTIF([.C$10:.C$14];[.$I101])" office:value-type="float" office:value="0" calcext:value-type="float">
            <text:p>0</text:p>
          </table:table-cell>
          <table:table-cell table:style-name="ce81" table:formula="of:=COUNTIF([.D$10:.D$14];[.$I101])" office:value-type="float" office:value="0" calcext:value-type="float">
            <text:p>0</text:p>
          </table:table-cell>
          <table:table-cell table:style-name="ce81" table:formula="of:=COUNTIF([.E$10:.E$14];[.$I101])" office:value-type="float" office:value="0" calcext:value-type="float">
            <text:p>0</text:p>
          </table:table-cell>
          <table:table-cell table:style-name="ce81" table:formula="of:=COUNTIF([.F$10:.F$14];[.$I101])" office:value-type="float" office:value="0" calcext:value-type="float">
            <text:p>0</text:p>
          </table:table-cell>
          <table:table-cell table:style-name="ce81" table:formula="of:=COUNTIF([.G$10:.G$14];[.$I101])" office:value-type="float" office:value="0" calcext:value-type="float">
            <text:p>0</text:p>
          </table:table-cell>
          <table:table-cell table:style-name="ce81" table:formula="of:=SUMPRODUCT([.J101:.M101];[.J$2:.M$2])" office:value-type="float" office:value="0" calcext:value-type="float">
            <text:p>0</text:p>
          </table:table-cell>
          <table:table-cell table:style-name="ce331" table:formula="of:=[.I101]" office:value-type="float" office:value="1000" calcext:value-type="float">
            <text:p>1000</text:p>
          </table:table-cell>
          <table:table-cell table:style-name="ce81" table:formula="of:=ROUNDDOWN([.Q101]/[.R$2])" office:value-type="float" office:value="20" calcext:value-type="float">
            <text:p>20</text:p>
          </table:table-cell>
          <table:table-cell table:style-name="ce81" table:formula="of:=[.Q101]-[.R101]*[.R$2]" office:value-type="float" office:value="0" calcext:value-type="float">
            <text:p>0</text:p>
          </table:table-cell>
          <table:table-cell table:style-name="ce81" table:formula="of:=ROUNDDOWN([.S101]/[.T$2])" office:value-type="float" office:value="0" calcext:value-type="float">
            <text:p>0</text:p>
          </table:table-cell>
          <table:table-cell table:style-name="ce81" table:formula="of:=[.S101]-[.T101]*[.T$2]" office:value-type="float" office:value="0" calcext:value-type="float">
            <text:p>0</text:p>
          </table:table-cell>
          <table:table-cell table:style-name="ce81" table:formula="of:=ROUNDDOWN([.U101]/[.V$2])" office:value-type="float" office:value="0" calcext:value-type="float">
            <text:p>0</text:p>
          </table:table-cell>
          <table:table-cell table:style-name="ce81" table:formula="of:=[.U101]-[.V101]*[.V$2]" office:value-type="float" office:value="0" calcext:value-type="float">
            <text:p>0</text:p>
          </table:table-cell>
          <table:table-cell table:style-name="ce81" table:formula="of:=ROUNDDOWN([.W101]/[.X$2])" office:value-type="float" office:value="0" calcext:value-type="float">
            <text:p>0</text:p>
          </table:table-cell>
          <table:table-cell table:style-name="ce331" table:formula="of:=[.$P101]*[.R101]" office:value-type="float" office:value="0" calcext:value-type="float">
            <text:p>0</text:p>
          </table:table-cell>
          <table:table-cell table:style-name="ce81" table:formula="of:=[.$P101]*[.T101]" office:value-type="float" office:value="0" calcext:value-type="float">
            <text:p>0</text:p>
          </table:table-cell>
          <table:table-cell table:style-name="ce81" table:formula="of:=[.$P101]*[.V101]" office:value-type="float" office:value="0" calcext:value-type="float">
            <text:p>0</text:p>
          </table:table-cell>
          <table:table-cell table:style-name="ce81" table:formula="of:=[.$P101]*[.X101]" office:value-type="float" office:value="0" calcext:value-type="float">
            <text:p>0</text:p>
          </table:table-cell>
          <table:table-cell table:style-name="ce81" table:number-columns-repeated="2"/>
          <table:table-cell table:number-columns-repeated="994"/>
        </table:table-row>
        <table:table-row table:style-name="ro2" table:number-rows-repeated="14">
          <table:table-cell/>
          <table:table-cell table:style-name="ce81" table:number-columns-repeated="15"/>
          <table:table-cell table:style-name="ce331"/>
          <table:table-cell table:style-name="ce81" table:number-columns-repeated="7"/>
          <table:table-cell table:style-name="ce331"/>
          <table:table-cell table:style-name="ce81" table:number-columns-repeated="5"/>
          <table:table-cell table:number-columns-repeated="994"/>
        </table:table-row>
        <table:table-row table:style-name="ro2" table:number-rows-repeated="6">
          <table:table-cell/>
          <table:table-cell table:style-name="ce81" table:number-columns-repeated="15"/>
          <table:table-cell table:style-name="ce331"/>
          <table:table-cell table:style-name="ce81" table:number-columns-repeated="5"/>
          <table:table-cell table:number-columns-repeated="1002"/>
        </table:table-row>
        <table:table-row table:style-name="ro2" table:number-rows-repeated="134">
          <table:table-cell table:number-columns-repeated="10"/>
          <table:table-cell table:style-name="ce81"/>
          <table:table-cell table:number-columns-repeated="1013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BEST_PHONE" table:base-cell-address="$Men.$U$3" table:expression="IF(ISNUMBER([.$M3]);IF(LEFT([.R3];2)=&quot;02&quot;;IF(DRAW_MAKER_ROW_STYLER=0;[.R3]);IF(LEFT([.T3];2)=&quot;02&quot;;IF(DRAW_MAKER_ROW_STYLER=0;[.T3]);IF(ORG.OPENOFFICE.STYLE(&quot;Error&quot;)=0;&quot;MISSING&quot;)));IF(DRAW_MAKER_ROW_STYLER=0;&quot;&quot;))"/>
        <table:named-expression table:name="DRAWS_FILTER" table:base-cell-address="$'Men''s Draws'.$C$9" table:expression="IF(AND(DRAWS_ROW_STYLER=0;ISNUMBER([.$A9]));INDIRECT(ADDRESS([.$A9]+2;9;1;1;[.$B$8]));&quot;&quot;)"/>
        <table:named-expression table:name="DRAWS_ROW_STYLER" table:base-cell-address="$'Women''s Draws'.$A$9" table:expression="ORG.OPENOFFICE.STYLE(IF([.$F9];&quot;Bad&quot;;IF(ISNUMBER([.$B9]);IF(ISEVEN([.$B9]);&quot;Even&quot;;&quot;Odd&quot;);&quot;Computed&quot;)))"/>
        <table:named-expression table:name="DRAW_MAKER_ROW_STYLER" table:base-cell-address="$Women.$O$47" table:expression="ORG.OPENOFFICE.STYLE(IF([.$G47];IF(ISNUMBER([.$I47]);&quot;Error&quot;;&quot;Bad&quot;);IF(ISNUMBER([.$I47]);IF(ISEVEN([.$I47]);&quot;Even&quot;;&quot;Odd&quot;);&quot;Computed&quot;)))"/>
        <table:named-expression table:name="DRAW_NAME" table:base-cell-address="$'Men''s Draws'.$C$9" table:expression="IF(AND(DRAWS_ROW_STYLER = 0;ISNUMBER([.B9]));COM.MICROSOFT.CONCAT(LEFT([.$B$8];1);[.B9]);&quot;&quot;)"/>
        <table:named-expression table:name="DRAW_SEED" table:base-cell-address="$'Women''s Draws'.$E$9" table:expression="IF(AND(DRAWS_ROW_STYLER=0;ISNUMBER([.$A9]));COUNTIF([.$C$8:.$C9];[.$C9]);&quot;&quot;)"/>
        <table:named-expression table:name="DRAW_SIZE" table:base-cell-address="$'Women''s Draws'.$D$9" table:expression="IF(OR(DRAWS_ROW_STYLER;ISNUMBER([.$B9]));COUNTIF([.$B$9:.$B$170];[.$B9]);&quot;&quot;)"/>
        <table:named-expression table:name="DUPLICATE_RESTRICTION" table:base-cell-address="$Restrictions.$B$24" table:expression="IF(ISTEXT([.C24]);IF(COUNTIF([.C$1:.C$1048576];[.C24])&gt;1;IF(ORG.OPENOFFICE.STYLE(&quot;Error&quot;)=0;&quot;Duplicate!&quot;);IF(ORG.OPENOFFICE.STYLE(&quot;Computed&quot;)=0;&quot;&quot;));IF(ORG.OPENOFFICE.STYLE(&quot;Computed&quot;)=0;&quot;&quot;))"/>
        <table:named-expression table:name="EMAIL_WITH_NAME" table:base-cell-address="$'Men''s Draws'.$M$9" table:expression="IF(AND(DRAW_MAKER_ROW_STYLER=0;ISNUMBER(#REF!));&quot;&quot;&quot;&quot;&amp;OFFSET(INDIRECT(&quot;A&quot;&amp;ROW());0;MATCH(&quot;Name cleaned&quot;;#REF!;0)-1;1;1)&amp;&quot;&quot;&quot; &lt;&quot;&amp;#REF!&amp;&quot;&gt;&quot;;&quot;&quot;)"/>
        <table:named-expression table:name="FIRST_NAME" table:base-cell-address="$Men.$P$3" table:expression="ORG.LIBREOFFICE.REGEX(OFFSET(INDIRECT(&quot;A&quot;&amp;ROW());0;MATCH(&quot;Name&quot;;[.$A$2:.$AMJ$2];0)-1+DRAW_MAKER_ROW_STYLER;1;1);&quot;^([^[:space:]]+).+&quot;;&quot;$1&quot;)"/>
        <table:named-expression table:name="GAMES_PER_DAY" table:base-cell-address="$'Women''s Draws'.$AD$9" table:expression="IF(DRAWS_ROW_STYLER=0;IF(RD1_DAY=[.AD$8];RD1_GAME_CODE;IF(RD2_DAY=[.AD$8];RD2_GAME_CODE;&quot;&quot;)))"/>
        <table:named-expression table:name="NAME_CLEANED" table:base-cell-address="$Men.$J$30" table:expression="IF(DRAW_MAKER_ROW_STYLER=0;ORG.LIBREOFFICE.REGEX(ORG.LIBREOFFICE.REGEX([.K30];&quot;^((Mr|Mrs|Ms|Miss|Dr)\.? )?&quot;;&quot;&quot;);&quot;([A-Z]\. )+&quot;;&quot;&quot;;&quot;g&quot;))"/>
        <table:named-expression table:name="NEXT_REG_GENDER_OFFSET" table:base-cell-address="$Women.$A$33" table:expression="IF(ISNUMBER([.C32]);IFNA(MATCH([.A$2];OFFSET([$Registrations.$C$1];[.C32]+1;0;COUNTIF([$Registrations.A$1:$Registrations.A$1048576];&quot;&gt;0&quot;)-[.C32]+2;1);0);&quot;&quot;);&quot;&quot;)"/>
        <table:named-expression table:name="NEXT_REG_POINTS" table:base-cell-address="$Women.$E$32" table:expression="IF(ISNUMBER([.A32]);OFFSET([$Registrations.$E$1];[.C31]+[.A32];0;1;1);&quot;&quot;)"/>
        <table:named-expression table:name="NEXT_REG_ROW" table:base-cell-address="$Women.$C$32" table:expression="IF(ISNUMBER([.A32]);[.C31]+IF([.$G32];0;[.A32]);&quot;&quot;)"/>
        <table:named-expression table:name="NEXT_ROW_DRAW" table:base-cell-address="$'Women''s Draws'.$A$9" table:expression="IF(DRAWS_ROW_STYLER=0;IFERROR(MATCH(&quot;[0-9]+&quot;;OFFSET(INDIRECT(&quot;$'&quot;&amp;[.$B$8]&amp;&quot;'.$A$3&quot;);[.$A8];8;170;1);0)+[.$A8];&quot;&quot;))"/>
        <table:named-expression table:name="NEXT_ROW_REG" table:base-cell-address="$Planning.$B$2" table:expression="IFERROR(MATCH(&quot;[0-9]&quot;;INDIRECT(&quot;$Registrations.$B&quot; &amp; #REF!+2 &amp; &quot;:$C$256&quot;);0)+#REF!;&quot;&quot;)"/>
        <table:named-expression table:name="NEXT_WL_GENDER_OFFSET" table:base-cell-address="$Women.$B$17" table:expression="IF(ISNUMBER([.D16]);IFNA(MATCH([.B$2];OFFSET([$'Waiting list'.$C$1];[.D16]+1;0;COUNTIF([$'Waiting list'.A$1:$'Waiting list'.A$1048576];&quot;&gt;0&quot;)-[.D16]+2;1);0);&quot;&quot;);&quot;&quot;)"/>
        <table:named-expression table:name="NEXT_WL_POINTS" table:base-cell-address="$Women.$F$32" table:expression="IF(ISNUMBER([.B32]);OFFSET([$'Waiting list'.$E$1];[.D31]+[.B32];0;1;1);&quot;&quot;)"/>
        <table:named-expression table:name="NEXT_WL_ROW" table:base-cell-address="$Women.$D$17" table:expression="IF(ISNUMBER([.B17]);[.D16]+IF([.$G17];[.B17];0);&quot;&quot;)"/>
        <table:named-expression table:name="ON_WAITLIST" table:base-cell-address="$Women.$G$17" table:expression="IF(LEN([.E17])+LEN([.F17])&gt;0;IF(ISNUMBER([.F17]);[.F17];0)&gt;IF(ISNUMBER([.E17]);[.E17];0);&quot;&quot;)"/>
        <table:named-expression table:name="PHONE_NORMALISED" table:base-cell-address="$Men.$T$48" table:expression="IF(OR(DRAW_MAKER_ROW_STYLER;ISTEXT([.S48]));ORG.LIBREOFFICE.REGEX(ORG.LIBREOFFICE.REGEX([.S48];&quot;^\+(6[14])?0?&quot;;&quot;0&quot;);&quot;[- ]&quot;;&quot;&quot;;&quot;g&quot;);&quot;&quot;)"/>
        <table:named-expression table:name="PLAYER_AGE" table:base-cell-address="$Men.$O$76" table:expression="IFERROR(ORG.OPENOFFICE.YEARS([.N76];TOURNAMENT_START_DATE;0)+IF(ORG.OPENOFFICE.CURRENT()&lt;&gt;ORG.OPENOFFICE.YEARS([.N76];TOURNAMENT_END_DATE;0);ORG.OPENOFFICE.STYLE(&quot;Accent 2&quot;);DRAW_MAKER_ROW_STYLER);&quot;&quot;)"/>
        <table:named-expression table:name="PLAYER_AVAILABILITY" table:base-cell-address="$Men.$AA$3" table:expression="IF(OR(DRAW_MAKER_ROW_STYLER;ISNUMBER([.$M3]));NOT(OR(HLOOKUP([.AA$2];[$Restrictions.$A$2:.$AMJ$3];2;0);IFNA(VLOOKUP([.$L3];[$Restrictions.$C$1:.$G$1048576];MATCH([.AA$2];[$Restrictions.$A$2:.$AMJ$2];0)-2;0);0)));&quot;&quot;)"/>
        <table:named-expression table:name="PLAYER_DATA_DRAW" table:base-cell-address="$'Men''s Draws'.$G$9" table:expression="IF(DRAWS_ROW_STYLER = 0;IF(ISNUMBER([.$A9]);INDIRECT(ADDRESS([.$A9]+2;MATCH([.G$8];[$Men.$A$2:.$AMJ$2];0);1;1;[.$B$8]));&quot;&quot;))"/>
        <table:named-expression table:name="PLAYER_DATA_REG" table:base-cell-address="$Women.$J$31" table:expression="IF(DRAW_MAKER_ROW_STYLER+LEN([.$H31])&gt;0;OFFSET(INDIRECT([.$H31]);0;MATCH([.J$2];[$Registrations.$A$1:.$AMJ$1];0)-1;1;1);&quot;&quot;)"/>
        <table:named-expression table:name="PLAYER_DATA_SOURCE_ROW" table:base-cell-address="$Women.$H$3" table:expression="IF([.$G3];IF(ISNUMBER([.$D3]);ADDRESS([.$D3]+1;1;1;1;&quot;Waiting list&quot;);&quot;&quot;);IF(ISNUMBER([.$C3]);ADDRESS([.$C3]+1;1;1;1;&quot;Registrations&quot;);&quot;&quot;))"/>
        <table:named-expression table:name="RD1_DAY" table:base-cell-address="$'Men''s Draws'.$T$9" table:expression="IF(ISNUMBER(RD1_OPPONENT_OFFSET)+DRAWS_ROW_STYLER;OFFSET([.$T$8];0;MATCH(1;[.$T9:.$W9];0)-1;1;1);&quot;&quot;)"/>
        <table:named-expression table:name="RD1_GAMES_PER_DAY" table:base-cell-address="$'Men''s Draws'.$Q$7" table:expression="COUNTIF([.$X$1:.$X$1048576];[.Q$8])/2"/>
        <table:named-expression table:name="RD1_GAME_CODE" table:base-cell-address="$'Men''s Draws'.$AF$9" table:expression="IF(RD1_OPPONENT_OFFSET&gt;0;COM.MICROSOFT.CONCAT(RD1_GAME_CODE_4DRAW;RD1_GAME_CODE_6DRAW;RD1_GAME_CODE_8DRAW);OFFSET([.AF9];RD1_OPPONENT_OFFSET;0;1;1))"/>
        <table:named-expression table:name="RD1_GAME_CODE_4DRAW" table:base-cell-address="$'Men''s Draws'.$AG$9" table:expression="IF(AND(DRAW_SIZE=4;RD1_OPPONENT_OFFSET&gt;0);[.$C9]&amp;CEILING(ABS(RD1_OPPONENT_OFFSET/2));&quot;&quot;)"/>
        <table:named-expression table:name="RD1_GAME_CODE_6DRAW" table:base-cell-address="$'Men''s Draws'.$AH$9" table:expression="IF(AND(DRAW_SIZE=6;RD1_OPPONENT_OFFSET&gt;0);[.$C9]&amp;&quot;1&quot;&amp;TEXT(DRAW_SEED;&quot;00&quot;);&quot;&quot;)"/>
        <table:named-expression table:name="RD1_GAME_CODE_8DRAW" table:base-cell-address="$'Men''s Draws'.$AI$9" table:expression="IF(AND(DRAW_SIZE=8;RD1_OPPONENT_OFFSET&gt;0);[.$C9]&amp;&quot;1&quot;&amp;IF(ISODD([.$E9]);TEXT([.$E9];&quot;00&quot;);TEXT([.$D9]/2-[.$E9]+2;&quot;00&quot;));&quot;&quot;)"/>
        <table:named-expression table:name="RD1_OPPONENT_OFFSET" table:base-cell-address="$'Women''s Draws'.$T$9" table:expression="IF(ISNUMBER([.$B9])+DRAWS_ROW_STYLER;DRAW_SIZE-1-(DRAW_SEED-1)*2;&quot;&quot;)"/>
        <table:named-expression table:name="RD1_PLAYABLE" table:base-cell-address="$'Men''s Draws'.$V$11" table:expression="IF(ISNUMBER([.$B11])+DRAWS_ROW_STYLER;AND([.R11];OFFSET([.R11];RD1_OPPONENT_OFFSET;0;1;1));&quot;&quot;)"/>
        <table:named-expression table:name="RD2_DAY" table:base-cell-address="$'Men''s Draws'.$Z$9" table:expression="IF(ISNUMBER(RD2_OPPONENT_OFFSET)+DRAWS_ROW_STYLER;IF(RD2_OPPONENT_OFFSET=0;&quot;Sat&quot;;OFFSET([.$Y$8];0;MAX(MATCH(1;[.$Y9:.$AA9];0);MATCH(1;OFFSET([.$Y9];RD2_OPPONENT_OFFSET;0;1;3);0))-1;1;1));&quot;&quot;)"/>
        <table:named-expression table:name="RD2_DAY_OFFSET" table:base-cell-address="$'Men''s Draws'.$Y$9" table:expression="IF(1;1;IF(ISNUMBER([.$B9])+DRAWS_ROW_STYLER;IFNA(MIN(MATCH([.V9];[.$T$8:.$W$8];0)-1+MATCH(1;[.$Y9:.$Z9];0)-1;2);2);&quot;&quot;))"/>
        <table:named-expression table:name="RD2_GAMES_PER_DAY" table:base-cell-address="$'Men''s Draws'.$W$7" table:expression="COUNTIF([.$AB$1:.$AB$1048576];[.W$8])/2"/>
        <table:named-expression table:name="RD2_GAME_CODE" table:base-cell-address="$'Men''s Draws'.$AF$14" table:expression="IF(RD2_OPPONENT_OFFSET=0;&quot;&quot;;IF(RD2_OPPONENT_OFFSET&gt;0;COM.MICROSOFT.CONCAT(RD2_GAME_CODE_4DRAW;RD2_GAME_CODE_6DRAW;RD2_GAME_CODE_8DRAW);OFFSET([.AF14];RD2_OPPONENT_OFFSET;0;1;1)))"/>
        <table:named-expression table:name="RD2_GAME_CODE_4DRAW" table:base-cell-address="$'Men''s Draws'.$AG$9" table:expression="IF(AND(DRAW_SIZE=4;RD2_OPPONENT_OFFSET&gt;0);[.$C9]&amp;TEXT(3+ISEVEN(DRAW_SEED);&quot;0&quot;);&quot;&quot;)"/>
        <table:named-expression table:name="RD2_GAME_CODE_6DRAW" table:base-cell-address="$'Men''s Draws'.$AD$28" table:expression="IF(AND(DRAW_SIZE=6;RD2_OPPONENT_OFFSET&gt;0);#REF!&amp;&quot;2&quot;&amp;TEXT(IF(RD1_OPPONENT_OFFSET&lt;0;1;0)+IF(ABS(RD2_OPPONENT_OFFSET)&lt;DRAW_SIZE/4;2;1);&quot;00&quot;);&quot;&quot;)"/>
        <table:named-expression table:name="RD2_GAME_CODE_8DRAW" table:base-cell-address="$'Men''s Draws'.$AI$9" table:expression="IF(AND(DRAW_SIZE=8;RD2_OPPONENT_OFFSET&gt;0);[.$C9]&amp;&quot;2&quot;&amp;TEXT(IF(RD1_OPPONENT_OFFSET&lt;0;2;0)+IF(ABS(RD2_OPPONENT_OFFSET)&lt;DRAW_SIZE/4;2;1);&quot;00&quot;);&quot;&quot;)"/>
        <table:named-expression table:name="RD2_OPPONENT_OFFSET" table:base-cell-address="$'Men''s Draws'.$V$9" table:expression="IF(ISNUMBER(RD1_OPPONENT_OFFSET)+DRAWS_ROW_STYLER;IF(DRAW_SIZE=4;IF(RD1_OPPONENT_OFFSET&gt;0;-1;1)*-2;RD1_OPPONENT_OFFSET+IF(RD1_OPPONENT_OFFSET&gt;0;-1;1)*DRAW_SIZE/2);&quot;&quot;)"/>
        <table:named-expression table:name="RD2_PLAYABLE" table:base-cell-address="$'Men''s Draws'.$AA$12" table:expression="IF(ISNUMBER([.$B12])+DRAWS_ROW_STYLER;AND([.W12];OFFSET([.W12];RD2_OPPONENT_OFFSET;0;1;1);OFFSET([.W12];RD1_OPPONENT_OFFSET;0;1;1);OFFSET([.W12];RD1_OPPONENT_OFFSET-RD2_OPPONENT_OFFSET;0;1;1);[.$X12]&lt;&gt;[.AA$8]);&quot;&quot;)"/>
        <table:named-expression table:name="RESTRICTION_PLAYER_NAME" table:base-cell-address="$Restrictions.$A$4" table:expression="IFNA(OFFSET([$Registrations.B$1];MATCH([.C4];[$Registrations.D$1:$Registrations.D$1048576];0)-1;0;1;1);&quot;&quot;)"/>
        <table:named-expression table:name="ROUND_DAY" table:base-cell-address="$Planning.$F$37" table:expression="IFNA(VLOOKUP(#REF!;[$'Men''s Draws'.$H$1:.$AB$1048576];MATCH(#REF!;[$'Men''s Draws'.$H$8:.$AB$8];0);0);VLOOKUP(#REF!;#REF!;MATCH(#REF!;#REF!;0);0))"/>
        <table:named-range table:name="TOURNAMENT_END_DATE" table:base-cell-address="$Info.$D$5" table:cell-range-address="$Info.$D$5"/>
        <table:named-range table:name="TOURNAMENT_NAME" table:base-cell-address="$Info.$C$4" table:cell-range-address="$Info.$C$4"/>
        <table:named-range table:name="TOURNAMENT_START_DATE" table:base-cell-address="$Info.$C$5" table:cell-range-address="$Info.$C$5"/>
      </table:named-expressions>
      <table:database-ranges>
        <table:database-range table:name="__Anonymous_Sheet_DB__0" table:target-range-address="Info.A11:Info.AMJ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Registrations.A1:Registrations.J97" table:display-filter-buttons="true" table:orientation="column"/>
        <table:database-range table:name="__Anonymous_Sheet_DB__3" table:target-range-address="'Waiting list'.A1:'Waiting list'.J2" table:display-filter-buttons="true" table:orientation="column"/>
        <table:database-range table:name="__Anonymous_Sheet_DB__4" table:target-range-address="Men.A2:Men.AB170" table:display-filter-buttons="true" table:contains-header="false" table:orientation="column"/>
        <table:database-range table:name="__Anonymous_Sheet_DB__5" table:target-range-address="Women.A2:Women.AB170" table:display-filter-buttons="true" table:orientation="column"/>
        <table:database-range table:name="__Anonymous_Sheet_DB__7" table:target-range-address="'Men''s Draws'.A8:'Men''s Draws'.AG170" table:display-filter-buttons="true" table:orientation="column"/>
        <table:database-range table:name="__Anonymous_Sheet_DB__8" table:target-range-address="'Women''s Draws'.A8:'Women''s Draws'.AG17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ato Medium" svg:font-family="'Lato Medium'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number-style style:name="N11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date-style style:name="N147">
      <number:day/>
      <number:text>-</number:text>
      <number:month number:textual="true"/>
      <number:text>-</number:text>
      <number:year number:style="long"/>
    </number:date-style>
    <number:date-style style:name="N148">
      <number:day/>
      <number:text>/</number:text>
      <number:month number:style="long"/>
      <number:text>/</number:text>
      <number:year number:style="long"/>
    </number:date-style>
    <number:date-style style:name="N149">
      <number:day/>
      <number:text>-</number:text>
      <number:month number:textual="true"/>
      <number:text>-</number:text>
      <number:year/>
    </number:date-style>
    <number:date-style style:name="N150">
      <number:day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time-style style:name="N152">
      <number:hours/>
      <number:text>:</number:text>
      <number:minutes number:style="long"/>
      <number:text> </number:text>
      <number:am-pm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>
      <number:hours/>
      <number:text>:</number:text>
      <number:minutes number:style="long"/>
    </number:time-style>
    <number:time-style style:name="N155">
      <number:hours/>
      <number:text>:</number:text>
      <number:minutes number:style="long"/>
      <number:text>:</number:text>
      <number:seconds number:style="long"/>
    </number:time-style>
    <number:date-style style:name="N156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6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2" style:volatile="true">
      <number:currency-symbol/>
      <number:fill-character> </number:fill-character>
      <number:text>-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8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70">
      <number:number number:decimal-places="1" number:min-decimal-places="1" number:min-integer-digits="1"/>
    </number:number-style>
    <number:percentage-style style:name="N171">
      <number:number number:decimal-places="1" number:min-decimal-places="1" number:min-integer-digits="1"/>
      <number:text>%</number:text>
    </number:percentage-style>
    <number:percentage-style style:name="N172">
      <number:number number:decimal-places="0" number:min-decimal-places="0" number:min-integer-digits="1"/>
      <number:text> %</number:text>
    </number:percentage-style>
    <number:currency-style style:name="N174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74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date-style style:name="N2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20110" number:language="en" number:country="NZ">
      <number:day/>
      <number:text>-</number:text>
      <number:month number:textual="true"/>
      <number:text>-</number:text>
      <number:year/>
    </number:date-style>
    <number:date-style style:name="N20111" number:language="en" number:country="NZ">
      <number:day/>
      <number:text>-</number:text>
      <number:month number:textual="true"/>
    </number:date-style>
    <number:date-style style:name="N20112" number:language="en" number:country="NZ">
      <number:month number:textual="true"/>
      <number:text>-</number:text>
      <number:year/>
    </number:date-style>
    <number:time-style style:name="N20113" number:language="en" number:country="NZ">
      <number:hours/>
      <number:text>:</number:text>
      <number:minutes number:style="long"/>
      <number:text> </number:text>
      <number:am-pm/>
    </number:time-style>
    <number:time-style style:name="N2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en" number:country="NZ">
      <number:hours/>
      <number:text>:</number:text>
      <number:minutes number:style="long"/>
    </number:time-style>
    <number:time-style style:name="N2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2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="Lato Medium" fo:font-family="'Lato Medium'" style:font-style-name="Regular" style:font-pitch="variable" fo:font-weight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Substitute" style:family="table-cell" style:parent-style-name="Default">
      <style:table-cell-properties fo:background-color="#ffd8ce" fo:padding="0.071cm"/>
    </style:style>
    <style:style style:name="Odd" style:family="table-cell" style:parent-style-name="Default">
      <style:table-cell-properties fo:background-color="#dee6ef"/>
    </style:style>
    <style:style style:name="Computed" style:family="table-cell" style:parent-style-name="Default" style:data-style-name="N0">
      <style:table-cell-properties fo:background-color="#eeeeee"/>
    </style:style>
    <style:style style:name="Even" style:family="table-cell" style:parent-style-name="Default">
      <style:table-cell-properties fo:background-color="#ffffd7"/>
    </style:style>
    <style:style style:name="Computed_20_accented" style:display-name="Computed accented" style:family="table-cell" style:parent-style-name="Computed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<text:span text:style-name="MT1">Thorndon ARDEX Open</text:span></text:p>
        </style:region-left>
        <style:region-center>
          <text:p>Registration fees</text:p>
        </style:region-center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2:46:30.7354004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Krafft</meta:initial-creator>
    <meta:creation-date>2021-03-10T09:10:56.597794349</meta:creation-date>
    <dc:date>2021-09-27T22:46:22.251041940</dc:date>
    <dc:creator>Martin Krafft</dc:creator>
    <meta:editing-duration>P9DT8H48M15S</meta:editing-duration>
    <meta:editing-cycles>252</meta:editing-cycles>
    <meta:generator>LibreOffice/7.2.0.4$Linux_X86_64 LibreOffice_project/20$Build-4</meta:generator>
    <meta:document-statistic meta:table-count="12" meta:cell-count="22920" meta:object-count="0"/>
  </office:meta>
</office:document-meta>
</file>